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Bree Serif" svg:font-family="'Bree Serif'"/>
    <style:font-face style:name="Cambria" svg:font-family="Cambria"/>
    <style:font-face style:name="Monospace" svg:font-family="Monospace"/>
    <style:font-face style:name="OpenSans" svg:font-family="OpenSans"/>
    <style:font-face style:name="Sans-serif" svg:font-family="Sans-serif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76.99mm"/>
    </style:style>
    <style:style style:name="co11" style:family="table-column">
      <style:table-column-properties fo:break-before="auto" style:column-width="31.75mm"/>
    </style:style>
    <style:style style:name="co14" style:family="table-column">
      <style:table-column-properties fo:break-before="auto" style:column-width="79.64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22.5mm"/>
    </style:style>
    <style:style style:name="co17" style:family="table-column">
      <style:table-column-properties fo:break-before="auto" style:column-width="52.39mm"/>
    </style:style>
    <style:style style:name="co18" style:family="table-column">
      <style:table-column-properties fo:break-before="auto" style:column-width="92.87mm"/>
    </style:style>
    <style:style style:name="co19" style:family="table-column">
      <style:table-column-properties fo:break-before="auto" style:column-width="55.56mm"/>
    </style:style>
    <style:style style:name="co20" style:family="table-column">
      <style:table-column-properties fo:break-before="auto" style:column-width="43.66mm"/>
    </style:style>
    <style:style style:name="co21" style:family="table-column">
      <style:table-column-properties fo:break-before="auto" style:column-width="232.57mm"/>
    </style:style>
    <style:style style:name="co22" style:family="table-column">
      <style:table-column-properties fo:break-before="auto" style:column-width="79.38mm"/>
    </style:style>
    <style:style style:name="co23" style:family="table-column">
      <style:table-column-properties fo:break-before="auto" style:column-width="13.49mm"/>
    </style:style>
    <style:style style:name="co24" style:family="table-column">
      <style:table-column-properties fo:break-before="auto" style:column-width="95.78mm"/>
    </style:style>
    <style:style style:name="co25" style:family="table-column">
      <style:table-column-properties fo:break-before="auto" style:column-width="112.98mm"/>
    </style:style>
    <style:style style:name="co26" style:family="table-column">
      <style:table-column-properties fo:break-before="auto" style:column-width="21.17mm"/>
    </style:style>
    <style:style style:name="co27" style:family="table-column">
      <style:table-column-properties fo:break-before="auto" style:column-width="64.56mm"/>
    </style:style>
    <style:style style:name="co28" style:family="table-column">
      <style:table-column-properties fo:break-before="auto" style:column-width="70.38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30.43mm"/>
    </style:style>
    <style:style style:name="co31" style:family="table-column">
      <style:table-column-properties fo:break-before="auto" style:column-width="105.3mm"/>
    </style:style>
    <style:style style:name="co32" style:family="table-column">
      <style:table-column-properties fo:break-before="auto" style:column-width="92.08mm"/>
    </style:style>
    <style:style style:name="co33" style:family="table-column">
      <style:table-column-properties fo:break-before="auto" style:column-width="15.61mm"/>
    </style:style>
    <style:style style:name="co34" style:family="table-column">
      <style:table-column-properties fo:break-before="auto" style:column-width="75.67mm"/>
    </style:style>
    <style:style style:name="co35" style:family="table-column">
      <style:table-column-properties fo:break-before="auto" style:column-width="96.84mm"/>
    </style:style>
    <style:style style:name="co36" style:family="table-column">
      <style:table-column-properties fo:break-before="auto" style:column-width="119.86mm"/>
    </style:style>
    <style:style style:name="co37" style:family="table-column">
      <style:table-column-properties fo:break-before="auto" style:column-width="84.4mm"/>
    </style:style>
    <style:style style:name="co38" style:family="table-column">
      <style:table-column-properties fo:break-before="auto" style:column-width="96.04mm"/>
    </style:style>
    <style:style style:name="co39" style:family="table-column">
      <style:table-column-properties fo:break-before="auto" style:column-width="62.18mm"/>
    </style:style>
    <style:style style:name="co4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14.82mm"/>
    </style:style>
    <style:style style:name="co42" style:family="table-column">
      <style:table-column-properties fo:break-before="auto" style:column-width="32.54mm"/>
    </style:style>
    <style:style style:name="co43" style:family="table-column">
      <style:table-column-properties fo:break-before="auto" style:column-width="145.26mm"/>
    </style:style>
    <style:style style:name="co44" style:family="table-column">
      <style:table-column-properties fo:break-before="auto" style:column-width="14.02mm"/>
    </style:style>
    <style:style style:name="co45" style:family="table-column">
      <style:table-column-properties fo:break-before="auto" style:column-width="80.96mm"/>
    </style:style>
    <style:style style:name="co46" style:family="table-column">
      <style:table-column-properties fo:break-before="auto" style:column-width="89.96mm"/>
    </style:style>
    <style:style style:name="co47" style:family="table-column">
      <style:table-column-properties fo:break-before="auto" style:column-width="149.23mm"/>
    </style:style>
    <style:style style:name="co48" style:family="table-column">
      <style:table-column-properties fo:break-before="auto" style:column-width="66.68mm"/>
    </style:style>
    <style:style style:name="co49" style:family="table-column">
      <style:table-column-properties fo:break-before="auto" style:column-width="49.48mm"/>
    </style:style>
    <style:style style:name="co50" style:family="table-column">
      <style:table-column-properties fo:break-before="auto" style:column-width="101.6mm"/>
    </style:style>
    <style:style style:name="co51" style:family="table-column">
      <style:table-column-properties fo:break-before="auto" style:column-width="58.21mm"/>
    </style:style>
    <style:style style:name="co52" style:family="table-column">
      <style:table-column-properties fo:break-before="auto" style:column-width="19.31mm"/>
    </style:style>
    <style:style style:name="co53" style:family="table-column">
      <style:table-column-properties fo:break-before="auto" style:column-width="101.86mm"/>
    </style:style>
    <style:style style:name="co54" style:family="table-column">
      <style:table-column-properties fo:break-before="auto" style:column-width="18.52mm"/>
    </style:style>
    <style:style style:name="co55" style:family="table-column">
      <style:table-column-properties fo:break-before="auto" style:column-width="104.25mm"/>
    </style:style>
    <style:style style:name="co56" style:family="table-column">
      <style:table-column-properties fo:break-before="auto" style:column-width="112.71mm"/>
    </style:style>
    <style:style style:name="co57" style:family="table-column">
      <style:table-column-properties fo:break-before="auto" style:column-width="41.28mm"/>
    </style:style>
    <style:style style:name="co58" style:family="table-column">
      <style:table-column-properties fo:break-before="auto" style:column-width="22.75mm"/>
    </style:style>
    <style:style style:name="co59" style:family="table-column">
      <style:table-column-properties fo:break-before="auto" style:column-width="50.27mm"/>
    </style:style>
    <style:style style:name="co60" style:family="table-column">
      <style:table-column-properties fo:break-before="auto" style:column-width="94.72mm"/>
    </style:style>
    <style:style style:name="co61" style:family="table-column">
      <style:table-column-properties fo:break-before="auto" style:column-width="24.87mm"/>
    </style:style>
    <style:style style:name="co62" style:family="table-column">
      <style:table-column-properties fo:break-before="auto" style:column-width="71.17mm"/>
    </style:style>
    <style:style style:name="co63" style:family="table-column">
      <style:table-column-properties fo:break-before="auto" style:column-width="91.55mm"/>
    </style:style>
    <style:style style:name="co64" style:family="table-column">
      <style:table-column-properties fo:break-before="auto" style:column-width="43.39mm"/>
    </style:style>
    <style:style style:name="co65" style:family="table-column">
      <style:table-column-properties fo:break-before="auto" style:column-width="124.88mm"/>
    </style:style>
    <style:style style:name="co66" style:family="table-column">
      <style:table-column-properties fo:break-before="auto" style:column-width="0.79mm"/>
    </style:style>
    <style:style style:name="co67" style:family="table-column">
      <style:table-column-properties fo:break-before="auto" style:column-width="92.6mm"/>
    </style:style>
    <style:style style:name="co68" style:family="table-column">
      <style:table-column-properties fo:break-before="auto" style:column-width="97.1mm"/>
    </style:style>
    <style:style style:name="co69" style:family="table-column">
      <style:table-column-properties fo:break-before="auto" style:column-width="42.86mm"/>
    </style:style>
    <style:style style:name="co70" style:family="table-column">
      <style:table-column-properties fo:break-before="auto" style:column-width="82.81mm"/>
    </style:style>
    <style:style style:name="co71" style:family="table-column">
      <style:table-column-properties fo:break-before="auto" style:column-width="17.2mm"/>
    </style:style>
    <style:style style:name="co72" style:family="table-column">
      <style:table-column-properties fo:break-before="auto" style:column-width="116.68mm"/>
    </style:style>
    <style:style style:name="co73" style:family="table-column">
      <style:table-column-properties fo:break-before="auto" style:column-width="73.82mm"/>
    </style:style>
    <style:style style:name="co74" style:family="table-column">
      <style:table-column-properties fo:break-before="auto" style:column-width="21.96mm"/>
    </style:style>
    <style:style style:name="co75" style:family="table-column">
      <style:table-column-properties fo:break-before="auto" style:column-width="16.93mm"/>
    </style:style>
    <style:style style:name="co76" style:family="table-column">
      <style:table-column-properties fo:break-before="auto" style:column-width="119.59mm"/>
    </style:style>
    <style:style style:name="co77" style:family="table-column">
      <style:table-column-properties fo:break-before="auto" style:column-width="36.78mm"/>
    </style:style>
    <style:style style:name="co78" style:family="table-column">
      <style:table-column-properties fo:break-before="auto" style:column-width="92.34mm"/>
    </style:style>
    <style:style style:name="co79" style:family="table-column">
      <style:table-column-properties fo:break-before="auto" style:column-width="93.13mm"/>
    </style:style>
    <style:style style:name="co80" style:family="table-column">
      <style:table-column-properties fo:break-before="auto" style:column-width="134.41mm"/>
    </style:style>
    <style:style style:name="co81" style:family="table-column">
      <style:table-column-properties fo:break-before="auto" style:column-width="47.89mm"/>
    </style:style>
    <style:style style:name="co82" style:family="table-column">
      <style:table-column-properties fo:break-before="auto" style:column-width="89.43mm"/>
    </style:style>
    <style:style style:name="co83" style:family="table-column">
      <style:table-column-properties fo:break-before="auto" style:column-width="100.54mm"/>
    </style:style>
    <style:style style:name="co84" style:family="table-column">
      <style:table-column-properties fo:break-before="auto" style:column-width="81.49mm"/>
    </style:style>
    <style:style style:name="co85" style:family="table-column">
      <style:table-column-properties fo:break-before="auto" style:column-width="82.55mm"/>
    </style:style>
    <style:style style:name="co86" style:family="table-column">
      <style:table-column-properties fo:break-before="auto" style:column-width="57.94mm"/>
    </style:style>
    <style:style style:name="co87" style:family="table-column">
      <style:table-column-properties fo:break-before="auto" style:column-width="52.65mm"/>
    </style:style>
    <style:style style:name="co88" style:family="table-column">
      <style:table-column-properties fo:break-before="auto" style:column-width="124.09mm"/>
    </style:style>
    <style:style style:name="co89" style:family="table-column">
      <style:table-column-properties fo:break-before="auto" style:column-width="30.16mm"/>
    </style:style>
    <style:style style:name="co90" style:family="table-column">
      <style:table-column-properties fo:break-before="auto" style:column-width="44.19mm"/>
    </style:style>
    <style:style style:name="co91" style:family="table-column">
      <style:table-column-properties fo:break-before="auto" style:column-width="142.61mm"/>
    </style:style>
    <style:style style:name="co92" style:family="table-column">
      <style:table-column-properties fo:break-before="auto" style:column-width="105.57mm"/>
    </style:style>
    <style:style style:name="co93" style:family="table-column">
      <style:table-column-properties fo:break-before="auto" style:column-width="20.64mm"/>
    </style:style>
    <style:style style:name="co94" style:family="table-column">
      <style:table-column-properties fo:break-before="auto" style:column-width="57.68mm"/>
    </style:style>
    <style:style style:name="co95" style:family="table-column">
      <style:table-column-properties fo:break-before="auto" style:column-width="19.05mm"/>
    </style:style>
    <style:style style:name="co96" style:family="table-column">
      <style:table-column-properties fo:break-before="auto" style:column-width="87.05mm"/>
    </style:style>
    <style:style style:name="co97" style:family="table-column">
      <style:table-column-properties fo:break-before="auto" style:column-width="14.55mm"/>
    </style:style>
    <style:style style:name="co98" style:family="table-column">
      <style:table-column-properties fo:break-before="auto" style:column-width="125.68mm"/>
    </style:style>
    <style:style style:name="co99" style:family="table-column">
      <style:table-column-properties fo:break-before="auto" style:column-width="143.67mm"/>
    </style:style>
    <style:style style:name="co100" style:family="table-column">
      <style:table-column-properties fo:break-before="auto" style:column-width="135.2mm"/>
    </style:style>
    <style:style style:name="co101" style:family="table-column">
      <style:table-column-properties fo:break-before="auto" style:column-width="83.87mm"/>
    </style:style>
    <style:style style:name="co102" style:family="table-column">
      <style:table-column-properties fo:break-before="auto" style:column-width="181.24mm"/>
    </style:style>
    <style:style style:name="ro5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1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49.48mm" fo:break-before="auto" style:use-optimal-row-height="false"/>
    </style:style>
    <style:style style:name="ro9" style:family="table-row">
      <style:table-row-properties style:row-height="42.6mm" fo:break-before="auto" style:use-optimal-row-height="false"/>
    </style:style>
    <style:style style:name="ro10" style:family="table-row">
      <style:table-row-properties style:row-height="54.77mm" fo:break-before="auto" style:use-optimal-row-height="false"/>
    </style:style>
    <style:style style:name="ro11" style:family="table-row">
      <style:table-row-properties style:row-height="20.9mm" fo:break-before="auto" style:use-optimal-row-height="false"/>
    </style:style>
    <style:style style:name="ro12" style:family="table-row">
      <style:table-row-properties style:row-height="103.72mm" fo:break-before="auto" style:use-optimal-row-height="false"/>
    </style:style>
    <style:style style:name="ro13" style:family="table-row">
      <style:table-row-properties style:row-height="15.88mm" fo:break-before="auto" style:use-optimal-row-height="false"/>
    </style:style>
    <style:style style:name="ro14" style:family="table-row">
      <style:table-row-properties style:row-height="24.34mm" fo:break-before="auto" style:use-optimal-row-height="false"/>
    </style:style>
    <style:style style:name="ro15" style:family="table-row">
      <style:table-row-properties style:row-height="14.55mm" fo:break-before="auto" style:use-optimal-row-height="false"/>
    </style:style>
    <style:style style:name="ro16" style:family="table-row">
      <style:table-row-properties style:row-height="27.52mm" fo:break-before="auto" style:use-optimal-row-height="false"/>
    </style:style>
    <style:style style:name="ro17" style:family="table-row">
      <style:table-row-properties style:row-height="79.11mm" fo:break-before="auto" style:use-optimal-row-height="false"/>
    </style:style>
    <style:style style:name="ro18" style:family="table-row">
      <style:table-row-properties style:row-height="0.53mm" fo:break-before="auto" style:use-optimal-row-height="false"/>
    </style:style>
    <style:style style:name="ro19" style:family="table-row">
      <style:table-row-properties style:row-height="6.61mm" fo:break-before="auto" style:use-optimal-row-height="false"/>
    </style:style>
    <style:style style:name="ro20" style:family="table-row">
      <style:table-row-properties style:row-height="42.86mm" fo:break-before="auto" style:use-optimal-row-height="false"/>
    </style:style>
    <style:style style:name="ro21" style:family="table-row">
      <style:table-row-properties style:row-height="55.03mm" fo:break-before="auto" style:use-optimal-row-height="false"/>
    </style:style>
    <style:style style:name="ro22" style:family="table-row">
      <style:table-row-properties style:row-height="4.52mm" fo:break-before="auto" style:use-optimal-row-height="false"/>
    </style:style>
    <style:style style:name="ta2" style:family="table" style:master-page-name="PageStyle_5f_Billing">
      <style:table-properties table:display="true" style:writing-mode="lr-tb"/>
    </style:style>
    <style:style style:name="ta3" style:family="table" style:master-page-name="PageStyle_5f_Super_20_Master_20_Api">
      <style:table-properties table:display="true" style:writing-mode="lr-tb"/>
    </style:style>
    <style:style style:name="ta4" style:family="table" style:master-page-name="PageStyle_5f_request_20_center">
      <style:table-properties table:display="true" style:writing-mode="lr-tb"/>
    </style:style>
    <style:style style:name="ta5" style:family="table" style:master-page-name="PageStyle_5f_Create_20_Company">
      <style:table-properties table:display="true" style:writing-mode="lr-tb"/>
    </style:style>
    <style:style style:name="ta6" style:family="table" style:master-page-name="PageStyle_5f_Config">
      <style:table-properties table:display="true" style:writing-mode="lr-tb"/>
    </style:style>
    <style:style style:name="ta7" style:family="table" style:master-page-name="PageStyle_5f_Constants">
      <style:table-properties table:display="true" style:writing-mode="lr-tb"/>
    </style:style>
    <style:style style:name="ta8" style:family="table" style:master-page-name="PageStyle_5f_Track_5f_Attendance">
      <style:table-properties table:display="true" style:writing-mode="lr-tb"/>
    </style:style>
    <style:style style:name="ta9" style:family="table" style:master-page-name="PageStyle_5f_Employee">
      <style:table-properties table:display="true" style:writing-mode="lr-tb"/>
    </style:style>
    <style:style style:name="ta10" style:family="table" style:master-page-name="PageStyle_5f_Company">
      <style:table-properties table:display="true" style:writing-mode="lr-tb"/>
    </style:style>
    <style:style style:name="ta11" style:family="table" style:master-page-name="PageStyle_5f_mark_5f_attendance">
      <style:table-properties table:display="true" style:writing-mode="lr-tb"/>
    </style:style>
    <style:style style:name="ta12" style:family="table" style:master-page-name="PageStyle_5f_commands_28_crons_29_">
      <style:table-properties table:display="true" style:writing-mode="lr-tb"/>
    </style:style>
    <style:style style:name="ta13" style:family="table" style:master-page-name="PageStyle_5f_Shift_20_Planner">
      <style:table-properties table:display="true" style:writing-mode="lr-tb"/>
    </style:style>
    <style:style style:name="ta14" style:family="table" style:master-page-name="PageStyle_5f_track_5f_Leave">
      <style:table-properties table:display="true" style:writing-mode="lr-tb"/>
    </style:style>
    <style:style style:name="ta15" style:family="table" style:master-page-name="PageStyle_5f_Authentication">
      <style:table-properties table:display="true" style:writing-mode="lr-tb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76a5a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05050" style:text-outline="false" style:text-line-through-style="none" style:text-line-through-type="none" style:text-position="" style:font-name="Open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55aa" style:text-outline="false" style:text-line-through-style="none" style:text-line-through-type="none" style:text-position="" style:font-name="Monospa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Open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76a5a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505050" style:text-outline="false" style:text-line-through-style="none" style:text-line-through-type="none" style:text-position="" style:font-name="Open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76a5a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05050" style:text-outline="false" style:text-line-through-style="none" style:text-line-through-type="none" style:font-name="Open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55aa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fdfd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Open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fo:background-color="#76a5a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505050" style:text-outline="false" style:text-line-through-style="none" style:text-line-through-type="none" style:font-name="Open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53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thentication" table:style-name="ta15">
        <office:forms form:automatic-focus="false" form:apply-design-mode="false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1" table:number-columns-repeated="1014" table:default-cell-style-name="Default"/>
        <table:table-row table:style-name="ro1">
          <table:table-cell table:style-name="ce81" office:value-type="string" calcext:value-type="string">
            <text:p>Developer</text:p>
          </table:table-cell>
          <table:table-cell table:style-name="ce81" office:value-type="string" calcext:value-type="string">
            <text:p>Title</text:p>
          </table:table-cell>
          <table:table-cell table:style-name="ce81"/>
          <table:table-cell table:style-name="ce81" office:value-type="string" calcext:value-type="string">
            <text:p>Endpoint</text:p>
          </table:table-cell>
          <table:table-cell table:style-name="ce90" office:value-type="string" calcext:value-type="string">
            <text:p>Method</text:p>
          </table:table-cell>
          <table:table-cell table:style-name="ce90" office:value-type="string" calcext:value-type="string">
            <text:p>Headers</text:p>
          </table:table-cell>
          <table:table-cell table:style-name="ce90" office:value-type="string" calcext:value-type="string">
            <text:p>Request</text:p>
          </table:table-cell>
          <table:table-cell table:style-name="ce93" office:value-type="string" calcext:value-type="string" table:number-columns-spanned="3" table:number-rows-spanned="1">
            <text:p>Response</text:p>
          </table:table-cell>
          <table:covered-table-cell table:number-columns-repeated="2" table:style-name="ce96"/>
          <table:table-cell table:number-columns-repeated="1014"/>
        </table:table-row>
        <table:table-row table:style-name="ro1">
          <table:table-cell table:style-name="ce82" table:number-columns-repeated="4"/>
          <table:table-cell table:style-name="ce91" table:number-columns-repeated="3"/>
          <table:table-cell table:style-name="ce94" office:value-type="string" calcext:value-type="string">
            <text:p>Success</text:p>
          </table:table-cell>
          <table:table-cell table:style-name="ce97" office:value-type="string" calcext:value-type="string" table:number-columns-spanned="2" table:number-rows-spanned="1">
            <text:p>Failure</text:p>
          </table:table-cell>
          <table:covered-table-cell table:style-name="ce101"/>
          <table:table-cell table:number-columns-repeated="1014"/>
        </table:table-row>
        <table:table-row table:style-name="ro19">
          <table:table-cell table:style-name="ce83" table:number-columns-repeated="2"/>
          <table:table-cell table:style-name="ce87"/>
          <table:table-cell table:style-name="ce89"/>
          <table:table-cell table:style-name="ce92" table:number-columns-repeated="3"/>
          <table:table-cell table:style-name="ce95"/>
          <table:table-cell table:style-name="ce98"/>
          <table:table-cell table:style-name="ce98" office:value-type="string" calcext:value-type="string">
            <text:p>Validation (Message)</text:p>
          </table:table-cell>
          <table:table-cell table:style-name="ce102" table:number-columns-repeated="19"/>
          <table:table-cell table:number-columns-repeated="995"/>
        </table:table-row>
        <table:table-row table:style-name="ro3">
          <table:table-cell table:style-name="ce83" office:value-type="string" calcext:value-type="string">
            <text:p>Vishal</text:p>
          </table:table-cell>
          <table:table-cell table:style-name="ce83" office:value-type="string" calcext:value-type="string">
            <text:p>SignUp</text:p>
          </table:table-cell>
          <table:table-cell table:style-name="ce88" office:value-type="string" calcext:value-type="string">
            <text:p>Step-1</text:p>
          </table:table-cell>
          <table:table-cell table:style-name="ce89" office:value-type="string" calcext:value-type="string">
            <text:p>/api/signup</text:p>
          </table:table-cell>
          <table:table-cell table:style-name="ce92" office:value-type="string" calcext:value-type="string">
            <text:p>POST</text:p>
          </table:table-cell>
          <table:table-cell table:style-name="ce92" office:value-type="string" calcext:value-type="string">
            <text:p>[{"key":"Content-Type","value":"application/json","description":""}]</text:p>
          </table:table-cell>
          <table:table-cell table:style-name="ce92" office:value-type="string" calcext:value-type="string">
            <text:p>{</text:p>
            <text:p>  "company_name": "sumHR",</text:p>
            <text:p>  "email": "vishal@sumhr.com",</text:p>
            <text:p>  "contact_number":"9423225726",</text:p>
            <text:p>  "password": "12345"</text:p>
            <text:p> }</text:p>
          </table:table-cell>
          <table:table-cell table:style-name="ce92" office:value-type="string" calcext:value-type="string">
            <text:p>{</text:p>
            <text:p>  "status": true,</text:p>
            <text:p>  "message": "Account created successfully",</text:p>
            <text:p>  "data": {</text:p>
            <text:p>        "lead_id":3, "trial_account_id":2</text:p>
            <text:p>  }</text:p>
            <text:p>}</text:p>
          </table:table-cell>
          <table:table-cell table:style-name="ce99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99" office:value-type="string" calcext:value-type="string">
            <text:p>1. Empty Field Check --&gt;( Name, Email or Password should not be Empty )</text:p>
            <text:p>2. Email not proper --&gt; ( Email id format not proper)</text:p>
            <text:p>3. EmailId already presents --&gt; ( EmailId already exits. Please try with other emailId.)</text:p>
            <text:p/>
          </table:table-cell>
          <table:table-cell table:style-name="ce102" table:number-columns-repeated="19"/>
          <table:table-cell table:number-columns-repeated="995"/>
        </table:table-row>
        <table:table-row table:style-name="ro20">
          <table:table-cell table:style-name="ce83" office:value-type="string" calcext:value-type="string">
            <text:p>Vishal</text:p>
          </table:table-cell>
          <table:table-cell table:style-name="ce83"/>
          <table:table-cell table:style-name="ce88" office:value-type="string" calcext:value-type="string">
            <text:p>Step-2</text:p>
          </table:table-cell>
          <table:table-cell table:style-name="ce89" office:value-type="string" calcext:value-type="string">
            <text:p>/api/signupdetails</text:p>
          </table:table-cell>
          <table:table-cell table:style-name="ce92" office:value-type="string" calcext:value-type="string">
            <text:p>POST</text:p>
          </table:table-cell>
          <table:table-cell table:style-name="ce92" office:value-type="string" calcext:value-type="string">
            <text:p>[{"key":"Content-Type","value":"application/json","description":""}]</text:p>
          </table:table-cell>
          <table:table-cell table:style-name="ce92" office:value-type="string" calcext:value-type="string">
            <text:p>{</text:p>
            <text:p>  "lead_id":10</text:p>
            <text:p>  "business_type": "Partnership",</text:p>
            <text:p>  "role": "VP / Director / Head",</text:p>
            <text:p>  "department": "Strategy",</text:p>
            <text:p> }</text:p>
          </table:table-cell>
          <table:table-cell table:style-name="ce92" office:value-type="string" calcext:value-type="string">
            <text:p>{</text:p>
            <text:p>  "status": true,</text:p>
            <text:p>  "message": "Account details added successfully",</text:p>
            <text:p>  "data": null</text:p>
            <text:p>}</text:p>
          </table:table-cell>
          <table:table-cell table:style-name="ce99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99" office:value-type="string" calcext:value-type="string">
            <text:p>1. Empty Field Check --&gt;( Lead_id, business_type, role, department should not be Empty )</text:p>
          </table:table-cell>
          <table:table-cell table:style-name="ce102" table:number-columns-repeated="19"/>
          <table:table-cell table:number-columns-repeated="995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84" table:number-columns-repeated="2"/>
          <table:table-cell table:number-columns-repeated="1022"/>
        </table:table-row>
        <table:table-row table:style-name="ro1">
          <table:table-cell table:style-name="ce85" office:value-type="string" calcext:value-type="string">
            <text:p>BaseUrl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84" office:value-type="string" calcext:value-type="string">
            <text:p>ANKIT</text:p>
          </table:table-cell>
          <table:table-cell table:style-name="ce84" office:value-type="string" calcext:value-type="string">
            <text:p>Account Login</text:p>
          </table:table-cell>
          <table:table-cell/>
          <table:table-cell table:style-name="ce84" office:value-type="string" calcext:value-type="string">
            <text:p>api/account/login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</table:table-cell>
          <table:table-cell table:style-name="ce84" office:value-type="string" calcext:value-type="string">
            <text:p>{</text:p>
            <text:p>  "username": "ankit@sumhr.com",</text:p>
            <text:p>  "password": "123",</text:p>
            <text:p>  "client_id": 1,</text:p>
            <text:p>  "client_secret": "JVVMssBvqb1KOCcMiFThBmXhSeFGVgfIM0wVHwCK"</text:p>
            <text:p>}</text:p>
          </table:table-cell>
          <table:table-cell table:style-name="ce84" office:value-type="string" calcext:value-type="string">
            <text:p>{</text:p>
            <text:p>  "status": true,</text:p>
            <text:p>  "message": "Success",</text:p>
            <text:p>  "data": {</text:p>
            <text:p>    "token_type": "Bearer",</text:p>
            <text:p>    "expires_in": 1296000,</text:p>
            <text:p>    "access_token": "ea",</text:p>
            <text:p>    "refresh_token": "de",</text:p>
            <text:p>    "account_id": 1</text:p>
            <text:p>  }</text:p>
            <text:p>}</text:p>
          </table:table-cell>
          <table:table-cell table:style-name="ce84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  <table:table-cell table:style-name="ce84" office:value-type="string" calcext:value-type="string">
            <text:p>1.client credentials were invalid <text:s text:c="2"/>2. user credential were invalid</text:p>
          </table:table-cell>
          <table:table-cell table:number-columns-repeated="1014"/>
        </table:table-row>
        <table:table-row table:style-name="ro1">
          <table:table-cell table:style-name="ce84" table:number-columns-repeated="2"/>
          <table:table-cell table:number-columns-repeated="1022"/>
        </table:table-row>
        <table:table-row table:style-name="ro1">
          <table:table-cell/>
          <table:table-cell table:style-name="ce84" office:value-type="string" calcext:value-type="string">
            <text:p>Content-Type:application/json</text:p>
            <text:p>Authorization:Bearer ea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1">
          <table:table-cell table:style-name="ce84" office:value-type="string" calcext:value-type="string">
            <text:p>ANKIT</text:p>
          </table:table-cell>
          <table:table-cell table:style-name="ce84" office:value-type="string" calcext:value-type="string">
            <text:p>sumhr login</text:p>
          </table:table-cell>
          <table:table-cell/>
          <table:table-cell table:style-name="ce84" office:value-type="string" calcext:value-type="string">
            <text:p>/api/sumhr/login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</table:table-cell>
          <table:table-cell table:style-name="ce84" office:value-type="string" calcext:value-type="string">
            <text:p>{</text:p>
            <text:p>  "username": "ankit@sumhr.com",</text:p>
            <text:p>  "password": "123",</text:p>
            <text:p>  "client_id": 1,</text:p>
            <text:p>  "client_secret": "JVVMssBvqb1KOCcMiFThBmXhSeFGVgfIM0wVHwCK","subscription_id":1</text:p>
            <text:p>}</text:p>
          </table:table-cell>
          <table:table-cell table:style-name="ce84" office:value-type="string" calcext:value-type="string">
            <text:p>{</text:p>
            <text:p>  "status": true,</text:p>
            <text:p>  "message": "Success",</text:p>
            <text:p>  "data": {</text:p>
            <text:p>    "token_type": "Bearer",</text:p>
            <text:p>    "expires_in": 1296000,</text:p>
            <text:p>    "access_token": "ey",</text:p>
            <text:p>    "refresh_token": "def",</text:p>
            <text:p>    "is_admin": true,</text:p>
            <text:p>    "is_manager": false,</text:p>
            <text:p>    "is_employee": true,</text:p>
            <text:p>    "employee_id": 1,</text:p>
            <text:p>    "account_id": 1,</text:p>
            <text:p>    "subscription_id": 1</text:p>
            <text:p>  }</text:p>
            <text:p>}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RAHUL</text:p>
          </table:table-cell>
          <table:table-cell table:style-name="ce86" office:value-type="string" calcext:value-type="string">
            <text:p>sumhr Logout</text:p>
          </table:table-cell>
          <table:table-cell/>
          <table:table-cell table:style-name="ce86" office:value-type="string" calcext:value-type="string">
            <text:p>/api/logout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  <text:p/>
            <text:p>access_tocken</text:p>
          </table:table-cell>
          <table:table-cell table:style-name="ce84" office:value-type="string" calcext:value-type="string">
            <text:p>{</text:p>
            <text:p>  "client_id": 1,</text:p>
            <text:p>  "client_secret": "JVVMssBvqb1KOCcMiFThBmXhSeFGVgfIM0wVHwCK","subscription_id":1</text:p>
            <text:p>}</text:p>
          </table:table-cell>
          <table:table-cell table:style-name="ce84" office:value-type="string" calcext:value-type="string">
            <text:p>{</text:p>
            <text:p>    "status": true,</text:p>
            <text:p>    "message": "You are successfully logout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ANKIT</text:p>
          </table:table-cell>
          <table:table-cell table:style-name="ce84" office:value-type="string" calcext:value-type="string">
            <text:p>sumhr login</text:p>
          </table:table-cell>
          <table:table-cell/>
          <table:table-cell table:style-name="ce84" office:value-type="string" calcext:value-type="string">
            <text:p>/api/sumhr/method/login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</table:table-cell>
          <table:table-cell table:style-name="ce84" office:value-type="string" calcext:value-type="string">
            <text:p>{</text:p>
            <text:p>  "username": "ankit@sumhr.com",</text:p>
            <text:p>  "password": "123",</text:p>
            <text:p>  "client_id": 1,</text:p>
            <text:p>  "client_secret": "JVVMssBvqb1KOCcMiFThBmXhSeFGVgfIM0wVHwCK","login_method_id":1</text:p>
            <text:p>}</text:p>
          </table:table-cell>
          <table:table-cell table:style-name="ce84" office:value-type="string" calcext:value-type="string">
            <text:p>{"status":true,"message":"Success","data":{"token_type":"Bearer","expires_in":1296000,"access_token":"eyJ0eXAiOiJKV1QiLCJhbGciOiJSUzI1NiIsImp0aSI6IjUxOGUxMGUwZmFmNTU0NjUzZTNmYzdmODk3YTU4YWMwZmVjMDk0OWNjYWNmNzU0YzhjNWJkNzM0ZmZiMzRiMjc0Y2ZkYTk0MTNlNTQzZjM4In0.eyJhdWQiOiIxIiwianRpIjoiNTE4ZTEwZTBmYWY1NTQ2NTNlM2ZjN2Y4OTdhNThhYzBmZWMwOTQ5Y2NhY2Y3NTRjOGM1YmQ3MzRmZmIzNGIyNzRjZmRhOTQxM2U1NDNmMzgiLCJpYXQiOjE1MjA4NDcyNDMsIm5iZiI6MTUyMDg0NzI0MywiZXhwIjoxNTIyMTQzMjQzLCJzdWIiOiIxIiwic2NvcGVzIjpbXX0.oex3AR01fGM-um6aRttvp3tkeHuNfT8CDLSPC690O7MsHqghZ2_iq-z2nuHMTmHBouFZlqAfwR1pBh1Be1lg5ZAIMezEXk45fTg7gxMY16qG3h5qdOIb-2ACtNd6RdTv_ZR8O_ccuc82Kpt-oNIcpKnruQesv9tWAbRGTJZQUSZb8MmhEpJMhFnsrsjczitQ2rfT2AlnuKo4jqnPq_u4PnH8WfP4-YO7fZJXKiBeJgWbmP2kHWRHr3lxEE2BisQ8vXoycEs8MHa0_M9Ft6vUg6J6_WJwmW6Rzdm3ivhjOU3eR1qxuAEw8Y8S3_dVgbmXoMPsRoEL3BPbsy0UHSAk7iu49bxJfUwG61_zywAUSugt1o5n965NzllMjtOa_cbA_DqOkjB91I63Ubb6z2A6VQtTOtG8MRkpnhenUuvjhboOsj6ydUihNRXnymy1WRD7y9kaSp-hqVwbIKSdvD3ydEH-G12o9zHCwa9XHybXNyhhqlCC6oeCQzSCOmLEvoChzwswaFT-3S0tdTTAwV4UJqZXvVk_9VoucWy8jjkMWmUZL0E3RL7sbUq-J5Z0mCWDB8RbVPszBEh7kmDYZlsGyNSyXS-eZeP-ifbdW2nD03TvpyoRzCym6NGXmaP3FpsSdcabmMbJsmC9pwiVQfua8PFdtl8ejZEezh9A2JqZUF0","refresh_token":"def50200835a323850f6e5064a53296968016da91a69b6de0eb2ec168aa07894cff3f6082e88a16d55f8e42dab455a39a720bd9c24b39509feb10a648093e70035686ee7b672d42624abb7088a8343fd8bfb8e3e271a5b0ab673283098fa5e00a25ee18a1bdbfb9339995d804fccffe712b909a805146d5dbaeb51f83f637f17204fb2bad6befd890fb80d23926c2bf8e994ae1896c0c6dd1a4897dc21e7f4e2dd20e004c609291cc64e90a7170e025efa18a2031e2b34fd27c85c3bc0d6a8ee8b38a51abdf1bdcbf34250f01a673c41093076a02e6721b8fd9664ecaee49c9588527efbfb6ba3cec6127cf81c3b8517e9db869666387b9131ae78c19b11f0319b9316c477535843d9ab133287f6e074a74da8a7b5ec817f357f9c01128f7cba6821ea5f8d159f0c2ff4a967d7f87dfb5cc6e8a9a27c7488deeb80fb83fcf21f02173f94bf4377887dfc4e2fb8477b672263f39dfa69052d076123148419cd","is_admin":true,"is_manager":false,"is_employee":false,"employee_id":null,"date_of_joining":null,"company_logo":null,"avatar":null,"subscriptions":{"0":{"subscription_id":1,"subscription_name":"sumhr","company_logo":"http://admin.sumhrlcl.com/storage/company_logo/account1/subscription1/logo.jpg","is_employee":true,"employee_id":1,"date_of_joining":"2017-03-23","avatar":"http://admin.sumhrlcl.com/storage/avatar/account1/subscription1/employee1/avatar_48.jpg"},"2":{"subscription_id":2,"subscription_name":"lllllllll","company_logo":null,"is_employee":null,"employee_id":null,"date_of_joining":null,"avatar":null}},"account_id":1}}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4"/>
          <table:table-cell table:number-columns-repeated="1016"/>
        </table:table-row>
        <table:table-row table:style-name="ro21">
          <table:table-cell table:style-name="ce84" office:value-type="string" calcext:value-type="string">
            <text:p>Vishal</text:p>
          </table:table-cell>
          <table:table-cell table:style-name="ce84" office:value-type="string" calcext:value-type="string">
            <text:p>sumhr login</text:p>
          </table:table-cell>
          <table:table-cell/>
          <table:table-cell table:style-name="ce84" office:value-type="string" calcext:value-type="string">
            <text:p>/api/activation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</table:table-cell>
          <table:table-cell table:style-name="ce84" office:value-type="string" calcext:value-type="string">
            <text:p>{</text:p>
            <text:p>  "token": "eyJpdiI6ImdZM0hSSjJFbmJMZHBlVDl3eVlIaHc9PSIsInZhbHVlIjoiMUFIbDBMYmZ1MGFLZ3pMNnBCaXREdzVWMGd4NWZ0a3NRZWUrYm9kXC9ER2FadGtMZTB0b3F5U1hkY29OWUlxcnoiLCJtYWMiOiJlMjc2MmM5ODkwMDc0ZjQyNTMwMjUxM2MyMGIzM2EzMTM0NTAwMDBjZjE5ZDljNDYyYjVlYmZjNzE1ZDE2MzQ3In0=",</text:p>
            <text:p>  "client_id": 1,</text:p>
            <text:p>  "client_secret": "JVVMssBvqb1KOCcMiFThBmXhSeFGVgfIM0wVHwCK"</text:p>
            <text:p>}</text:p>
          </table:table-cell>
          <table:table-cell table:style-name="ce84" office:value-type="string" calcext:value-type="string">
            <text:p>{</text:p>
            <text:p>  "status": true,</text:p>
            <text:p>  "message": "Success",</text:p>
            <text:p>  "data": {</text:p>
            <text:p>    "token_type": "Bearer",</text:p>
            <text:p>    "expires_in": 1296000,</text:p>
            <text:p>    "access_token": "ey",</text:p>
            <text:p>    "refresh_token": "def",</text:p>
            <text:p>    "is_admin": true,</text:p>
            <text:p>    "is_manager": false,</text:p>
            <text:p>    "is_employee": true,</text:p>
            <text:p>    "employee_id": 1,</text:p>
            <text:p>    "account_id": 1,</text:p>
            <text:p>    "subscription_id": 1</text:p>
            <text:p>  }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6"/>
          <table:table-cell table:style-name="ce84" office:value-type="string" calcext:value-type="string">
            <text:p>client_secret:nC5GNoSKUfvQgInVpXhSHYeoreNvCWXKIJcAKF8C, client_id:2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84"/>
          <table:table-cell table:number-columns-repeated="1014"/>
        </table:table-row>
        <table:table-row table:style-name="ro1">
          <table:table-cell table:style-name="ce84" office:value-type="string" calcext:value-type="string">
            <text:p>Vishal</text:p>
          </table:table-cell>
          <table:table-cell table:style-name="ce84" office:value-type="string" calcext:value-type="string">
            <text:p>Subscription valid or not</text:p>
          </table:table-cell>
          <table:table-cell/>
          <table:table-cell table:style-name="ce84" office:value-type="string" calcext:value-type="string">
            <text:p>api/subscriptionvalid</text:p>
          </table:table-cell>
          <table:table-cell table:style-name="ce84" office:value-type="string" calcext:value-type="string">
            <text:p>POST</text:p>
          </table:table-cell>
          <table:table-cell table:style-name="ce84" office:value-type="string" calcext:value-type="string">
            <text:p>Content-Type:application/json</text:p>
          </table:table-cell>
          <table:table-cell table:style-name="ce84" office:value-type="string" calcext:value-type="string">
            <text:p>{</text:p>
            <text:p>"subdomain":"sutra"</text:p>
            <text:p>}</text:p>
          </table:table-cell>
          <table:table-cell table:style-name="ce84" office:value-type="string" calcext:value-type="string">
            <text:p>{"status":true,"message":"Success","data":null}</text:p>
          </table:table-cell>
          <table:table-cell table:style-name="ce100" office:value-type="string" calcext:value-type="string">
            <text:p>{"status":false,"message":"Subscription not present.","data":null}</text:p>
          </table:table-cell>
          <table:table-cell table:style-name="ce84" office:value-type="string" calcext:value-type="string">
            <text:p>1. success render login page. 2. faild redirect to www.sumhr.io</text:p>
          </table:table-cell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22" table:number-rows-repeated="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Billing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14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Active subscription Listing</text:p>
          </table:table-cell>
          <table:table-cell table:style-name="ce9"/>
          <table:table-cell table:style-name="ce12" office:value-type="string" calcext:value-type="string">
            <text:p>api/getbillingsubscriptions/active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Subscription transaction fetch successfully!",</text:p>
            <text:p>    "data": [</text:p>
            <text:p>        {</text:p>
            <text:p>            "subscription_id": 1,</text:p>
            <text:p>            "start_date": "05/09/2017",</text:p>
            <text:p>            "end_date": "10/10/2017",</text:p>
            <text:p>            "transaction_type": "Subscription",</text:p>
            <text:p>            "invoice_amount": 5000,</text:p>
            <text:p>            "status": 1,</text:p>
            <text:p>            "invoice_id": 1</text:p>
            <text:p>        }</text:p>
            <text:p>    ]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bscription Transaction Listing</text:p>
          </table:table-cell>
          <table:table-cell table:style-name="ce9"/>
          <table:table-cell table:style-name="ce12" office:value-type="string" calcext:value-type="string">
            <text:p>api/getsubtransactions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 office:value-type="string" calcext:value-type="string">
            <text:p>{</text:p>
            <text:p>        "subscription_id": "1",</text:p>
            <text:p>        "transaction_type":"2",</text:p>
            <text:p>        "status":"1",</text:p>
            <text:p>        "display_limit":"10",</text:p>
            <text:p>        "offset":"0"</text:p>
            <text:p>}</text:p>
          </table:table-cell>
          <table:table-cell table:style-name="ce15" office:value-type="string" calcext:value-type="string">
            <text:p>{</text:p>
            <text:p>    "status": true,</text:p>
            <text:p>    "message": "Subscription transaction fetch successfully!",</text:p>
            <text:p>    "data": {</text:p>
            <text:p>        "list": [</text:p>
            <text:p>            {</text:p>
            <text:p>                "subscription_id": 1,</text:p>
            <text:p>                "start_date": "05/09/2017",</text:p>
            <text:p>                "end_date": "10/10/2017",</text:p>
            <text:p>                "transaction_type": "Subscription",</text:p>
            <text:p>                "invoice_amount": 5000,</text:p>
            <text:p>                "status": 1,</text:p>
            <text:p>                "invoice_id": 1</text:p>
            <text:p>            }</text:p>
            <text:p>        ],</text:p>
            <text:p>        "page_count": 0,</text:p>
            <text:p>        "records_count": 1,</text:p>
            <text:p>        "year": "2017-10",</text:p>
            <text:p>        "transaction_type": "Subscription",</text:p>
            <text:p>        "status": 1</text:p>
            <text:p>    }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per Master Api" table:style-name="ta3"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14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per master Packages Listing</text:p>
          </table:table-cell>
          <table:table-cell table:style-name="ce9"/>
          <table:table-cell table:style-name="ce12" office:value-type="string" calcext:value-type="string">
            <text:p>api/getAllPackage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Packages list fetch successfully!",</text:p>
            <text:p>    "data": [</text:p>
            <text:p>        {</text:p>
            <text:p>            "id": 1,</text:p>
            <text:p>            "name": "Track"</text:p>
            <text:p>        },</text:p>
            <text:p>        {</text:p>
            <text:p>            "id": 2,</text:p>
            <text:p>            "name": "Pay"</text:p>
            <text:p>        },</text:p>
            <text:p>        {</text:p>
            <text:p>            "id": 3,</text:p>
            <text:p>            "name": "Engage"</text:p>
            <text:p>        },</text:p>
            <text:p>        {</text:p>
            <text:p>            "id": 4,</text:p>
            <text:p>            "name": "Performance"</text:p>
            <text:p>        },</text:p>
            <text:p>        {</text:p>
            <text:p>            "id": 5,</text:p>
            <text:p>            "name": "Store"</text:p>
            <text:p>        },</text:p>
            <text:p>        {</text:p>
            <text:p>            "id": 6,</text:p>
            <text:p>            "name": "Recruit"</text:p>
            <text:p>        }</text:p>
            <text:p>    ]</text:p>
            <text:p>}</text:p>
            <text:p/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per master Package types list</text:p>
          </table:table-cell>
          <table:table-cell table:style-name="ce9"/>
          <table:table-cell table:style-name="ce12" office:value-type="string" calcext:value-type="string">
            <text:p>api/getAllPackageType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Package types list fetch successfully!",</text:p>
            <text:p>    "data": [</text:p>
            <text:p>        {</text:p>
            <text:p>            "id": 1,</text:p>
            <text:p>            "name": "Subscription"</text:p>
            <text:p>        }</text:p>
            <text:p>    ]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per master Acct subscription list</text:p>
          </table:table-cell>
          <table:table-cell table:style-name="ce9"/>
          <table:table-cell table:style-name="ce12" office:value-type="string" calcext:value-type="string">
            <text:p>api/getmastersubscriptionslist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,</text:p>
            <text:p>{"key":"Authentication","value":"toke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Subscription listing fetch successfully!",</text:p>
            <text:p>    "data": [</text:p>
            <text:p>        {</text:p>
            <text:p>            "id": 1,</text:p>
            <text:p>            "name": "sumHR2"</text:p>
            <text:p>        }</text:p>
            <text:p>    ]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per master Acct privileges list</text:p>
          </table:table-cell>
          <table:table-cell table:style-name="ce9"/>
          <table:table-cell table:style-name="ce12" office:value-type="string" calcext:value-type="string">
            <text:p>api/getmasterprivilegelist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Privileges list fetch successfully!",</text:p>
            <text:p>    "data": [</text:p>
            <text:p>        {</text:p>
            <text:p>            "id": 1,</text:p>
            <text:p>            "name": "Edit",</text:p>
            <text:p>            "description": "Edit"</text:p>
            <text:p>        },</text:p>
            <text:p>        {</text:p>
            <text:p>            "id": 2,</text:p>
            <text:p>            "name": "Edit + Delete",</text:p>
            <text:p>            "description": "Edit + Delete"</text:p>
            <text:p>        },</text:p>
            <text:p>        {</text:p>
            <text:p>            "id": 3,</text:p>
            <text:p>            "name": "Edit + Delete + Create",</text:p>
            <text:p>            "description": "Edit + Delete + Create"</text:p>
            <text:p>        }</text:p>
            <text:p>    ]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per master Subscrip Months list</text:p>
          </table:table-cell>
          <table:table-cell table:style-name="ce9"/>
          <table:table-cell table:style-name="ce12" office:value-type="string" calcext:value-type="string">
            <text:p>api/getmastersubscriptionslist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Months list fetch successfully!",</text:p>
            <text:p>    "data": [</text:p>
            <text:p>        {</text:p>
            <text:p>            "constant_id": 0,</text:p>
            <text:p>            "constant_name": "12 MONTH"</text:p>
            <text:p>        },</text:p>
            <text:p>        {</text:p>
            <text:p>            "constant_id": 1,</text:p>
            <text:p>            "constant_name": "6 MONTH"</text:p>
            <text:p>        },</text:p>
            <text:p>        {</text:p>
            <text:p>            "constant_id": 2,</text:p>
            <text:p>            "constant_name": "3 MONTH"</text:p>
            <text:p>        },</text:p>
            <text:p>        {</text:p>
            <text:p>            "constant_id": 3,</text:p>
            <text:p>            "constant_name": "1 MONTH"</text:p>
            <text:p>        }</text:p>
            <text:p>    ]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29525.3+63</text:p>
          </table:table-cell>
          <table:table-cell table:number-columns-repeated="1022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est center" table:style-name="ta4"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1015" table:default-cell-style-name="Default"/>
        <table:table-row table:style-name="ro1"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Endpoint</text:p>
          </table:table-cell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Headers</text:p>
          </table:table-cell>
          <table:table-cell table:style-name="ce13" office:value-type="string" calcext:value-type="string">
            <text:p>Request</text:p>
          </table:table-cell>
          <table:table-cell table:style-name="ce16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number-columns-repeated="7"/>
          <table:table-cell table:style-name="ce17" office:value-type="string" calcext:value-type="string">
            <text:p>Success</text:p>
          </table:table-cell>
          <table:table-cell table:style-name="ce2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count (Att, Shift, Compoff)</text:p>
          </table:table-cell>
          <table:table-cell table:style-name="ce6" office:value-type="string" calcext:value-type="string">
            <text:p>/request/attendance/coun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nth":"4",</text:p>
            <text:p>  "year":"2018"</text:p>
            <text:p>}</text:p>
          </table:table-cell>
          <table:table-cell table:style-name="ce6" office:value-type="string" calcext:value-type="string">
            <text:p>{"status":true,"message":"success","data":{"category":{"pending":{"total":6,"clockin":1,"update_log":1,"compoff":0,"shift_change":4},"approved":{"total":0,"clockin":0,"update_log":0,"compoff":0,"shift_change":0},"rejected":{"total":1,"clockin":0,"update_log":0,"compoff":1,"shift_change":0},"revoked":{"total":0,"clockin":0,"update_log":0,"compoff":0,"shift_change":0}},"total":7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listing (Att: CLockin, Update)</text:p>
          </table:table-cell>
          <table:table-cell table:style-name="ce6" office:value-type="string" calcext:value-type="string">
            <text:p>/request/attendance/lis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nth":"4",</text:p>
            <text:p>  "year":"2018",</text:p>
            <text:p>  "request_status":1,</text:p>
            <text:p>  "att_request_type": [1,2]</text:p>
            <text:p>}</text:p>
          </table:table-cell>
          <table:table-cell table:style-name="ce6" office:value-type="string" calcext:value-type="string">
            <text:p>{"status":true,"message":"success","data":{"requests":[{"id":1,"employee_id":1,"employee_name":"Ankit Vishwakarma","att_request_type":1,"att_request_sub_type":1,"date":null,"clockin_time":null,"clockout_time":null,"buttons":[{"control_type":"button","action_id":2,"text":"Approve"},{"control_type":"button","action_id":4,"text":"Reject"}],"created_at":{"date":"2018-04-04 00:00:00.000000","timezone_type":3,"timezone":"UTC"}},{"id":2,"employee_id":1,"employee_name":"Ankit Vishwakarma","att_request_type":2,"att_request_sub_type":1,"date":null,"clockin_time":null,"clockout_time":null,"buttons":[{"control_type":"button","action_id":2,"text":"Approve"},{"control_type":"button","action_id":4,"text":"Reject"}],"created_at":{"date":"2018-04-04 00:00:00.000000","timezone_type":3,"timezone":"UTC"}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Listing (Shift )</text:p>
          </table:table-cell>
          <table:table-cell table:style-name="ce6" office:value-type="string" calcext:value-type="string">
            <text:p>request/shift/lis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nth":"4",</text:p>
            <text:p>  "year":"2018",</text:p>
            <text:p>  "request_status":1,</text:p>
            <text:p>  "att_request_type":6</text:p>
            <text:p>}</text:p>
          </table:table-cell>
          <table:table-cell table:style-name="ce6" office:value-type="string" calcext:value-type="string">
            <text:p>{"status":true,"message":"success","data":{"requests":[{"id":8,"employee_id":1,"employee_name":"Ankit Vishwakarma","att_request_type":6,"from_date":"2018-06-01","to_date":"2018-06-03","current_shift_name":"regular","requested_from_time":"09:00:00","requested_to_time":"06:00:00","requested_shift_name":null,"comment":null,"button":[{"control_type":"button","action_id":2,"text":"Approve"},{"control_type":"button","action_id":4,"text":"Reject"}],"shifts":[{"id":1,"name":"regular"}]},{"id":7,"employee_id":1,"employee_name":"Ankit Vishwakarma","att_request_type":6,"from_date":"2018-05-01","to_date":"2018-05-30","current_shift_name":"regular","requested_from_time":null,"requested_to_time":null,"requested_shift_name":"regular","comment":null,"button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6,"employee_id":1,"employee_name":"Ankit Vishwakarma","att_request_type":6,"from_date":"2018-04-28","to_date":"2018-04-29","current_shift_name":"regular","requested_from_time":null,"requested_to_time":null,"requested_shift_name":"regular","comment":null,"button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2,"employee_id":1,"employee_name":"Ankit Vishwakarma","att_request_type":6,"from_date":"2018-04-26","to_date":"2018-04-27","current_shift_name":"regular","requested_from_time":"08:00:00","requested_to_time":"05:00:00","requested_shift_name":"Afternoon","comment":null,"button":[{"control_type":"button","action_id":2,"text":"Approve"},{"control_type":"button","action_id":4,"text":"Reject"}],"shifts":[{"id":1,"name":"regular"}]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Listing (Compoff)</text:p>
          </table:table-cell>
          <table:table-cell table:style-name="ce6" office:value-type="string" calcext:value-type="string">
            <text:p>request/compoff/lis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nth":"4",</text:p>
            <text:p>  "year":"2018",</text:p>
            <text:p>  "request_status":1,</text:p>
            <text:p>  "att_request_type": 5</text:p>
            <text:p>}</text:p>
          </table:table-cell>
          <table:table-cell table:style-name="ce6" office:value-type="string" calcext:value-type="string">
            <text:p>{"status":true,"message":"success","data":{"requests":[{"id":1,"employee_id":1,"employee_name":"Ankit Vishwakarma","att_request_type":5,"credited_date":"2018-04-04","compoff_type_id":1,"credited_balance":2,"comment":null,"button":[{"control_type":"button","action_id":2,"text":"Approve"},{"control_type":"button","action_id":4,"text":"Reject"}]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Perticular Request Details</text:p>
            <text:p> (Att: Clockin, Update)</text:p>
          </table:table-cell>
          <table:table-cell table:style-name="ce6" office:value-type="string" calcext:value-type="string">
            <text:p>request/attendance/detail/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id": 1,</text:p>
            <text:p>"att_request_type": 1</text:p>
            <text:p>}</text:p>
          </table:table-cell>
          <table:table-cell table:style-name="ce6" office:value-type="string" calcext:value-type="string">
            <text:p>{"status":true,"message":"success","data":{"id":1,"att_request_type":1,"title":"Ankit Vishwakarma has applied to update their attendance","sub_title":"25\/04\/2018","time_ago":"3 weeks ago","message":null,"body":{"clock_in":"25\/04\/2018 07:15:36 am","clock_out":"25\/04\/2018 07:15:36 am"},"request_logs":[{"message":"Request was Approved by you On 25\/04\/2018 12:40:20 pm","actioner_message":"kabul hai"},{"message":"Request was Revoked by you On 25\/04\/2018 12:40:06 pm","actioner_message":"kabul hai"},{"message":"Request was Approved by you On 25\/04\/2018 12:39:54 pm","actioner_message":"kabul hai"},{"message":"Request was Revoked by you On 25\/04\/2018 11:28:26 am","actioner_message":"kabul hai"},{"message":"Request was Approved by you On 25\/04\/2018 11:25:33 am","actioner_message":"kabul hai"}],"action_buttons":[{"control_type":"button","action_id":3,"text":"Revoke"}]}}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Perticular Request Details</text:p>
            <text:p> Shift</text:p>
          </table:table-cell>
          <table:table-cell table:style-name="ce10" office:value-type="string" calcext:value-type="string">
            <text:p>request/attendance/detail/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"id": 2,</text:p>
            <text:p>"att_request_type": 6</text:p>
            <text:p>}</text:p>
          </table:table-cell>
          <table:table-cell table:style-name="ce29" office:value-type="string" calcext:value-type="string">
            <text:p>{"status":true,"message":"success","data":{"id":2,"att_request_type":6,"title":"Ankit Vishwakarma has applied to change their shift for 26\/04\/2018 to 27\/04\/2018","sub_title":"26\/04\/2018 to 27\/04\/2018","time_ago":"21 hours ago","message":null,"body":{"from_date":"26\/04\/2018 12:00:00 am","to_date":"27\/04\/2018 12:00:00 am","requested_from_time":"08:00:00","requested_to_time":"05:00:00"},"request_logs":[{"message":"Request was Revoked by Kiran Dhokne On 24\/04\/2018 05:55:48 pm","actioner_message":"kabul hai"},{"message":"Request was Approved by Kiran Dhokne On 24\/04\/2018 03:58:47 pm","actioner_message":"kabul hai"}],"action_buttons":[{"control_type":"button","action_id":2,"text":"Approve"},{"control_type":"button","action_id":4,"text":"Reject"}],"shifts":[{"id":1,"name":"regular"}]}}</text:p>
          </table:table-cell>
          <table:table-cell table:style-name="ce29" table:number-columns-repeated="17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Perticular Request Details</text:p>
            <text:p> Compoff</text:p>
          </table:table-cell>
          <table:table-cell table:style-name="ce10" office:value-type="string" calcext:value-type="string">
            <text:p>request/attendance/detail/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"id": 1,</text:p>
            <text:p>"att_request_type": 5</text:p>
            <text:p>}</text:p>
          </table:table-cell>
          <table:table-cell table:style-name="ce29" office:value-type="string" calcext:value-type="string">
            <text:p>{"status":true,"message":"success","data":{"id":1,"att_request_type":5,"title":"Compoff request has been generated for Ankit Vishwakarma on 04\/04\/2018 12:00:00 am","sub_title":"-","time_ago":"3 weeks ago","message":null,"body":{"credited_date":"04\/04\/2018 12:00:00 am","credited_balance":2},"request_logs":[{"message":"Request was Revoked by you On 25\/04\/2018 12:33:38 pm","actioner_message":"kabul hai"},{"message":"Request was Approved by you On 25\/04\/2018 12:33:18 pm","actioner_message":"kabul hai"},{"message":"Request was Revoked by you On 25\/04\/2018 12:32:37 pm","actioner_message":"kabul hai"},{"message":"Request was Approved by you On 25\/04\/2018 12:32:18 pm","actioner_message":"kabul hai"},{"message":"Request was Revoked by you On 25\/04\/2018 12:16:53 pm","actioner_message":"kabul hai"},{"message":"Request was Approved by you On 25\/04\/2018 12:16:46 pm","actioner_message":"kabul hai"},{"message":"Request was Rejected by you On 24\/04\/2018 12:44:42 pm","actioner_message":"kabul hai"},{"message":"Request was Revoked by you On 24\/04\/2018 12:44:36 pm","actioner_message":"kabul hai"},{"message":"Request was Approved by you On 24\/04\/2018 12:41:42 pm","actioner_message":"kabul hai"},{"message":"Request was Revoked by you On 24\/04\/2018 12:37:40 pm","actioner_message":"kabul hai"},{"message":"Request was Approved by you On 24\/04\/2018 12:36:14 pm","actioner_message":"kabul hai"},{"message":"Request was Revoked by you On 24\/04\/2018 12:30:34 pm","actioner_message":"kabul hai"},{"message":"Request was Approved by you On 24\/04\/2018 12:28:43 pm","actioner_message":"kabul hai"},{"message":"Request was Revoked by you On 24\/04\/2018 12:25:14 pm","actioner_message":"kabul hai"},{"message":"Request was Approved by you On 24\/04\/2018 11:35:02 am","actioner_message":"kabul hai"}],"action_buttons":[{"control_type":"button","action_id":2,"text":"Approve"},{"control_type":"button","action_id":4,"text":"Reject"}]}}</text:p>
          </table:table-cell>
          <table:table-cell table:style-name="ce29" table:number-columns-repeated="17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Load Employee All Request Details</text:p>
            <text:p> Att: Clockin, Update</text:p>
          </table:table-cell>
          <table:table-cell table:style-name="ce10" office:value-type="string" calcext:value-type="string">
            <text:p>request/attendance/loademprequest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"id": 2,</text:p>
            <text:p>"employee_id": 1,</text:p>
            <text:p>"month": 4,</text:p>
            <text:p>"year": 2018,</text:p>
            <text:p>"att_request_type": 2</text:p>
            <text:p>}</text:p>
          </table:table-cell>
          <table:table-cell table:style-name="ce29" office:value-type="string" calcext:value-type="string">
            <text:p>{"status":true,"message":"success","data":[[{"id":2,"att_request_type":2,"title":"Ankit Vishwakarma has applied to update their attendance","sub_title":"25\/04\/2018","time_ago":"3 weeks ago","message":null,"body":{"clock_in":"25\/04\/2018 07:21:36 am","clock_out":"25\/04\/2018 07:21:36 am"},"request_logs":[],"action_buttons":[{"control_type":"button","action_id":2,"text":"Approve"},{"control_type":"button","action_id":4,"text":"Reject"}]}],{"id":1,"att_request_type":1,"title":"Ankit Vishwakarma has applied to update their attendance","sub_title":"25\/04\/2018","time_ago":"3 weeks ago","message":null,"body":{"clock_in":"25\/04\/2018 07:21:36 am","clock_out":"25\/04\/2018 07:21:36 am"},"request_logs":[{"message":"Request was Approved by you On 25\/04\/2018 12:40:20 pm","actioner_message":"kabul hai"},{"message":"Request was Revoked by you On 25\/04\/2018 12:40:06 pm","actioner_message":"kabul hai"},{"message":"Request was Approved by you On 25\/04\/2018 12:39:54 pm","actioner_message":"kabul hai"},{"message":"Request was Revoked by you On 25\/04\/2018 11:28:26 am","actioner_message":"kabul hai"},{"message":"Request was Approved by you On 25\/04\/2018 11:25:33 am","actioner_message":"kabul hai"}],"action_buttons":[{"control_type":"button","action_id":3,"text":"Revoke"}]}]}</text:p>
          </table:table-cell>
          <table:table-cell table:style-name="ce29" table:number-columns-repeated="17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Load Employee All Request Details</text:p>
            <text:p> Shift</text:p>
          </table:table-cell>
          <table:table-cell table:style-name="ce10" office:value-type="string" calcext:value-type="string">
            <text:p>request/attendance/loademprequest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"id": 2,</text:p>
            <text:p>"employee_id": 1,</text:p>
            <text:p>"month": 4,</text:p>
            <text:p>"year": 2018,</text:p>
            <text:p>"att_request_type": 6</text:p>
            <text:p>}</text:p>
          </table:table-cell>
          <table:table-cell table:style-name="ce29" office:value-type="string" calcext:value-type="string">
            <text:p>{"status":true,"message":"success","data":[[{"id":2,"att_request_type":6,"title":"Ankit Vishwakarma has applied to change their shift for 26\/04\/2018 to 27\/04\/2018","sub_title":"26\/04\/2018 to 27\/04\/2018","time_ago":"21 hours ago","message":null,"body":{"from_date":"26\/04\/2018 12:00:00 am","to_date":"27\/04\/2018 12:00:00 am","requested_from_time":"08:00:00","requested_to_time":"05:00:00"},"request_logs":[{"message":"Request was Revoked by Kiran Dhokne On 24\/04\/2018 05:55:48 pm","actioner_message":"kabul hai"},{"message":"Request was Approved by Kiran Dhokne On 24\/04\/2018 03:58:47 pm","actioner_message":"kabul hai"}],"action_buttons":[{"control_type":"button","action_id":2,"text":"Approve"},{"control_type":"button","action_id":4,"text":"Reject"}],"shifts":[{"id":1,"name":"regular"}]}],{"id":8,"att_request_type":6,"title":"Ankit Vishwakarma has applied to change their shift for 01\/06\/2018 to 03\/06\/2018","sub_title":"01\/06\/2018 to 03\/06\/2018","time_ago":"18 hours ago","message":null,"body":{"from_date":"01\/06\/2018 12:00:00 am","to_date":"03\/06\/2018 12:00:00 am","requested_from_time":"09:00:00","requested_to_time":"06:00:00"},"request_logs":[],"action_buttons":[{"control_type":"button","action_id":2,"text":"Approve"},{"control_type":"button","action_id":4,"text":"Reject"}],"shifts":[{"id":1,"name":"regular"}]},{"id":7,"att_request_type":6,"title":"Kiran Dhokne has applied to update Ankit Vishwakarma\u2019s shift","sub_title":"01\/05\/2018 to 30\/05\/2018","time_ago":"20 hours ago","message":null,"body":{"from_date":"01\/05\/2018 12:00:00 am","to_date":"30\/05\/2018 12:00:00 am","requested_from_time":null,"requested_to_time":null},"request_logs":[{"message":"Request was Revoked by Kiran Dhokne On 24\/04\/2018 05:55:47 pm","actioner_message":"kabul hai"},{"message":"Request was Approved by Kiran Dhokne On 24\/04\/2018 04:16:38 pm","actioner_message":null}],"action_buttons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6,"att_request_type":6,"title":"Kiran Dhokne has applied to update Ankit Vishwakarma\u2019s shift","sub_title":"28\/04\/2018 to 29\/04\/2018","time_ago":"20 hours ago","message":null,"body":{"from_date":"28\/04\/2018 12:00:00 am","to_date":"29\/04\/2018 12:00:00 am","requested_from_time":null,"requested_to_time":null},"request_logs":[{"message":"Request was Revoked by Kiran Dhokne On 24\/04\/2018 05:55:48 pm","actioner_message":"kabul hai"},{"message":"Request was Approved by Kiran Dhokne On 24\/04\/2018 04:10:23 pm","actioner_message":null}],"action_buttons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]}</text:p>
          </table:table-cell>
          <table:table-cell table:style-name="ce29" table:number-columns-repeated="17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Load Employee All Request Details</text:p>
            <text:p> Compoff</text:p>
          </table:table-cell>
          <table:table-cell table:style-name="ce10" office:value-type="string" calcext:value-type="string">
            <text:p>request/attendance/loademprequest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"id": 1,</text:p>
            <text:p>"employee_id": 1,</text:p>
            <text:p>"month": 4,</text:p>
            <text:p>"year": 2018,</text:p>
            <text:p>"att_request_type": 5</text:p>
            <text:p>}</text:p>
          </table:table-cell>
          <table:table-cell table:style-name="ce29" office:value-type="string" calcext:value-type="string">
            <text:p>{"status":true,"message":"success","data":[{"id":1,"att_request_type":5,"title":"Compoff request has been generated for Ankit Vishwakarma on 04\/04\/2018 12:00:00 am","sub_title":"-","time_ago":"3 weeks ago","message":null,"body":{"credited_date":"04\/04\/2018 12:00:00 am","credited_balance":2},"request_logs":[{"message":"Request was Revoked by you On 25\/04\/2018 12:33:38 pm","actioner_message":"kabul hai"},{"message":"Request was Approved by you On 25\/04\/2018 12:33:18 pm","actioner_message":"kabul hai"},{"message":"Request was Revoked by you On 25\/04\/2018 12:32:37 pm","actioner_message":"kabul hai"},{"message":"Request was Approved by you On 25\/04\/2018 12:32:18 pm","actioner_message":"kabul hai"},{"message":"Request was Revoked by you On 25\/04\/2018 12:16:53 pm","actioner_message":"kabul hai"},{"message":"Request was Approved by you On 25\/04\/2018 12:16:46 pm","actioner_message":"kabul hai"},{"message":"Request was Rejected by you On 24\/04\/2018 12:44:42 pm","actioner_message":"kabul hai"},{"message":"Request was Revoked by you On 24\/04\/2018 12:44:36 pm","actioner_message":"kabul hai"},{"message":"Request was Approved by you On 24\/04\/2018 12:41:42 pm","actioner_message":"kabul hai"},{"message":"Request was Revoked by you On 24\/04\/2018 12:37:40 pm","actioner_message":"kabul hai"},{"message":"Request was Approved by you On 24\/04\/2018 12:36:14 pm","actioner_message":"kabul hai"},{"message":"Request was Revoked by you On 24\/04\/2018 12:30:34 pm","actioner_message":"kabul hai"},{"message":"Request was Approved by you On 24\/04\/2018 12:28:43 pm","actioner_message":"kabul hai"},{"message":"Request was Revoked by you On 24\/04\/2018 12:25:14 pm","actioner_message":"kabul hai"},{"message":"Request was Approved by you On 24\/04\/2018 11:35:02 am","actioner_message":"kabul hai"}],"action_buttons":[{"control_type":"button","action_id":2,"text":"Approve"},{"control_type":"button","action_id":4,"text":"Reject"}]}]}</text:p>
          </table:table-cell>
          <table:table-cell table:style-name="ce29" table:number-columns-repeated="17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Request Action (Att: clocin, update)</text:p>
          </table:table-cell>
          <table:table-cell table:style-name="ce10" office:value-type="string" calcext:value-type="string">
            <text:p>request/attendance/action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  "requests": [</text:p>
            <text:p>    {</text:p>
            <text:p>                "id":1,</text:p>
            <text:p>                "action_id":2,</text:p>
            <text:p>                "att_request_type": 1,</text:p>
            <text:p>                "actioner_message":"kabul hai"</text:p>
            <text:p>    }</text:p>
            <text:p>  ]</text:p>
            <text:p>}</text:p>
          </table:table-cell>
          <table:table-cell table:style-name="ce10" office:value-type="string" calcext:value-type="string">
            <text:p>{"status":true,"message":"success","data":[]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Request Action Shift</text:p>
          </table:table-cell>
          <table:table-cell table:style-name="ce10" office:value-type="string" calcext:value-type="string">
            <text:p>request/attendance/action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  "requests": [</text:p>
            <text:p>    {</text:p>
            <text:p>                "id":2,</text:p>
            <text:p>                "action_id":2,</text:p>
            <text:p>                "att_request_type": 6,</text:p>
            <text:p>                "requested_shift_id": 2,</text:p>
            <text:p>                "actioner_message":"kabul hai"</text:p>
            <text:p>    }</text:p>
            <text:p>  ]</text:p>
            <text:p>}</text:p>
          </table:table-cell>
          <table:table-cell table:style-name="ce10" office:value-type="string" calcext:value-type="string">
            <text:p>{"status":true,"message":"success","data":[]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attendance request </text:p>
          </table:table-cell>
          <table:table-cell table:style-name="ce10" office:value-type="string" calcext:value-type="string">
            <text:p>Request Action Compoff</text:p>
          </table:table-cell>
          <table:table-cell table:style-name="ce10" office:value-type="string" calcext:value-type="string">
            <text:p>request/attendance/action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 table:style-name="ce10" office:value-type="string" calcext:value-type="string">
            <text:p>{</text:p>
            <text:p>  "requests": [</text:p>
            <text:p>    {</text:p>
            <text:p>                "id":1,</text:p>
            <text:p>                "action_id":2,</text:p>
            <text:p>                "att_request_type": 5,</text:p>
            <text:p>                "actioner_message":"kabul hai"</text:p>
            <text:p>    }</text:p>
            <text:p>  ]</text:p>
            <text:p>}</text:p>
          </table:table-cell>
          <table:table-cell table:style-name="ce10" office:value-type="string" calcext:value-type="string">
            <text:p>{"status":true,"message":"success","data":[]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attendance request </text:p>
          </table:table-cell>
          <table:table-cell table:style-name="ce6" office:value-type="string" calcext:value-type="string">
            <text:p>create </text:p>
          </table:table-cell>
          <table:table-cell table:style-name="ce6" office:value-type="string" calcext:value-type="string">
            <text:p>/request/attendanc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sender_source_id":1,</text:p>
            <text:p>  "requests": [</text:p>
            <text:p>    {</text:p>
            <text:p>            "employee_id":4,</text:p>
            <text:p>      "shift_date": "2017-03-05",</text:p>
            <text:p>      "sender_source_id": 1,</text:p>
            <text:p>      "att_request_type": 1,</text:p>
            <text:p>      "att_request_sub_type": 1,</text:p>
            <text:p>      "is_next_day": 0,</text:p>
            <text:p>      "comment":"forgot",</text:p>
            <text:p>      "clockin_time":"10:00:00",</text:p>
            <text:p>      "clockout_time":"18:00:00"</text:p>
            <text:p>    }</text:p>
            <text:p>  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ttendance Request - Work Type Allowed </text:p>
          </table:table-cell>
          <table:table-cell table:style-name="ce6" office:value-type="string" calcext:value-type="string">
            <text:p>employee_id in request is optional</text:p>
          </table:table-cell>
          <table:table-cell table:style-name="ce6" office:value-type="string" calcext:value-type="string">
            <text:p>/request/attendance/worktyp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att_request_sub_type": 1,</text:p>
            <text:p>            "name": "Work From Office"</text:p>
            <text:p>        },</text:p>
            <text:p>        {</text:p>
            <text:p>            "att_request_sub_type": 2,</text:p>
            <text:p>            "name": "Work From Home"</text:p>
            <text:p>        },</text:p>
            <text:p>        {</text:p>
            <text:p>            "att_request_sub_type": 3,</text:p>
            <text:p>            "name": "Out Duty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uto Generate Request Count</text:p>
          </table:table-cell>
          <table:table-cell/>
          <table:table-cell table:style-name="ce6" office:value-type="string" calcext:value-type="string">
            <text:p>/request/autogenerate/coun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month": 3,</text:p>
            <text:p>"year" : 2018</text:p>
            <text:p/>
            <text:p>}</text:p>
          </table:table-cell>
          <table:table-cell table:style-name="ce6" office:value-type="string" calcext:value-type="string">
            <text:p>{"status":true,"message":"Success","data":{"request_status":"Pending","period":{"month":3,"year":2018},"request_type":{"attendance":{"absent":5},"leave":{"absent":2,"late":1,"wd":1}},"total":9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uto Generate Request Action</text:p>
          </table:table-cell>
          <table:table-cell/>
          <table:table-cell table:style-name="ce6" office:value-type="string" calcext:value-type="string">
            <text:p>request/autogenerate/action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requests": [</text:p>
            <text:p>        {</text:p>
            <text:p>                "autogenerate_request_id": 2,</text:p>
            <text:p>                "action_id": 3</text:p>
            <text:p>        },</text:p>
            <text:p>        {</text:p>
            <text:p>                "autogenerate_request_id": 3,</text:p>
            <text:p>                "action_id": 3</text:p>
            <text:p>        },</text:p>
            <text:p>        {</text:p>
            <text:p>                "autogenerate_request_id": 4,</text:p>
            <text:p>                "action_id": 2</text:p>
            <text:p>        }</text:p>
            <text:p>        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uto Generate Request List</text:p>
          </table:table-cell>
          <table:table-cell/>
          <table:table-cell table:style-name="ce6" office:value-type="string" calcext:value-type="string">
            <text:p>request/autogenerate/lis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limit" : 5,</text:p>
            <text:p>"offset" : 0,</text:p>
            <text:p>"month" : 3,</text:p>
            <text:p>"year" : 2018,</text:p>
            <text:p>"request_sub_type": [1]</text:p>
            <text:p>}</text:p>
          </table:table-cell>
          <table:table-cell table:style-name="ce6" office:value-type="string" calcext:value-type="string">
            <text:p>{"status":true,"message":"success","data":{"requests":[{"id":3,"employee_id":3,"full_name":"Vishal Khoje","request_type":2,"request_sub_type":1,"date":"2018-03-15","deduction":null,"is_paid":"-","buttons":[{"control_type":"button","id":2,"text":"Generate"},{"control_type":"button","id":3,"text":"Ignore"}]},{"id":4,"employee_id":4,"full_name":"Sanket Bhoir","request_type":2,"request_sub_type":1,"date":"2018-03-15","deduction":null,"is_paid":"-","buttons":[{"control_type":"button","id":2,"text":"Generate"},{"control_type":"button","id":3,"text":"Ignore"}]},{"id":7,"employee_id":5,"full_name":"Neelam Somarde","request_type":1,"request_sub_type":1,"date":"2018-03-15","deduction":null,"is_paid":"-","buttons":[{"control_type":"button","id":2,"text":"Generate"},{"control_type":"button","id":3,"text":"Ignore"}]},{"id":9,"employee_id":5,"full_name":"Neelam Somarde","request_type":1,"request_sub_type":1,"date":"2018-03-15","deduction":null,"is_paid":"-","buttons":[{"control_type":"button","id":2,"text":"Generate"},{"control_type":"button","id":3,"text":"Ignore"}]},{"id":10,"employee_id":5,"full_name":"Neelam Somarde","request_type":1,"request_sub_type":1,"date":"2018-03-15","deduction":null,"is_paid":"-","buttons":[{"control_type":"button","id":2,"text":"Generate"},{"control_type":"button","id":3,"text":"Ignore"}]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Auto Generate Load Employee Request </text:p>
          </table:table-cell>
          <table:table-cell/>
          <table:table-cell table:style-name="ce6" office:value-type="string" calcext:value-type="string">
            <text:p>request/autogenerate/loadempreques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month": 3,</text:p>
            <text:p>"year" : 2018,</text:p>
            <text:p>"employee_id": 5,</text:p>
            <text:p>"id": 10</text:p>
            <text:p>}</text:p>
          </table:table-cell>
          <table:table-cell table:style-name="ce6" office:value-type="string" calcext:value-type="string">
            <text:p>{"status":true,"message":"success","data":[[{"id":10,"request_type":1,"request_sub_type":1,"title":"Attendance update auto-request for Neelam Somarde","sub_title":null,"body":{"from_date":"2018-03-15","to_date":"2018-03-15","reason":"No attendance was marked for the day"},"action_buttons":[2,3]}],{"id":5,"request_type":2,"request_sub_type":2,"title":null,"sub_title":null,"body":{"from_date":"2018-03-15","to_date":"2018-03-15","reason":null,"leave_type":"General"},"action_buttons":[2,3]},{"id":6,"request_type":2,"request_sub_type":3,"title":"Leave deduction auto-request for Neelam Somarde","sub_title":null,"body":{"from_date":"2018-03-15","to_date":"2018-03-15","reason":"Deficit in minimum duration required to count present for full day","leave_type":"General"},"action_buttons":[2,3]},{"id":7,"request_type":1,"request_sub_type":4,"title":"Over Time Comp-off for Neelam Somarde","sub_title":null,"body":{"from_date":"2018-03-15","to_date":"2018-03-15","reason":"Employee has worked for more hours than shift hours"},"action_buttons":[2,3]},{"id":8,"request_type":2,"request_sub_type":1,"title":"Leave deduction auto-request for Neelam Somarde","sub_title":null,"body":{"from_date":"2018-03-15","to_date":"2018-03-15","reason":"No attendance was marked for the day","leave_type":"General"},"action_buttons":[2,3]},{"id":9,"request_type":1,"request_sub_type":5,"title":null,"sub_title":null,"body":{"from_date":"2018-03-15","to_date":"2018-03-15","reason":"Employee has completed additional working hours required to get comp-off credit"},"action_buttons":[2,3]}]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Perticular request detail</text:p>
          </table:table-cell>
          <table:table-cell/>
          <table:table-cell table:style-name="ce27" office:value-type="string" calcext:value-type="string">
            <text:p>request/autogenerate/detail/{intRequestId}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id":6,"request_type":2,"request_sub_type":1,"title":"Leave deduction auto-request for Neelam Somarde","sub_title":null,"body":{"from_date":"2018-03-15","to_date":"2018-03-15","reason":"No attendance was marked for the day","leave_type":"General"},"action_buttons":[{"control_type":"button","id":2,"text":"Generate"},{"control_type":"button","id":3,"text":"Ignore"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hift request </text:p>
          </table:table-cell>
          <table:table-cell table:style-name="ce6" office:value-type="string" calcext:value-type="string">
            <text:p>create</text:p>
          </table:table-cell>
          <table:table-cell table:style-name="ce6" office:value-type="string" calcext:value-type="string">
            <text:p>request/shif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"sender_source_id":1,"from_date":"2017-03-09","to_date":"2017-03-09","from_time":"11:00:00","to_time":"13:00:00"}(employee) or <text:s/>{"sender_source_id":1,"from_date":"2017-03-09","to_date":"2017-03-09","requested_shift_id":1}(admin)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hift request </text:p>
          </table:table-cell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request/shift/metadat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reportees":{"1":{"id":2,"full_name":"Kiran Dhokne"},"2":{"id":3,"full_name":"Vishal Khoje"},"3":{"id":4,"full_name":"Sanket Bhoir"},"4":{"id":5,"full_name":"Neelam Somarde"}},"shifts":[{"id":1,"name":"regular","description":"","daily_work_hours":null,"is_daily_mandatory":0,"weekly_work_hours":null,"is_weekly_mandatory":0,"monthly_work_hours":null,"is_monthly_mandatory":0,"shift_type_id":1,"shift_color":"#0821db","detail":[{"id":1,"shift_start_time":"10:00:00","shift_end_time":"18:00:00","is_day_night_shift":0,"early_cutoff_hours":"09:00:00","end_cutoff_hours":"19:00:00"}]},{"id":2,"name":"Afternoon","description":"","daily_work_hours":null,"is_daily_mandatory":0,"weekly_work_hours":null,"is_weekly_mandatory":0,"monthly_work_hours":null,"is_monthly_mandatory":0,"shift_type_id":1,"shift_color":"#db7f06","detail":[{"id":2,"shift_start_time":"12:00:00","shift_end_time":"21:00:00","is_day_night_shift":0,"early_cutoff_hours":"11:00:00","end_cutoff_hours":"22:00:00"}]}]}}(admin or manager) <text:s/>or {"status":true,"message":"success","data":{"title":"You are currently assigned to “regular” and your shift-timings are “10:00:00 to 18:00:00”"}}(employee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ANKIT</text:p>
          </table:table-cell>
          <table:table-cell table:style-name="ce26" office:value-type="string" calcext:value-type="string">
            <text:p>optional holiday request</text:p>
          </table:table-cell>
          <table:table-cell table:style-name="ce26" office:value-type="string" calcext:value-type="string">
            <text:p>listing</text:p>
          </table:table-cell>
          <table:table-cell table:style-name="ce26" office:value-type="string" calcext:value-type="string">
            <text:p>request/optionalholiday/list</text:p>
          </table:table-cell>
          <table:table-cell table:style-name="ce26" office:value-type="string" calcext:value-type="string">
            <text:p>POST</text:p>
          </table:table-cell>
          <table:table-cell table:style-name="ce26" office:value-type="string" calcext:value-type="string">
            <text:p>{access_token}</text:p>
          </table:table-cell>
          <table:table-cell table:style-name="ce26" office:value-type="string" calcext:value-type="string">
            <text:p>{</text:p>
            <text:p>"month":"03",</text:p>
            <text:p>"year":"2018"</text:p>
            <text:p> }</text:p>
          </table:table-cell>
          <table:table-cell table:style-name="ce26" office:value-type="string" calcext:value-type="string">
            <text:p>{</text:p>
            <text:p>    "status": true,</text:p>
            <text:p>    "message": "success",</text:p>
            <text:p>    "data": {</text:p>
            <text:p>        "requests": [</text:p>
            <text:p>            {</text:p>
            <text:p>                "id": 16,</text:p>
            <text:p>                "employee_name": "nkit lolol Vishwakarma",</text:p>
            <text:p>                "to_remove": "somettttttt",</text:p>
            <text:p>                "to_add": "4454444444",</text:p>
            <text:p>                "buttons": [</text:p>
            <text:p>                    2,</text:p>
            <text:p>                    4</text:p>
            <text:p>                ]</text:p>
            <text:p>            }</text:p>
            <text:p>        ]</text:p>
            <text:p>    }</text:p>
            <text:p>}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ction Leave</text:p>
          </table:table-cell>
          <table:table-cell/>
          <table:table-cell table:style-name="ce6" office:value-type="string" calcext:value-type="string">
            <text:p>/leave/action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id":1,</text:p>
            <text:p>  "sub_leave_type_id":1,</text:p>
            <text:p>  "action_id":2,</text:p>
            <text:p>  "action_type":0,</text:p>
            <text:p>  "comment": "Hi"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Leave approved Successfully",</text:p>
            <text:p>    "data": 1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Load partcular leave</text:p>
          </table:table-cell>
          <table:table-cell/>
          <table:table-cell table:style-name="ce6" office:value-type="string" calcext:value-type="string">
            <text:p>/leave//request/load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      "id":1,</text:p>
            <text:p>        "sub_leave_type_id":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Load successfully",</text:p>
            <text:p>    "data": {</text:p>
            <text:p>        "id": 2,</text:p>
            <text:p>        "is_unpaid": 0,</text:p>
            <text:p>        "title": "Kushal Pandy has requested a general leave for Ankit Vishwakarma",</text:p>
            <text:p>        "sub_title": "Date: 2018-02-02 to 2018-02-22",</text:p>
            <text:p>        "comment": "Due to overutilizaton,system geneater the request",</text:p>
            <text:p>        "fields": [</text:p>
            <text:p>            {</text:p>
            <text:p>                "control_type": "radio",</text:p>
            <text:p>                "id": 4,</text:p>
            <text:p>                "text": "Count Full Leave as paid",</text:p>
            <text:p>                "value": "checked"</text:p>
            <text:p>            },</text:p>
            <text:p>            {</text:p>
            <text:p>                "control_type": "radio",</text:p>
            <text:p>                "id": 1,</text:p>
            <text:p>                "text": "Count Full Leave as unpaid",</text:p>
            <text:p>                "value": "unchecked"</text:p>
            <text:p>            }</text:p>
            <text:p>        ],</text:p>
            <text:p>        "request_logs": [],</text:p>
            <text:p>        "action_buttons": [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ction optional holiday request</text:p>
          </table:table-cell>
          <table:table-cell table:style-name="ce6" office:value-type="string" calcext:value-type="string">
            <text:p>action</text:p>
          </table:table-cell>
          <table:table-cell table:style-name="ce28" office:value-type="string" calcext:value-type="string">
            <text:p>leave/request/actionleav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id":1,</text:p>
            <text:p>  "sub_leave_type_id":201,</text:p>
            <text:p>  "action_id":2,</text:p>
            <text:p>  "comment": "Hi"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Request approved Successfully",</text:p>
            <text:p>    "data": 1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Load Particular optional holiday request</text:p>
          </table:table-cell>
          <table:table-cell table:style-name="ce6"/>
          <table:table-cell table:style-name="ce28" office:value-type="string" calcext:value-type="string">
            <text:p>leave/request/loadleav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id":1,</text:p>
            <text:p>        "sub_leave_type_id":20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Request load successfully",</text:p>
            <text:p>    "data": {</text:p>
            <text:p>        "id": 1,</text:p>
            <text:p>        "is_unpaid": "",</text:p>
            <text:p>        "title": "Kiran Dhokne has applied to update their Optional Holiday",</text:p>
            <text:p>        "sub_title": "Holidays Removed: [ Republican Day ( 2018-04-25 )],[ Crismus Day ( 2018-04-26 )], \n Holidays Added: [ Independent Day ( 2018-04-24 )],",</text:p>
            <text:p>        "comment": "hi",</text:p>
            <text:p>        "fields": [],</text:p>
            <text:p>        "request_logs": [],</text:p>
            <text:p>        "action_buttons": []</text:p>
            <text:p>    }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Leave Request <text:s/>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request/leave/count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"month":"3",</text:p>
            <text:p>  "year":"2018"</text:p>
            <text:p>}</text:p>
          </table:table-cell>
          <table:table-cell table:style-name="ce6" office:value-type="string" calcext:value-type="string">
            <text:p>{"status":true,"message":"success","data":{"category":{"pending":{"plan_type":{"Comp-off":{"plan_type_id":8,"name":"Comp-off","sub_leave_type":[{"sub_leave_type_id":75,"name":"COMPOFF","total":1}],"total":1},"Basic":{"plan_type_id":1,"name":"Basic","sub_leave_type":[{"sub_leave_type_id":1,"name":"General","total":1},{"sub_leave_type_id":2,"name":"Earned","total":1}],"total":2},"UNPAID":{"plan_type_id":9,"name":"UNPAID","sub_leave_type":[{"sub_leave_type_id":81,"name":"UNPAID","total":3}],"total":3},"Short":{"plan_type_id":7,"name":"Short","sub_leave_type":[{"sub_leave_type_id":61,"name":"Timed Short","total":1}],"total":1}},"optional_holiday":{"total":2},"total":9},"approved":{"plan_type":{"Basic":{"plan_type_id":1,"name":"Basic","sub_leave_type":[{"sub_leave_type_id":1,"name":"General","total":1}],"total":1},"Parental":{"plan_type_id":3,"name":"Parental","sub_leave_type":[{"sub_leave_type_id":21,"name":"Maternity","total":1}],"total":1},"Short":{"plan_type_id":7,"name":"Short","sub_leave_type":[{"sub_leave_type_id":61,"name":"Timed Short","total":1}],"total":1}},"optional_holiday":{"total":2},"total":5},"rejected":{"plan_type":{"UNPAID":{"plan_type_id":9,"name":"UNPAID","sub_leave_type":[{"sub_leave_type_id":81,"name":"UNPAID","total":1}],"total":1},"Short":{"plan_type_id":7,"name":"Short","sub_leave_type":[{"sub_leave_type_id":61,"name":"Timed Short","total":1}],"total":1}},"optional_holiday":{"total":2},"total":4},"revoked":{"plan_type":{"Comp-off":{"plan_type_id":8,"name":"Comp-off","sub_leave_type":[{"sub_leave_type_id":75,"name":"COMPOFF","total":1}],"total":1},"Short":{"plan_type_id":7,"name":"Short","sub_leave_type":[{"sub_leave_type_id":61,"name":"Timed Short","total":1}],"total":1}},"optional_holiday":{"total":2},"total":4},"total":22}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Leave Request <text:s/></text:p>
          </table:table-cell>
          <table:table-cell table:style-name="ce6" office:value-type="string" calcext:value-type="string">
            <text:p>List</text:p>
          </table:table-cell>
          <table:table-cell table:style-name="ce6" office:value-type="string" calcext:value-type="string">
            <text:p>request/leave/list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"month":"3",</text:p>
            <text:p>  "year":"2018",</text:p>
            <text:p>  "request_status":2</text:p>
            <text:p> "sub_leave_type_id": [1,2] (optional)</text:p>
            <text:p>}</text:p>
          </table:table-cell>
          <table:table-cell table:style-name="ce23" office:value-type="string" calcext:value-type="string">
            <text:p>{"status":true,"message":"success","data":{"leave_requests":[{"id":2,"employee_id":3,"employee_name":"Vishal Khoje","leave_name":"General","form_date":"2018-03-15","to_date":"2018-03-15","total":1,"buttons":[{"control_type":"button","id":3,"text":"Revoke"}]},{"id":10,"employee_id":4,"employee_name":"Sanket Bhoir","leave_name":"Maternity","form_date":"2018-03-15","to_date":"2018-03-15","total":1,"buttons":[{"control_type":"button","id":3,"text":"Revoke"}]},{"id":2,"employee_id":2,"employee_name":"Kiran Dhokne","leave_name":"Short Leave","form_date":"2018-03-01 00:00:00","to_date":"2018-03-16 00:00:00","total":"04:00:00","buttons":[{"control_type":"button","id":3,"text":"Revoke"}]}],"optional_holiday_request":[{"id":2,"employee_id":1,"employee_name":"Ankit Vishwakarma","leave_name":"Optional Holiday","form_date":"-","to_date":"-","total":"-","buttons":[]},{"id":6,"employee_id":2,"employee_name":"Kiran Dhokne","leave_name":"Optional Holiday","form_date":"-","to_date":"-","total":"-","buttons":[3]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Load All Employee <text:s/>leave requests (Send employee id if want to see other leaves)</text:p>
          </table:table-cell>
          <table:table-cell/>
          <table:table-cell table:style-name="ce6" office:value-type="string" calcext:value-type="string">
            <text:p>/leave//request/loadempallleaves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      "sub_leave_type_id":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0,</text:p>
            <text:p>            "is_unpaid": 0,</text:p>
            <text:p>            "title": "Kiran Dhokne has requested a sick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sick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sick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sick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sick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,</text:p>
            <text:p>        {</text:p>
            <text:p>            "id": 13,</text:p>
            <text:p>            "is_unpaid": 0,</text:p>
            <text:p>            "title": "Kiran Dhokne has requested a Short Leave",</text:p>
            <text:p>            "sub_title": "Date: 2018-02-20 10:00:00 to 2018-02-20 10:30:00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0,</text:p>
            <text:p>            "is_unpaid": 0,</text:p>
            <text:p>            "title": "Kiran Dhokne has requested a compff w and O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compff w and O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compff w and O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compff w and O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compff w and O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,</text:p>
            <text:p>        {</text:p>
            <text:p>            "id": 10,</text:p>
            <text:p>            "is_unpaid": 0,</text:p>
            <text:p>            "title": "Kiran Dhokne has requested a unpaid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unpaid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unpaid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unpaid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unpaid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Load All Employee <text:s/>Optional Holiday requests (Send employee id if want to see other leaves)</text:p>
          </table:table-cell>
          <table:table-cell/>
          <table:table-cell table:style-name="ce6" office:value-type="string" calcext:value-type="string">
            <text:p>/leave//request/loadempallleaves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      "sub_leave_type_id":20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,</text:p>
            <text:p>            "is_unpaid": "",</text:p>
            <text:p>            "title": "Kiran Dhokne has applied to update their Optional Holiday",</text:p>
            <text:p>            "sub_title": "Holidays Removed: [ Republican Day ( 2018-04-25 )],[ Crismus Day ( 2018-04-26 )], \n Holidays Added: [ Independent Day ( 2018-04-24 )],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Show employee leave balance and taken when click on view leave balance in leave request open</text:p>
            <text:p>(dont send employee id if employee itself see the balance)</text:p>
          </table:table-cell>
          <table:table-cell/>
          <table:table-cell table:style-name="ce6" office:value-type="string" calcext:value-type="string">
            <text:p>/lleave/showleavebalances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employee_id":99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balance as of": "2018-05-15",</text:p>
            <text:p>        "leave_details": [</text:p>
            <text:p>            {</text:p>
            <text:p>                "leave_name": "sick",</text:p>
            <text:p>                "current_balance": 0,</text:p>
            <text:p>                "taken": 0</text:p>
            <text:p>            },</text:p>
            <text:p>            {</text:p>
            <text:p>                "leave_name": "general",</text:p>
            <text:p>                "current_balance": 0,</text:p>
            <text:p>                "taken": 0</text:p>
            <text:p>            },</text:p>
            <text:p>            {</text:p>
            <text:p>                "leave_name": "Short Leave",</text:p>
            <text:p>                "current_balance": "12:40",</text:p>
            <text:p>                "taken": "00:00"</text:p>
            <text:p>            },</text:p>
            <text:p>            {</text:p>
            <text:p>                "leave_name": "compff w and O [ Non Working Type ] ",</text:p>
            <text:p>                "current_balance": 1,</text:p>
            <text:p>                "taken": 2</text:p>
            <text:p>            },</text:p>
            <text:p>            {</text:p>
            <text:p>                "leave_name": "compff w and O [ Overtime Type ] ",</text:p>
            <text:p>                "current_balance": 0,</text:p>
            <text:p>                "taken": 0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eate Company" table:style-name="ta5">
        <table:table-column table:style-name="co26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number-columns-repeated="1015" table:default-cell-style-name="Default"/>
        <table:table-row table:style-name="ro1"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Endpoint</text:p>
          </table:table-cell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Headers</text:p>
          </table:table-cell>
          <table:table-cell table:style-name="ce13" office:value-type="string" calcext:value-type="string">
            <text:p>Request</text:p>
          </table:table-cell>
          <table:table-cell table:style-name="ce16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number-columns-repeated="7"/>
          <table:table-cell table:style-name="ce17" office:value-type="string" calcext:value-type="string">
            <text:p>Success</text:p>
          </table:table-cell>
          <table:table-cell table:style-name="ce2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7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dd Subscription</text:p>
          </table:table-cell>
          <table:table-cell/>
          <table:table-cell table:style-name="ce6" office:value-type="string" calcext:value-type="string">
            <text:p>/api/addsubscription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 table:style-name="ce6" office:value-type="string" calcext:value-type="string">
            <text:p>{        </text:p>
            <text:p>"name":"Abcd",        </text:p>
            <text:p>"address_line_1":"nashik",</text:p>
            <text:p>"address_line_2":"nashik",</text:p>
            <text:p>"office_location_name":"nashik",</text:p>
            <text:p>"company_type_id":"1",        </text:p>
            <text:p>"city_id":"1",        </text:p>
            <text:p>"country_id":"1",        </text:p>
            <text:p>"state_id":"1",        </text:p>
            <text:p>"pincode":"1",        </text:p>
            <text:p>"locality":"1"        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bscription created successfully!",</text:p>
            <text:p>    "data": [</text:p>
            <text:p>        {</text:p>
            <text:p>            "subscription_id": 4,</text:p>
            <text:p>            "name": "Abcd",</text:p>
            <text:p>            "company_owners_data": []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Countries</text:p>
          </table:table-cell>
          <table:table-cell/>
          <table:table-cell table:style-name="ce6" office:value-type="string" calcext:value-type="string">
            <text:p>/api/countrie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Countries list created successfully!",</text:p>
            <text:p>    "data": [</text:p>
            <text:p>        {</text:p>
            <text:p>            "id": 1,</text:p>
            <text:p>            "name": "India",</text:p>
            <text:p>            "code": "IN",</text:p>
            <text:p>            "currency_id": 1</text:p>
            <text:p>        },</text:p>
            <text:p>        {</text:p>
            <text:p>            "id": 2,</text:p>
            <text:p>            "name": "Sri Lanka",</text:p>
            <text:p>            "code": "LK",</text:p>
            <text:p>            "currency_id": 2</text:p>
            <text:p>        },</text:p>
            <text:p>        {</text:p>
            <text:p>            "id": 3,</text:p>
            <text:p>            "name": "United Kingdom",</text:p>
            <text:p>            "code": "GB",</text:p>
            <text:p>            "currency_id": 1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States</text:p>
          </table:table-cell>
          <table:table-cell/>
          <table:table-cell table:style-name="ce6" office:value-type="string" calcext:value-type="string">
            <text:p>/api/states/{country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tates list created successfully!",</text:p>
            <text:p>    "data": [</text:p>
            <text:p>        {</text:p>
            <text:p>            "id": 3,</text:p>
            <text:p>            "name": "Andra Pradesh",</text:p>
            <text:p>            "code": "IN-AP",</text:p>
            <text:p>            "country_id": 1</text:p>
            <text:p>        },</text:p>
            <text:p>        {</text:p>
            <text:p>            "id": 1,</text:p>
            <text:p>            "name": "Maharashtra",</text:p>
            <text:p>            "code": "IN-MH",</text:p>
            <text:p>            "country_id": 1</text:p>
            <text:p>        },</text:p>
            <text:p>        {</text:p>
            <text:p>            "id": 4,</text:p>
            <text:p>            "name": "Rajasthan",</text:p>
            <text:p>            "code": "IN-RJ",</text:p>
            <text:p>            "country_id": 1</text:p>
            <text:p>        },</text:p>
            <text:p>        {</text:p>
            <text:p>            "id": 2,</text:p>
            <text:p>            "name": "Uttar Pradesh",</text:p>
            <text:p>            "code": "IN-UP",</text:p>
            <text:p>            "country_id": 1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Cities</text:p>
          </table:table-cell>
          <table:table-cell/>
          <table:table-cell table:style-name="ce6" office:value-type="string" calcext:value-type="string">
            <text:p>/api/cities/{state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Cities list created successfully!",</text:p>
            <text:p>    "data": [</text:p>
            <text:p>        {</text:p>
            <text:p>            "id": 1,</text:p>
            <text:p>            "name": "Mumbai",</text:p>
            <text:p>            "code": "MU",</text:p>
            <text:p>            "country_id": 1,</text:p>
            <text:p>            "state_id": 1</text:p>
            <text:p>        },</text:p>
            <text:p>        {</text:p>
            <text:p>            "id": 2,</text:p>
            <text:p>            "name": "Pune",</text:p>
            <text:p>            "code": "PN",</text:p>
            <text:p>            "country_id": 1,</text:p>
            <text:p>            "state_id": 1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Company Types</text:p>
          </table:table-cell>
          <table:table-cell/>
          <table:table-cell table:style-name="ce6" office:value-type="string" calcext:value-type="string">
            <text:p>/api/companytypes/{country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Company Types list created successfully!",</text:p>
            <text:p>    "data": [</text:p>
            <text:p>        {</text:p>
            <text:p>            "id": 2,</text:p>
            <text:p>            "name": "Private Ltd"</text:p>
            <text:p>        },</text:p>
            <text:p>        {</text:p>
            <text:p>            "id": 3,</text:p>
            <text:p>            "name": "Proprietorship"</text:p>
            <text:p>        },</text:p>
            <text:p>        {</text:p>
            <text:p>            "id": 1,</text:p>
            <text:p>            "name": "Public Ltd"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Package</text:p>
          </table:table-cell>
          <table:table-cell/>
          <table:table-cell table:style-name="ce6" office:value-type="string" calcext:value-type="string">
            <text:p>/api/packages/{subscription_id}(company)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Pakages list created successfully!",</text:p>
            <text:p>    "data": {</text:p>
            <text:p>        "pakages": {</text:p>
            <text:p>            "1": {</text:p>
            <text:p>                "Track": {</text:p>
            <text:p>                    "modules": {</text:p>
            <text:p>                        "1": "Attendance",</text:p>
            <text:p>                        "2": "Leave",</text:p>
            <text:p>                        "3": "Biometric"</text:p>
            <text:p>                    },</text:p>
            <text:p>                    "price": 49,</text:p>
            <text:p>                    "selected": false</text:p>
            <text:p>                }</text:p>
            <text:p>            }</text:p>
            <text:p>        },</text:p>
            <text:p>        "subscriptions_months": 12</text:p>
            <text:p>    }</text:p>
            <text:p>}</text:p>
          </table:table-cell>
          <table:table-cell table:style-name="ce6" office:value-type="string" calcext:value-type="string">
            <text:p>{</text:p>
            <text:p>    "status": false,</text:p>
            <text:p>    "message": "No Pakages found",</text:p>
            <text:p>    "data": 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dd Packge</text:p>
          </table:table-cell>
          <table:table-cell/>
          <table:table-cell table:style-name="ce6" office:value-type="string" calcext:value-type="string">
            <text:p>/api/addpackage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 table:style-name="ce6" office:value-type="string" calcext:value-type="string">
            <text:p>{        </text:p>
            <text:p>"subscription_employee_count":"100",        </text:p>
            <text:p>"subscription_id":"1", </text:p>
            <text:p>"packages":[</text:p>
            <text:p>        {"package_id":"1",</text:p>
            <text:p>                "price":"49"</text:p>
            <text:p>        },</text:p>
            <text:p>        {"package_id":"5",</text:p>
            <text:p>                "price":"49"</text:p>
            <text:p>        }</text:p>
            <text:p>                        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bscription Packages created successfully!",</text:p>
            <text:p>    "data": {</text:p>
            <text:p>        "subscription_id": "1"</text:p>
            <text:p>    }</text:p>
            <text:p>}</text:p>
          </table:table-cell>
          <table:table-cell table:style-name="ce6" office:value-type="string" calcext:value-type="string">
            <text:p>{</text:p>
            <text:p>    "status": false,</text:p>
            <text:p>    "message": "Subscription Packages not created",</text:p>
            <text:p>    "data": null</text:p>
            <text:p>}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/>
          <table:table-cell table:style-name="ce6" table:number-columns-repeated="6"/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packages amount</text:p>
          </table:table-cell>
          <table:table-cell/>
          <table:table-cell table:style-name="ce6" office:value-type="string" calcext:value-type="string">
            <text:p>/api/showpackage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 table:style-name="ce6" office:value-type="string" calcext:value-type="string">
            <text:p>{</text:p>
            <text:p>        "subscription_employee_count" : "20",</text:p>
            <text:p>            "subscription_id" : "1",</text:p>
            <text:p>            "month" : "6",</text:p>
            <text:p>            "packages" : [1]</text:p>
            <text:p>}</text:p>
          </table:table-cell>
          <table:table-cell table:style-name="ce6" office:value-type="string" calcext:value-type="string">
            <text:p>{"status":true,"message":"Subscription Packages created successfully!","data":{"package_details":[{"package":"BASE HR (Employee Data, MIS Reports, Misc.)","package_id":null,"emp_count":"FREE","price":"FREE","sub-total":"FREE","selected":true},{"package":"TRACK(Attendance, Leave, Biometric)","package_id":1,"emp_count":"20","price":49,"sub-total":5880,"selected":true},{"package":"PAY(Payroll, Reimbursement, Timesheet)","package_id":2,"emp_count":"-","price":49,"sub-total":"-","selected":false},{"package":"ENGAGE(Streams, Checklist, Helpdesk)","package_id":3,"emp_count":"-","price":49,"sub-total":"-","selected":false},{"package":"PERFORMANCE(Performance Review, Survey, Recognition)","package_id":4,"emp_count":"-","price":49,"sub-total":"-","selected":false},{"package":"STORE(HR Letter, HR Drive, Asset)","package_id":5,"emp_count":"-","price":49,"sub-total":"-","selected":false},{"package":"RECRUIT(ATS, Career site, Social Rercruiting)","package_id":6,"emp_count":"-","price":49,"sub-total":"-","selected":false}],"details":{"title":"Sutra Subscription for 6 Months (January 2018 to July 2018)","Product_Sub":5880,"gst":764.4,"total_subscription":6644.4}}}</text:p>
          </table:table-cell>
          <table:table-cell table:style-name="ce6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Subscription Listing</text:p>
          </table:table-cell>
          <table:table-cell table:style-name="ce9"/>
          <table:table-cell table:style-name="ce12" office:value-type="string" calcext:value-type="string">
            <text:p>api/getsubscriptions/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Subscription list get successfully.",</text:p>
            <text:p>    "data": [</text:p>
            <text:p>        {</text:p>
            <text:p>            "company_id": 19,</text:p>
            <text:p>            "name": "sumHR2",</text:p>
            <text:p>            "company_owners_data": [</text:p>
            <text:p>                {</text:p>
            <text:p>                    "id": 32,</text:p>
            <text:p>                    "name": "vishal k",</text:p>
            <text:p>                    "username": "vishalk1@gmail.com",</text:p>
            <text:p>                    "first_name": "vishal",</text:p>
            <text:p>                    "last_name": "k"</text:p>
            <text:p>                },</text:p>
            <text:p>                {</text:p>
            <text:p>                    "id": 33,</text:p>
            <text:p>                    "name": "Kiran d",</text:p>
            <text:p>                    "username": "kirand@gmail.com",</text:p>
            <text:p>                    "first_name": "Kiran",</text:p>
            <text:p>                    "last_name": "d"</text:p>
            <text:p>                }</text:p>
            <text:p>            ]</text:p>
            <text:p>        }</text:p>
            <text:p>    ]</text:p>
            <text:p>}</text:p>
            <text:p/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Add Subscription Owner</text:p>
          </table:table-cell>
          <table:table-cell table:style-name="ce9"/>
          <table:table-cell table:style-name="ce12" office:value-type="string" calcext:value-type="string">
            <text:p>api/addowne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 office:value-type="string" calcext:value-type="string">
            <text:p>{</text:p>
            <text:p>  "first_name": "vishal",</text:p>
            <text:p>  "last_name": "khoje",</text:p>
            <text:p>  "email":"vish5@gmail.com",</text:p>
            <text:p>  "phone_no": ""</text:p>
            <text:p> }</text:p>
          </table:table-cell>
          <table:table-cell table:style-name="ce15" office:value-type="string" calcext:value-type="string">
            <text:p>{</text:p>
            <text:p>    "status": true,</text:p>
            <text:p>    "message": "Subscription owner added successfully.",</text:p>
            <text:p>    "data": {</text:p>
            <text:p>        "name": "vishal khoje",</text:p>
            <text:p>        "username": "vish6@gmail.com",</text:p>
            <text:p>        "account_id": "33"</text:p>
            <text:p>    }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  <table:table-cell table:style-name="ce22" office:value-type="string" calcext:value-type="string">
            <text:p>1. Empty Field Check --&gt;(First Name, last name, Email should not be empty )</text:p>
            <text:p>2. Email not proper --&gt; ( Email id format not proper)</text:p>
            <text:p>3. EmailId already presents --&gt; ( EmailId already exits. Please try with other emailId.)</text:p>
            <text:p/>
          </table:table-cell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31" table:number-columns-repeated="3"/>
          <table:table-cell table:style-name="ce32" table:number-columns-repeated="7"/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Edit Subscription Owner</text:p>
          </table:table-cell>
          <table:table-cell table:style-name="ce9"/>
          <table:table-cell table:style-name="ce12" office:value-type="string" calcext:value-type="string">
            <text:p>api/addowne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 office:value-type="string" calcext:value-type="string">
            <text:p>{</text:p>
            <text:p>  "owner_id":"33",</text:p>
            <text:p>  "first_name": "vishal",</text:p>
            <text:p>  "last_name": "khoje",</text:p>
            <text:p>  "email":"vish5@gmail.com",</text:p>
            <text:p> }</text:p>
          </table:table-cell>
          <table:table-cell table:style-name="ce15" office:value-type="string" calcext:value-type="string">
            <text:p>{</text:p>
            <text:p>    "status": true,</text:p>
            <text:p>    "message": "Subscription owner data updated successfully.",</text:p>
            <text:p>    "data": {</text:p>
            <text:p>        "name": "Kiran dhokane",</text:p>
            <text:p>        "username": "kirand@gmail.com",</text:p>
            <text:p>        "account_id": 54,</text:p>
            <text:p>    }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  <table:table-cell table:style-name="ce22" office:value-type="string" calcext:value-type="string">
            <text:p>1. Empty Field Check --&gt;(First Name, last name, Email should not be empty )</text:p>
            <text:p>2. Email not proper --&gt; ( Email id format not proper)</text:p>
            <text:p>3. EmailId already presents --&gt; ( EmailId already exits. Please try with other emailId.)</text:p>
            <text:p/>
          </table:table-cell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31" table:number-columns-repeated="3"/>
          <table:table-cell table:style-name="ce32" table:number-columns-repeated="7"/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Remove Subscription Owner</text:p>
          </table:table-cell>
          <table:table-cell table:style-name="ce9"/>
          <table:table-cell table:style-name="ce12" office:value-type="string" calcext:value-type="string">
            <text:p>api/removesubcwne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 office:value-type="string" calcext:value-type="string">
            <text:p>{</text:p>
            <text:p>  "owner_id":"33"</text:p>
            <text:p> }</text:p>
          </table:table-cell>
          <table:table-cell table:style-name="ce15" office:value-type="string" calcext:value-type="string">
            <text:p>{</text:p>
            <text:p>    "status": true,</text:p>
            <text:p>    "message": "Subscription owner user remove successfully.",</text:p>
            <text:p>    "data": null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  <table:table-cell table:style-name="ce22"/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31" table:number-columns-repeated="3"/>
          <table:table-cell table:style-name="ce32" table:number-columns-repeated="7"/>
          <table:table-cell table:style-name="ce25" table:number-columns-repeated="19"/>
          <table:table-cell table:number-columns-repeated="995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Change Subscription Owner</text:p>
          </table:table-cell>
          <table:table-cell table:style-name="ce9"/>
          <table:table-cell table:style-name="ce12" office:value-type="string" calcext:value-type="string">
            <text:p>api/changesubcowne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 office:value-type="string" calcext:value-type="string">
            <text:p>{</text:p>
            <text:p>"subscription_id":1,</text:p>
            <text:p>"owner_id":2</text:p>
            <text:p>}</text:p>
          </table:table-cell>
          <table:table-cell table:style-name="ce15" office:value-type="string" calcext:value-type="string">
            <text:p>{</text:p>
            <text:p>    "status": true,</text:p>
            <text:p>    "message": "Subscription owner changed successfully.",</text:p>
            <text:p>    "data": null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  <table:table-cell table:style-name="ce22"/>
          <table:table-cell table:style-name="ce25" table:number-columns-repeated="19"/>
          <table:table-cell table:number-columns-repeated="99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office:value-type="string" calcext:value-type="string">
            <text:p>Vishal</text:p>
          </table:table-cell>
          <table:table-cell table:style-name="ce5" office:value-type="string" calcext:value-type="string">
            <text:p>Add Admin</text:p>
            <text:p>(Subscription Owner) Listing</text:p>
          </table:table-cell>
          <table:table-cell table:style-name="ce9"/>
          <table:table-cell table:style-name="ce12" office:value-type="string" calcext:value-type="string">
            <text:p>api/getsubowne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[{"key":"Content-Type","value":"application/json","description":""}]</text:p>
          </table:table-cell>
          <table:table-cell table:style-name="ce15"/>
          <table:table-cell table:style-name="ce15" office:value-type="string" calcext:value-type="string">
            <text:p>{</text:p>
            <text:p>    "status": true,</text:p>
            <text:p>    "message": "Subscription owner list get successfully.",</text:p>
            <text:p>    "data": [</text:p>
            <text:p>        {</text:p>
            <text:p>            "id": 6,</text:p>
            <text:p>            "name": "vishal khoje",</text:p>
            <text:p>            "username": "vish@gmail.com"</text:p>
            <text:p>        },</text:p>
            <text:p>        {</text:p>
            <text:p>            "id": 7,</text:p>
            <text:p>            "name": "XYZ p",</text:p>
            <text:p>            "username": "xyz@gmail.com"</text:p>
            <text:p>        },</text:p>
            <text:p>        {</text:p>
            <text:p>            "id": 8,</text:p>
            <text:p>            "name": "Kiran D",</text:p>
            <text:p>            "username": "kirand@gmail.com"</text:p>
            <text:p>        },</text:p>
            <text:p>        ]</text:p>
            <text:p>}  </text:p>
          </table:table-cell>
          <table:table-cell table:style-name="ce22" office:value-type="string" calcext:value-type="string">
            <text:p>{</text:p>
            <text:p>  "status": false,</text:p>
            <text:p>  "message": "No data Found",</text:p>
            <text:p>  "data":null</text:p>
            <text:p>}</text:p>
          </table:table-cell>
          <table:table-cell table:style-name="ce22" office:value-type="string" calcext:value-type="string">
            <text:p>1. No data found in DB</text:p>
          </table:table-cell>
          <table:table-cell table:style-name="ce25" table:number-columns-repeated="19"/>
          <table:table-cell table:number-columns-repeated="995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fig" table:style-name="ta6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1" table:number-columns-repeated="1014" table:default-cell-style-name="Default"/>
        <table:table-row table:style-name="ro5">
          <table:table-cell table:number-columns-repeated="1024"/>
        </table:table-row>
        <table:table-row table:style-name="ro1">
          <table:table-cell table:style-name="ce2" office:value-type="string" calcext:value-type="string">
            <text:p>BaseUrl</text:p>
          </table:table-cell>
          <table:table-cell table:style-name="ce2" table:number-columns-repeated="2"/>
          <table:table-cell table:style-name="ce10" office:value-type="string" calcext:value-type="string">
            <text:p>****.sumhr.com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Endpoint</text:p>
          </table:table-cell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Headers</text:p>
          </table:table-cell>
          <table:table-cell table:style-name="ce13" office:value-type="string" calcext:value-type="string">
            <text:p>Request</text:p>
          </table:table-cell>
          <table:table-cell table:style-name="ce16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4" table:number-columns-repeated="3"/>
          <table:table-cell table:style-name="ce17" office:value-type="string" calcext:value-type="string">
            <text:p>Success</text:p>
          </table:table-cell>
          <table:table-cell table:style-name="ce2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/>
          <table:table-cell table:style-name="ce12"/>
          <table:table-cell table:style-name="ce15" table:number-columns-repeated="3"/>
          <table:table-cell table:style-name="ce18"/>
          <table:table-cell table:style-name="ce21"/>
          <table:table-cell table:style-name="ce21" office:value-type="string" calcext:value-type="string">
            <text:p>Validation (Message)</text:p>
          </table:table-cell>
          <table:table-cell table:style-name="ce25" table:number-columns-repeated="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 table:style-name="ce7" office:value-type="string" calcext:value-type="string">
            <text:p>Ankit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Brand Details</text:p>
          </table:table-cell>
          <table:table-cell table:style-name="ce6" office:value-type="string" calcext:value-type="string">
            <text:p>/subscription/branddetails/{subscription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 access_token }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subscription_name": "sumhr",</text:p>
            <text:p>        "sub_domain": "ABC8",</text:p>
            <text:p>        "brand_details": {</text:p>
            <text:p>            "brand_name": "jljlkj",</text:p>
            <text:p>            "default_email_address": "sad@sda.com",</text:p>
            <text:p>            "default_sender_email_address": "aSAS",</text:p>
            <text:p>            "default_sender_name": "ddasfafasf",</text:p>
            <text:p>            "default_sender_signature": "888888888888888888888"</text:p>
            <text:p>        }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1)Subscription_id should be owned by the account</text:p>
          </table:table-cell>
          <table:table-cell table:style-name="ce6" office:value-type="string" calcext:value-type="string">
            <text:p>apiom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/subscription/branddetail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 access_token }</text:p>
          </table:table-cell>
          <table:table-cell table:style-name="ce6" office:value-type="string" calcext:value-type="string">
            <text:p>{"subscription_id":1,"subscription_name":"sumhr","brand_details":{"brand_name":"ABC","default_email_address":"abc@gmail.com","default_sender_email_address":"abcd@gmail.com","default_sender_name":"abc","default_sender_signature":"9090090909090"},"sub_domain":"ABC8","company_logo":"data:image/jpeg;base64,/9j/4AAQSkZJRgABAQAAAQABAAD/2wCEAAkGBxMQEhUSEBIPFRAVFQ8QDxAVDw8PDw8PFRUWFhUVFRUYHSggGBolHRUVITEhJSkrLi4uFx8zODMtNygtLisBCgoKDg0OFQ8QFy0dHR0tLS0tLS0tLS0tLSsrLS0rKy0tKysrKy0rLS0tKystLS0rLS0tLS0tNS0tLS0tKysrLf/AABEIAKgBLAMBIgACEQEDEQH/xAAbAAACAwEBAQAAAAAAAAAAAAADBAABAgUGB//EADgQAAICAQEFBgMIAQMFAAAAAAABAgMRIQQSMUFRBRNhcYGRBiKxFDJCUqHB0fByguHxIzNic8L/xAAZAQADAQEBAAAAAAAAAAAAAAAAAQIDBAX/xAAhEQEBAQEAAwACAgMAAAAAAAAAARECAxIhMUEEgTJRYf/aAAwDAQACEQMRAD8A8xWOVsSgM1M5NdGGkzaBRC1itEjSQWtFRiFgidVg9SHK0LVDVY/YsFRuKMRCwD2LG4oLBGYIYhEejBamEcAajgJFleycCnWDcRxxBziTacLILCeCOBWCPZWNueQsUAigsCp0Vi5GN0IisIqVJWxC80N2oWsRUKl5gs4DzQCaLiQLWBsCzBzYtBWQKUQsjLQaCtkBO6J07BC8A58xWwdtE7UMFZi8xmwWmOEDIEwsgTKJ6iERmqJmAxBHK6RI1hYQNVI3gVEXGISKKhELGDItU3WMQYKFTGI1MWhuLDQBRgHhEWjBaxiLAwiGiipU4Jk3AFgLFB7FgpnBuKL3R6A2it0PuGZREAJRKjLDCMHJClAk5gJWJf3gDsmLTkaSlhrfyDsMRmkjLsRrEVmSATC94BsKSBNAZIPIxKIgX3DMoDWMALA0ylsdDn3I6U2KXoA5dqFLToXoQtKhFLBaYzYLzKhASBtBZA2Mnq62N1CcBmpnG6j1YxFClUxmuQrRhiEBmuAtUxytiAsYB4RBQDwYBuMA0IIwglYtIVVGlWbgEwMgd01FBHEm6SbMTWSYIkLTxe8DnLCy8Jc23hILg8J8Rdou26UU33ccxis6Nri/f6IL028Hgvl6z8PQ3fEGzweN9vHHdjKS9+AKPxHs0njvN18t6LivfgjxdmFyObtcg5trq8n8Xx8z9vp1kua4Ctkjw3wz2zOu2FUpt0ye5ut5UZP7rXTXHue1tZvI87uYkrBfvXnXgVZMA2axia+1FfaM8RKyL5EWg6DsTFlgJ2aAZyEB3MXtkXCQK+7AgxZaLWyMWWgZ3DwBXMSsQ1ZMVsZUIrNC8xiYJ41b4RW8/HovV6FQitzw0uuTDM7dnKT4qKz/AJPMn+rJXPKKJ6yCGIIFAPE4nULWN1i1YzWTTM1DtQnUNVyJBhBYg4MKhWgSEgsZAEb3kseeCdPDlchiLE4Tw0NVyHOk2DI2omEXZZuxcsN4Te6lmTws4S6laGt0vdPMdj/FXfX7k4xhXLSrX5lLkpPx+uD1IpZT65vNylNvs3K5y/LCcl5pNo+YYy29flxn1/4PpvbX/Yt/9c/ofMdj2mKc4yU8ywlux3npnOnqLPrp8Nzx3/tYsnldTk7SNuxKTUZZjrj08BecJWPcqhOyeMuMISnJdXhcjbjn6ry+XfHP9ufvOLUlxTyvNan1GyWVnrqfK5vR5WGnhrmnr/B9SnF4Xkjez8OC3YXtkLykY7T2lUwlZPhFZ83yS8W9DznYXbNm0Sdc4rg5b8dFGPSSLk+ayr0Ku1CZyAVeC3LBNMxNaApMBZcDVggacgFqybUzM2AI2oXkOWis0PQBJi82MTF5jICYPaq9IQ/M1Kx8lHkm/cLMRlN/Xp4lQi/aE82Sa66eS0/YVyater82DyWl7qDGIMUgw8JHDXWbgxmtiUWG2exNZXiRVH4MYrkKQkHhImmerkGixSuQdSIoGi2hbtO/d3cPDy34hXYlxOd2zL5o/wCP7slfM+mq+0XKcdEllJ8OfizuwkeNqnr7HrK5CPvmHIyCxkLRmEjIcrLHjPi3s3ubO9gsVzedPwW8X78V6np/h3tb7TUm3/1I4jYvHlL1/kPt+yxvrlXPhJYzzi+TXimeA2DbJ7DtDU/wvctjylDquvJoqNf8+c/cfRdvg5VTiuLhNLzcXg+YbPtllNjdFkq5vKUo8ZRfGPusn1Gu5SSlFpxaUotcGmspnzf4k2Lu75R5b29D/GWq9OK9C+b9X4Z7c9cf2U2uLk3KyTnbJOds3q+Gi/vQ5XZXbN2yyk6LZVuSSk0oyzjqpJjO13yiml4p9Th2M6fHEfyZOJOR6Iu++Ky5SssjvSf3pNy1b92fVZyPn3wTsm9tG+18tcXL/U/lj9W/Q9X8Q9qrZ6pT03vu1x/NN8P3foadfbjlvyR5P487TU5qiL+WHzWvk58l6L6+B0vhzs3uKU5LFk8Tn1ivwx9F+rZ574b2F7Rc7LMuMH3ljf47G8xT666vy8T205F93JOYyn36XmBnIJYxebIhstmd8xKQKUikm42EcxaMiOZOHok5AZmZTMOQYbFgCQWTAzYyBkc+T/f9zoTZzWyoVJ2cX5sGbnxfmZNEvZwkGhI5au8Ta2g4bHXHQ2m/CwuL+hns/aMSxyf1ELLM4LhPDz5MnFx6eNq6hqNojLgzzUr8o3RZhpkXk3qftMY8WkNU3JrKenH0PIysy22O7LtCS4k3lWO9tU+HqJ9sWfMsfl/div2xdRe+/eefReRGLkMVzPSbJt8Z54rnqeShM6PZtvzejFYdmvUxuXUJG9dTzFu2NN4eOXP3JX2g14+jFlT6PWRtR5r417O7yCvh96CxZj8VfX0+jfQO9r04+C1M/bVGOJtJPOja+ZcHpzHNTObvwt8F9sZi9nm9Y5lU+sOLj6fR+BzfjDtGNl+6mvkik2nn5nrj0OVdVGuxzrk8RlvV4WqXj+qOffLOfNvPPVL34HRxzLWnr14775/Q+3NOOUcKwYtm+v7Ctmp2ePhzfyPPO7uPWfA+2xSthwl8k0/zRWU/b/6OV8Ydpd/cq4axre6sfjteE/49zmV7X3bjKtbslFxk/wAzbeX9PYb7F2VOe+3nd+aK/FvdfQ0nGX2cvXWvU9l7JHZqYwyt771j/NY+P7LySNz2hLmjnW38c5EntGc+BHpv5Hs67uT5r3AWWrqjmd8uQOy0foXs6Epi1u0pcX1Fe8F9onnBU5GulHadM8TVl+FnyOZXPQ3ZZpgV5Gm4X7xe+c6NmF6kV75i9Rp9zBSkKq1ld8xep6NNnM7zXGBt2HPctW/MqQqGzJcmQonZ3jcZC6kbUjkx1aY3jUZAFI0pE4qUypBqpiakEhMVh6dU9WaUxWEzSkTipTsZmlMUjM2pE2LnRuMhqu/d4CdLwbf6EWLlNu7e48QKvecRWXzeG0ha27dTx/Weg7J2eFdCsnLDll8m+eAkK9Y4+0bRNLO8+PDTC9ORz7Nrbllt9H0L2zbFKcsfdecf3+8ELVpatmkhS22YNdZn/cRsDzWeIpav7k14jXyffodj/uBSYdzBWLQ7OHB5JpaR0OzrVF589c4x4nPNOWdP1NXK6L2+dksynhLKSxneJPaUsrh48UzmRZ0ti2ZWS3XLCUXJvx/v0FZCarkZlMC13ct3OYvg+RbmLBrW/wC/LUHJ5BzZneFgM1suUgUZ4K3+osPVykD3y2wUhG33rLcwLNSYBqUxaQRsEwJTIimUBuipG1IBk0pHPjo0wpG1IWUjamLD0wmajLAupmlInD03GQWLQrXM2pCsPTmdCKYr3hpTJxXsfpsNSuE62+j9n5mnIn1V7L2izh5hdr7ScoqKeiSXsc/ap8F5gnLTxKnI9hnZheJrY5bzxy4ir8/I1stjTfq/RFeo57k6lp24StYa27P9yKWyL5jbvuX8BN6lbS0orXVuW9H8sUo4efFuWn/j4mHLX2/cy45f18Dflxd235P2z3WG0+Kyn4NcSnoam8AZTNJUXn1mJvBarnHVN56i+QsV7lRhWrbnJrLGlEQmNxlovQZMz5lZJN8ShBojZlMpiNqLKaImVvCNlops02ZwIMsGwjBsAyQjIIGcl5BJm1IyxtoikaUgSka3hYNFTNoCpmlMWHpuEze+Kxn7G2+mRYemYy8P1RqN76foJ94X3r6i9T08rXz88FuwSdrLVgvU9b3st6Zf6IxOTXFL2MQsw2PQnFrXiLHTzJ1z+cIylngmvoCk2Ozkheci4z68Un7XPaE4Qisbyc5SeEnh4UY58MSf+sBOTJKSMto0kRJnzWYccs13mjx5vl/eIOU0ClIuM/8AG7rU583r4ArNG/NoqXEhbHq79aq4hZvDAQeoWU8gqZ64xvD0IJxTy8vktdeZz5MYosSWq9c4YazzDEac6Jv1RJ040ysmFas5+ZPzX8Fd4uWeeW+IE06mlnK4pcddQZcpexhsA0UVkoYRsvBkoQaktAISctAbEbJC8GQDeTSQLeLUjPGmjEUgaImGDRVI0pAt4veFg0dSZtTARYauSDD1rfRafiSUl0XpxL7rPDTzYgm95FrPRm41Jc/b/cN9lzqpv1X8CMlKeTSsC27K+C1fHikhGbabT4hjSd5BncCnaBcjLZcib3RHYYbMNkTKxnbreTOS9CDLFJZNxh1K3it4FSSCJpGXMw5GWMXpbYeC+UXSyMtY0BnVRZDMtCsjIZSJgxvFbwASOOefTBHJcsg8l5EEkysEbM7wBqRTMNlZGGmgZreMgFZJkshmtMmkyiAGslpkIAbiaUyEANQsa4PAT7T5efAhBYbcdpXNfuX9sxwz4kIGDVPaZSfQzp6v9SyAWtS2ZJfNhdFxeTmZLIPkVkhCFEhMkIATJMkIATJCEGBKVz9hmFMmspMhBW4QE4NcU0YRCDhNFNkIARMmSEAJkrJCAFFEIAUVksgw/9k="}</text:p>
          </table:table-cell>
          <table:table-cell table:style-name="ce6" office:value-type="string" calcext:value-type="string">
            <text:p>{</text:p>
            <text:p>  "status": true,</text:p>
            <text:p>  "message": "success",</text:p>
            <text:p>  "data":null</text:p>
            <text:p>}</text:p>
          </table:table-cell>
          <table:table-cell table:style-name="ce33" office:value-type="string" calcext:value-type="string">
            <text:p>{ "status": false, "message": "xxxxx", "data":null }</text:p>
          </table:table-cell>
          <table:table-cell table:style-name="ce6" office:value-type="string" calcext:value-type="string">
            <text:p>1. sub_domain must be unique except its own <text:s/>2)Subscription_id should be owned by the accoun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/>
          <table:table-cell table:style-name="ce6" office:value-type="string" calcext:value-type="string">
            <text:p>Global defaults</text:p>
          </table:table-cell>
          <table:table-cell table:style-name="ce6" office:value-type="string" calcext:value-type="string">
            <text:p>/subscription/globaldefaults/{subscription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 access_token }</text:p>
          </table:table-cell>
          <table:table-cell table:style-name="ce6"/>
          <table:table-cell table:style-name="ce6" office:value-type="string" calcext:value-type="string">
            <text:p>{"status":true,"message":"Success","data":{"subscription_name":"Sutra services","global_defaults":{"default_country_id":1,"default_currency_id":1,"default_timezone_id":1,"default_financial_cycle_id":2,"default_leave_cycle_id":1,"default_date_format_id":1,"login_method_id":1},"currencies":[{"id":1,"name":"Rupees","code":"INR","symbol":"₹"},{"id":2,"name":"Dollars","code":"USD","symbol":"$"},{"id":3,"name":"Euro","code":"EUR","symbol":"€"},{"id":4,"name":"Pounds","code":"GBP","symbol":"£"}],"yearly_cycles":[{"id":1,"name":"January"},{"id":2,"name":"February"},{"id":3,"name":"March"},{"id":4,"name":"April"},{"id":5,"name":"May"},{"id":6,"name":"June"},{"id":7,"name":"July"},{"id":8,"name":"August"},{"id":9,"name":"September"},{"id":10,"name":"October"},{"id":11,"name":"November"},{"id":12,"name":"December"}],"date_formats":[{"id":1,"name":"YYYY/DD/MM H:m:s"},{"id":2,"name":"DD/MM/YYYY H:m:s"}],"login_methods":[{"id":1,"name":"Email ID"},{"id":2,"name":"Employee No"}]}}</text:p>
          </table:table-cell>
          <table:table-cell table:style-name="ce6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/subscription/globaldefault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 access_token }</text:p>
          </table:table-cell>
          <table:table-cell table:style-name="ce6" office:value-type="string" calcext:value-type="string">
            <text:p>{</text:p>
            <text:p>  "subscription_id":1,</text:p>
            <text:p>  "default_country_id": 1,</text:p>
            <text:p>  "default_currency_id": 1,</text:p>
            <text:p>  "default_timezone_id": 1,</text:p>
            <text:p>  "default_financial_cycle_id": 1,</text:p>
            <text:p>  "default_leave_cycle_id": 1,</text:p>
            <text:p>  "default_date_format_id": 1,</text:p>
            <text:p>  "login_method_id": 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2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/country/timezones/{country_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 access_token }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timezones": [</text:p>
            <text:p>            {</text:p>
            <text:p>                "id": 1,</text:p>
            <text:p>                "country_id": 1,</text:p>
            <text:p>                "name": "Indian Standard Time",</text:p>
            <text:p>                "code": "IST",</text:p>
            <text:p>                "offset": "UTC+05:30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/>
          <table:table-cell table:style-name="ce6" office:value-type="string" calcext:value-type="string">
            <text:p>Company Offices</text:p>
          </table:table-cell>
          <table:table-cell table:style-name="ce6" office:value-type="string" calcext:value-type="string">
            <text:p>subscription/companyoffices/{intSubscription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 access_token }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subscription_name": "sumhr",</text:p>
            <text:p>        "company_offices": [</text:p>
            <text:p>            {</text:p>
            <text:p>                "id": 1,</text:p>
            <text:p>                "subscription_address_type": 1,</text:p>
            <text:p>                "office_location_name": "Andheri",</text:p>
            <text:p>                "address_line_1": "401,Anna purna",</text:p>
            <text:p>                "address_line_2": "Oshivara",</text:p>
            <text:p>                "city_id": 1,</text:p>
            <text:p>                "state_id": 1,</text:p>
            <text:p>                "country_id": 1,</text:p>
            <text:p>                "pincode": "4000053",</text:p>
            <text:p>                "country_name": "India",</text:p>
            <text:p>                "state_name": "Maharashtra",</text:p>
            <text:p>                "city_name": "Mumbai"</text:p>
            <text:p>            },</text:p>
            <text:p>            {</text:p>
            <text:p>                "id": 2,</text:p>
            <text:p>                "subscription_address_type": 0,</text:p>
            <text:p>                "office_location_name": "andheri asdasd",</text:p>
            <text:p>                "address_line_1": "asdad dasndjasd",</text:p>
            <text:p>                "address_line_2": "askdaskda dakjsdlkaj dasdhasdk",</text:p>
            <text:p>                "city_id": 1,</text:p>
            <text:p>                "state_id": 1,</text:p>
            <text:p>                "country_id": 1,</text:p>
            <text:p>                "pincode": "1212121",</text:p>
            <text:p>                "country_name": "India",</text:p>
            <text:p>                "state_name": "Maharashtra",</text:p>
            <text:p>                "city_name": "Mumbai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3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subscription/companyoffice/add/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 access_token }</text:p>
          </table:table-cell>
          <table:table-cell table:style-name="ce6" office:value-type="string" calcext:value-type="string">
            <text:p>{</text:p>
            <text:p>  "subscription_id": 1,</text:p>
            <text:p>  "office_location_name": "andheri",</text:p>
            <text:p>  "address_line_1": "asdaad",</text:p>
            <text:p>  "address_line_2": "askdaskd",</text:p>
            <text:p>  "city_id": 1,</text:p>
            <text:p>  "state_id": 1,</text:p>
            <text:p>  "country_id": 1,</text:p>
            <text:p>  "pincode": "1212121"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3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subscription/companyoffice/edit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 access_token }</text:p>
          </table:table-cell>
          <table:table-cell table:style-name="ce6" office:value-type="string" calcext:value-type="string">
            <text:p>{</text:p>
            <text:p>  "subscription_id": 1,</text:p>
            <text:p>  "subscription_address_id":1,</text:p>
            <text:p>  "office_location_name": "andheri",</text:p>
            <text:p>  "address_line_1": "asdaad",</text:p>
            <text:p>  "address_line_2": "askdaskd",</text:p>
            <text:p>  "city_id": 1,</text:p>
            <text:p>  "state_id": 1,</text:p>
            <text:p>  "country_id": 1,</text:p>
            <text:p>  "pincode": "1212121"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number-columns-repeated="2"/>
          <table:table-cell table:style-name="ce6" office:value-type="string" calcext:value-type="string">
            <text:p>subscription/companyoffice/delete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 access_token }</text:p>
          </table:table-cell>
          <table:table-cell table:style-name="ce6" office:value-type="string" calcext:value-type="string">
            <text:p>{</text:p>
            <text:p>  "subscription_id": 1,</text:p>
            <text:p>  "subscription_address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stants" table:style-name="ta7">
        <table:table-column table:style-name="co50" table:default-cell-style-name="Default"/>
        <table:table-column table:style-name="co11" table:default-cell-style-name="Default"/>
        <table:table-column table:style-name="co51" table:default-cell-style-name="Default"/>
        <table:table-column table:style-name="co11" table:number-columns-repeated="1021" table:default-cell-style-name="Default"/>
        <table:table-row table:style-name="ro1">
          <table:table-cell table:style-name="ce6" office:value-type="string" calcext:value-type="string">
            <text:p>model/table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4" office:value-type="string" calcext:value-type="string">
            <text:p>applicable_type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Departmen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Designat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Employe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attendance_source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Web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Biometric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Mobi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36" office:value-type="string" calcext:value-type="string">
            <text:p>Desktop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35" office:value-type="string" calcext:value-type="string">
            <text:p>Impor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36" office:value-type="string" calcext:value-type="string">
            <text:p>Edi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35" office:value-type="string" calcext:value-type="string">
            <text:p>Manu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36" office:value-type="string" calcext:value-type="string">
            <text:p>Request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blood_groups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string" calcext:value-type="string">
            <text:p>A+</text:p>
          </table:table-cell>
          <table:table-cell table:style-name="ce39"/>
          <table:table-cell table:number-columns-repeated="102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A-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B+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B-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35" office:value-type="string" calcext:value-type="string">
            <text:p>AB+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36" office:value-type="string" calcext:value-type="string">
            <text:p>AB-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35" office:value-type="string" calcext:value-type="string">
            <text:p>O+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36" office:value-type="string" calcext:value-type="string">
            <text:p>O-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34" office:value-type="string" calcext:value-type="string">
            <text:p>company_type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Public Lt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Private Lt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7" office:value-type="string" calcext:value-type="string">
            <text:p>Proprietorship</text:p>
          </table:table-cell>
          <table:table-cell table:style-name="ce39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contact_types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string" calcext:value-type="string">
            <text:p>Additional Email Address</text:p>
          </table:table-cell>
          <table:table-cell table:style-name="ce39"/>
          <table:table-cell table:number-columns-repeated="102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Skype I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Phone Number</text:p>
          </table:table-cell>
          <table:table-cell table:style-name="ce6" office:value-type="string" calcext:value-type="string">
            <text:p>/request/optionalholiday/action', 'Req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is_person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erso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<text:s/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education_level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School</text:p>
          </table:table-cell>
          <table:table-cell table:number-columns-repeated="1021"/>
        </table:table-row>
        <table:table-row table:style-name="ro1">
          <table:table-cell table:style-name="ce34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Under Graduate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Post Graduat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36" office:value-type="string" calcext:value-type="string">
            <text:p>Doctorat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employment_type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Full Tim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Part Tim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Inter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On Contract</text:p>
          </table:table-cell>
          <table:table-cell table:style-name="ce40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34" office:value-type="string" calcext:value-type="string">
            <text:p>legal_gender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Male</text:p>
          </table:table-cell>
          <table:table-cell table:number-columns-repeated="1021"/>
        </table:table-row>
        <table:table-row table:style-name="ro1">
          <table:table-cell table:style-name="ce34"/>
          <table:table-cell table:style-name="ce6" office:value-type="float" office:value="2" calcext:value-type="float">
            <text:p>2</text:p>
          </table:table-cell>
          <table:table-cell table:style-name="ce36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7" office:value-type="string" calcext:value-type="string">
            <text:p>Transgender</text:p>
          </table:table-cell>
          <table:table-cell table:style-name="ce39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elf servi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marital_stat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ing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rried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dependent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ergency_contact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profile_privacy option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ly m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partmen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frequenci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r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cond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hir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ourth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fth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dd</text:p>
          </table:table-cell>
          <table:table-cell table:style-name="ce6" office:value-type="string" calcext:value-type="string">
            <text:p>1,3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ven</text:p>
          </table:table-cell>
          <table:table-cell table:style-name="ce6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irst, Second</text:p>
          </table:table-cell>
          <table:table-cell table:style-name="ce6" office:value-type="string" calcext:value-type="string">
            <text:p>1,2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irst, Third</text:p>
          </table:table-cell>
          <table:table-cell table:style-name="ce6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irst, Fourth</text:p>
          </table:table-cell>
          <table:table-cell table:style-name="ce6" office:value-type="string" calcext:value-type="string">
            <text:p>1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irst, Fifth</text:p>
          </table:table-cell>
          <table:table-cell table:style-name="ce6" office:value-type="string" calcext:value-type="string">
            <text:p>1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econd, Third</text:p>
          </table:table-cell>
          <table:table-cell table:style-name="ce6" office:value-type="string" calcext:value-type="string">
            <text:p>2,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cond, Fifth</text:p>
          </table:table-cell>
          <table:table-cell table:style-name="ce6" office:value-type="string" calcext:value-type="string">
            <text:p>2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Third, Fourth</text:p>
          </table:table-cell>
          <table:table-cell table:style-name="ce6" office:value-type="string" calcext:value-type="string">
            <text:p>3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Third, Fifth</text:p>
          </table:table-cell>
          <table:table-cell table:style-name="ce6" office:value-type="string" calcext:value-type="string">
            <text:p>3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Fourth, Fifth</text:p>
          </table:table-cell>
          <table:table-cell table:style-name="ce6" office:value-type="string" calcext:value-type="string">
            <text:p>4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irst, Second, Third</text:p>
          </table:table-cell>
          <table:table-cell table:style-name="ce6" office:value-type="string" calcext:value-type="string">
            <text:p>1,2,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irst, Second, Fourth</text:p>
          </table:table-cell>
          <table:table-cell table:style-name="ce6" office:value-type="string" calcext:value-type="string">
            <text:p>1,2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irst, Second, Fifth</text:p>
          </table:table-cell>
          <table:table-cell table:style-name="ce6" office:value-type="string" calcext:value-type="string">
            <text:p>1,2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irst, Third, Fourth</text:p>
          </table:table-cell>
          <table:table-cell table:style-name="ce6" office:value-type="string" calcext:value-type="string">
            <text:p>1,3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irst, Fourth, Fifth</text:p>
          </table:table-cell>
          <table:table-cell table:style-name="ce6" office:value-type="string" calcext:value-type="string">
            <text:p>1,4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econd. Third, Fourth</text:p>
          </table:table-cell>
          <table:table-cell table:style-name="ce6" office:value-type="string" calcext:value-type="string">
            <text:p>2,3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econd. Third, Fifth</text:p>
          </table:table-cell>
          <table:table-cell table:style-name="ce6" office:value-type="string" calcext:value-type="string">
            <text:p>2,3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Third, Fourth, Fifth</text:p>
          </table:table-cell>
          <table:table-cell table:style-name="ce6" office:value-type="string" calcext:value-type="string">
            <text:p>3,4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irst, Second, Third, Fourth</text:p>
          </table:table-cell>
          <table:table-cell table:style-name="ce6" office:value-type="string" calcext:value-type="string">
            <text:p>1,2,3,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econd, Third, Fourth, Fifth</text:p>
          </table:table-cell>
          <table:table-cell table:style-name="ce6" office:value-type="string" calcext:value-type="string">
            <text:p>2,3,4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string" calcext:value-type="string">
            <text:p>1,2,3,4,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First and Last</text:p>
          </table:table-cell>
          <table:table-cell table:style-name="ce6" office:value-type="string" calcext:value-type="string">
            <text:p>(hide selection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Last</text:p>
          </table:table-cell>
          <table:table-cell table:style-name="ce6" office:value-type="string" calcext:value-type="string">
            <text:p>(hide selection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xcluding First and Last</text:p>
          </table:table-cell>
          <table:table-cell table:style-name="ce6" office:value-type="string" calcext:value-type="string">
            <text:p>(hide selection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yearly cycles</text:p>
          </table:table-cell>
          <table:table-cell table:style-name="ce6" office:value-type="float" office:value="1" calcext:value-type="float">
            <text:p>1</text:p>
          </table:table-cell>
          <table:table-cell table:style-name="ce35" office:value-type="string" calcext:value-type="string">
            <text:p>Januar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February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35" office:value-type="string" calcext:value-type="string">
            <text:p>March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36" office:value-type="string" calcext:value-type="string">
            <text:p>Apri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35" office:value-type="string" calcext:value-type="string">
            <text:p>Ma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36" office:value-type="string" calcext:value-type="string">
            <text:p>Jun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35" office:value-type="string" calcext:value-type="string">
            <text:p>Jul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36" office:value-type="string" calcext:value-type="string">
            <text:p>Augus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35" office:value-type="string" calcext:value-type="string">
            <text:p>Septemb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36" office:value-type="string" calcext:value-type="string">
            <text:p>Octob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35" office:value-type="string" calcext:value-type="string">
            <text:p>Novemb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36" office:value-type="string" calcext:value-type="string">
            <text:p>December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ubscription_stat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RIAL ACTIVE'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ID ACTIV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ID PEND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RIAL INACTIV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NEWAL PENDING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tt_request_ty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OCKI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PDATE_LO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POFF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HIFT_CHANG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request_statu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PPROVE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VOKE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JECTE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ANCELLED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action_i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PPROV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VOK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JEC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ANCEL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tt_request_sub_ty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FO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FH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D</text:p>
          </table:table-cell>
          <table:table-cell table:number-columns-repeated="1021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ck_Attendance" table:style-name="ta8">
        <table:table-column table:style-name="co5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7" table:default-cell-style-name="Default"/>
        <table:table-column table:style-name="co11" table:number-columns-repeated="1013" table:default-cell-style-name="Default"/>
        <table:table-row table:style-name="ro1">
          <table:table-cell table:style-name="ce41" table:number-columns-repeated="3"/>
          <table:table-cell table:style-name="ce48" office:value-type="string" calcext:value-type="string">
            <text:p>****.sumhr.com</text:p>
          </table:table-cell>
          <table:table-cell table:style-name="ce48"/>
          <table:table-cell table:style-name="ce45"/>
          <table:table-cell table:style-name="ce48" table:number-columns-repeated="2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8" table:number-columns-repeated="5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2" office:value-type="string" calcext:value-type="string">
            <text:p>Developer</text:p>
          </table:table-cell>
          <table:table-cell table:style-name="ce42" office:value-type="string" calcext:value-type="string">
            <text:p>Title</text:p>
          </table:table-cell>
          <table:table-cell table:style-name="ce42"/>
          <table:table-cell table:style-name="ce42" office:value-type="string" calcext:value-type="string">
            <text:p>Endpoint</text:p>
          </table:table-cell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headers</text:p>
          </table:table-cell>
          <table:table-cell table:style-name="ce53" office:value-type="string" calcext:value-type="string">
            <text:p>Request</text:p>
          </table:table-cell>
          <table:table-cell table:style-name="ce57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style-name="ce57" office:value-type="string" calcext:value-type="string" table:number-columns-spanned="3" table:number-rows-spanned="1">
            <text:p>OLD</text:p>
          </table:table-cell>
          <table:covered-table-cell table:number-columns-repeated="2" table:style-name="ce19"/>
          <table:table-cell table:style-name="ce45" table:number-columns-repeated="13"/>
          <table:table-cell table:number-columns-repeated="998"/>
        </table:table-row>
        <table:table-row table:style-name="ro1">
          <table:table-cell table:style-name="ce43" table:number-columns-repeated="4"/>
          <table:table-cell table:style-name="ce54" table:number-columns-repeated="3"/>
          <table:table-cell table:style-name="ce58" office:value-type="string" calcext:value-type="string">
            <text:p>Success</text:p>
          </table:table-cell>
          <table:table-cell table:style-name="ce6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style-name="ce58" office:value-type="string" calcext:value-type="string">
            <text:p>Request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4" table:number-columns-repeated="2"/>
          <table:table-cell table:style-name="ce49"/>
          <table:table-cell table:style-name="ce50"/>
          <table:table-cell table:style-name="ce55" table:number-columns-repeated="3"/>
          <table:table-cell table:style-name="ce59"/>
          <table:table-cell table:style-name="ce61"/>
          <table:table-cell table:style-name="ce61" office:value-type="string" calcext:value-type="string">
            <text:p>Validation (Message)</text:p>
          </table:table-cell>
          <table:table-cell table:style-name="ce62"/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Shift Listing</text:p>
          </table:table-cell>
          <table:table-cell table:style-name="ce45"/>
          <table:table-cell table:style-name="ce45" office:value-type="string" calcext:value-type="string">
            <text:p>attendance/settings/getshifts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{access_token}</text:p>
          </table:table-cell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</text:p>
            <text:p>    "status": true,</text:p>
            <text:p>    "message": "Shift list fetched successfully!",</text:p>
            <text:p>    "data": [</text:p>
            <text:p>        {</text:p>
            <text:p>            "id": 5,</text:p>
            <text:p>            "name": "first",</text:p>
            <text:p>            "shift_timing": "1:00:00 PM to 1:00:00 AM"</text:p>
            <text:p>        },</text:p>
            <text:p>       {</text:p>
            <text:p>            "id": 6,</text:p>
            <text:p>            "name": "second",</text:p>
            <text:p>            "shift_timing": "10:00:00 AM to 05:00:00 PM"</text:p>
            <text:p>        }</text:p>
            <text:p>    ]</text:p>
            <text:p>}</text:p>
          </table:table-cell>
          <table:table-cell table:style-name="ce45" office:value-type="string" calcext:value-type="string">
            <text:p>{</text:p>
            <text:p>  "status": false,</text:p>
            <text:p>  "message": "No Shift found! ",</text:p>
            <text:p>  "data":null</text:p>
            <text:p>}</text:p>
          </table:table-cell>
          <table:table-cell table:style-name="ce45" table:number-columns-repeated="17"/>
          <table:table-cell table:number-columns-repeated="998"/>
        </table:table-row>
        <table:table-row table:style-name="ro1" table:number-rows-repeated="2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Vishal</text:p>
          </table:table-cell>
          <table:table-cell table:style-name="ce46" office:value-type="string" calcext:value-type="string">
            <text:p>Attendance Setting &gt; Attendance policy &amp; action setting creation</text:p>
          </table:table-cell>
          <table:table-cell table:style-name="ce46"/>
          <table:table-cell table:style-name="ce46" office:value-type="string" calcext:value-type="string">
            <text:p>api/attendance/settings/createpolicyaction</text:p>
          </table:table-cell>
          <table:table-cell table:style-name="ce46" office:value-type="string" calcext:value-type="string">
            <text:p>getpoli</text:p>
          </table:table-cell>
          <table:table-cell table:style-name="ce46" office:value-type="string" calcext:value-type="string">
            <text:p>{access_token}</text:p>
          </table:table-cell>
          <table:table-cell table:style-name="ce46" office:value-type="string" calcext:value-type="string">
            <text:p>{</text:p>
            <text:p>        "name": "Sutra Policy",</text:p>
            <text:p>        "description": "Description for test",</text:p>
            <text:p>        "visibility": {</text:p>
            <text:p>                "show_clockin": 1,</text:p>
            <text:p>                "show_clockout": 1,</text:p>
            <text:p>                "is_show_break_duration" : 1,</text:p>
            <text:p>                "is_show_work_duration": 1,</text:p>
            <text:p>                "is_show_overtime": 1,</text:p>
            <text:p>                "is_show_lateby": 1,</text:p>
            <text:p>                "is_show_earlyby": 1,</text:p>
            <text:p>                "is_show_all_punches": 1</text:p>
            <text:p>        },</text:p>
            <text:p>        "is_leave_att_deduction_policy" : 1,</text:p>
            <text:p>        "absenteeism": {</text:p>
            <text:p>                "request_type": 1,</text:p>
            <text:p>                "leave_id": 1,</text:p>
            <text:p>                "request_action_type" : 1</text:p>
            <text:p>        },</text:p>
            <text:p>        "punctuality": {</text:p>
            <text:p>                "is_grace_time_allowed": 1,</text:p>
            <text:p>                "grace_time_hours": 2,</text:p>
            <text:p>                "grace_time_minutes": 30</text:p>
            <text:p>        },</text:p>
            <text:p>        "is_latemark_deduction_policy": 1,</text:p>
            <text:p>        "late_deduction": {</text:p>
            <text:p>                "late_mark_in_type": 2,</text:p>
            <text:p>                "no_of_latemark_allowed": null,</text:p>
            <text:p>                "grace_quota_hours": 4,</text:p>
            <text:p>                "grace_quota_minutes": 12,</text:p>
            <text:p>                "refill_type": 1,</text:p>
            <text:p>                "leave_id": 1,</text:p>
            <text:p>                "no_of_leave_deduct": 2,</text:p>
            <text:p>                "is_auto_approval": 1</text:p>
            <text:p>        },</text:p>
            <text:p>        "is_shift_hours_deficit": 1,</text:p>
            <text:p>        "time_at_work": {</text:p>
            <text:p>                "halfday_hours": 5,</text:p>
            <text:p>                "halfday_percentage": null,</text:p>
            <text:p>                "fullday_hours": 9,</text:p>
            <text:p>                "fullday_percentage": null,</text:p>
            <text:p>                "halfday_leave_id": 1,</text:p>
            <text:p>                "fullday_leave_id": 1,</text:p>
            <text:p>                "is_auto_approval": 1</text:p>
            <text:p>        },</text:p>
            <text:p>        "is_over_time_policy": 1,</text:p>
            <text:p>        "over_time": {</text:p>
            <text:p>                "over_time_buffer_time": 3,</text:p>
            <text:p>                "benefit_type_id": 1,</text:p>
            <text:p>                "overtime_package_id": null</text:p>
            <text:p>        }</text:p>
            <text:p>}</text:p>
          </table:table-cell>
          <table:table-cell table:style-name="ce46" office:value-type="string" calcext:value-type="string">
            <text:p>{</text:p>
            <text:p>    "status": true,</text:p>
            <text:p>    "message": "Policy created successfully!",</text:p>
            <text:p>    "data": {</text:p>
            <text:p>        "attendance_policy_id": 2</text:p>
            <text:p>    }</text:p>
            <text:p>}</text:p>
          </table:table-cell>
          <table:table-cell table:style-name="ce46" table:number-columns-repeated="2"/>
          <table:table-cell table:style-name="ce46" office:value-type="string" calcext:value-type="string">
            <text:p>{"name":"att policy","description":"dsf","absenteeism_auto_attendance_leave":"1","is_late_attendance":"1","is_shift_hours_deficit":"1","is_over_time_policy":"1","visibility":{"show_clockin":"1","show_clockout":"1","is_show_break_duration":"1","is_show_work_duration":"1","is_show_overtime":"1","is_show_lateby":"1","is_show_earlyby":"1","is_show_all_punches":"1"},"absenteeism":{"request_type":"0","leave_id":"1","request_action_type":"0"},"punctuality":{"is_grace_time_allowed":"1","grace_time_type":"1","grace_time":"00:30:00","no_of_time_grace_used":"5"},"late_deduction":{"late_mark_in_type":"1","no_of_latemark_allowed":"2","is_penalty_late_attendance":"1","is_deduct_from":"1","refill_type":"1","leave_id":"1","no_of_leave_deduct":"1","is_auto_approval":"0"},"time_at_work":{"halfday_hours":"1","fullday_hours":"2","halfday_percentage":"1","fullday_percentage":"1","halfday_leave_id":"1","fullday_leave_id":"1","is_auto_approval":"0"},"over_time":{"over_time_buffer_time":"1","benefit_type_id":"1","overtime_package_id":2}}</text:p>
          </table:table-cell>
          <table:table-cell table:style-name="ce46" table:number-columns-repeated="15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&gt; Attendance policy &amp; action setting (Listing)</text:p>
          </table:table-cell>
          <table:table-cell table:style-name="ce45"/>
          <table:table-cell table:style-name="ce45" office:value-type="string" calcext:value-type="string">
            <text:p>api/attendance/settings/getattendancepolicyactionlisting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{access_token}</text:p>
          </table:table-cell>
          <table:table-cell table:style-name="ce45" table:number-columns-repeated="20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&gt; Attendance policy &amp; action Edit</text:p>
          </table:table-cell>
          <table:table-cell table:style-name="ce45"/>
          <table:table-cell table:style-name="ce45" office:value-type="string" calcext:value-type="string">
            <text:p>api/attendance/settings/editpolicyaction/{policy_id}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{access_token}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Policy data fetched successfully!",</text:p>
            <text:p>    "data": {</text:p>
            <text:p>        "id": 78,</text:p>
            <text:p>        "name": "SuirFDSve",</text:p>
            <text:p>        "description": "Description for test",</text:p>
            <text:p>        "work_location_type_id": [</text:p>
            <text:p>            1,</text:p>
            <text:p>            2,</text:p>
            <text:p>            3</text:p>
            <text:p>        ],</text:p>
            <text:p>        "visibility": {</text:p>
            <text:p>            "show_clockin": 1,</text:p>
            <text:p>            "show_clockout": 1,</text:p>
            <text:p>            "is_show_break_duration": 0,</text:p>
            <text:p>            "is_show_work_duration": 0,</text:p>
            <text:p>            "is_show_overtime": 1,</text:p>
            <text:p>            "is_show_lateby": 1,</text:p>
            <text:p>            "is_show_earlyby": 1,</text:p>
            <text:p>            "is_show_all_punches": 1</text:p>
            <text:p>        },</text:p>
            <text:p>        "is_leave_att_deduction_policy": 1,</text:p>
            <text:p>        "absenteeism": {</text:p>
            <text:p>            "request_type": 1,</text:p>
            <text:p>            "leave_id": 1,</text:p>
            <text:p>            "request_action_type": 1</text:p>
            <text:p>        },</text:p>
            <text:p>        "is_latemark_deduction_policy": 1,</text:p>
            <text:p>        "is_grace_time_allowed": 1,</text:p>
            <text:p>        "grace_time_hours": "02",</text:p>
            <text:p>        "grace_time_minutes": "30",</text:p>
            <text:p>        "late_deduction": {</text:p>
            <text:p>            "late_mark_in_type": 2,</text:p>
            <text:p>            "no_of_latemark_allowed": null,</text:p>
            <text:p>            "grace_quota_hours": "04",</text:p>
            <text:p>            "grace_quota_minutes": "12",</text:p>
            <text:p>            "refill_type": 1,</text:p>
            <text:p>            "leave_id": 1,</text:p>
            <text:p>            "no_of_leave_deduct": 2,</text:p>
            <text:p>            "is_auto_approval": 1</text:p>
            <text:p>        },</text:p>
            <text:p>        "is_workduration_deduction_policy": 1,</text:p>
            <text:p>        "time_at_work": {</text:p>
            <text:p>            "halfday_hours": 5,</text:p>
            <text:p>            "halfday_percentage": null,</text:p>
            <text:p>            "fullday_hours": 9,</text:p>
            <text:p>            "fullday_percentage": null,</text:p>
            <text:p>            "halfday_leave_id": 1,</text:p>
            <text:p>            "fullday_leave_id": 1,</text:p>
            <text:p>            "is_auto_approval": 1</text:p>
            <text:p>        },</text:p>
            <text:p>        "is_over_time_policy": 1,</text:p>
            <text:p>        "over_time": {</text:p>
            <text:p>            "over_time_buffer_time": "35",</text:p>
            <text:p>            "benefit_type_id": 1,</text:p>
            <text:p>            "overtime_package_id": null</text:p>
            <text:p>        }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&gt; Attendance policy &amp; action delete</text:p>
          </table:table-cell>
          <table:table-cell table:style-name="ce45"/>
          <table:table-cell table:style-name="ce28" office:value-type="string" calcext:value-type="string">
            <text:p>api/attendance/settings/deletepolicyaction/{policyActionId}</text:p>
          </table:table-cell>
          <table:table-cell table:style-name="ce45" office:value-type="string" calcext:value-type="string">
            <text:p>get</text:p>
          </table:table-cell>
          <table:table-cell table:style-name="ce45" table:number-columns-repeated="2"/>
          <table:table-cell table:style-name="ce45" office:value-type="string" calcext:value-type="string">
            <text:p>{</text:p>
            <text:p>    "status": true,</text:p>
            <text:p>    "message": "Delete Policy &amp; action successfully!",</text:p>
            <text:p>    "data": null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 table:number-rows-repeated="2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Input Mrthod (Create)</text:p>
          </table:table-cell>
          <table:table-cell table:style-name="ce45"/>
          <table:table-cell table:style-name="ce45" office:value-type="string" calcext:value-type="string">
            <text:p>api/attendance/settings/setinputtype</text:p>
          </table:table-cell>
          <table:table-cell table:style-name="ce45"/>
          <table:table-cell table:style-name="ce45" office:value-type="string" calcext:value-type="string">
            <text:p>{access_token}</text:p>
          </table:table-cell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"input_type":{"input_name":"Single In out","select_input_type":0,"input_description":"testing data"},"input_source":{"is_biometric":1,"is_mobile":0,"is_web":1,"biometric":{"shift_in_out":1,"shift_directional":0,"break_in_out":1,"break_directional":1},"mobile":{"geo_taggin":0,"office_location_radius":1,"map_data":[{"radius_in_meter":"5000","lattitude":"21.4564","longitude":"73.4564","location":"pune station"},{"radius_in_meter":"5000","lattitude":"23.4564","longitude":"70.4564","location":"pune shivaji nagar"}],"location_restriction":1,"auto_clock_in_out":1,"manual_clock_in_out":1,"mobile_manual_is_restricted":1,"manual_restricted_action":1},"web":{"is_ip_restricted":1,"web_break_in_out":1,"ip_range":[{"ip_network_name":"Airtel","ip_range_from":"192.168.1.0","ip_range_to":"192.168.1.100"},{"ip_network_name":"Vodaphone","ip_range_from":"195.168.1.0","ip_range_to":"195.168.1.100"}],"allow_attendance_request":1}},"input_request":{"is_request_type":1,"is_approval":1,"is_work_type":1,"is_pending_request":1,"request_type":{"is_pre_dated_request":1,"pre_request_days":20,"is_same_day_request":1,"same_day_request_hours":5,"is_past_day_request":1,"past_request_days":2},"approval":{"approval_request_type":1,"is_request_auto_approve":1,"approval_work_type":1,"is_work_auto_approve":1,"approval_override_type":1,"is_override_auto_approve":0},"work_type":{"allow_work_from_home":1,"allow_work_from_out_duty":0,"allow_work_from_office":1},"pending_request":{"remind_manager_days":3,"before_auto_approve_days":5,"pre_dated_request":1,"same_day_request":0}}}</text:p>
          </table:table-cell>
          <table:table-cell table:style-name="ce45" office:value-type="string" calcext:value-type="string">
            <text:p>"{</text:p>
            <text:p>  ""status"": false,</text:p>
            <text:p>  ""message"": ""No Input method found! "",</text:p>
            <text:p>  ""data"":null</text:p>
            <text:p>}"</text:p>
          </table:table-cell>
          <table:table-cell table:style-name="ce45" table:number-columns-repeated="17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Input Method (Edit)</text:p>
          </table:table-cell>
          <table:table-cell table:style-name="ce45"/>
          <table:table-cell table:style-name="ce45" office:value-type="string" calcext:value-type="string">
            <text:p>attendance/settings/editinputmethod/{input_method_id}</text:p>
          </table:table-cell>
          <table:table-cell table:style-name="ce45" office:value-type="string" calcext:value-type="string">
            <text:p>GET</text:p>
          </table:table-cell>
          <table:table-cell table:style-name="ce45"/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"status":true,"message":"Input methods list fetch successfully!","data":{"attendance_input_id":37,"created_by":4,"subscription_id":2,"inpute_type":{"input_name":"Single In out","input_description":"testing data","select_input_type":0},"is_biometric":1,"is_mobile":0,"is_web":1,"input_source":{"biometric":{"shift_in_out":1,"shift_directional":0,"break_in_out":1,"break_directional":1},"mobile":{"geo_taggin":1,"office_location_radius":1,"location_restriction":1,"auto_clock_in_out":1,"mobile_manual_is_restricted":1,"manual_restricted_action":1,"map_data":[{"id":59,"radius_in_meter":5000,"location":"pune station","radius_lat":"21.4564","radius_long":"73.4564"},{"id":60,"radius_in_meter":5000,"location":"pune shivaji nagar","radius_lat":"23.4564","radius_long":"70.4564"},{"id":61,"radius_in_meter":200,"location":"pune office","radius_lat":"23.4564","radius_long":"76.4564"}]},"web":{"is_ip_restricted":1,"allow_attendance_request":0,"ip_range":[{"name":"","ip_range_from":"192.168.1.0","ip_range_to":"192.168.1.100"},{"name":"","ip_range_from":"195.168.1.0","ip_range_to":"195.168.1.100"}]}},"input_request":{"id":2,"is_request_type":1,"request_type":{"is_pre_dated_request":1,"pre_request_days":20,"is_same_day_request":1,"same_day_request_hours":5,"is_past_day_request":1,"past_request_days":2},"is_approval":1,"approval":{"approval_request_type":1,"is_request_auto_approve":1,"approval_work_type":1,"is_work_auto_approve":1,"approval_override_type":1,"is_override_auto_approve":0},"is_work_type":1,"work_type":{"allow_work_from_home":1,"allow_work_from_out_duty":0,"allow_work_from_office":1},"is_pending_request":1}}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Input Method (Listing)</text:p>
          </table:table-cell>
          <table:table-cell table:style-name="ce45"/>
          <table:table-cell table:style-name="ce45" office:value-type="string" calcext:value-type="string">
            <text:p>api/attendance/settings/getinputmethodlisting</text:p>
          </table:table-cell>
          <table:table-cell table:style-name="ce45" office:value-type="string" calcext:value-type="string">
            <text:p>GET</text:p>
          </table:table-cell>
          <table:table-cell table:style-name="ce45"/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</text:p>
            <text:p>    "status": true,</text:p>
            <text:p>    "message": "Input methods list fetch successfully!",</text:p>
            <text:p>    "data": [</text:p>
            <text:p>        {</text:p>
            <text:p>            "name": "Single In out",</text:p>
            <text:p>            "description": "testing data"</text:p>
            <text:p>        },</text:p>
            <text:p>        {</text:p>
            <text:p>            "name": "Single In out",</text:p>
            <text:p>            "description": "testing data"</text:p>
            <text:p>        }</text:p>
            <text:p>    ]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</text:p>
          </table:table-cell>
          <table:table-cell table:style-name="ce45" office:value-type="string" calcext:value-type="string">
            <text:p>Attendance Setting Input Method (Delete)</text:p>
          </table:table-cell>
          <table:table-cell table:style-name="ce45"/>
          <table:table-cell table:style-name="ce45" office:value-type="string" calcext:value-type="string">
            <text:p>api/attendance/settings/deleteinputmethod/{input_method_id}</text:p>
          </table:table-cell>
          <table:table-cell table:style-name="ce45" office:value-type="string" calcext:value-type="string">
            <text:p>GET</text:p>
          </table:table-cell>
          <table:table-cell table:style-name="ce45"/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Vishal ()</text:p>
          </table:table-cell>
          <table:table-cell table:style-name="ce45" office:value-type="string" calcext:value-type="string">
            <text:p>Attendance Cycle(create)</text:p>
            <text:p>Send Id while editing</text:p>
          </table:table-cell>
          <table:table-cell table:style-name="ce45"/>
          <table:table-cell table:style-name="ce45" office:value-type="string" calcext:value-type="string">
            <text:p>api/attendance/settings/createattendancecycle</text:p>
          </table:table-cell>
          <table:table-cell table:style-name="ce45" office:value-type="string" calcext:value-type="string">
            <text:p>POST</text:p>
          </table:table-cell>
          <table:table-cell table:style-name="ce45"/>
          <table:table-cell table:style-name="ce45" office:value-type="string" calcext:value-type="string">
            <text:p>{</text:p>
            <text:p>        "cycle_type": 1,</text:p>
            <text:p>        "auto_reminder_day":[22,15],</text:p>
            <text:p>        "regularization_cut_off_day":3,</text:p>
            <text:p>        "cycle_end_day":25 (This will send when cycle_type = 3 otherwise send null or dont send)</text:p>
            <text:p>}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get Attendance Cycle</text:p>
          </table:table-cell>
          <table:table-cell table:style-name="ce45"/>
          <table:table-cell table:style-name="ce45" office:value-type="string" calcext:value-type="string">
            <text:p>api/attendance/settings/getattendancecycle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6" office:value-type="string" calcext:value-type="string">
            <text:p>{</text:p>
            <text:p>    "status": true,</text:p>
            <text:p>    "message": "Attendance Cycle fetch successfully!",</text:p>
            <text:p>    "data": {</text:p>
            <text:p>        "id": 2,</text:p>
            <text:p>        "cycle_type": 1,</text:p>
            <text:p>        "auto_reminder_day": [</text:p>
            <text:p>            "22",</text:p>
            <text:p>            "15"</text:p>
            <text:p>        ],</text:p>
            <text:p>        "cycle_end_day": 25,</text:p>
            <text:p>        "regularization_cut_off_day": 3</text:p>
            <text:p>    }</text:p>
            <text:p>}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Vishal</text:p>
          </table:table-cell>
          <table:table-cell table:style-name="ce47" office:value-type="string" calcext:value-type="string">
            <text:p>Attendance Cycle(listing)</text:p>
          </table:table-cell>
          <table:table-cell table:style-name="ce47"/>
          <table:table-cell table:style-name="ce47" office:value-type="string" calcext:value-type="string">
            <text:p>api/attendance/settings/getattendancecyclelisting</text:p>
          </table:table-cell>
          <table:table-cell table:style-name="ce47" office:value-type="string" calcext:value-type="string">
            <text:p>GET</text:p>
          </table:table-cell>
          <table:table-cell table:style-name="ce47" office:value-type="string" calcext:value-type="string">
            <text:p>[{"key":"Content-Type","value":"application/json","description":""}]</text:p>
          </table:table-cell>
          <table:table-cell/>
          <table:table-cell table:style-name="ce47" office:value-type="string" calcext:value-type="string">
            <text:p>{</text:p>
            <text:p>    "status": true,</text:p>
            <text:p>    "message": "Attendance Cycles list fetch successfully!",</text:p>
            <text:p>    "data": {</text:p>
            <text:p>        "id": 1,</text:p>
            <text:p>        "subscription_id": 1,</text:p>
            <text:p>        "cycle_type": 1,</text:p>
            <text:p>        "auto_reminder_day": [</text:p>
            <text:p>            "22",</text:p>
            <text:p>            "15"</text:p>
            <text:p>        ],</text:p>
            <text:p>        "cycle_end_day": -3</text:p>
            <text:p>    }</text:p>
            <text:p>}</text:p>
          </table:table-cell>
          <table:table-cell table:style-name="ce47" table:number-columns-repeated="18"/>
          <table:table-cell table:number-columns-repeated="998"/>
        </table:table-row>
        <table:table-row table:style-name="ro1">
          <table:table-cell table:style-name="ce45" table:number-columns-repeated="6"/>
          <table:table-cell/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Vishal</text:p>
          </table:table-cell>
          <table:table-cell table:style-name="ce47" office:value-type="string" calcext:value-type="string">
            <text:p>Attendance Cycle(edit)</text:p>
          </table:table-cell>
          <table:table-cell table:style-name="ce47"/>
          <table:table-cell table:style-name="ce47" office:value-type="string" calcext:value-type="string">
            <text:p>api/attendance/settings/editattendancecycle/{attendance_cycle_id}</text:p>
          </table:table-cell>
          <table:table-cell table:style-name="ce47" office:value-type="string" calcext:value-type="string">
            <text:p>GET</text:p>
          </table:table-cell>
          <table:table-cell table:style-name="ce47" office:value-type="string" calcext:value-type="string">
            <text:p>[{"key":"Content-Type","value":"application/json","description":""}]</text:p>
          </table:table-cell>
          <table:table-cell/>
          <table:table-cell table:style-name="ce30"/>
          <table:table-cell table:style-name="ce47" table:number-columns-repeated="18"/>
          <table:table-cell table:number-columns-repeated="998"/>
        </table:table-row>
        <table:table-row table:style-name="ro1">
          <table:table-cell table:style-name="ce45" table:number-columns-repeated="6"/>
          <table:table-cell/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Vishal</text:p>
          </table:table-cell>
          <table:table-cell table:style-name="ce47" office:value-type="string" calcext:value-type="string">
            <text:p>Attendance Cycle(delete)</text:p>
          </table:table-cell>
          <table:table-cell table:style-name="ce47"/>
          <table:table-cell table:style-name="ce51" office:value-type="string" calcext:value-type="string">
            <text:p>api/attendance/settings/deleteattendancecycle/{attendance_cycle_id}</text:p>
          </table:table-cell>
          <table:table-cell table:style-name="ce47" office:value-type="string" calcext:value-type="string">
            <text:p>GET</text:p>
          </table:table-cell>
          <table:table-cell table:style-name="ce47" office:value-type="string" calcext:value-type="string">
            <text:p>[{"key":"Content-Type","value":"application/json","description":""}]</text:p>
          </table:table-cell>
          <table:table-cell/>
          <table:table-cell table:style-name="ce47" office:value-type="string" calcext:value-type="string">
            <text:p>{"status":true,"message":"Attendance Cycle setting deleted successfully!","data":null}</text:p>
          </table:table-cell>
          <table:table-cell table:style-name="ce47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Create Shift</text:p>
          </table:table-cell>
          <table:table-cell table:style-name="ce45"/>
          <table:table-cell table:style-name="ce45" office:value-type="string" calcext:value-type="string">
            <text:p>api/attendance/settings/createshift</text:p>
          </table:table-cell>
          <table:table-cell table:style-name="ce45" office:value-type="string" calcext:value-type="string">
            <text:p>POST</text:p>
          </table:table-cell>
          <table:table-cell table:style-name="ce45"/>
          <table:table-cell table:style-name="ce45" office:value-type="string" calcext:value-type="string">
            <text:p>{</text:p>
            <text:p>  "name": "name",</text:p>
            <text:p>  "description": "dsf",</text:p>
            <text:p>  "daily_work_hours": 1,</text:p>
            <text:p>  "daily_work_minutes": 0,</text:p>
            <text:p>  "is_daily_mandatory": 0,</text:p>
            <text:p>  "weekly_work_hours": 1,</text:p>
            <text:p>  "weekly_work_minutes": 1,</text:p>
            <text:p>  "is_weekly_mandatory": 0,</text:p>
            <text:p>  "monthly_work_hours": 1,</text:p>
            <text:p>  "monthly_work_minutes": 1,</text:p>
            <text:p>  "is_monthly_mandatory": 0,</text:p>
            <text:p>  "shift_type_id": "1",</text:p>
            <text:p>  "shift_color": "#fffff",</text:p>
            <text:p>  "detail": [</text:p>
            <text:p>    {</text:p>
            <text:p>      "shift_start_time": "10:00:00 AM",</text:p>
            <text:p>      "shift_end_time": "05:00:00 PM",</text:p>
            <text:p>      "end_cutoff_hours": "01:00:00",</text:p>
            <text:p>      "early_cutoff_hours": "01:00:00"</text:p>
            <text:p>    },</text:p>
            <text:p>    {</text:p>
            <text:p>      "shift_start_time": "10:00:00 AM",</text:p>
            <text:p>      "shift_end_time": "06:00:00 PM",</text:p>
            <text:p>      "end_cutoff_hours": "02:00:00",</text:p>
            <text:p>      "early_cutoff_hours": "02:00:00"</text:p>
            <text:p>    }</text:p>
            <text:p>  ]</text:p>
            <text:p>}</text:p>
          </table:table-cell>
          <table:table-cell table:style-name="ce45" office:value-type="string" calcext:value-type="string">
            <text:p>{"status":true,"message":"Shift created successfully!","data":1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Edit Shift (Get Edit shift details)</text:p>
          </table:table-cell>
          <table:table-cell table:style-name="ce45"/>
          <table:table-cell table:style-name="ce6" office:value-type="string" calcext:value-type="string">
            <text:p>api/attendance/settings/editshift/{intShiftId}</text:p>
          </table:table-cell>
          <table:table-cell table:style-name="ce45" office:value-type="string" calcext:value-type="string">
            <text:p>GET</text:p>
          </table:table-cell>
          <table:table-cell table:style-name="ce45"/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</text:p>
            <text:p>    "status": true,</text:p>
            <text:p>    "message": "Shift loaded successfully!",</text:p>
            <text:p>    "data": {</text:p>
            <text:p>        "shift": {</text:p>
            <text:p>            "id": 5,</text:p>
            <text:p>            "name": "name",</text:p>
            <text:p>            "description": "dsf",</text:p>
            <text:p>            "daily_work_hours": 60,</text:p>
            <text:p>            "is_daily_mandatory": 0,</text:p>
            <text:p>            "weekly_work_hours": 61,</text:p>
            <text:p>            "is_weekly_mandatory": 0,</text:p>
            <text:p>            "monthly_work_hours": 61,</text:p>
            <text:p>            "is_monthly_mandatory": 0,</text:p>
            <text:p>            "shift_type_id": 1,</text:p>
            <text:p>            "shift_color": "#fffff",</text:p>
            <text:p>            "detail": [</text:p>
            <text:p>                {</text:p>
            <text:p>                    "id": 3,</text:p>
            <text:p>                    "shift_start_time": "1:00:00 PM",</text:p>
            <text:p>                    "shift_end_time": "1:00:00 AM",</text:p>
            <text:p>                    "is_day_night_shift": 0,</text:p>
            <text:p>                    "early_cutoff_hours": "00:00:00",</text:p>
            <text:p>                    "end_cutoff_hours": "00:00:00"</text:p>
            <text:p>                },</text:p>
            <text:p>                {</text:p>
            <text:p>                    "id": 4,</text:p>
            <text:p>                    "shift_start_time": "1:00:00 PM",</text:p>
            <text:p>                    "shift_end_time": "1:00:00 AM",</text:p>
            <text:p>                    "is_day_night_shift": 0,</text:p>
            <text:p>                    "early_cutoff_hours": "00:00:00",</text:p>
            <text:p>                    "end_cutoff_hours": "00:00:00"</text:p>
            <text:p>                }</text:p>
            <text:p>            ]</text:p>
            <text:p>        }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Delete Shift</text:p>
          </table:table-cell>
          <table:table-cell table:style-name="ce45"/>
          <table:table-cell table:style-name="ce45" office:value-type="string" calcext:value-type="string">
            <text:p>api/attendance/settings/deleteshift/{shift_id}</text:p>
          </table:table-cell>
          <table:table-cell table:style-name="ce45" office:value-type="string" calcext:value-type="string">
            <text:p>DELETE</text:p>
          </table:table-cell>
          <table:table-cell table:style-name="ce45" table:number-columns-repeated="2"/>
          <table:table-cell table:style-name="ce45" office:value-type="string" calcext:value-type="string">
            <text:p>{"status":true,"message":"Shift deleted successfully!","data":null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Get Shift Types</text:p>
          </table:table-cell>
          <table:table-cell table:style-name="ce45"/>
          <table:table-cell table:style-name="ce45" office:value-type="string" calcext:value-type="string">
            <text:p>api/getshifttypes</text:p>
          </table:table-cell>
          <table:table-cell table:style-name="ce45" office:value-type="string" calcext:value-type="string">
            <text:p>GET</text:p>
          </table:table-cell>
          <table:table-cell table:style-name="ce45"/>
          <table:table-cell table:style-name="ce45" office:value-type="string" calcext:value-type="string">
            <text:p>[{"key":"Content-Type","value":"application/json","description":""}]</text:p>
          </table:table-cell>
          <table:table-cell table:style-name="ce45" office:value-type="string" calcext:value-type="string">
            <text:p>{</text:p>
            <text:p>    "status": true,</text:p>
            <text:p>    "message": "Shift Type list fetch successfully!",</text:p>
            <text:p>    "data": [</text:p>
            <text:p>        {</text:p>
            <text:p>            "id": 1,</text:p>
            <text:p>            "name": "Single Day",</text:p>
            <text:p>            "description": "Single Day"</text:p>
            <text:p>        }</text:p>
            <text:p>    ]</text:p>
            <text:p>}</text:p>
          </table:table-cell>
          <table:table-cell table:style-name="ce23" office:value-type="string" calcext:value-type="string">
            <text:p>{"status":false,"message":"No data found.","data":null}</text:p>
          </table:table-cell>
          <table:table-cell table:style-name="ce45" table:number-columns-repeated="17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Kiran</text:p>
          </table:table-cell>
          <table:table-cell table:style-name="ce45" office:value-type="string" calcext:value-type="string">
            <text:p>attendedance log</text:p>
            <text:p>if admin want ot someone logs then send employee id other wise for himself dont send</text:p>
          </table:table-cell>
          <table:table-cell table:style-name="ce45"/>
          <table:table-cell table:style-name="ce45" office:value-type="string" calcext:value-type="string">
            <text:p>/attendance/logs</text:p>
          </table:table-cell>
          <table:table-cell table:style-name="ce45" office:value-type="string" calcext:value-type="string">
            <text:p>POST</text:p>
          </table:table-cell>
          <table:table-cell table:style-name="ce45"/>
          <table:table-cell table:style-name="ce45" office:value-type="string" calcext:value-type="string">
            <text:p>{</text:p>
            <text:p>  "start_date":"2017-12-01",</text:p>
            <text:p>  "end_date":"2017-12-06",</text:p>
            <text:p>  "employee_id":99</text:p>
            <text:p>}</text:p>
          </table:table-cell>
          <table:table-cell table:style-name="ce45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null,</text:p>
            <text:p>            "shift_date": "01 Sun",</text:p>
            <text:p>            "punchin_time": "",</text:p>
            <text:p>            "punchout_time": "",</text:p>
            <text:p> "punchin_date": "",</text:p>
            <text:p>            "punchout_dat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2 Mo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3 Tue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4 Wed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5 Thu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6 Fri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7 Sat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8 Su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09 Mo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0 Tue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1 Wed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2 Thu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3 Fri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4 Sat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5 Su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6 Mo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7 Tue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8 Wed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19 Thu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0 Fri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1 Sat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2 Su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1,</text:p>
            <text:p>            "shift_date": "23 Mon",</text:p>
            <text:p>            "punchin_time": "09:00:00",</text:p>
            <text:p>            "punchout_time": "16:00:00",</text:p>
            <text:p>            "punchin_date": "2018-04-23",</text:p>
            <text:p>            "punchout_date": "2018-04-23",</text:p>
            <text:p>            "early_by": "00:00:00",</text:p>
            <text:p>            "work_duration": "00:00:00",</text:p>
            <text:p>            "total_break_duration": "00:00:00",</text:p>
            <text:p>            "over_time": "00:00:00",</text:p>
            <text:p>            "late_by": "00:00:00",</text:p>
            <text:p>            "work_location_name": "Work From Office",</text:p>
            <text:p>            "status": "Present, On Weekoff, On Holiday (Independent Day)",</text:p>
            <text:p>            "req_status": "N.A.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10:00:00",</text:p>
            <text:p>                    "shift_end_time": "15:00:00",</text:p>
            <text:p>                    "name": "ghgfhgfhfghg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</text:p>
            <text:p>                {</text:p>
            <text:p>                    "device_direction": "In",</text:p>
            <text:p>                    "punch_time": "2018-04-23 09:00:00",</text:p>
            <text:p>                    "considered_as": "Clock_In",</text:p>
            <text:p>                    "punch_location": "A/p- Pandhurli tal -sinnser dist - nashik"</text:p>
            <text:p>                },</text:p>
            <text:p>                {</text:p>
            <text:p>                    "device_direction": "Out",</text:p>
            <text:p>                    "punch_time": "2018-04-23 15:00:00",</text:p>
            <text:p>                    "considered_as": "Clock_Out",</text:p>
            <text:p>                    "punch_location": "A/p- Pandhurli tal -sinnser dist - nashik"</text:p>
            <text:p>                },</text:p>
            <text:p>                {</text:p>
            <text:p>                    "device_direction": "In",</text:p>
            <text:p>                    "punch_time": "2018-04-23 15:30:00",</text:p>
            <text:p>                    "considered_as": "Clock_In",</text:p>
            <text:p>                    "punch_location": "A/p- Pandhurli tal -sinnser dist - nashik",</text:p>
            <text:p>                    "break_duration": "00:30:00"</text:p>
            <text:p>                },</text:p>
            <text:p>                {</text:p>
            <text:p>                    "device_direction": "Out",</text:p>
            <text:p>                    "punch_time": "2018-04-23 16:00:00",</text:p>
            <text:p>                    "considered_as": "Clock_Out",</text:p>
            <text:p>                    "punch_location": "A/p- Pandhurli tal -sinnser dist - nashik"</text:p>
            <text:p>                }</text:p>
            <text:p>            ]</text:p>
            <text:p>        },</text:p>
            <text:p>        {</text:p>
            <text:p>            "id": null,</text:p>
            <text:p>            "shift_date": "24 Tue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5 Wed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6 Thu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7 Fri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8 Sat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29 Su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,</text:p>
            <text:p>        {</text:p>
            <text:p>            "id": null,</text:p>
            <text:p>            "shift_date": "30 Mon",</text:p>
            <text:p>            "punchin_time": "",</text:p>
            <text:p>            "punchout_time": "",</text:p>
            <text:p>            "early_by": "",</text:p>
            <text:p>            "work_duration": "",</text:p>
            <text:p>            "total_break_duration": "",</text:p>
            <text:p>            "over_time": "",</text:p>
            <text:p>            "late_by": "",</text:p>
            <text:p>            "work_location_name": "",</text:p>
            <text:p>            "status": "N.A",</text:p>
            <text:p>            "req_status": "N.A",</text:p>
            <text:p>            "visibility": {</text:p>
            <text:p>                "show_clockin": 1,</text:p>
            <text:p>                "show_clockout": 1,</text:p>
            <text:p>                "is_show_earlyby": 1,</text:p>
            <text:p>                "is_show_work_duration": 1,</text:p>
            <text:p>                "is_show_break_duration": 1,</text:p>
            <text:p>                "is_show_overtime": 1,</text:p>
            <text:p>                "is_show_lateby": 1,</text:p>
            <text:p>                "is_show_all_punches": 0</text:p>
            <text:p>            },</text:p>
            <text:p>            "shift_info": {</text:p>
            <text:p>                "shift": {</text:p>
            <text:p>                    "shift_start_time": "",</text:p>
            <text:p>                    "shift_end_time": "",</text:p>
            <text:p>                    "name": ""</text:p>
            <text:p>                },</text:p>
            <text:p>                "week_off": {</text:p>
            <text:p>                    "name": ""</text:p>
            <text:p>                },</text:p>
            <text:p>                "att_policy": {</text:p>
            <text:p>                    "name": ""</text:p>
            <text:p>                },</text:p>
            <text:p>                "att_input": {</text:p>
            <text:p>                    "name": "",</text:p>
            <text:p>                    "att_input_methods": ""</text:p>
            <text:p>                }</text:p>
            <text:p>            },</text:p>
            <text:p>            "break_time": []</text:p>
            <text:p>        }</text:p>
            <text:p>    ]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29" office:value-type="string" calcext:value-type="string">
            <text:p>Get Shift assigned Employee</text:p>
          </table:table-cell>
          <table:table-cell table:style-name="ce10"/>
          <table:table-cell table:style-name="ce10" office:value-type="string" calcext:value-type="string">
            <text:p>/attendance/settings/shiftassigned/{intShiftId}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99,</text:p>
            <text:p>            "full_name": "Kiran Dhokne",</text:p>
            <text:p>            "employee_number": "SHR0253"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8" office:value-type="string" calcext:value-type="string">
            <text:p>Shubham</text:p>
          </table:table-cell>
          <table:table-cell table:style-name="ce48" office:value-type="string" calcext:value-type="string">
            <text:p>Get Attendace Setting Log</text:p>
          </table:table-cell>
          <table:table-cell table:style-name="ce10"/>
          <table:table-cell table:style-name="ce48" office:value-type="string" calcext:value-type="string">
            <text:p>/attendance/settings/logs/{intRecordId}</text:p>
          </table:table-cell>
          <table:table-cell table:style-name="ce48" office:value-type="string" calcext:value-type="string">
            <text:p>GET</text:p>
          </table:table-cell>
          <table:table-cell table:style-name="ce10" table:number-columns-repeated="2"/>
          <table:table-cell table:style-name="ce48" office:value-type="string" calcext:value-type="string">
            <text:p>{</text:p>
            <text:p>    "status": true,</text:p>
            <text:p>    "message": "Success",</text:p>
            <text:p>    "data": [</text:p>
            <text:p>        "Deleted by Kiran Dhokne [SHR0253] at 3 hours ago [2018/07/03 05:11:06]",</text:p>
            <text:p>        "Shift name changed from Shift 131 to Shift 132, Shift type changed from Single Day Multi Shift to Multi Day Single Shift by Ankit Vishwakarma [SHR0279] at 3 hours ago [2018/07/03 05:08:57]",</text:p>
            <text:p>        "Shift type changed from Single Day Flexi Shift to Single Day Multi Shift by Ankit Vishwakarma [SHR0279] at 3 hours ago [2018/07/03 05:08:11]",</text:p>
            <text:p>        "Shift name changed from Shift 130 to Shift 131 by Ankit Vishwakarma [SHR0279] at 3 hours ago [2018/07/03 05:07:26]",</text:p>
            <text:p>        "Created by Ankit Vishwakarma [SHR0279] at 3 hours ago [2018/07/03 05:05:43]"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Shubham</text:p>
          </table:table-cell>
          <table:table-cell table:style-name="ce45" office:value-type="string" calcext:value-type="string">
            <text:p>Get Attendace Stats</text:p>
          </table:table-cell>
          <table:table-cell table:style-name="ce45"/>
          <table:table-cell table:style-name="ce45" office:value-type="string" calcext:value-type="string">
            <text:p>/attendance/stats'</text:p>
          </table:table-cell>
          <table:table-cell table:style-name="ce45" office:value-type="string" calcext:value-type="string">
            <text:p>POST</text:p>
          </table:table-cell>
          <table:table-cell table:style-name="ce45"/>
          <table:table-cell table:style-name="ce45" office:value-type="string" calcext:value-type="string">
            <text:p>{</text:p>
            <text:p>"month": "12",</text:p>
            <text:p>"year": "2017"</text:p>
            <text:p>}</text:p>
          </table:table-cell>
          <table:table-cell table:style-name="ce45" office:value-type="string" calcext:value-type="string">
            <text:p>{</text:p>
            <text:p>    "status": true,</text:p>
            <text:p>    "message": "Success",</text:p>
            <text:p>    "data": {</text:p>
            <text:p>        "line_chart": {</text:p>
            <text:p>            "xAxis": {</text:p>
            <text:p>                "categories": [</text:p>
            <text:p>                    "01",</text:p>
            <text:p>                    "02",</text:p>
            <text:p>                    "03",</text:p>
            <text:p>                    "04",</text:p>
            <text:p>                    "05"</text:p>
            <text:p>                ]</text:p>
            <text:p>            },</text:p>
            <text:p>            "series": {</text:p>
            <text:p>                "work_duration": [</text:p>
            <text:p>                    "6:30:0",</text:p>
            <text:p>                    "04:00:00",</text:p>
            <text:p>                    "09:00:00",</text:p>
            <text:p>                    "00:00:00",</text:p>
            <text:p>                    "09:00:00"</text:p>
            <text:p>                ],</text:p>
            <text:p>                "late_by": [</text:p>
            <text:p>                    "1:0:0",</text:p>
            <text:p>                    "01:00:00",</text:p>
            <text:p>                    "01:00:00",</text:p>
            <text:p>                    "01:00:00",</text:p>
            <text:p>                    "01:00:00"</text:p>
            <text:p>                ],</text:p>
            <text:p>                "over_time": [</text:p>
            <text:p>                    "0:0:0",</text:p>
            <text:p>                    "00:00:00",</text:p>
            <text:p>                    "00:00:00",</text:p>
            <text:p>                    "00:00:00",</text:p>
            <text:p>                    "00:00:00"</text:p>
            <text:p>                ],</text:p>
            <text:p>                "break_duration": [</text:p>
            <text:p>                    "2:30:0",</text:p>
            <text:p>                    "01:00:00",</text:p>
            <text:p>                    "00:00:00",</text:p>
            <text:p>                    "00:00:00",</text:p>
            <text:p>                    "00:00:00"</text:p>
            <text:p>                ]</text:p>
            <text:p>            }</text:p>
            <text:p>        },</text:p>
            <text:p>        "pie_chart_days": {</text:p>
            <text:p>            "present_days": {</text:p>
            <text:p>                "days": 2,</text:p>
            <text:p>                "presentage": 40</text:p>
            <text:p>            },</text:p>
            <text:p>            "absent_days": {</text:p>
            <text:p>                "days": 1,</text:p>
            <text:p>                "presentage": 20</text:p>
            <text:p>            },</text:p>
            <text:p>            "leave_days": {</text:p>
            <text:p>                "days": 2,</text:p>
            <text:p>                "presentage": 40</text:p>
            <text:p>            }</text:p>
            <text:p>        },</text:p>
            <text:p>        "pie_chart_duration": {</text:p>
            <text:p>            "work_duration": {</text:p>
            <text:p>                "hours": "04:30:00",</text:p>
            <text:p>                "presentage": 34</text:p>
            <text:p>            },</text:p>
            <text:p>            "late_by": {</text:p>
            <text:p>                "hours": "05:00:00",</text:p>
            <text:p>                "presentage": 38</text:p>
            <text:p>            },</text:p>
            <text:p>            "over_time": {</text:p>
            <text:p>                "hours": "00:00:00",</text:p>
            <text:p>                "presentage": 0</text:p>
            <text:p>            },</text:p>
            <text:p>            "break_duration": {</text:p>
            <text:p>                "hours": "03:30:00",</text:p>
            <text:p>                "presentage": 26</text:p>
            <text:p>            }</text:p>
            <text:p>        }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29" office:value-type="string" calcext:value-type="string">
            <text:p>Get Shift assigned Employee</text:p>
          </table:table-cell>
          <table:table-cell table:style-name="ce10"/>
          <table:table-cell table:style-name="ce10" office:value-type="string" calcext:value-type="string">
            <text:p>/attendance/settings/inputassigned/{intInputId}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99,</text:p>
            <text:p>            "full_name": "Kiran Dhokne",</text:p>
            <text:p>            "employee_number": "SHR0253"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29" office:value-type="string" calcext:value-type="string">
            <text:p>Get Shift assigned Employee</text:p>
          </table:table-cell>
          <table:table-cell table:style-name="ce10"/>
          <table:table-cell table:style-name="ce10" office:value-type="string" calcext:value-type="string">
            <text:p>/attendance/settings/policyassigned/{intPolicyId}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99,</text:p>
            <text:p>            "full_name": "Kiran Dhokne",</text:p>
            <text:p>            "employee_number": "SHR0253"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Setting Input Method</text:p>
          </table:table-cell>
          <table:table-cell table:style-name="ce45"/>
          <table:table-cell table:style-name="ce52" office:value-type="string" calcext:value-type="string">
            <text:p>attendance/settings/setinputtype</text:p>
          </table:table-cell>
          <table:table-cell table:style-name="ce45" office:value-type="string" calcext:value-type="string">
            <text:p>POST</text:p>
          </table:table-cell>
          <table:table-cell table:style-name="ce45" office:value-type="string" calcext:value-type="string">
            <text:p>access_token</text:p>
          </table:table-cell>
          <table:table-cell table:style-name="ce45" office:value-type="string" calcext:value-type="string">
            <text:p>{"input_type":{"parent_id":null,"name":"Rahu aa","description":"testing data","time_policy":0},"input_source":{"is_biometric":1,"is_mobile":1,"is_web":1,"is_break_policy":1,"mob_work_location_type_id":0,"web_work_location_type_id":0,"biometric":{"break_direction":1},"mobile":{"is_geo_tagging":1,"is_office_location_radius":1,"is_auto_approval":0,"map_data":[{"radius_in_meter":"5000","lattitude":"21.4564","longitude":"73.4564","location":"pune station"},{"radius_in_meter":"5000","lattitude":"23.4564","longitude":"70.4564","location":"pune shivaji nagar"}]},"web":{"is_ip_restricted":1,"allow_attendance_request":1,"ip_range":[{"name":"Airtel","protocol_version_type":1,"ip_range_from":"192.168.1.0","ip_range_to":"192.168.1.100"},{"name":"Vodaphone","protocol_version_type":1,"ip_range_from":"195.168.1.0","ip_range_to":"195.168.1.100"}]}}}</text:p>
          </table:table-cell>
          <table:table-cell table:style-name="ce45" office:value-type="string" calcext:value-type="string">
            <text:p>{</text:p>
            <text:p>    "status": true,</text:p>
            <text:p>    "message": "Attendance setting save successfully!",</text:p>
            <text:p>    "data": null</text:p>
            <text:p>}</text:p>
          </table:table-cell>
          <table:table-cell table:style-name="ce45"/>
          <table:table-cell table:style-name="ce45" office:value-type="string" calcext:value-type="string">
            <text:p>{</text:p>
            <text:p>    "status": false,</text:p>
            <text:p>    "message": "Input type name sdwqfA already exists",</text:p>
            <text:p>    "data": null</text:p>
            <text:p>}</text:p>
          </table:table-cell>
          <table:table-cell table:style-name="ce45" table:number-columns-repeated="16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edit input method</text:p>
          </table:table-cell>
          <table:table-cell table:style-name="ce45"/>
          <table:table-cell table:style-name="ce45" office:value-type="string" calcext:value-type="string">
            <text:p>/attendance/settings/editinputmethod/78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/>
            <text:p/>
            <text:p/>
            <text:p>{"status":true,"message":"Input methods list fetch successfully!","data":{"attendance_input_id":78,"created_by":6,"subscription_id":1,"input_type":{"parent_id":null,"name":"Rah ahsa","description":"testing data","time_policy":0},"input_source":{"is_biometric":1,"is_mobile":1,"is_web":1,"is_break_policy":1,"mob_work_location_type_id":0,"web_work_location_type_id":0,"biometric":{"break_direction":1},"mobile":{"is_geo_tagging":1,"is_office_location_radius":1,"is_auto_approval":0,"map_data":[{"id":71,"radius_in_meter":5000,"location":"pune station","radius_lat":"21.4564","radius_long":"73.4564"},{"id":72,"radius_in_meter":5000,"location":"pune shivaji nagar","radius_lat":"23.4564","radius_long":"70.4564"}]},"web":{"is_ip_restricted":1,"allow_attendance_request":1,"ip_range":[{"id":173,"name":"Airtel as","protocol_version_type":1,"ip_range_from":"192.168.1.0","ip_range_to":"192.168.1.100"},{"id":174,"name":"Vodaphone as","protocol_version_type":1,"ip_range_from":"195.168.1.0","ip_range_to":"195.168.1.100"}]}}}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dance delete input method </text:p>
          </table:table-cell>
          <table:table-cell table:style-name="ce45"/>
          <table:table-cell table:style-name="ce45" office:value-type="string" calcext:value-type="string">
            <text:p>/attendance/settings/deleteinputmethod/42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Input method setting deleted successfully!",</text:p>
            <text:p>    "data": null</text:p>
            <text:p>}</text:p>
          </table:table-cell>
          <table:table-cell table:style-name="ce45" office:value-type="string" calcext:value-type="string">
            <text:p>{</text:p>
            <text:p>    "status": false,</text:p>
            <text:p>    "message": "Something went wrong!",</text:p>
            <text:p>    "data": null</text:p>
            <text:p>}</text:p>
          </table:table-cell>
          <table:table-cell table:style-name="ce45" table:number-columns-repeated="17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get input method</text:p>
          </table:table-cell>
          <table:table-cell table:style-name="ce45"/>
          <table:table-cell table:style-name="ce45" office:value-type="string" calcext:value-type="string">
            <text:p>/attendance/settings/getinputmethodlisting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/>
            <text:p>{"status":true,"message":"Input methods list fetch successfully!","data":[{"id":1,"name":"Single In out","description":"testing data"},{"id":16,"name":"Single In out","description":"testing data"},{"id":17,"name":"Hello Rahul","description":"testing data"},{"id":43,"name":"newfwe ddfdfdffd","description":"testing data"},{"id":44,"name":"newffdfdffd","description":"testing data"},{"id":45,"name":"newffdssfdaaffd","description":"testing data"},{"id":48,"name":"sssdfdfA","description":"testing data"},{"id":49,"name":"ssssdfdfA","description":"testing data"},{"id":50,"name":"sdfA","description":"testing data"},{"id":51,"name":"sdwfA","description":"testing data"},{"id":52,"name":"sdwqfA","description":"testing data"}]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dance cycle input create</text:p>
          </table:table-cell>
          <table:table-cell table:style-name="ce45"/>
          <table:table-cell table:style-name="ce45" office:value-type="string" calcext:value-type="string">
            <text:p>attendance/settings/createattendancecycle</text:p>
          </table:table-cell>
          <table:table-cell table:style-name="ce45" office:value-type="string" calcext:value-type="string">
            <text:p>POST</text:p>
          </table:table-cell>
          <table:table-cell table:style-name="ce45" office:value-type="string" calcext:value-type="string">
            <text:p>access_token</text:p>
          </table:table-cell>
          <table:table-cell table:style-name="ce45" office:value-type="string" calcext:value-type="string">
            <text:p>{</text:p>
            <text:p>        "cycle_type": 1,</text:p>
            <text:p>        "auto_reminder_day":[22,15],</text:p>
            <text:p>        "cycle_end_day":-3</text:p>
            <text:p>}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dance cycle input update</text:p>
          </table:table-cell>
          <table:table-cell table:style-name="ce45"/>
          <table:table-cell table:style-name="ce45" office:value-type="string" calcext:value-type="string">
            <text:p>attendance/settings/createattendancecycle</text:p>
          </table:table-cell>
          <table:table-cell table:style-name="ce45" office:value-type="string" calcext:value-type="string">
            <text:p>POST</text:p>
          </table:table-cell>
          <table:table-cell table:style-name="ce45" office:value-type="string" calcext:value-type="string">
            <text:p>access_token</text:p>
          </table:table-cell>
          <table:table-cell table:style-name="ce45" office:value-type="string" calcext:value-type="string">
            <text:p> {</text:p>
            <text:p>        "id": 1,</text:p>
            <text:p>        "subscription_id": 1,</text:p>
            <text:p>        "cycle_type": 1,</text:p>
            <text:p>        "auto_reminder_day": [</text:p>
            <text:p>            "22",</text:p>
            <text:p>            "1",</text:p>
            <text:p>            "45"</text:p>
            <text:p>        ],</text:p>
            <text:p>        "cycle_end_day": -3</text:p>
            <text:p>    }</text:p>
            <text:p>}</text:p>
          </table:table-cell>
          <table:table-cell table:style-name="ce45" office:value-type="string" calcext:value-type="string">
            <text:p>{</text:p>
            <text:p>    "status": true,</text:p>
            <text:p>    "message": "Attendance Cycle setting save successfully!",</text:p>
            <text:p>    "data": null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dance cycle input edit </text:p>
          </table:table-cell>
          <table:table-cell table:style-name="ce45"/>
          <table:table-cell table:style-name="ce45" office:value-type="string" calcext:value-type="string">
            <text:p>attendance/settings/editattendancecycle/29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Attendance Cycles list fetch successfully!",</text:p>
            <text:p>    "data": {</text:p>
            <text:p>        "id": 29,</text:p>
            <text:p>        "subscription_id": 1,</text:p>
            <text:p>        "cycle_type": 1,</text:p>
            <text:p>        "auto_reminder_day": [</text:p>
            <text:p>            "22",</text:p>
            <text:p>            "78",</text:p>
            <text:p>            "15",</text:p>
            <text:p>            "99"</text:p>
            <text:p>        ],</text:p>
            <text:p>        "cycle_end_day": -3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dance cycle input edit </text:p>
          </table:table-cell>
          <table:table-cell table:style-name="ce45"/>
          <table:table-cell table:style-name="ce45" office:value-type="string" calcext:value-type="string">
            <text:p>attendance/settings/deleteattendancecycle/29</text:p>
          </table:table-cell>
          <table:table-cell table:style-name="ce45" office:value-type="string" calcext:value-type="string">
            <text:p>DELETE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Attendance Cycle setting deleted successfully!",</text:p>
            <text:p>    "data": null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 table:number-rows-repeated="2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Policy Action (CREATE)</text:p>
          </table:table-cell>
          <table:table-cell table:style-name="ce45"/>
          <table:table-cell table:style-name="ce45" office:value-type="string" calcext:value-type="string">
            <text:p>attendance/settings/createpolicyaction</text:p>
          </table:table-cell>
          <table:table-cell table:style-name="ce45" office:value-type="string" calcext:value-type="string">
            <text:p>POST</text:p>
          </table:table-cell>
          <table:table-cell table:style-name="ce33" office:value-type="string" calcext:value-type="string">
            <text:p>access_token</text:p>
          </table:table-cell>
          <table:table-cell table:style-name="ce45" office:value-type="string" calcext:value-type="string">
            <text:p>{</text:p>
            <text:p> "name": "Neeamrde",</text:p>
            <text:p> "description": "Description for test",</text:p>
            <text:p> "work_location_type_id": [],</text:p>
            <text:p> "visibility": {</text:p>
            <text:p>   "show_clockin": 1,</text:p>
            <text:p>   "show_clockout": 1,</text:p>
            <text:p>   "is_show_break_duration": 1,</text:p>
            <text:p>   "is_show_work_duration": 1,</text:p>
            <text:p>   "is_show_overtime": 1,</text:p>
            <text:p>   "is_show_lateby": 1,</text:p>
            <text:p>   "is_show_earlyby": 1,</text:p>
            <text:p>   "is_show_all_punches": 1</text:p>
            <text:p> },</text:p>
            <text:p>"is_leave_att_deduction_policy": 1,</text:p>
            <text:p> "absenteeism": {</text:p>
            <text:p>   "request_type": 2,</text:p>
            <text:p>   "leave_id": 2",</text:p>
            <text:p>   "request_action_type":3</text:p>
            <text:p> },</text:p>
            <text:p> "is_grace_time_allowed": 1,</text:p>
            <text:p> "punctuality": {</text:p>
            <text:p>   "grace_time_hours": 2,</text:p>
            <text:p>   "grace_time_minutes": 30</text:p>
            <text:p> },</text:p>
            <text:p> "is_latemark_deduction_policy": 1,</text:p>
            <text:p> "late_deduction": {</text:p>
            <text:p>   "late_mark_in_type": 2,</text:p>
            <text:p>   "no_of_latemark_allowed": null,</text:p>
            <text:p>   "grace_quota_hours": 4,</text:p>
            <text:p>   "grace_quota_minutes": 12,</text:p>
            <text:p>   "refill_type": 1,</text:p>
            <text:p>   "leave_id": 1,</text:p>
            <text:p>   "no_of_leave_deduct": 2,</text:p>
            <text:p>   "is_auto_approval": 1</text:p>
            <text:p> },</text:p>
            <text:p> "is_workduration_deduction_policy": 1,</text:p>
            <text:p> "time_at_work": {</text:p>
            <text:p>   "halfday_hours": 5,</text:p>
            <text:p>   "halfday_percentage": null,</text:p>
            <text:p>   "fullday_hours": 9,</text:p>
            <text:p>   "fullday_percentage": null,</text:p>
            <text:p>   "halfday_leave_id": 1,</text:p>
            <text:p>   "fullday_leave_id": 1,</text:p>
            <text:p>   "is_auto_approval": 1</text:p>
            <text:p> },</text:p>
            <text:p> "is_over_time_policy": 1,</text:p>
            <text:p> "over_time": {</text:p>
            <text:p>   "over_time_buffer_time": 3,</text:p>
            <text:p>   "benefit_type_id": 1,</text:p>
            <text:p>   "overtime_package_id": null</text:p>
            <text:p> }</text:p>
            <text:p>}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POLOicy Action create</text:p>
          </table:table-cell>
          <table:table-cell table:style-name="ce45"/>
          <table:table-cell table:style-name="ce33" office:value-type="string" calcext:value-type="string">
            <text:p>attendance/settings/createpolicyaction</text:p>
          </table:table-cell>
          <table:table-cell table:style-name="ce45" office:value-type="string" calcext:value-type="string">
            <text:p>POST</text:p>
          </table:table-cell>
          <table:table-cell table:style-name="ce45" office:value-type="string" calcext:value-type="string">
            <text:p>access_token</text:p>
          </table:table-cell>
          <table:table-cell table:style-name="ce45" office:value-type="string" calcext:value-type="string">
            <text:p>{</text:p>
            <text:p>        "name": "SuirFfggDSve",</text:p>
            <text:p>        "description": "Description for test",</text:p>
            <text:p>        "work_location_type_id": [</text:p>
            <text:p>            1,</text:p>
            <text:p>            2,</text:p>
            <text:p>            3</text:p>
            <text:p>        ],</text:p>
            <text:p>        </text:p>
            <text:p>        "visibility": {</text:p>
            <text:p>            "show_clockin": 1,</text:p>
            <text:p>            "show_clockout": 1,</text:p>
            <text:p>            "is_show_break_duration": 0,</text:p>
            <text:p>            "is_show_work_duration": 0,</text:p>
            <text:p>            "is_show_overtime": 1,</text:p>
            <text:p>            "is_show_lateby": 1,</text:p>
            <text:p>            "is_show_earlyby": 1,</text:p>
            <text:p>            "is_show_all_punches": 1</text:p>
            <text:p>        },</text:p>
            <text:p>        </text:p>
            <text:p>        "is_leave_att_deduction_policy": 1,</text:p>
            <text:p>        "absenteeism": {</text:p>
            <text:p>            "request_type_id": 1,</text:p>
            <text:p>            "request_action_type" : 1,</text:p>
            <text:p>            "leave_id": 1</text:p>
            <text:p>        },</text:p>
            <text:p>        </text:p>
            <text:p>        "is_latemark_deduction_policy": 1,</text:p>
            <text:p>        "is_grace_time_allowed": 1, </text:p>
            <text:p>        "grace_time_hours": 2,</text:p>
            <text:p>        "grace_time_minutes": 30,</text:p>
            <text:p>        </text:p>
            <text:p>        "late_deduction": {</text:p>
            <text:p>            "late_mark_in_type": 2,</text:p>
            <text:p>            "no_of_latemark_allowed": null,</text:p>
            <text:p>            "grace_quota_hours": 4,</text:p>
            <text:p>            "grace_quota_minutes": 12,</text:p>
            <text:p>            "refill_type": 1,</text:p>
            <text:p>            "leave_id": 1,</text:p>
            <text:p>            "no_of_leave_deduct": 2,</text:p>
            <text:p>            "is_auto_approval": 1</text:p>
            <text:p>        },</text:p>
            <text:p>        </text:p>
            <text:p>        "is_workduration_deduction_policy": 1,</text:p>
            <text:p>        "time_at_work": {</text:p>
            <text:p>            "halfday_hours": 5,</text:p>
            <text:p>            "halfday_percentage": null,</text:p>
            <text:p>            "fullday_hours": 9,</text:p>
            <text:p>            "fullday_percentage": null,</text:p>
            <text:p>            "halfday_leave_id": 1,</text:p>
            <text:p>            "fullday_leave_id": 1,</text:p>
            <text:p>            "is_auto_approval": 1</text:p>
            <text:p>        },</text:p>
            <text:p>        </text:p>
            <text:p>        "is_over_time_policy": 1,</text:p>
            <text:p>        "over_time": {</text:p>
            <text:p>            "over_time_buffer_time": "35",</text:p>
            <text:p>            "benefit_type_id": 1,</text:p>
            <text:p>            "overtime_package_id": null</text:p>
            <text:p>        }</text:p>
            <text:p>    }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Policy Action (EDIT)</text:p>
          </table:table-cell>
          <table:table-cell table:style-name="ce45"/>
          <table:table-cell table:style-name="ce45" office:value-type="string" calcext:value-type="string">
            <text:p>attendance/settings/editpolicyaction/44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 table:number-columns-repeated="20"/>
          <table:table-cell table:number-columns-repeated="998"/>
        </table:table-row>
        <table:table-row table:style-name="ro1">
          <table:table-cell table:style-name="ce45" table:number-columns-repeated="7"/>
          <table:table-cell table:style-name="ce45" office:value-type="string" calcext:value-type="string">
            <text:p>{</text:p>
            <text:p>    "status": true,</text:p>
            <text:p>    "message": "Policy data fetched successfully!",</text:p>
            <text:p>    "data": {</text:p>
            <text:p>        "id": 79,</text:p>
            <text:p>        "name": "SuirFfggDSve",</text:p>
            <text:p>        "description": "Description for test",</text:p>
            <text:p>        "work_location_type_id": [</text:p>
            <text:p>            1,</text:p>
            <text:p>            2,</text:p>
            <text:p>            3</text:p>
            <text:p>        ],</text:p>
            <text:p>        "visibility": {</text:p>
            <text:p>            "show_clockin": 1,</text:p>
            <text:p>            "show_clockout": 1,</text:p>
            <text:p>            "is_show_break_duration": 0,</text:p>
            <text:p>            "is_show_work_duration": 0,</text:p>
            <text:p>            "is_show_overtime": 1,</text:p>
            <text:p>            "is_show_lateby": 1,</text:p>
            <text:p>            "is_show_earlyby": 1,</text:p>
            <text:p>            "is_show_all_punches": 1</text:p>
            <text:p>        },</text:p>
            <text:p>        "is_leave_att_deduction_policy": 1,</text:p>
            <text:p>        "absenteeism": {</text:p>
            <text:p>            "request_type_id": 1,</text:p>
            <text:p>            "leave_id": 1,</text:p>
            <text:p>            "request_action_type": 1</text:p>
            <text:p>        },</text:p>
            <text:p>        "is_latemark_deduction_policy": 1,</text:p>
            <text:p>        "is_grace_time_allowed": 1,</text:p>
            <text:p>        "grace_time_hours": "02",</text:p>
            <text:p>        "grace_time_minutes": "30",</text:p>
            <text:p>        "late_deduction": {</text:p>
            <text:p>            "late_mark_in_type": 2,</text:p>
            <text:p>            "no_of_latemark_allowed": null,</text:p>
            <text:p>            "grace_quota_hours": "04",</text:p>
            <text:p>            "grace_quota_minutes": "12",</text:p>
            <text:p>            "refill_type": 1,</text:p>
            <text:p>            "leave_id": 1,</text:p>
            <text:p>            "no_of_leave_deduct": 2,</text:p>
            <text:p>            "is_auto_approval": 1</text:p>
            <text:p>        },</text:p>
            <text:p>        "is_workduration_deduction_policy": 1,</text:p>
            <text:p>        "time_at_work": {</text:p>
            <text:p>            "halfday_hours": 5,</text:p>
            <text:p>            "halfday_percentage": null,</text:p>
            <text:p>            "fullday_hours": 9,</text:p>
            <text:p>            "fullday_percentage": null,</text:p>
            <text:p>            "halfday_leave_id": 1,</text:p>
            <text:p>            "fullday_leave_id": 1,</text:p>
            <text:p>            "is_auto_approval": 1</text:p>
            <text:p>        },</text:p>
            <text:p>        "is_over_time_policy": 1,</text:p>
            <text:p>        "over_time": {</text:p>
            <text:p>            "over_time_buffer_time": "35",</text:p>
            <text:p>            "benefit_type_id": 1,</text:p>
            <text:p>            "overtime_package_id": null</text:p>
            <text:p>        }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Policy Action (DELETE)</text:p>
          </table:table-cell>
          <table:table-cell table:style-name="ce45"/>
          <table:table-cell table:style-name="ce45" office:value-type="string" calcext:value-type="string">
            <text:p>attendance/settings/deletepolicyaction/34</text:p>
          </table:table-cell>
          <table:table-cell table:style-name="ce45" office:value-type="string" calcext:value-type="string">
            <text:p>DELETE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Delete Policy &amp; action successfully!",</text:p>
            <text:p>    "data": null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Attendance Policy Action (UPDATE)</text:p>
          </table:table-cell>
          <table:table-cell table:style-name="ce45"/>
          <table:table-cell table:style-name="ce45" office:value-type="string" calcext:value-type="string">
            <text:p>attendance/settings/createpolicyaction</text:p>
          </table:table-cell>
          <table:table-cell table:style-name="ce45" office:value-type="string" calcext:value-type="string">
            <text:p>POST</text:p>
          </table:table-cell>
          <table:table-cell table:style-name="ce56" office:value-type="string" calcext:value-type="string">
            <text:p>access_token</text:p>
          </table:table-cell>
          <table:table-cell table:style-name="ce45" office:value-type="string" calcext:value-type="string">
            <text:p>{"id":44,"subscription_id":1,"account_id":1,"name":"Suu ral","work_location_type_id":[1,2],"description":"Description for test","is_leave_att_deduction_policy":1,"is_latemark_deduction_policy":1,"is_workduration_deduction_policy":1,"is_over_time_policy":1,"is_grace_time_allowed":1,"punctuality":{"grace_time_hours":"00","grace_time_minutes":"30"},"visibility":{"show_clockin":1,"show_clockout":1,"is_show_break_duration":1,"is_show_work_duration":1,"is_show_overtime":1,"is_show_lateby":1,"is_show_earlyby":1,"is_show_all_punches":1},"absenteeism":{"request_type":1,"leave_id":1,"request_action_type":1},"late_deduction":{"late_mark_in_type":2,"no_of_latemark_allowed":null,"grace_quota_hours":"04","grace_quota_minutes":"12","refill_type":1,"leave_id":1,"no_of_leave_deduct":2,"is_auto_approval":1},"time_at_work":{"halfday_hours":5,"halfday_percentage":null,"fullday_hours":9,"fullday_percentage":null,"halfday_leave_id":1,"fullday_leave_id":1,"is_auto_approval":1},"over_time":{"over_time_buffer_time":"30","benefit_type_id":1,"overtime_package_id":null}}</text:p>
          </table:table-cell>
          <table:table-cell table:style-name="ce45" office:value-type="string" calcext:value-type="string">
            <text:p>{</text:p>
            <text:p>    "status": true,</text:p>
            <text:p>    "message": "Policy created successfully!",</text:p>
            <text:p>    "data": {</text:p>
            <text:p>        "attendance_policy_id": 41</text:p>
            <text:p>    }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Get Sub-Leave Details</text:p>
          </table:table-cell>
          <table:table-cell table:style-name="ce45"/>
          <table:table-cell table:style-name="ce45" office:value-type="string" calcext:value-type="string">
            <text:p>attendance/settings/getleavedetails</text:p>
          </table:table-cell>
          <table:table-cell table:style-name="ce45" office:value-type="string" calcext:value-type="string">
            <text:p>GET</text:p>
          </table:table-cell>
          <table:table-cell table:style-name="ce45" office:value-type="string" calcext:value-type="string">
            <text:p>access_token</text:p>
          </table:table-cell>
          <table:table-cell table:style-name="ce45"/>
          <table:table-cell table:style-name="ce45" office:value-type="string" calcext:value-type="string">
            <text:p>{</text:p>
            <text:p>    "status": true,</text:p>
            <text:p>    "message": "Sub leave details list fetch successfully!",</text:p>
            <text:p>    "data": [</text:p>
            <text:p>        {</text:p>
            <text:p>            "id": 1,</text:p>
            <text:p>            "name": "General Leave"</text:p>
            <text:p>        },</text:p>
            <text:p>        {</text:p>
            <text:p>            "id": 3,</text:p>
            <text:p>            "name": "kkkk"</text:p>
            <text:p>        },</text:p>
            <text:p>        {</text:p>
            <text:p>            "id": 4,</text:p>
            <text:p>            "name": "Earned Leave"</text:p>
            <text:p>        }</text:p>
            <text:p>    ]</text:p>
            <text:p>}</text:p>
          </table:table-cell>
          <table:table-cell table:style-name="ce45" table:number-columns-repeated="18"/>
          <table:table-cell table:number-columns-repeated="998"/>
        </table:table-row>
        <table:table-row table:style-name="ro1" table:number-rows-repeated="938">
          <table:table-cell table:style-name="ce45" table:number-columns-repeated="26"/>
          <table:table-cell table:number-columns-repeated="998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mployee" table:style-name="ta9">
        <table:table-column table:style-name="co58" table:default-cell-style-name="Default"/>
        <table:table-column table:style-name="co11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1" table:number-columns-repeated="15" table:default-cell-style-name="Default"/>
        <table:table-column table:style-name="co66" table:default-cell-style-name="Default"/>
        <table:table-column table:style-name="co11" table:number-columns-repeated="998" table:default-cell-style-name="Default"/>
        <table:table-row table:style-name="ro5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aseUrl</text:p>
          </table:table-cell>
          <table:table-cell table:style-name="ce2" table:number-columns-repeated="2"/>
          <table:table-cell table:style-name="ce10" office:value-type="string" calcext:value-type="string">
            <text:p>****.sumhr.com</text:p>
          </table:table-cell>
          <table:table-cell table:style-name="ce10"/>
          <table:table-cell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Endpoint</text:p>
          </table:table-cell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headers</text:p>
          </table:table-cell>
          <table:table-cell table:style-name="ce13" office:value-type="string" calcext:value-type="string">
            <text:p>Request</text:p>
          </table:table-cell>
          <table:table-cell table:style-name="ce16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4" table:number-columns-repeated="3"/>
          <table:table-cell table:style-name="ce17" office:value-type="string" calcext:value-type="string">
            <text:p>Success</text:p>
          </table:table-cell>
          <table:table-cell table:style-name="ce2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/>
          <table:table-cell table:style-name="ce12"/>
          <table:table-cell table:style-name="ce15" table:number-columns-repeated="3"/>
          <table:table-cell table:style-name="ce18"/>
          <table:table-cell table:style-name="ce21"/>
          <table:table-cell table:style-name="ce21" office:value-type="string" calcext:value-type="string">
            <text:p>Validation (Message)</text:p>
          </table:table-cell>
          <table:table-cell table:style-name="ce25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4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creation(Basic)</text:p>
          </table:table-cell>
          <table:table-cell table:style-name="ce6" office:value-type="string" calcext:value-type="string">
            <text:p>/employee/creat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is_self_service": 1,</text:p>
            <text:p>  "first_name": "ABC",</text:p>
            <text:p>  "last_name": "DEF",</text:p>
            <text:p>  "email_address": "sagar1@sumhr.com",</text:p>
            <text:p>  "date_of_joining": "2017-01-01",</text:p>
            <text:p>  "probation_period_id": 1,</text:p>
            <text:p>  "department_id": 1,</text:p>
            <text:p>  "designation_id": 1,</text:p>
            <text:p>  "current_manager_id": 1,</text:p>
            <text:p>  "office_address_id": 1,</text:p>
            <text:p>  "legal_gender_id": 1,</text:p>
            <text:p>  "employment_type_id": 1,</text:p>
            <text:p>  "employee_number": ""</text:p>
            <text:p>}</text:p>
          </table:table-cell>
          <table:table-cell table:style-name="ce23" office:value-type="string" calcext:value-type="string">
            <text:p>{"status":true,"message":"Success","data":104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email_address already exist,employee_number is take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creation(advance)</text:p>
          </table:table-cell>
          <table:table-cell table:style-name="ce33" office:value-type="string" calcext:value-type="string">
            <text:p>/employee/creat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is_self_service": 1,</text:p>
            <text:p>  "first_name": "ABC",</text:p>
            <text:p>  "last_name": "DEF",</text:p>
            <text:p>  "middle_name": "AGOG",</text:p>
            <text:p>  "birth_date": "2017-01-01",</text:p>
            <text:p>  "email_address": "abc@def.com",</text:p>
            <text:p>  "date_of_joining": "2017-01-01",</text:p>
            <text:p>  "probation_period_id": 1,</text:p>
            <text:p>  "department_id": 1,</text:p>
            <text:p>  "designation_id": 1,</text:p>
            <text:p>  "current_manager_id": 1,</text:p>
            <text:p>  "office_address_id": 1,</text:p>
            <text:p>  "team_id": 1,</text:p>
            <text:p>  "current_team_lead_id": 1,</text:p>
            <text:p>  "mode_of_recruitment_id": 1,</text:p>
            <text:p>  "blood_group_id": 1,</text:p>
            <text:p>  "marital_status_id": 1,</text:p>
            <text:p>  "marriage_anniversary_date": "2017-01-01",</text:p>
            <text:p>  "spouse_name": "LOL",</text:p>
            <text:p>  "legal_gender_id": 1,</text:p>
            <text:p>  "employment_type_id": 1,</text:p>
            <text:p>  "employee_number": "SHR-1000"</text:p>
            <text:p>}</text:p>
          </table:table-cell>
          <table:table-cell table:style-name="ce6" office:value-type="string" calcext:value-type="string">
            <text:p>{"status":true,"message":"Success","data":104}</text:p>
          </table:table-cell>
          <table:table-cell table:style-name="ce33" office:value-type="string" calcext:value-type="string">
            <text:p>{ "status": false, "message": " ", "data":null }</text:p>
          </table:table-cell>
          <table:table-cell table:style-name="ce6" office:value-type="string" calcext:value-type="string">
            <text:p>email_address already exist,employee_number is take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neccessary employee creation data</text:p>
          </table:table-cell>
          <table:table-cell table:style-name="ce33" office:value-type="string" calcext:value-type="string">
            <text:p>/employee/initcreat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 table:style-name="ce6"/>
          <table:table-cell table:style-name="ce6" office:value-type="string" calcext:value-type="string">
            <text:p>{"status":true,"message":"Success","data":{"modes_of_recruitment":[{"id":1,"name":"Walk-In"},{"id":2,"name":"Online"},{"id":3,"name":"Campus"}],"legal_genders":[{"id":1,"name":"Male"},{"id":2,"name":"Female"},{"id":3,"name":"Transgender"}],"employment_types":[{"id":1,"name":"Full Time"},{"id":2,"name":"Part Time"},{"id":3,"name":"Intern"},{"id":4,"name":"On Contract"}],"employee_number":"1234","blood_groups":[{"id":1,"name":"A+"},{"id":2,"name":"A-"},{"id":3,"name":"B+"},{"id":4,"name":"B-"},{"id":5,"name":"AB+"},{"id":6,"name":"AB-"},{"id":7,"name":"O+"},{"id":8,"name":"O-"}],"marital_statuses":[{"id":0,"name":"Single"},{"id":1,"name":"Married"}]}}</text:p>
          </table:table-cell>
          <table:table-cell table:style-name="ce33"/>
          <table:table-cell table:style-name="ce6"/>
          <table:table-cell table:number-columns-repeated="1014"/>
        </table:table-row>
        <table:table-row table:style-name="ro1">
          <table:table-cell table:style-name="ce6"/>
          <table:table-cell/>
          <table:table-cell table:style-name="ce6"/>
          <table:table-cell table:style-name="ce33"/>
          <table:table-cell table:style-name="ce6" table:number-columns-repeated="4"/>
          <table:table-cell table:style-name="ce33"/>
          <table:table-cell table:style-name="ce6"/>
          <table:table-cell table:number-columns-repeated="1014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 Employee <text:s/>Address</text:p>
          </table:table-cell>
          <table:table-cell/>
          <table:table-cell table:style-name="ce6" office:value-type="string" calcext:value-type="string">
            <text:p>/employee/createemployeeaddres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,</text:p>
            <text:p>"employee_id":"1",</text:p>
            <text:p>"caddress_line_1":"Pune1",        </text:p>
            <text:p>"caddress_line_2":"Pune",        </text:p>
            <text:p>"ccountry_id":"1",</text:p>
            <text:p>"cstate_id":"1",        </text:p>
            <text:p>"ccity_id":"1",        </text:p>
            <text:p>"cpincode":"1",</text:p>
            <text:p>"paddress_line_1":"Nashik1",        </text:p>
            <text:p>"paddress_line_2":"Nashik",        </text:p>
            <text:p>"pcountry_id":"1",</text:p>
            <text:p>"pstate_id":"1",        </text:p>
            <text:p>"pcity_id":"1",        </text:p>
            <text:p>"ppincode":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_caddress_id": 13,</text:p>
            <text:p>        "employee_paddress_id": 14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Update Employee <text:s/>Address</text:p>
          </table:table-cell>
          <table:table-cell/>
          <table:table-cell table:style-name="ce6" office:value-type="string" calcext:value-type="string">
            <text:p>/employee/createemployeeaddress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"employee_caddress_id":"13",</text:p>
            <text:p>"employee_paddress_id":"14",</text:p>
            <text:p>"employee_id":"1",</text:p>
            <text:p>"caddress_line_1":"Pune1",        </text:p>
            <text:p>"caddress_line_2":"Pune",        </text:p>
            <text:p>"ccountry_id":"1",</text:p>
            <text:p>"cstate_id":"1",        </text:p>
            <text:p>"ccity_id":"1",        </text:p>
            <text:p>"cpincode":"1",</text:p>
            <text:p>"paddress_line_1":"Nashik1",        </text:p>
            <text:p>"paddress_line_2":"Nashik",        </text:p>
            <text:p>"pcountry_id":"1",</text:p>
            <text:p>"pstate_id":"1",        </text:p>
            <text:p>"pcity_id":"1",        </text:p>
            <text:p>"ppincode":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_caddress_id": 13,</text:p>
            <text:p>        "employee_paddress_id": 14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 Employee <text:s/>Education</text:p>
          </table:table-cell>
          <table:table-cell/>
          <table:table-cell table:style-name="ce6" office:value-type="string" calcext:value-type="string">
            <text:p>/employee/createemployeeeducation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        [</text:p>
            <text:p>                {</text:p>
            <text:p>                "education_level_id":"1",</text:p>
            <text:p>                "employee_id":"1",</text:p>
            <text:p>                "institute_name":"Pune",</text:p>
            <text:p>                "university_name":"Pune",</text:p>
            <text:p>                "year_of_passing":"2017"</text:p>
            <text:p>                },</text:p>
            <text:p>                {</text:p>
            <text:p>                "education_level_id":"2",</text:p>
            <text:p>                "employee_id":"1",</text:p>
            <text:p>                "institute_name":"kiran",</text:p>
            <text:p>                "university_name":"kiran",</text:p>
            <text:p>                "year_of_passing":"2018"</text:p>
            <text:p>                }</text:p>
            <text:p>        ]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10,</text:p>
            <text:p>        9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Update Employee <text:s/>Education</text:p>
          </table:table-cell>
          <table:table-cell/>
          <table:table-cell table:style-name="ce6" office:value-type="string" calcext:value-type="string">
            <text:p>/employee/createemployeeeducation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        [</text:p>
            <text:p>                {"id":"8",</text:p>
            <text:p>                 "employee_id":"1",</text:p>
            <text:p>                "education_level_id":"1",</text:p>
            <text:p>                "institute_name":"Pune",</text:p>
            <text:p>                "university_name":"Pune",</text:p>
            <text:p>                "year_of_passing":"2017"</text:p>
            <text:p>                },</text:p>
            <text:p>                {</text:p>
            <text:p>                "id":"9",</text:p>
            <text:p>                 "employee_id":"1",</text:p>
            <text:p>                "education_level_id":"2",</text:p>
            <text:p>                "institute_name":"kiran",</text:p>
            <text:p>                "university_name":"kiran",</text:p>
            <text:p>                "year_of_passing":"2018"</text:p>
            <text:p>                }</text:p>
            <text:p>        ]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10,</text:p>
            <text:p>        9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33" office:value-type="string" calcext:value-type="string">
            <text:p>Create Employee Dependant</text:p>
          </table:table-cell>
          <table:table-cell/>
          <table:table-cell table:style-name="ce6" office:value-type="string" calcext:value-type="string">
            <text:p>/employee/createemployeedependen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[</text:p>
            <text:p>                { </text:p>
            <text:p>                "employee_id":"1",</text:p>
            <text:p>                "relationship_type_id":"1",</text:p>
            <text:p>                "dependant_name":"kiran",</text:p>
            <text:p>                "contact_no":"9011643129",</text:p>
            <text:p>                "birth_date":"12-11-1986",</text:p>
            <text:p>                "is_emergency_contact":"1"</text:p>
            <text:p>                },</text:p>
            <text:p>                {</text:p>
            <text:p>                "employee_id":"1",</text:p>
            <text:p>                "relationship_type_id":"2",</text:p>
            <text:p>                "dependant_name":"swassss",</text:p>
            <text:p>                "contact_no":"6545656456",</text:p>
            <text:p>                "birth_date":"12-11-1987",</text:p>
            <text:p>                "is_emergency_contact":"0"</text:p>
            <text:p>                }</text:p>
            <text:p>        ]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1,</text:p>
            <text:p>        2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33" office:value-type="string" calcext:value-type="string">
            <text:p>Update Employee Dependant</text:p>
          </table:table-cell>
          <table:table-cell/>
          <table:table-cell table:style-name="ce6" office:value-type="string" calcext:value-type="string">
            <text:p>/employee/createemployeedependen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[</text:p>
            <text:p>                {</text:p>
            <text:p>                        "id":"1",</text:p>
            <text:p>                "employee_id":"1",</text:p>
            <text:p>                "relationship_type_id":"1",</text:p>
            <text:p>                "dependant_name":"kiran",</text:p>
            <text:p>                "contact_no":"9011643129",</text:p>
            <text:p>                "birth_date":"12-11-1986",</text:p>
            <text:p>                "is_emergency_contact":"1"</text:p>
            <text:p>                },</text:p>
            <text:p>                {</text:p>
            <text:p>                "id":"2",</text:p>
            <text:p>                "employee_id":"1",</text:p>
            <text:p>                "relationship_type_id":"2",</text:p>
            <text:p>                "dependant_name":"swassss",</text:p>
            <text:p>                "contact_no":"6545656456",</text:p>
            <text:p>                "birth_date":"12-11-1987",</text:p>
            <text:p>                "is_emergency_contact":"0"</text:p>
            <text:p>                }</text:p>
            <text:p>        ]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1,</text:p>
            <text:p>        2</text:p>
            <text:p>    ]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Something happend wrong!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ducation Levels</text:p>
          </table:table-cell>
          <table:table-cell/>
          <table:table-cell table:style-name="ce6" office:value-type="string" calcext:value-type="string">
            <text:p>/employee/geteducationlevel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Education Level list fetch successfully!",</text:p>
            <text:p>    "data": [</text:p>
            <text:p>        {</text:p>
            <text:p>            "id": 1,</text:p>
            <text:p>            "name": "School"</text:p>
            <text:p>        },</text:p>
            <text:p>        {</text:p>
            <text:p>            "id": 2,</text:p>
            <text:p>            "name": "Under Graduate"</text:p>
            <text:p>        },</text:p>
            <text:p>        {</text:p>
            <text:p>            "id": 3,</text:p>
            <text:p>            "name": "Post Graduate"</text:p>
            <text:p>        },</text:p>
            <text:p>        {</text:p>
            <text:p>            "id": 4,</text:p>
            <text:p>            "name": "Doctorate"</text:p>
            <text:p>        }</text:p>
            <text:p>    ]</text:p>
            <text:p>}</text:p>
          </table:table-cell>
          <table:table-cell/>
          <table:table-cell table:style-name="ce6" office:value-type="string" calcext:value-type="string">
            <text:p>{</text:p>
            <text:p>  "status": false,</text:p>
            <text:p>  "message": "No data found! ",</text:p>
            <text:p>  "data":null</text:p>
            <text:p>}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Relation Types</text:p>
          </table:table-cell>
          <table:table-cell/>
          <table:table-cell table:style-name="ce6" office:value-type="string" calcext:value-type="string">
            <text:p>/employee/getrelationshiptype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[{"key":"Content-Type","value":"application/json","description":""}]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Relationship types list fetch successfully!",</text:p>
            <text:p>    "data": [</text:p>
            <text:p>        {</text:p>
            <text:p>            "id": 1,</text:p>
            <text:p>            "name": "Father"</text:p>
            <text:p>        },</text:p>
            <text:p>        {</text:p>
            <text:p>            "id": 2,</text:p>
            <text:p>            "name": "Mother"</text:p>
            <text:p>        },</text:p>
            <text:p>        {</text:p>
            <text:p>            "id": 3,</text:p>
            <text:p>            "name": "Sister"</text:p>
            <text:p>        },</text:p>
            <text:p>        {</text:p>
            <text:p>            "id": 4,</text:p>
            <text:p>            "name": "Brother"</text:p>
            <text:p>        }</text:p>
            <text:p>    ]</text:p>
            <text:p>}</text:p>
          </table:table-cell>
          <table:table-cell/>
          <table:table-cell table:style-name="ce6" office:value-type="string" calcext:value-type="string">
            <text:p>{</text:p>
            <text:p>  "status": false,</text:p>
            <text:p>  "message": "No data found! ",</text:p>
            <text:p>  "data":null</text:p>
            <text:p>}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</text:p>
          </table:table-cell>
          <table:table-cell table:style-name="ce6" office:value-type="string" calcext:value-type="string">
            <text:p>contacts</text:p>
          </table:table-cell>
          <table:table-cell table:style-name="ce6" office:value-type="string" calcext:value-type="string">
            <text:p>/employee/contact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contact_types":[{"id":1,"name":"Additional Email Address"},{"id":2,"name":"Skype ID"},{"id":3,"name":"Phone Number"}],"is_personal":[{"id":1,"name":"Personal"},{"id":0,"name":"Work"}],"employee_contacts":[{"id":10,"is_personal":1,"contact_type_id":1,"contact_value":"asasa"}]}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1) employee not foun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contacts</text:p>
          </table:table-cell>
          <table:table-cell table:style-name="ce6" office:value-type="string" calcext:value-type="string">
            <text:p>/employee/contacts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employee_contacts": [</text:p>
            <text:p>           {</text:p>
            <text:p>                   "contact_value":"asasa",</text:p>
            <text:p>                   "is_personal":1,</text:p>
            <text:p>                   "contact_type_id":1</text:p>
            <text:p>           }</text:p>
            <text:p>        ]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1) company not found 2) employee not found 3)Error Creating Employee Contac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/employee/contact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experience</text:p>
          </table:table-cell>
          <table:table-cell table:style-name="ce6" office:value-type="string" calcext:value-type="string">
            <text:p>/employee/experience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edit_button":true,"employee_experiences":[{"id":1,"work_role":"tester","previous_company_name":"hmmm","city_id":1,"state_id":1,"country_id":82,"start_date":null,"end_date":null,"country_name":"India","states":[{"id":1,"name":"Maharashtra","code":"IN-MH","country_id":82},{"id":2,"name":"Uttar Pradesh","code":"IN-UP","country_id":82},{"id":3,"name":"Andra Pradesh","code":"IN-AP","country_id":82},{"id":4,"name":"Rajasthan","code":"IN-RJ","country_id":82}],"state_name":"Maharashtra","cities":[{"id":1,"name":"Mumbai","code":"MU","country_id":1,"state_id":1},{"id":2,"name":"Pune","code":"PN","country_id":1,"state_id":1}],"city_name":"Mumbai"},{"id":2,"work_role":"tester","previous_company_name":"hmmm","city_id":null,"state_id":null,"country_id":203,"start_date":null,"end_date":null,"country_name":"United States of America","states":[]}],"countries":[{"id":1,"name":"Afghanistan","code":"AFG","currency_id":1},{"id":2,"name":"Albania","code":"ALB","currency_id":2},{"id":3,"name":"Algeria","code":"DZA","currency_id":3},{"id":4,"name":"Andorra","code":"AND","currency_id":4},{"id":5,"name":"Angola","code":"AGO","currency_id":5},{"id":6,"name":"Antigua and Barbuda","code":"ATG","currency_id":6},{"id":7,"name":"Argentina","code":"ARG","currency_id":7},{"id":8,"name":"Armenia","code":"ARM","currency_id":8},{"id":9,"name":"Aruba","code":"ABW","currency_id":9},{"id":10,"name":"Australia","code":"AUS","currency_id":10},{"id":11,"name":"Austria","code":"AUT","currency_id":4},{"id":12,"name":"Azerbaijan","code":"AZE","currency_id":11},{"id":13,"name":"Bahamas","code":"BHS","currency_id":12},{"id":14,"name":"Bahrain","code":"BHR","currency_id":13},{"id":15,"name":"Bangladesh","code":"BGD","currency_id":14},{"id":16,"name":"Barbados","code":"BRB","currency_id":15},{"id":17,"name":"Belarus","code":"BLR","currency_id":16},{"id":18,"name":"Belgium","code":"BEL","currency_id":4},{"id":19,"name":"Belize","code":"BLZ","currency_id":17},{"id":20,"name":"Benin","code":"BEN","currency_id":18},{"id":21,"name":"Bhutan","code":"BTN","currency_id":19},{"id":22,"name":"Bolivia","code":"BOL","currency_id":20},{"id":23,"name":"Bosnia and Herzegovina","code":"BIH","currency_id":21},{"id":24,"name":"Botswana","code":"BWA","currency_id":22},{"id":25,"name":"Brazil","code":"BRA","currency_id":23},{"id":26,"name":"Brunei","code":"BRN","currency_id":24},{"id":27,"name":"Bulgaria","code":"BGR","currency_id":25},{"id":28,"name":"Burkina Faso","code":"BFA","currency_id":18},{"id":29,"name":"Burma","code":"NULL","currency_id":26},{"id":30,"name":"Burundi","code":"BDI","currency_id":27},{"id":34,"name":"Cabo Verde","code":"CPV","currency_id":31},{"id":31,"name":"Cambodia","code":"KHM","currency_id":28},{"id":32,"name":"Cameroon","code":"CMR","currency_id":29},{"id":33,"name":"Canada","code":"CAN","currency_id":30},{"id":35,"name":"Central African Republic","code":"CAF","currency_id":29},{"id":36,"name":"Chad","code":"TCD","currency_id":29},{"id":37,"name":"Chile","code":"CHL","currency_id":32},{"id":38,"name":"China","code":"CHN","currency_id":33},{"id":39,"name":"Colombia","code":"COL","currency_id":34},{"id":40,"name":"Comoros","code":"COM","currency_id":35},{"id":41,"name":"Congo, Democratic Republic of the","code":"NULL","currency_id":36},{"id":42,"name":"Congo, Republic of the","code":"NULL","currency_id":29},{"id":43,"name":"Costa Rica","code":"CRI","currency_id":37},{"id":44,"name":"Cote d'Ivoire","code":"CIV","currency_id":18},{"id":45,"name":"Croatia","code":"HRV","currency_id":38},{"id":46,"name":"Cuba","code":"CUB","currency_id":39},{"id":47,"name":"Curacao","code":"NULL","currency_id":40},{"id":48,"name":"Cyprus","code":"CYP","currency_id":4},{"id":49,"name":"Czechia","code":"CZE","currency_id":41},{"id":50,"name":"Denmark","code":"DNK","currency_id":42},{"id":51,"name":"Djibouti","code":"DJI","currency_id":43},{"id":52,"name":"Dominica","code":"DMA","currency_id":6},{"id":53,"name":"Dominican Republic","code":"DOM","currency_id":44},{"id":54,"name":"East Timor (see Timor-Leste)","code":"NULL","currency_id":45},{"id":55,"name":"Ecuador","code":"ECU","currency_id":46},{"id":56,"name":"Egypt","code":"EGY","currency_id":47},{"id":57,"name":"El Salvador","code":"SLV","currency_id":46},{"id":58,"name":"Equatorial Guinea","code":"GNQ","currency_id":29},{"id":59,"name":"Eritrea","code":"ERI","currency_id":48},{"id":60,"name":"Estonia","code":"EST","currency_id":4},{"id":61,"name":"Ethiopia","code":"ETH","currency_id":49},{"id":62,"name":"Fiji","code":"FJI","currency_id":50},{"id":63,"name":"Finland","code":"FIN","currency_id":4},{"id":64,"name":"France","code":"FRA","currency_id":4},{"id":65,"name":"Gabon","code":"GAB","currency_id":29},{"id":66,"name":"Gambia","code":"GMB","currency_id":51},{"id":67,"name":"Georgia","code":"GEO","currency_id":52},{"id":68,"name":"Germany","code":"DEU","currency_id":4},{"id":69,"name":"Ghana","code":"GHA","currency_id":53},{"id":70,"name":"Greece","code":"GRC","currency_id":4},{"id":71,"name":"Grenada","code":"GRD","currency_id":6},{"id":72,"name":"Guatemala","code":"GTM","currency_id":54},{"id":73,"name":"Guinea","code":"GIN","currency_id":55},{"id":74,"name":"Guinea-Bissau","code":"GNB","currency_id":18},{"id":75,"name":"Guyana","code":"GUY","currency_id":56},{"id":76,"name":"Haiti","code":"HTI","currency_id":57},{"id":77,"name":"Holy See (Vatican City)","code":"VAT","currency_id":4},{"id":78,"name":"Honduras","code":"HND","currency_id":58},{"id":79,"name":"Hong Kong","code":"HKG","currency_id":59},{"id":80,"name":"Hungary","code":"HUN","currency_id":60},{"id":81,"name":"Iceland","code":"ISL","currency_id":61},{"id":82,"name":"India","code":"IND","currency_id":62},{"id":83,"name":"Indonesia","code":"IDN","currency_id":63},{"id":84,"name":"Iran","code":"IRN","currency_id":64},{"id":85,"name":"Iraq","code":"IRQ","currency_id":65},{"id":86,"name":"Ireland","code":"IRL","currency_id":4},{"id":87,"name":"Israel","code":"ISR","currency_id":66},{"id":88,"name":"Italy","code":"ITA","currency_id":4},{"id":89,"name":"Jamaica","code":"JAM","currency_id":67},{"id":90,"name":"Japan","code":"JPN","currency_id":68},{"id":91,"name":"Jordan","code":"JOR","currency_id":69},{"id":92,"name":"Kazakhstan","code":"KAZ","currency_id":70},{"id":93,"name":"Kenya","code":"KEN","currency_id":71},{"id":94,"name":"Kiribati","code":"KIR","currency_id":10},{"id":95,"name":"Kosovo","code":"NULL","currency_id":4},{"id":96,"name":"Kuwait","code":"KWT","currency_id":72},{"id":97,"name":"Kyrgyzstan","code":"KGZ","currency_id":73},{"id":98,"name":"Laos","code":"LAO","currency_id":74},{"id":99,"name":"Latvia","code":"LVA","currency_id":4},{"id":100,"name":"Lebanon","code":"LBN","currency_id":75},{"id":101,"name":"Lesotho","code":"LSO","currency_id":76},{"id":102,"name":"Liberia","code":"LBR","currency_id":77},{"id":103,"name":"Libya","code":"LBY","currency_id":78},{"id":104,"name":"Liechtenstein","code":"LIE","currency_id":79},{"id":105,"name":"Lithuania","code":"LTU","currency_id":4},{"id":106,"name":"Luxembourg","code":"LUX","currency_id":4},{"id":107,"name":"Macau","code":"NULL","currency_id":80},{"id":108,"name":"Macedonia","code":"MKD","currency_id":81},{"id":109,"name":"Madagascar","code":"MDG","currency_id":82},{"id":110,"name":"Malawi","code":"MWI","currency_id":83},{"id":111,"name":"Malaysia","code":"MYS","currency_id":84},{"id":112,"name":"Maldives","code":"MDV","currency_id":85},{"id":113,"name":"Mali","code":"MLI","currency_id":18},{"id":114,"name":"Malta","code":"MLT","currency_id":4},{"id":115,"name":"Marshall Islands","code":"MHL","currency_id":46},{"id":116,"name":"Mauritania","code":"MRT","currency_id":86},{"id":117,"name":"Mauritius","code":"MUS","currency_id":87},{"id":118,"name":"Mexico","code":"MEX","currency_id":88},{"id":119,"name":"Micronesia","code":"FSM","currency_id":46},{"id":120,"name":"Moldova","code":"MDA","currency_id":89},{"id":121,"name":"Monaco","code":"MCO","currency_id":4},{"id":122,"name":"Mongolia","code":"MNG","currency_id":90},{"id":123,"name":"Montenegro","code":"MNE","currency_id":4},{"id":124,"name":"Morocco","code":"MAR","currency_id":91},{"id":125,"name":"Mozambique","code":"MOZ","currency_id":92},{"id":126,"name":"Namibia","code":"NAM","currency_id":93},{"id":127,"name":"Nauru","code":"NRU","currency_id":10},{"id":128,"name":"Nepal","code":"NPL","currency_id":94},{"id":129,"name":"Netherlands","code":"NLD","currency_id":4},{"id":130,"name":"New Zealand","code":"NZL","currency_id":95},{"id":131,"name":"Nicaragua","code":"NIC","currency_id":96},{"id":132,"name":"Niger","code":"NER","currency_id":18},{"id":133,"name":"Nigeria","code":"NGA","currency_id":97},{"id":134,"name":"North Korea","code":"PRK","currency_id":98},{"id":135,"name":"Norway","code":"NOR","currency_id":99},{"id":136,"name":"Oman","code":"OMN","currency_id":100},{"id":137,"name":"Pakistan","code":"PAK","currency_id":101},{"id":138,"name":"Palau","code":"PLW","currency_id":46},{"id":139,"name":"Palestinian Territories","code":"PSE","currency_id":66},{"id":140,"name":"Panama","code":"PAN","currency_id":46},{"id":141,"name":"Papua New Guinea","code":"PNG","currency_id":102},{"id":142,"name":"Paraguay","code":"PRY","currency_id":103},{"id":143,"name":"Peru","code":"PER","currency_id":104},{"id":144,"name":"Philippines","code":"PHL","currency_id":105},{"id":145,"name":"Poland","code":"POL","currency_id":106},{"id":146,"name":"Portugal","code":"PRT","currency_id":4},{"id":147,"name":"Qatar","code":"QAT","currency_id":107},{"id":148,"name":"Romania","code":"ROU","currency_id":108},{"id":149,"name":"Russia","code":"RUS","currency_id":109},{"id":150,"name":"Rwanda","code":"RWA","currency_id":110},{"id":151,"name":"Saint Kitts and Nevis","code":"KNA","currency_id":6},{"id":152,"name":"Saint Lucia","code":"LCA","currency_id":6},{"id":153,"name":"Saint Vincent and the Grenadines","code":"VCT","currency_id":6},{"id":154,"name":"Samoa","code":"WSM","currency_id":111},{"id":155,"name":"San Marino","code":"SMR","currency_id":4},{"id":156,"name":"Sao Tome and Principe","code":"STP","currency_id":112},{"id":157,"name":"Saudi Arabia","code":"SAU","currency_id":113},{"id":158,"name":"Senegal","code":"SEN","currency_id":18},{"id":159,"name":"Serbia","code":"SRB","currency_id":114},{"id":160,"name":"Seychelles","code":"SYC","currency_id":115},{"id":161,"name":"Sierra Leone","code":"SLE","currency_id":116},{"id":162,"name":"Singapore","code":"SGP","currency_id":117},{"id":163,"name":"Sint Maarten","code":"NULL","currency_id":118},{"id":164,"name":"Slovakia","code":"SVK","currency_id":4},{"id":165,"name":"Slovenia","code":"SVN","currency_id":4},{"id":166,"name":"Solomon Islands","code":"SLB","currency_id":119},{"id":167,"name":"Somalia","code":"SOM","currency_id":120},{"id":168,"name":"South Africa","code":"ZAF","currency_id":121},{"id":169,"name":"South Korea","code":"KOR","currency_id":122},{"id":170,"name":"South Sudan","code":"SSD","currency_id":123},{"id":171,"name":"Spain","code":"ESP","currency_id":124},{"id":172,"name":"Sri Lanka","code":"LKA","currency_id":125},{"id":173,"name":"Sudan","code":"SDN","currency_id":126},{"id":174,"name":"Suriname","code":"SUR","currency_id":127},{"id":175,"name":"Swaziland","code":"SWZ","currency_id":128},{"id":176,"name":"Sweden","code":"SWE","currency_id":129},{"id":177,"name":"Switzerland","code":"CHE","currency_id":79},{"id":178,"name":"Syria","code":"SYR","currency_id":130},{"id":179,"name":"Taiwan","code":"TWN","currency_id":131},{"id":180,"name":"Tajikistan","code":"TJK","currency_id":132},{"id":181,"name":"Tanzania","code":"TZA","currency_id":133},{"id":182,"name":"Thailand","code":"THA","currency_id":134},{"id":183,"name":"Timor-Leste","code":"TLS","currency_id":46},{"id":184,"name":"Togo","code":"TGO","currency_id":135},{"id":185,"name":"Tonga","code":"TON","currency_id":136},{"id":186,"name":"Trinidad and Tobago","code":"TTO","currency_id":137},{"id":187,"name":"Tunisia","code":"TUN","currency_id":138},{"id":188,"name":"Turkey","code":"TUR","currency_id":139},{"id":189,"name":"Turkmenistan","code":"TKM","currency_id":140},{"id":190,"name":"Tuvalu","code":"TUV","currency_id":10},{"id":191,"name":"Uganda","code":"UGA","currency_id":141},{"id":192,"name":"Ukraine","code":"UKR","currency_id":142},{"id":193,"name":"United Arab Emirates","code":"ARE","currency_id":143},{"id":194,"name":"United Kingdom","code":"GBR","currency_id":144},{"id":203,"name":"United States of America","code":"USA","currency_id":45},{"id":195,"name":"Uruguay","code":"URY","currency_id":145},{"id":196,"name":"Uzbekistan","code":"UZB","currency_id":146},{"id":197,"name":"Vanuatu","code":"VUT","currency_id":147},{"id":198,"name":"Venezuela","code":"VEN","currency_id":148},{"id":199,"name":"Vietnam","code":"VNM","currency_id":149},{"id":200,"name":"Yemen","code":"YEM","currency_id":150},{"id":201,"name":"Zambia","code":"ZMB","currency_id":151},{"id":202,"name":"Zimbabwe","code":"ZWE","currency_id":46}]}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1) employee not foun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33" office:value-type="string" calcext:value-type="string">
            <text:p>experience</text:p>
          </table:table-cell>
          <table:table-cell table:style-name="ce6" office:value-type="string" calcext:value-type="string">
            <text:p>/employee/experiences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office:annotation draw:style-name="gr1" draw:text-style-name="P2" svg:width="826.5pt" svg:height="29.17pt" svg:x="972.74pt" svg:y="469.16pt" draw:caption-point-x="-11.54pt" draw:caption-point-y="-21.88pt">
              <dc:date>2018-05-18T00:00:00</dc:date>
              <text:p text:style-name="P1">in the array if id is provided , it will be updated, if not provided an entry will be added to db , if a entry is deleted it should not be sent i.e. if a id is in db and not sent , it will be deleted</text:p>
            </office:annotation>
            <text:p>{</text:p>
            <text:p>        "employee_experiences":[</text:p>
            <text:p>            {</text:p>
            <text:p>                    "id": 4,</text:p>
            <text:p>                    "work_role": "tEAM leAD",</text:p>
            <text:p>                    "previous_company_name": "micppppppppaaaapprrossssssss",</text:p>
            <text:p>                    "city_id": 1,</text:p>
            <text:p>                    "state_id": 1,</text:p>
            <text:p>                    "country_id": 82,</text:p>
            <text:p>                    "start_date": null,</text:p>
            <text:p>                    "end_date": null,</text:p>
            <text:p>                    "country_name": "India",</text:p>
            <text:p>                    "states": [</text:p>
            <text:p>                        {</text:p>
            <text:p>                            "id": 1,</text:p>
            <text:p>                            "name": "Maharashtra",</text:p>
            <text:p>                            "code": "IN-MH",</text:p>
            <text:p>                            "country_id": 82</text:p>
            <text:p>                        },</text:p>
            <text:p>                        {</text:p>
            <text:p>                            "id": 2,</text:p>
            <text:p>                            "name": "Uttar Pradesh",</text:p>
            <text:p>                            "code": "IN-UP",</text:p>
            <text:p>                            "country_id": 82</text:p>
            <text:p>                        },</text:p>
            <text:p>                        {</text:p>
            <text:p>                            "id": 3,</text:p>
            <text:p>                            "name": "Andra Pradesh",</text:p>
            <text:p>                            "code": "IN-AP",</text:p>
            <text:p>                            "country_id": 82</text:p>
            <text:p>                        },</text:p>
            <text:p>                        {</text:p>
            <text:p>                            "id": 4,</text:p>
            <text:p>                            "name": "Rajasthan",</text:p>
            <text:p>                            "code": "IN-RJ",</text:p>
            <text:p>                            "country_id": 82</text:p>
            <text:p>                        }</text:p>
            <text:p>                    ],</text:p>
            <text:p>                    "state_name": "Maharashtra",</text:p>
            <text:p>                    "cities": [</text:p>
            <text:p>                        {</text:p>
            <text:p>                            "id": 1,</text:p>
            <text:p>                            "name": "Mumbai",</text:p>
            <text:p>                            "code": "MU",</text:p>
            <text:p>                            "country_id": 1,</text:p>
            <text:p>                            "state_id": 1</text:p>
            <text:p>                        },</text:p>
            <text:p>                        {</text:p>
            <text:p>                            "id": 2,</text:p>
            <text:p>                            "name": "Pune",</text:p>
            <text:p>                            "code": "PN",</text:p>
            <text:p>                            "country_id": 1,</text:p>
            <text:p>                            "state_id": 1</text:p>
            <text:p>                        }</text:p>
            <text:p>                    ],</text:p>
            <text:p>                    "city_name": "Mumbai"</text:p>
            <text:p>                }</text:p>
            <text:p>                ]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style-name="ce6" office:value-type="string" calcext:value-type="string">
            <text:p>1) company not found 2) employee not found 3)Error Creating Employee Experienc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experience</text:p>
          </table:table-cell>
          <table:table-cell table:style-name="ce6" office:value-type="string" calcext:value-type="string">
            <text:p>/employee/experience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persona</text:p>
          </table:table-cell>
          <table:table-cell table:style-name="ce6" office:value-type="string" calcext:value-type="string">
            <text:p>/employee/persona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dit_mode": true,</text:p>
            <text:p>        "employee_persona": {</text:p>
            <text:p>            "avatar": "/storage/avatar/account#1/subscription#1/employee#1/avatar.jpg",</text:p>
            <text:p>            "full_name": "Ankit Vishwakarma",</text:p>
            <text:p>            "designation_name": "Software Dev",</text:p>
            <text:p>            "employee_status_note": null,</text:p>
            <text:p>            "social": {</text:p>
            <text:p>                "facebook": null,</text:p>
            <text:p>                "twitter": "tubc",</text:p>
            <text:p>                "linkedin": null</text:p>
            <text:p>            },</text:p>
            <text:p>            "mobile_number": null,</text:p>
            <text:p>            "email_address": "ankit@sumhr.com"</text:p>
            <text:p>        }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persona</text:p>
          </table:table-cell>
          <table:table-cell table:style-name="ce6" office:value-type="string" calcext:value-type="string">
            <text:p>/employee/persona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"avatar":"data:image/jpeg;base64,/9j/4AAQSkZJRgABAQAAAQABAAD/2wCEAAkGBxMQEhUSEBIPFRAVFQ8QDxAVDw8PDw8PFRUWFhUVFRUYHSggGBolHRUVITEhJSkrLi4uFx8zODMtNygtLisBCgoKDg0OFQ8QFy0dHR0tLS0tLS0tLS0tLSsrLS0rKy0tKysrKy0rLS0tKystLS0rLS0tLS0tNS0tLS0tKysrLf/AABEIAKgBLAMBIgACEQEDEQH/xAAbAAACAwEBAQAAAAAAAAAAAAADBAABAgUGB//EADgQAAICAQEFBgMIAQMFAAAAAAABAgMRIQQSMUFRBRNhcYGRBiKxFDJCUqHB0fByguHxIzNic8L/xAAZAQADAQEBAAAAAAAAAAAAAAAAAQIDBAX/xAAhEQEBAQEAAwACAgMAAAAAAAAAARECAxIhMUEEgTJRYf/aAAwDAQACEQMRAD8A8xWOVsSgM1M5NdGGkzaBRC1itEjSQWtFRiFgidVg9SHK0LVDVY/YsFRuKMRCwD2LG4oLBGYIYhEejBamEcAajgJFleycCnWDcRxxBziTacLILCeCOBWCPZWNueQsUAigsCp0Vi5GN0IisIqVJWxC80N2oWsRUKl5gs4DzQCaLiQLWBsCzBzYtBWQKUQsjLQaCtkBO6J07BC8A58xWwdtE7UMFZi8xmwWmOEDIEwsgTKJ6iERmqJmAxBHK6RI1hYQNVI3gVEXGISKKhELGDItU3WMQYKFTGI1MWhuLDQBRgHhEWjBaxiLAwiGiipU4Jk3AFgLFB7FgpnBuKL3R6A2it0PuGZREAJRKjLDCMHJClAk5gJWJf3gDsmLTkaSlhrfyDsMRmkjLsRrEVmSATC94BsKSBNAZIPIxKIgX3DMoDWMALA0ylsdDn3I6U2KXoA5dqFLToXoQtKhFLBaYzYLzKhASBtBZA2Mnq62N1CcBmpnG6j1YxFClUxmuQrRhiEBmuAtUxytiAsYB4RBQDwYBuMA0IIwglYtIVVGlWbgEwMgd01FBHEm6SbMTWSYIkLTxe8DnLCy8Jc23hILg8J8Rdou26UU33ccxis6Nri/f6IL028Hgvl6z8PQ3fEGzweN9vHHdjKS9+AKPxHs0njvN18t6LivfgjxdmFyObtcg5trq8n8Xx8z9vp1kua4Ctkjw3wz2zOu2FUpt0ye5ut5UZP7rXTXHue1tZvI87uYkrBfvXnXgVZMA2axia+1FfaM8RKyL5EWg6DsTFlgJ2aAZyEB3MXtkXCQK+7AgxZaLWyMWWgZ3DwBXMSsQ1ZMVsZUIrNC8xiYJ41b4RW8/HovV6FQitzw0uuTDM7dnKT4qKz/AJPMn+rJXPKKJ6yCGIIFAPE4nULWN1i1YzWTTM1DtQnUNVyJBhBYg4MKhWgSEgsZAEb3kseeCdPDlchiLE4Tw0NVyHOk2DI2omEXZZuxcsN4Te6lmTws4S6laGt0vdPMdj/FXfX7k4xhXLSrX5lLkpPx+uD1IpZT65vNylNvs3K5y/LCcl5pNo+YYy29flxn1/4PpvbX/Yt/9c/ofMdj2mKc4yU8ywlux3npnOnqLPrp8Nzx3/tYsnldTk7SNuxKTUZZjrj08BecJWPcqhOyeMuMISnJdXhcjbjn6ry+XfHP9ufvOLUlxTyvNan1GyWVnrqfK5vR5WGnhrmnr/B9SnF4Xkjez8OC3YXtkLykY7T2lUwlZPhFZ83yS8W9DznYXbNm0Sdc4rg5b8dFGPSSLk+ayr0Ku1CZyAVeC3LBNMxNaApMBZcDVggacgFqybUzM2AI2oXkOWis0PQBJi82MTF5jICYPaq9IQ/M1Kx8lHkm/cLMRlN/Xp4lQi/aE82Sa66eS0/YVyater82DyWl7qDGIMUgw8JHDXWbgxmtiUWG2exNZXiRVH4MYrkKQkHhImmerkGixSuQdSIoGi2hbtO/d3cPDy34hXYlxOd2zL5o/wCP7slfM+mq+0XKcdEllJ8OfizuwkeNqnr7HrK5CPvmHIyCxkLRmEjIcrLHjPi3s3ubO9gsVzedPwW8X78V6np/h3tb7TUm3/1I4jYvHlL1/kPt+yxvrlXPhJYzzi+TXimeA2DbJ7DtDU/wvctjylDquvJoqNf8+c/cfRdvg5VTiuLhNLzcXg+YbPtllNjdFkq5vKUo8ZRfGPusn1Gu5SSlFpxaUotcGmspnzf4k2Lu75R5b29D/GWq9OK9C+b9X4Z7c9cf2U2uLk3KyTnbJOds3q+Gi/vQ5XZXbN2yyk6LZVuSSk0oyzjqpJjO13yiml4p9Th2M6fHEfyZOJOR6Iu++Ky5SssjvSf3pNy1b92fVZyPn3wTsm9tG+18tcXL/U/lj9W/Q9X8Q9qrZ6pT03vu1x/NN8P3foadfbjlvyR5P487TU5qiL+WHzWvk58l6L6+B0vhzs3uKU5LFk8Tn1ivwx9F+rZ574b2F7Rc7LMuMH3ljf47G8xT666vy8T205F93JOYyn36XmBnIJYxebIhstmd8xKQKUikm42EcxaMiOZOHok5AZmZTMOQYbFgCQWTAzYyBkc+T/f9zoTZzWyoVJ2cX5sGbnxfmZNEvZwkGhI5au8Ta2g4bHXHQ2m/CwuL+hns/aMSxyf1ELLM4LhPDz5MnFx6eNq6hqNojLgzzUr8o3RZhpkXk3qftMY8WkNU3JrKenH0PIysy22O7LtCS4k3lWO9tU+HqJ9sWfMsfl/div2xdRe+/eefReRGLkMVzPSbJt8Z54rnqeShM6PZtvzejFYdmvUxuXUJG9dTzFu2NN4eOXP3JX2g14+jFlT6PWRtR5r417O7yCvh96CxZj8VfX0+jfQO9r04+C1M/bVGOJtJPOja+ZcHpzHNTObvwt8F9sZi9nm9Y5lU+sOLj6fR+BzfjDtGNl+6mvkik2nn5nrj0OVdVGuxzrk8RlvV4WqXj+qOffLOfNvPPVL34HRxzLWnr14775/Q+3NOOUcKwYtm+v7Ctmp2ePhzfyPPO7uPWfA+2xSthwl8k0/zRWU/b/6OV8Ydpd/cq4axre6sfjteE/49zmV7X3bjKtbslFxk/wAzbeX9PYb7F2VOe+3nd+aK/FvdfQ0nGX2cvXWvU9l7JHZqYwyt771j/NY+P7LySNz2hLmjnW38c5EntGc+BHpv5Hs67uT5r3AWWrqjmd8uQOy0foXs6Epi1u0pcX1Fe8F9onnBU5GulHadM8TVl+FnyOZXPQ3ZZpgV5Gm4X7xe+c6NmF6kV75i9Rp9zBSkKq1ld8xep6NNnM7zXGBt2HPctW/MqQqGzJcmQonZ3jcZC6kbUjkx1aY3jUZAFI0pE4qUypBqpiakEhMVh6dU9WaUxWEzSkTipTsZmlMUjM2pE2LnRuMhqu/d4CdLwbf6EWLlNu7e48QKvecRWXzeG0ha27dTx/Weg7J2eFdCsnLDll8m+eAkK9Y4+0bRNLO8+PDTC9ORz7Nrbllt9H0L2zbFKcsfdecf3+8ELVpatmkhS22YNdZn/cRsDzWeIpav7k14jXyffodj/uBSYdzBWLQ7OHB5JpaR0OzrVF589c4x4nPNOWdP1NXK6L2+dksynhLKSxneJPaUsrh48UzmRZ0ti2ZWS3XLCUXJvx/v0FZCarkZlMC13ct3OYvg+RbmLBrW/wC/LUHJ5BzZneFgM1suUgUZ4K3+osPVykD3y2wUhG33rLcwLNSYBqUxaQRsEwJTIimUBuipG1IBk0pHPjo0wpG1IWUjamLD0wmajLAupmlInD03GQWLQrXM2pCsPTmdCKYr3hpTJxXsfpsNSuE62+j9n5mnIn1V7L2izh5hdr7ScoqKeiSXsc/ap8F5gnLTxKnI9hnZheJrY5bzxy4ir8/I1stjTfq/RFeo57k6lp24StYa27P9yKWyL5jbvuX8BN6lbS0orXVuW9H8sUo4efFuWn/j4mHLX2/cy45f18Dflxd235P2z3WG0+Kyn4NcSnoam8AZTNJUXn1mJvBarnHVN56i+QsV7lRhWrbnJrLGlEQmNxlovQZMz5lZJN8ShBojZlMpiNqLKaImVvCNlops02ZwIMsGwjBsAyQjIIGcl5BJm1IyxtoikaUgSka3hYNFTNoCpmlMWHpuEze+Kxn7G2+mRYemYy8P1RqN76foJ94X3r6i9T08rXz88FuwSdrLVgvU9b3st6Zf6IxOTXFL2MQsw2PQnFrXiLHTzJ1z+cIylngmvoCk2Ozkheci4z68Un7XPaE4Qisbyc5SeEnh4UY58MSf+sBOTJKSMto0kRJnzWYccs13mjx5vl/eIOU0ClIuM/8AG7rU583r4ArNG/NoqXEhbHq79aq4hZvDAQeoWU8gqZ64xvD0IJxTy8vktdeZz5MYosSWq9c4YazzDEac6Jv1RJ040ysmFas5+ZPzX8Fd4uWeeW+IE06mlnK4pcddQZcpexhsA0UVkoYRsvBkoQaktAISctAbEbJC8GQDeTSQLeLUjPGmjEUgaImGDRVI0pAt4veFg0dSZtTARYauSDD1rfRafiSUl0XpxL7rPDTzYgm95FrPRm41Jc/b/cN9lzqpv1X8CMlKeTSsC27K+C1fHikhGbabT4hjSd5BncCnaBcjLZcib3RHYYbMNkTKxnbreTOS9CDLFJZNxh1K3it4FSSCJpGXMw5GWMXpbYeC+UXSyMtY0BnVRZDMtCsjIZSJgxvFbwASOOefTBHJcsg8l5EEkysEbM7wBqRTMNlZGGmgZreMgFZJkshmtMmkyiAGslpkIAbiaUyEANQsa4PAT7T5efAhBYbcdpXNfuX9sxwz4kIGDVPaZSfQzp6v9SyAWtS2ZJfNhdFxeTmZLIPkVkhCFEhMkIATJMkIATJCEGBKVz9hmFMmspMhBW4QE4NcU0YRCDhNFNkIARMmSEAJkrJCAFFEIAUVksgw/9k=","full_name":"Ankit Vishwakarma","designation_name":"Software Dev","employee_status_note":null,"social":{"facebook":null,"twitter":"tubc","linkedin":null},"mobile_number":null,"email_address":"ankit@sumhr.com"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about</text:p>
          </table:table-cell>
          <table:table-cell table:style-name="ce33" office:value-type="string" calcext:value-type="string">
            <text:p>/employee/about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dit_mode": true,</text:p>
            <text:p>        "employee_about": {</text:p>
            <text:p>            "first_name": "Ankit",</text:p>
            <text:p>            "middle_name": null,</text:p>
            <text:p>            "last_name": "Vishwakarma",</text:p>
            <text:p>            "preferred_name": null,</text:p>
            <text:p>            "interests": null,</text:p>
            <text:p>            "languages": null,</text:p>
            <text:p>            "skills": null,</text:p>
            <text:p>            "hobbies": null,</text:p>
            <text:p>            "music": null,</text:p>
            <text:p>            "movies": null,</text:p>
            <text:p>            "notes": null</text:p>
            <text:p>        }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about</text:p>
          </table:table-cell>
          <table:table-cell table:style-name="ce33" office:value-type="string" calcext:value-type="string">
            <text:p>/employee/about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first_name": "Ankit",</text:p>
            <text:p>  "middle_name": null,</text:p>
            <text:p>  "last_name": "Vishwakarma",</text:p>
            <text:p>  "preferred_name": "ANK",</text:p>
            <text:p>  "interests": "bb",</text:p>
            <text:p>  "languages": "HIN",</text:p>
            <text:p>  "skills": "NIN",</text:p>
            <text:p>  "hobbies": "ZZZ",</text:p>
            <text:p>  "music": "DDD",</text:p>
            <text:p>  "movies": "DFGD",</text:p>
            <text:p>  "notes": "NO"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personal details</text:p>
          </table:table-cell>
          <table:table-cell table:style-name="ce6" office:value-type="string" calcext:value-type="string">
            <text:p>/employee/personaldetail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dit_mode": true,</text:p>
            <text:p>        "personal_details": {</text:p>
            <text:p>            "employee_number": "SHR0273",</text:p>
            <text:p>            "birth_date": "1995-07-06",</text:p>
            <text:p>            "legal_gender_id": 1,</text:p>
            <text:p>            "marital_status_id": 1,</text:p>
            <text:p>            "marriage_anniversary_date": null,</text:p>
            <text:p>            "spouse_name": null,</text:p>
            <text:p>            "legal_gender_name": "Male",</text:p>
            <text:p>            "disablements": null,</text:p>
            <text:p>            "marital_status_name": "Married"</text:p>
            <text:p>        },</text:p>
            <text:p>        "marital_statuses": [</text:p>
            <text:p>            {</text:p>
            <text:p>                "id": 0,</text:p>
            <text:p>                "name": "Single"</text:p>
            <text:p>            },</text:p>
            <text:p>            {</text:p>
            <text:p>                "id": 1,</text:p>
            <text:p>                "name": "Married"</text:p>
            <text:p>            }</text:p>
            <text:p>        ]</text:p>
            <text:p>    }</text:p>
            <text:p>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personal details</text:p>
          </table:table-cell>
          <table:table-cell table:style-name="ce6" office:value-type="string" calcext:value-type="string">
            <text:p>/employee/personaldetails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    "birth_date": "1995-07-06",</text:p>
            <text:p>            "legal_gender_id": 1,</text:p>
            <text:p>            "employee_number": "SHR0273",</text:p>
            <text:p>            "disablements": "Crazy",</text:p>
            <text:p>            "marital_status_id": 0,</text:p>
            <text:p>            "marriage_anniversary_date": "1995-07-06",</text:p>
            <text:p>            "spouse_name": "imaginary"</text:p>
            <text:p>        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style-name="ce6" office:value-type="string" calcext:value-type="string">
            <text:p>{</text:p>
            <text:p>  "status": false,</text:p>
            <text:p>  "message": " ",</text:p>
            <text:p>  "data":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identity</text:p>
          </table:table-cell>
          <table:table-cell table:style-name="ce33" office:value-type="string" calcext:value-type="string">
            <text:p>/employee/identity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edit_mode":true,"identity":{"aadhar_enrollment_number":null,"aadhar_card_number":null,"voter_id":null,"pancard_number":null,"passport_number":null,"passport_expiry_date":null,"driving_license_number":null,"uan":null,"pf_number":null,"pf_account_number":null,"pf_nominee_name":null,"bank_account_no":null,"bank_name":null,"branch_name":null,"ifsc_code":null,"blood_group_id":null},"blood_groups":[{"id":1,"name":"A+"},{"id":2,"name":"A-"},{"id":3,"name":"B+"},{"id":4,"name":"B-"},{"id":5,"name":"AB+"},{"id":6,"name":"AB-"},{"id":7,"name":"O+"},{"id":8,"name":"O-"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identity</text:p>
          </table:table-cell>
          <table:table-cell table:style-name="ce33" office:value-type="string" calcext:value-type="string">
            <text:p>/employee/identity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    "aadhar_enrollment_number": "111",</text:p>
            <text:p>            "aadhar_card_number": "2222",</text:p>
            <text:p>            "voter_id": "33333",</text:p>
            <text:p>            "pancard_number": "44444",</text:p>
            <text:p>            "passport_number": "55555",</text:p>
            <text:p>            "passport_expiry_date": "2017-01-01",</text:p>
            <text:p>            "driving_license_number": "666",</text:p>
            <text:p>            "uan": "777",</text:p>
            <text:p>            "pf_number": "8888",</text:p>
            <text:p>            "pf_account_number": "9999",</text:p>
            <text:p>            "pf_nominee_name": "aaaaa",</text:p>
            <text:p>            "bank_account_no": "787",</text:p>
            <text:p>            "bank_name": "cccc",</text:p>
            <text:p>            "branch_name": "ddd",</text:p>
            <text:p>            "ifsc_code": "1111",</text:p>
            <text:p>            "blood_group_id":2</text:p>
            <text:p>        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important dates</text:p>
          </table:table-cell>
          <table:table-cell table:style-name="ce6" office:value-type="string" calcext:value-type="string">
            <text:p>/employee/importantdate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mportant_dates": {</text:p>
            <text:p>            "date_of_application": "2017-04-03",</text:p>
            <text:p>            "date_of_probation": "2017-04-03",</text:p>
            <text:p>            "date_of_joining": "2017-04-03",</text:p>
            <text:p>            "date_of_confirmation": "2017-04-03",</text:p>
            <text:p>            "resigned_on": "2017-04-03",</text:p>
            <text:p>            "expected_resignation_date": "2017-04-03",</text:p>
            <text:p>            "date_of_rejoining": "2017-04-03"</text:p>
            <text:p>        },</text:p>
            <text:p>        "edit_mode": true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33" office:value-type="string" calcext:value-type="string">
            <text:p>important dates</text:p>
          </table:table-cell>
          <table:table-cell table:style-name="ce6" office:value-type="string" calcext:value-type="string">
            <text:p>/employee/importantdates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    "date_of_application": "2017-04-03",</text:p>
            <text:p>            "date_of_probation": "2017-04-03",</text:p>
            <text:p>            "date_of_joining": "2017-04-03",</text:p>
            <text:p>            "date_of_confirmation": "2017-04-03",</text:p>
            <text:p>            "resigned_on": "2017-04-03",</text:p>
            <text:p>            "expected_resignation_date": "2017-04-03",</text:p>
            <text:p>            "date_of_rejoining": "2017-04-03"</text:p>
            <text:p>        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access details</text:p>
          </table:table-cell>
          <table:table-cell table:style-name="ce33" office:value-type="string" calcext:value-type="string">
            <text:p>/employee/accessdetail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access_details": {</text:p>
            <text:p>            "locker_number": "11",</text:p>
            <text:p>            "company_id_number": "1",</text:p>
            <text:p>            "swipe_card_number": "1",</text:p>
            <text:p>            "biometric_device_id": "11212",</text:p>
            <text:p>            "desk_number": "344"</text:p>
            <text:p>        },</text:p>
            <text:p>        "edit_mode": true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access details</text:p>
          </table:table-cell>
          <table:table-cell table:style-name="ce33" office:value-type="string" calcext:value-type="string">
            <text:p>/employee/accessdetails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    "locker_number": "11",</text:p>
            <text:p>            "company_id_number": "1",</text:p>
            <text:p>            "swipe_card_number": "1",</text:p>
            <text:p>            "biometric_device_id": 11212,</text:p>
            <text:p>            "desk_number": "344"</text:p>
            <text:p>        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work profile</text:p>
          </table:table-cell>
          <table:table-cell table:style-name="ce33" office:value-type="string" calcext:value-type="string">
            <text:p>/employee/workprofile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edit_button":true,"modes_of_recruitment":[{"id":1,"name":"Walk-In"},{"id":2,"name":"Online"},{"id":3,"name":"Campus"}],"employment_types":[{"id":1,"name":"Full Time"},{"id":2,"name":"Part Time"},{"id":3,"name":"Intern"},{"id":4,"name":"On Contract"}],"departments":[{"id":1,"account_id":1,"subscription_id":1,"business_unit_id":1,"parent_id":null,"department_head_id":null,"name":"Engg","department_emailid":null,"created_at":null,"updated_at":null,"created_by":null,"updated_by":null,"status":1}],"designations":[{"id":1,"department_id":1,"name":"Software Dev","parent_id":null},{"id":2,"department_id":1,"name":"QA","parent_id":null}],"teams":[{"id":1,"account_id":1,"subscription_id":1,"team_lead_id":null,"name":"THE Players","created_at":null,"updated_at":null,"created_by":null,"updated_by":null,"status":1}],"employees":[{"id":1,"full_name":"nkit lolol Vishwakarma"},{"id":2,"full_name":"Kiran Dhokne"},{"id":3,"full_name":"Vishal Khoje"},{"id":4,"full_name":"Sanket Bhoir"},{"id":5,"full_name":"Neelam Somarde"}],"office_addresses":[{"id":1,"subscription_address_type":1,"office_location_name":"Andheri","address_line_1":"401,Anna purna","address_line_2":"Oshivara","city_id":1,"state_id":1,"country_id":82,"pincode":"4000053"}],"self_service_type":[{"id":1,"name":"Yes"},{"id":0,"name":"No"}],"work_profile":{"department_name":"Engg","designation_name":"Software Dev","team_name":null,"current_manager_name":"Vishal Khoje","current_team_lead_name":null,"office_location_name":"Andheri","department_id":1,"designation_id":1,"team_id":null,"office_address_id":1,"current_manager_id":3,"current_team_lead_id":null,"is_self_service":1,"employment_type_id":1,"mode_of_recruitment_id":null,"is_self_service_name":"Yes","employee_grade":null,"employment_type_name":"Full Time","mode_of_recruitment_name":null,"latest_appraisal_date":null,"previous_appraisal_date":null,"work_duration":"0 Years, 11 Months","current_ctc":44444,"previous_ctc":[{"ctc":23112,"ctc_effective_from_date":"2018-03-06"}],"retention_bonus":523,"amount_to_credit_salary":423}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work profile</text:p>
          </table:table-cell>
          <table:table-cell table:style-name="ce33" office:value-type="string" calcext:value-type="string">
            <text:p>/employee/workprofile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    "department_id": 1,</text:p>
            <text:p>            "designation_id": 1,</text:p>
            <text:p>            "team_id": 1,</text:p>
            <text:p>            "office_address_id": 1,</text:p>
            <text:p>            "current_manager_id": 1,</text:p>
            <text:p>            "current_team_lead_id": 1,</text:p>
            <text:p>            "is_self_service": 1,</text:p>
            <text:p>            "employment_type_id": 1,</text:p>
            <text:p>            "mode_of_recruitment_id": 1,</text:p>
            <text:p>            "is_self_service_name": "Yes",</text:p>
            <text:p>            "employee_grade": "A+++",</text:p>
            <text:p>            "latest_appraisal_date": "2018-01-01",</text:p>
            <text:p>            "previous_appraisal_date": "2017-01-01",</text:p>
            <text:p>            "current_ctc": "131111",</text:p>
            <text:p>            "ctc_effective_from_date":"2017-01-01",</text:p>
            <text:p>            "retention_bonus": 1212,</text:p>
            <text:p>            "amount_to_credit_salary": "12000"</text:p>
            <text:p>        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travels</text:p>
          </table:table-cell>
          <table:table-cell table:style-name="ce33" office:value-type="string" calcext:value-type="string">
            <text:p>/employee/travel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_travels": [</text:p>
            <text:p>            {</text:p>
            <text:p>                "id": "1",</text:p>
            <text:p>                "visa_number": "1fdfasfas",</text:p>
            <text:p>                "country_id": "1",</text:p>
            <text:p>                "valid_from": "",</text:p>
            <text:p>                "valid_till": "",</text:p>
            <text:p>                "country_name": "Afghanistan"</text:p>
            <text:p>            }</text:p>
            <text:p>        ],</text:p>
            <text:p>        "edit_button": true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travels</text:p>
          </table:table-cell>
          <table:table-cell table:style-name="ce33" office:value-type="string" calcext:value-type="string">
            <text:p>/employee/travels/{EmployeeId}</text:p>
          </table:table-cell>
          <table:table-cell table:style-name="ce6" office:value-type="string" calcext:value-type="string">
            <text:p>POST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employee_travels": [</text:p>
            <text:p>            {</text:p>
            <text:p>                    "id":1,</text:p>
            <text:p>                "visa_number": "1fdfasfas",</text:p>
            <text:p>                "country_id": 2,</text:p>
            <text:p>                "valid_from": "2017-01-01",</text:p>
            <text:p>                "valid_till": "2018-01-01"</text:p>
            <text:p>            }</text:p>
            <text:p>        ]</text:p>
            <text:p>    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travels</text:p>
          </table:table-cell>
          <table:table-cell table:style-name="ce6" office:value-type="string" calcext:value-type="string">
            <text:p>/employee/travel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education</text:p>
          </table:table-cell>
          <table:table-cell table:style-name="ce33" office:value-type="string" calcext:value-type="string">
            <text:p>/employee/education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dit_mode": true,</text:p>
            <text:p>        "employee_educations": [</text:p>
            <text:p>            {</text:p>
            <text:p>                "id": 1,</text:p>
            <text:p>                "education_level_id": 1,</text:p>
            <text:p>                "institute_name": "abc",</text:p>
            <text:p>                "university_name": null,</text:p>
            <text:p>                "year_of_passing": null,</text:p>
            <text:p>                "education_level_name": "School"</text:p>
            <text:p>            },</text:p>
            <text:p>            {</text:p>
            <text:p>                "id": 2,</text:p>
            <text:p>                "education_level_id": 2,</text:p>
            <text:p>                "institute_name": "abc",</text:p>
            <text:p>                "university_name": null,</text:p>
            <text:p>                "year_of_passing": null,</text:p>
            <text:p>                "education_level_name": "Under Graduate"</text:p>
            <text:p>            }</text:p>
            <text:p>        ],</text:p>
            <text:p>        "education_levels": [</text:p>
            <text:p>            {</text:p>
            <text:p>                "id": 1,</text:p>
            <text:p>                "name": "School"</text:p>
            <text:p>            },</text:p>
            <text:p>            {</text:p>
            <text:p>                "id": 2,</text:p>
            <text:p>                "name": "Under Graduate"</text:p>
            <text:p>            },</text:p>
            <text:p>            {</text:p>
            <text:p>                "id": 3,</text:p>
            <text:p>                "name": "Post Graduate"</text:p>
            <text:p>            },</text:p>
            <text:p>            {</text:p>
            <text:p>                "id": 4,</text:p>
            <text:p>                "name": "Doctorate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education</text:p>
          </table:table-cell>
          <table:table-cell table:style-name="ce6" office:value-type="string" calcext:value-type="string">
            <text:p>/employee/education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address</text:p>
          </table:table-cell>
          <table:table-cell table:style-name="ce33" office:value-type="string" calcext:value-type="string">
            <text:p>/employee/addresse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_caddress_id": 1,</text:p>
            <text:p>        "employee_paddress_id": 2,</text:p>
            <text:p>        "employee_id": "1",</text:p>
            <text:p>        "caddress_line_1": "Pune",</text:p>
            <text:p>        "caddress_line_2": "Pune",</text:p>
            <text:p>        "ccountry_id": 1,</text:p>
            <text:p>        "ccountry_name": "Afghanistan",</text:p>
            <text:p>        "cstate_id": 1,</text:p>
            <text:p>        "cstate_name": "Maharashtra",</text:p>
            <text:p>        "ccity_id": 1,</text:p>
            <text:p>        "ccity_name": "Mumbai",</text:p>
            <text:p>        "cpincode": "1",</text:p>
            <text:p>        "paddress_line_1": "Nashik",</text:p>
            <text:p>        "paddress_line_2": "Nashik",</text:p>
            <text:p>        "pcountry_id": 1,</text:p>
            <text:p>        "pcountry_name": "Afghanistan",</text:p>
            <text:p>        "pstate_id": 1,</text:p>
            <text:p>        "pstate_name": "Maharashtra",</text:p>
            <text:p>        "pcity_id": 1,</text:p>
            <text:p>        "pcity_name": "Mumbai",</text:p>
            <text:p>        "ppincode": "1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/employee/address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dependents</text:p>
          </table:table-cell>
          <table:table-cell table:style-name="ce33" office:value-type="string" calcext:value-type="string">
            <text:p>/employee/dependents/{Employee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dit_mode": true,</text:p>
            <text:p>        "employee_dependents": [</text:p>
            <text:p>            {</text:p>
            <text:p>                "relationship_type_id": 1,</text:p>
            <text:p>                "dependant_name": "abc",</text:p>
            <text:p>                "contact_no": null,</text:p>
            <text:p>                "birth_date": null,</text:p>
            <text:p>                "is_emergency_contact": 1,</text:p>
            <text:p>                "relationship_type_name": "Father"</text:p>
            <text:p>            }</text:p>
            <text:p>        ],</text:p>
            <text:p>        "relationship_types": [</text:p>
            <text:p>            {</text:p>
            <text:p>                "id": 1,</text:p>
            <text:p>                "name": "Father"</text:p>
            <text:p>            },</text:p>
            <text:p>            {</text:p>
            <text:p>                "id": 2,</text:p>
            <text:p>                "name": "Mother"</text:p>
            <text:p>            },</text:p>
            <text:p>            {</text:p>
            <text:p>                "id": 3,</text:p>
            <text:p>                "name": "Sister"</text:p>
            <text:p>            },</text:p>
            <text:p>            {</text:p>
            <text:p>                "id": 4,</text:p>
            <text:p>                "name": "Brother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dependents</text:p>
          </table:table-cell>
          <table:table-cell table:style-name="ce6" office:value-type="string" calcext:value-type="string">
            <text:p>/employee/dependent</text:p>
          </table:table-cell>
          <table:table-cell table:style-name="ce6" office:value-type="string" calcext:value-type="string">
            <text:p>Delete</text:p>
          </table:table-cell>
          <table:table-cell table:style-name="ce33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"id":1,</text:p>
            <text:p>   "employee_id":1</text:p>
            <text:p>}</text:p>
          </table:table-cell>
          <table:table-cell table:style-name="ce33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33" office:value-type="string" calcext:value-type="string">
            <text:p>EMployee</text:p>
          </table:table-cell>
          <table:table-cell table:style-name="ce6" office:value-type="string" calcext:value-type="string">
            <text:p>profile full</text:p>
          </table:table-cell>
          <table:table-cell table:style-name="ce6" office:value-type="string" calcext:value-type="string">
            <text:p>/employee/profile/{emp_id}</text:p>
          </table:table-cell>
          <table:table-cell table:style-name="ce6" office:value-type="string" calcext:value-type="string">
            <text:p>GET</text:p>
          </table:table-cell>
          <table:table-cell table:style-name="ce33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"status":true,"message":"Success","data":{"employee_persona":{"avatar":null,"full_name":"Neelam Somarde","designation_name":"acccouts","employee_status_note":null,"social":{"facebook":null,"twitter":null,"linkedin":null},"mobile_number":null,"email_address":"neelam@sumhr.com","edit_button":true},"employee_about":{"first_name":"neelam","middle_name":null,"last_name":"somarde","preferred_name":null,"interests":null,"languages":null,"skills":null,"hobbies":null,"music":null,"movies":null,"notes":null,"edit_button":true},"employee_addresses":{"employee_caddress_id":null,"employee_paddress_id":null,"employee_id":"5","caddress_line_1":null,"caddress_line_2":null,"ccountry_id":null,"ccountry_name":null,"cstate_id":null,"cstate_name":null,"ccity_id":null,"ccity_name":null,"cpincode":null,"paddress_line_1":null,"paddress_line_2":null,"pcountry_id":null,"pcountry_name":null,"pstate_id":null,"pstate_name":null,"pcity_id":null,"pcity_name":null,"ppincode":null,"edit_button":true},"personal_details":{"birth_date":null,"legal_gender_id":1,"marital_status_id":0,"marriage_anniversary_date":null,"spouse_name":null,"legal_gender_name":"Male","employee_number":"SHR0278","disablements":null,"edit_button":true,"marital_status_name":"Single"},"employee_contacts":{"contacts":[{"id":8,"is_personal":1,"contact_type_id":1,"contact_value":"asasa"}],"edit_button":true},"employee_experiences":{"experiences":[{"id":1,"work_role":"tester","previous_company_name":"hmmm","city_id":null,"state_id":null,"country_id":null,"start_date":null,"end_date":null}],"edit_button":true},"employee_educations":{"educations":[{"id":1,"education_level_id":1,"institute_name":"abc","university_name":null,"year_of_passing":null,"education_level_name":"School"}],"edit_button":true},"employee_dependents":{"dependents":[{"id":1,"relationship_type_id":1,"dependant_name":"egggg","contact_no":null,"birth_date":null,"is_emergency_contact":0,"relationship_type_name":"Father"}],"edit_button":true},"identity":{"aadhar_enrollment_number":null,"aadhar_card_number":null,"voter_id":null,"pancard_number":null,"passport_number":null,"passport_expiry_date":null,"driving_license_number":null,"uan":null,"pf_number":null,"pf_account_number":null,"pf_nominee_name":null,"bank_account_no":null,"bank_name":null,"branch_name":null,"ifsc_code":null,"blood_group_id":null,"edit_button":true},"important_dates":{"dates":{"date_of_application":null,"date_of_probation":null,"date_of_joining":"2016-04-03","date_of_confirmation":null,"resigned_on":null,"expected_resignation_date":null,"date_of_rejoining":null},"edit_button":true},"access_details":{"details":{"locker_number":null,"company_id_number":null,"swipe_card_number":null,"biometric_device_id":null,"desk_number":null},"edit_button":true},"employee_travels":{"travels":[],"edit_button":true},"work_profile":{"department_name":"Engg","designation_name":"acccouts","team_name":null,"current_manager_name":"Ankit Vishwakarma","current_team_lead_name":null,"office_location_name":"Andheri","edit_button":true,"department_id":1,"designation_id":4,"team_id":null,"office_address_id":1,"current_manager_id":1,"current_team_lead_id":null,"is_self_service":0,"employment_type_id":null,"mode_of_recruitment_id":null,"is_self_service_name":"No","employee_grade":null,"employment_type_name":"Full Time","mode_of_recruitment_name":null,"latest_appraisal_date":null,"previous_appraisal_date":null,"work_duration":"1 Years, 11 Months","current_ctc":null,"previous_ctc":null,"retention_bonus":null,"amount_to_credit_salary":null},"modes_of_recruitment":[{"id":1,"name":"Walk-In"},{"id":2,"name":"Online"},{"id":3,"name":"Campus"}],"self_service_type":[{"id":1,"name":"Yes"},{"id":0,"name":"No"}],"employment_types":[{"id":1,"name":"Full Time"},{"id":2,"name":"Part Time"},{"id":3,"name":"Intern"},{"id":4,"name":"On Contract"}],"contact_types":[{"id":1,"name":"Additional Email Address"},{"id":2,"name":"Skype ID"},{"id":3,"name":"Phone Number"}],"is_personal":[{"id":1,"name":"Personal"},{"id":0,"name":"Work"}],"marital_statuses":[{"id":0,"name":"Single"},{"id":1,"name":"Married"},{"id":2,"name":"Divorced"},{"id":3,"name":"Widowed"},{"id":4,"name":"Partnered"}],"disablement_types":[{"id":1,"name":"Blind"},{"id":2,"name":"Deaf"},{"id":3,"name":"Mute"}],"legal_genders":[{"id":1,"name":"Male"},{"id":2,"name":"Female"},{"id":3,"name":"Transgender"}],"education_levels":[{"id":1,"name":"School"},{"id":2,"name":"Under Graduate"},{"id":3,"name":"Post Graduate"},{"id":4,"name":"Doctorate"}],"relationship_types":[{"id":1,"name":"Father"},{"id":2,"name":"Mother"},{"id":3,"name":"Sister"},{"id":4,"name":"Brother"}],"blood_groups":[{"id":1,"name":"A+"},{"id":2,"name":"A-"},{"id":3,"name":"B+"},{"id":4,"name":"B-"},{"id":5,"name":"AB+"},{"id":6,"name":"AB-"},{"id":7,"name":"O+"},{"id":8,"name":"O-"}]}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Employee</text:p>
          </table:table-cell>
          <table:table-cell table:style-name="ce10" office:value-type="string" calcext:value-type="string">
            <text:p>Upcoming Days</text:p>
          </table:table-cell>
          <table:table-cell table:style-name="ce10" office:value-type="string" calcext:value-type="string">
            <text:p>/employee/upcomingdays/{intEmployeeId}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</text:p>
            <text:p>    "status": true,</text:p>
            <text:p>    "message": "Success",</text:p>
            <text:p>    "data": {</text:p>
            <text:p>        "upcoming_days": {</text:p>
            <text:p>            "marriage_anniversary_date": "03-22",</text:p>
            <text:p>            "birth_date": "03-23",</text:p>
            <text:p>            "work_anniversary": "03-27"</text:p>
            <text:p>        }</text:p>
            <text:p>    }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ttendance Shift Assignments</text:p>
          </table:table-cell>
          <table:table-cell table:style-name="ce6" office:value-type="string" calcext:value-type="string">
            <text:p>/employee/attendance/shift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What is my shift name ?": "Your shift name is regular",</text:p>
            <text:p>        "What are my current shifts assigned ?": "(Shift starts at 10:00:00, ends at 18:00:00 total hours 08:00 hours)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ttendance Input Assignments</text:p>
          </table:table-cell>
          <table:table-cell table:style-name="ce6" office:value-type="string" calcext:value-type="string">
            <text:p>/employee/attendance/input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How I can punch": "You can punch via  Biometric, Web",</text:p>
            <text:p>        "What is my attendance marking policy": "You have to do clock in as well as clock out to mark as present.",</text:p>
            <text:p>        "Should I have to mark break time as well": "Yes, Your break policy is on",</text:p>
            <text:p>        "How will my break mark": "Your break will mark with direction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ttendance policy Assignments</text:p>
          </table:table-cell>
          <table:table-cell table:style-name="ce6" office:value-type="string" calcext:value-type="string">
            <text:p>/employee/attendance/policy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Am I allowed for taking grace time ?": "Yes, You are allowed for taking grace time",</text:p>
            <text:p>        "How much grace time i have.": "You have 02:30:00 of grace time.",</text:p>
            <text:p>        "Is any leave deduction will occure if I got late ?": "Yes, some leave deduction will occure if you got late",</text:p>
            <text:p>        "How much late marks will trigger my leave ?": "After 04:12:00 hours of late marks in a month, leave will deduct.",</text:p>
            <text:p>        "How many leaves will deduct after late ?": "Your 2 leave will deduct.",</text:p>
            <text:p>        "Can I take overtime ?": "Yes, you are allowed for taking overtime",</text:p>
            <text:p>        "How much over time hours requires for the benefit of overtime ": "You need to complete minimum 03:00:00 hours for the benefit of overtime.",</text:p>
            <text:p>        "What if i forgot to mark attendance?": "Auto Leave deduction request will generate for No-show with-in 24 hours",</text:p>
            <text:p>        "Is any deduction will occure if i do not complete specified work hours ?": "Yes, If you will not complete your specified work hours deductions will occure.",</text:p>
            <text:p>        "What is the minimum duration require for half day": "Minimum 5 hours require to count as half day.",</text:p>
            <text:p>        "What is the minimum duration require for full day": "Minimum 9 hours require to count as full day.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ttendance weekoff Assignments</text:p>
          </table:table-cell>
          <table:table-cell table:style-name="ce6" office:value-type="string" calcext:value-type="string">
            <text:p>/employee/attendance/weekoff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What is the name of my weekoff ?": "Exapmle Weekoff",</text:p>
            <text:p>        "What are my weekly offs ?": "First Sunday, second Saturday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ttendance IP Restriction Assignments</text:p>
          </table:table-cell>
          <table:table-cell table:style-name="ce6" office:value-type="string" calcext:value-type="string">
            <text:p>/employee/attendance/iprestrict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Am I restricted with IP address for attendance mark ?": "Yes",</text:p>
            <text:p>        "What is my network name ?": "Andheri To Gogeshwari",</text:p>
            <text:p>        "What is my IP netword range ?": "From 172.16.0.0 to 172.31.0.0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All Attendance <text:s/>Assignments by effective date(optional) or current date</text:p>
          </table:table-cell>
          <table:table-cell table:style-name="ce6" office:value-type="string" calcext:value-type="string">
            <text:p>/employee/attendance/allassignment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"Shift: regular (10:00:00 to 18:00:00), Input: Single In out(Biometric, Web), Policy: Sutra Policy, IP Restriction: Network Name - Andheri To Gogeshwari, Network Range - 172.16.0.0 to 172.16.0.0"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Set Profile Privacy</text:p>
          </table:table-cell>
          <table:table-cell table:style-name="ce6" office:value-type="string" calcext:value-type="string">
            <text:p>/employee/setprofileprivacy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  </text:p>
            <text:p>   "privacy":[  </text:p>
            <text:p>      {  </text:p>
            <text:p>         "privacy_field_id":1,</text:p>
            <text:p>         "profile_applicable_id":1</text:p>
            <text:p>      },</text:p>
            <text:p>      {  </text:p>
            <text:p>         "privacy_field_id":2,</text:p>
            <text:p>         "profile_applicable_id":3</text:p>
            <text:p>      },</text:p>
            <text:p>      {  </text:p>
            <text:p>         "privacy_field_id":3,</text:p>
            <text:p>         "profile_applicable_id":2</text:p>
            <text:p>      }</text:p>
            <text:p>   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Get Profile Privacy</text:p>
          </table:table-cell>
          <table:table-cell table:style-name="ce6" office:value-type="string" calcext:value-type="string">
            <text:p>/employee/getprofileprivacy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"status":true,"message":"success","data":[{"privacy_field_id":8,"profile_applicable_id":2},{"privacy_field_id":1,"profile_applicable_id":2}]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</text:p>
          </table:table-cell>
          <table:table-cell table:style-name="ce6" office:value-type="string" calcext:value-type="string">
            <text:p>Get Leave History Table</text:p>
          </table:table-cell>
          <table:table-cell table:style-name="ce6" office:value-type="string" calcext:value-type="string">
            <text:p>/leave/getleavehistory'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employee_id": 1,</text:p>
            <text:p>"is_current": 1</text:p>
            <text:p>}</text:p>
          </table:table-cell>
          <table:table-cell table:style-name="ce6" office:value-type="string" calcext:value-type="string">
            <text:p>{"status":true,"message":"success","data":{"2017-8":{"1":{"name":"GENERAL","count":0},"total_days":0,"total_hours":0,"71":{"name":"compoff","count":0},"61":{"name":"Short Leave","count":0},"81":{"name":"Unpaid","count":0}},"2017-9":{"1":{"name":"GENERAL","count":0},"total_days":0,"total_hours":0,"71":{"name":"compoff","count":0},"61":{"name":"Short Leave","count":0},"81":{"name":"Unpaid","count":0}},"2017-10":{"1":{"name":"GENERAL","count":0},"total_days":0,"total_hours":0,"71":{"name":"compoff","count":0},"61":{"name":"Short Leave","count":0},"81":{"name":"Unpaid","count":0}},"2017-11":{"1":{"name":"GENERAL","count":0},"total_days":0,"total_hours":0,"71":{"name":"compoff","count":0},"61":{"name":"Short Leave","count":0},"81":{"name":"Unpaid","count":0}},"2017-12":{"1":{"name":"GENERAL","count":0},"total_days":0,"total_hours":0,"71":{"name":"compoff","count":0},"61":{"name":"Short Leave","count":0},"81":{"name":"Unpaid","count":0}},"2018-1":{"1":{"name":"GENERAL","count":0},"total_days":0,"total_hours":0,"71":{"name":"compoff","count":0},"61":{"name":"Short Leave","count":0},"81":{"name":"Unpaid","count":0}},"2018-2":{"1":{"name":"GENERAL","count":0},"total_days":0,"total_hours":0,"71":{"name":"compoff","count":0},"61":{"name":"Short Leave","count":0},"81":{"name":"Unpaid","count":0}},"2018-3":{"1":{"name":"GENERAL","count":0},"total_days":0,"total_hours":0,"71":{"name":"compoff","count":0},"61":{"name":"Short Leave","count":0},"81":{"name":"Unpaid","count":0}},"2018-4":{"1":{"name":"GENERAL","count":0},"total_days":0,"total_hours":0,"71":{"name":"compoff","count":0},"61":{"name":"Short Leave","count":0},"81":{"name":"Unpaid","count":0}},"2018-5":{"1":{"name":"GENERAL","count":3},"total_days":3,"total_hours":0,"71":{"name":"compoff","count":0},"61":{"name":"Short Leave","count":0},"81":{"name":"Unpaid","count":0}},"2018-6":{"1":{"name":"GENERAL","count":0},"total_days":3,"total_hours":9,"71":{"name":"compoff","count":3},"61":{"name":"Short Leave","count":9},"81":{"name":"Unpaid","count":0}},"2018-7":{"1":{"name":"GENERAL","count":10},"total_days":18,"total_hours":0,"71":{"name":"compoff","count":0},"61":{"name":"Short Leave","count":0},"81":{"name":"Unpaid","count":8}}}}</text:p>
          </table:table-cell>
          <table:table-cell table:number-columns-repeated="1016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pany" table:style-name="ta10">
        <table:table-column table:style-name="co11" table:number-columns-repeated="2" table:default-cell-style-name="Default"/>
        <table:table-column table:style-name="co45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1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1" table:number-columns-repeated="1016" table:default-cell-style-name="Default"/>
        <table:table-row table:style-name="ro5">
          <table:table-cell table:number-columns-repeated="1024"/>
        </table:table-row>
        <table:table-row table:style-name="ro1">
          <table:table-cell table:style-name="ce2" office:value-type="string" calcext:value-type="string">
            <text:p>BaseUrl</text:p>
          </table:table-cell>
          <table:table-cell table:style-name="ce2" table:number-columns-repeated="2"/>
          <table:table-cell table:style-name="ce10" office:value-type="string" calcext:value-type="string">
            <text:p>****.sumhr.com</text:p>
          </table:table-cell>
          <table:table-cell table:style-name="ce6"/>
          <table:table-cell table:style-name="ce3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Endpoint</text:p>
          </table:table-cell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Headers</text:p>
          </table:table-cell>
          <table:table-cell table:style-name="ce13" office:value-type="string" calcext:value-type="string">
            <text:p>Request</text:p>
          </table:table-cell>
          <table:table-cell table:style-name="ce16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4" table:number-columns-repeated="3"/>
          <table:table-cell table:style-name="ce17" office:value-type="string" calcext:value-type="string">
            <text:p>Success</text:p>
          </table:table-cell>
          <table:table-cell table:style-name="ce2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/>
          <table:table-cell table:style-name="ce12"/>
          <table:table-cell table:style-name="ce15" table:number-columns-repeated="3"/>
          <table:table-cell table:style-name="ce18"/>
          <table:table-cell table:style-name="ce21"/>
          <table:table-cell table:style-name="ce21" office:value-type="string" calcext:value-type="string">
            <text:p>Validation (Message)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office:annotation draw:style-name="gr2" draw:text-style-name="P2" svg:width="886.51pt" svg:height="26.99pt" svg:x="420.75pt" svg:y="117.75pt" draw:caption-point-x="-11.54pt" draw:caption-point-y="-22.99pt">
              <dc:date>2018-05-18T00:00:00</dc:date>
              <text:p text:style-name="P1">all departments of the subscription of authenticated/logged in user</text:p>
            </office:annotation>
            <text:p>All Deparrments</text:p>
          </table:table-cell>
          <table:table-cell table:style-name="ce6" office:value-type="string" calcext:value-type="string">
            <text:p>/subscription/department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epartments": [</text:p>
            <text:p>            {</text:p>
            <text:p>                "id": 1,</text:p>
            <text:p>                "parent_id": null,</text:p>
            <text:p>                "name": "engineering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office:annotation draw:style-name="gr2" draw:text-style-name="P2" svg:width="886.51pt" svg:height="26.99pt" svg:x="420.75pt" svg:y="133.51pt" draw:caption-point-x="-11.54pt" draw:caption-point-y="-22.99pt">
              <dc:date>2018-05-18T00:00:00</dc:date>
              <text:p text:style-name="P1">all designations of a department with provided deptid of the subscription of logged in user</text:p>
            </office:annotation>
            <text:p>Designations</text:p>
          </table:table-cell>
          <table:table-cell table:style-name="ce6" office:value-type="string" calcext:value-type="string">
            <text:p>/subscription/department/designations/{intDepartment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esingations": [</text:p>
            <text:p>            {</text:p>
            <text:p>                "id": 1,</text:p>
            <text:p>                "team_id": null,</text:p>
            <text:p>                "parent_id": null,</text:p>
            <text:p>                "name": "Software Engineer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office:annotation draw:style-name="gr2" draw:text-style-name="P2" svg:width="886.51pt" svg:height="26.99pt" svg:x="420.75pt" svg:y="149.24pt" draw:caption-point-x="-11.54pt" draw:caption-point-y="-22.96pt">
              <dc:date>2018-05-18T00:00:00</dc:date>
              <text:p text:style-name="P1">all teams of subscription of the auth/logged in user</text:p>
            </office:annotation>
            <text:p>Teams</text:p>
          </table:table-cell>
          <table:table-cell table:style-name="ce6" office:value-type="string" calcext:value-type="string">
            <text:p>/subscription/team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teams": [</text:p>
            <text:p>            {</text:p>
            <text:p>                "id": 1,</text:p>
            <text:p>                "name": "Tech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office:annotation draw:style-name="gr2" draw:text-style-name="P2" svg:width="886.51pt" svg:height="26.99pt" svg:x="420.75pt" svg:y="165pt" draw:caption-point-x="-11.54pt" draw:caption-point-y="-22.99pt">
              <dc:date>2018-05-18T00:00:00</dc:date>
              <text:p text:style-name="P1">all employee of the subscription of auth/logged in user</text:p>
            </office:annotation>
            <text:p>Employees</text:p>
          </table:table-cell>
          <table:table-cell table:style-name="ce6" office:value-type="string" calcext:value-type="string">
            <text:p>/subscription/employee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s": [</text:p>
            <text:p>            {</text:p>
            <text:p>                "id": 7,</text:p>
            <text:p>                "full_name": "AGOG"</text:p>
            <text:p>            },</text:p>
            <text:p>            {</text:p>
            <text:p>                "id": 9,</text:p>
            <text:p>                "full_name": "ABC  DEF"</text:p>
            <text:p>            },</text:p>
            <text:p>            {</text:p>
            <text:p>                "id": 12,</text:p>
            <text:p>                "full_name": "ABC h DEF"</text:p>
            <text:p>            },</text:p>
            <text:p>            {</text:p>
            <text:p>                "id": 13,</text:p>
            <text:p>                "full_name": "ABC DEF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office:annotation draw:style-name="gr1" draw:text-style-name="P2" svg:width="886.51pt" svg:height="27.01pt" svg:x="420.75pt" svg:y="180.74pt" draw:caption-point-x="-11.54pt" draw:caption-point-y="-22.96pt">
              <dc:date>2018-05-18T00:00:00</dc:date>
              <text:p text:style-name="P1">all probation periods of the subscription of the auth/logged in user</text:p>
            </office:annotation>
            <text:p>Prabation Periods</text:p>
          </table:table-cell>
          <table:table-cell table:style-name="ce6" office:value-type="string" calcext:value-type="string">
            <text:p>/subscription/probationperiod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probation_periods": [</text:p>
            <text:p>            {</text:p>
            <text:p>                "id": 1,</text:p>
            <text:p>                "name": "30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get employee code at the time of employee creation</text:p>
          </table:table-cell>
          <table:table-cell table:style-name="ce6" office:value-type="string" calcext:value-type="string">
            <text:p>/employee/cod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department_id": 1,</text:p>
            <text:p>  "designation_id": 1,</text:p>
            <text:p>  "office_address_id": 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"Su-1-Sumh"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subscription/employeecod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ee_code": {</text:p>
            <text:p>            "id": 1,</text:p>
            <text:p>            "mode": 1,</text:p>
            <text:p>            "prefix_text_type": 1,</text:p>
            <text:p>            "prefix_text_value": "5",</text:p>
            <text:p>            "is_prefix_upper_case": 0,</text:p>
            <text:p>            "mid_text_type": 2,</text:p>
            <text:p>            "mid_text_value": "5",</text:p>
            <text:p>            "is_mid_upper_case": 0,</text:p>
            <text:p>            "suffix_text_type": 7,</text:p>
            <text:p>            "suffix_text_value": "100",</text:p>
            <text:p>            "is_suffix_upper_case": 0,</text:p>
            <text:p>            "common_seperator_type": 0,</text:p>
            <text:p>            "assignment_type_id": 1,</text:p>
            <text:p>            "is_include_deactive": 0,</text:p>
            <text:p>            "emp_code_preview": "sutra/sumhr/100"</text:p>
            <text:p>        },</text:p>
            <text:p>        "meta": {</text:p>
            <text:p>            "company_name": "Sutra",</text:p>
            <text:p>            "bu_name": "Sumhr",</text:p>
            <text:p>            "office_location_name": "Andheri",</text:p>
            <text:p>            "dept_name": "Engg"</text:p>
            <text:p>        }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step-3 Last save API</text:p>
          </table:table-cell>
          <table:table-cell table:style-name="ce6" office:value-type="string" calcext:value-type="string">
            <text:p>/subscription/employeecod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de": 1,</text:p>
            <text:p>  "prefix_text_type": 0,</text:p>
            <text:p>  "prefix_text_value": 1,</text:p>
            <text:p>  "mid_text_type": 6,</text:p>
            <text:p>  "mid_text_value": "SHR",</text:p>
            <text:p>  "suffix_text_type": 7,</text:p>
            <text:p>  "suffix_text_value": "100",</text:p>
            <text:p>  "common_seperator_type": 0,</text:p>
            <text:p>  "assignment_type_id":1,</text:p>
            <text:p>  "is_include_deactive":0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subscription/employeecode/preview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"mode": 1,</text:p>
            <text:p>  "prefix_text_type": 1,</text:p>
            <text:p>  "prefix_text_value": 5,</text:p>
            <text:p>  "mid_text_type": 2,</text:p>
            <text:p>  "mid_text_value": 5,</text:p>
            <text:p>  "suffix_text_type": 7,</text:p>
            <text:p>  "suffix_text_value": "100",</text:p>
            <text:p>  "common_seperator_type": 0,</text:p>
            <text:p>  "assignment_type_id":1,</text:p>
            <text:p>  "is_include_deactive":0,</text:p>
            <text:p>  "emp_code_preview": "sutra/sumhr/100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employee_code": "SHR100",</text:p>
            <text:p>            "name": "Vishal Khoje",</text:p>
            <text:p>            "date_of_joining": "2016-04-03"</text:p>
            <text:p>        },</text:p>
            <text:p>        {</text:p>
            <text:p>            "employee_code": "SHR101",</text:p>
            <text:p>            "name": "Kiran Dhokne",</text:p>
            <text:p>            "date_of_joining": "2016-04-03"</text:p>
            <text:p>        },</text:p>
            <text:p>        {</text:p>
            <text:p>            "employee_code": "SHR102",</text:p>
            <text:p>            "name": "Ankit Vishwakarma",</text:p>
            <text:p>            "date_of_joining": "2017-04-03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directory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{access_token}</text:p>
          </table:table-cell>
          <table:table-cell table:style-name="ce6" office:value-type="string" calcext:value-type="string">
            <text:p>{"filter":{"full_name":"A","last_name":"V","dob_specified":{"dd":"01","mm":"01"},"mobile_no":"89","marital_status_id":["1"],"legal_gender_id":["1"],"marriage_anniversary_date_specified":{"dd":"01","mm":"01","yyyy":"1990"},"blood_group_id":["1"],"is_self_service":["1"],"doj_specified":{"dd":"01","mm":"01","yyyy":"1990"},"date_of_probation_specified":{"dd":"01","mm":"01","yyyy":"1990"},"date_of_notice_specified":{"dd":"01","mm":"01","yyyy":"1990"},"date_of_exit_specified":{"dd":"01","mm":"01","yyyy":"1990"},"more_than_years_of_experience":{"years":"1","months":"1"},"less_than_years_of_experience":{"years":"1","months":"1"},"more_than_years_of_service":{"years":"1","months":"1"},"less_than_years_of_service":{"years":"1","months":"1"},"challenged":"abc","bank_name":"V","employment_type_id":[1],"office_address_id":[1],"bussiness_unit_id":[1],"department_id":[1],"team_id":[1],"current_manager_id":[1]},"employee_status_type_id":[1],"offset":0,"limit":5}</text:p>
          </table:table-cell>
          <table:table-cell table:style-name="ce6" office:value-type="string" calcext:value-type="string">
            <text:p>{"status":true,"message":"Success","data":{"total_count":3,"employees":[{"avatar":"http://localhost/storage/avatar/account1/subscription1/employee1/avatar_96.jpg","full_name":"Ankit Vishwakarma","department":"Engg","designation":"Software Dev","date_of_joining":"2017-04-03","mobile_number":null,"email_address":"ankit@sumhr.com","birth_date":null,"social":{"facebook":null,"twitter":null,"linkedin":null}},{"avatar":null,"full_name":"Kiran Dhokne","department":"Engg","designation":"QA","date_of_joining":"2016-04-03","mobile_number":null,"email_address":"kiran@sumhr.com","birth_date":null,"social":{"facebook":null,"twitter":null,"linkedin":null}},{"avatar":null,"full_name":"Vishal Khoje","department":"Engg","designation":"QA","date_of_joining":"2016-04-03","mobile_number":null,"email_address":"vishal@sumhr.com","birth_date":null,"social":{"facebook":null,"twitter":null,"linkedin":null}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forgotpassword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"email_address":"kiran@sumhr.com",</text:p>
            <text:p>        "app":"accounts"(or "sumhr")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Please check your email. Instructions for resetting your password have been sent there.",</text:p>
            <text:p>    "data": [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validateresettoken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"token":"bcdfc0ca1a96fa76b0293498c2bb9f90"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resetpassword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        "token": "eyJpdiI6ImNFbldNSnV2RUJzc0x6Q3dUVXRtbmc9PSIsInZhbHVlIjoiQlVZcng0dW9IVmZ2eG1vWEhJVjd1cktTblhQZmJ4Z1ZDb0RuTnVVTVBYVWNFbnI3MEJ6cCtwTHE4OG9XMjJMViIsIm1hYyI6ImUyOGFiZjIxZWIwYzlhZjUxZjcxYjU3MDRjYTAyOGI5NmE2ODU1ODQyZGVlNWQ3ZDM5OTNkYjRiNDM5ODA2N2IifQ==",</text:p>
            <text:p>                "password": "123456",</text:p>
            <text:p>                "password_confirmation": "123456",</text:p>
            <text:p>                "is_logout_devices": 0,  (value: 1,0)</text:p>
            <text:p>                "subscription_id": 1 (for sumhr app only)</text:p>
            <text:p>}</text:p>
          </table:table-cell>
          <table:table-cell table:style-name="ce6" office:value-type="string" calcext:value-type="string">
            <text:p>{ "status": true, "message": "success", "data":null 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resetcurrentpassword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        "password": "123456",</text:p>
            <text:p>                "password_confirmation": "123456",</text:p>
            <text:p>                "current_password": "12345678",</text:p>
            <text:p>                "is_logout_devices": 0,</text:p>
            <text:p>                "app":"accounts"(or "sumhr")</text:p>
            <text:p>}</text:p>
          </table:table-cell>
          <table:table-cell table:style-name="ce6" office:value-type="string" calcext:value-type="string">
            <text:p>{"status":true,"message":"Password changed successfully","data":[]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/>
          <table:table-cell table:style-name="ce6" office:value-type="string" calcext:value-type="string">
            <text:p>/resetemployeespassword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password": "123456",</text:p>
            <text:p>"password_confirmation": "123456",</text:p>
            <text:p>"employee_id": "1",</text:p>
            <text:p>"is_logout_devices": 1,</text:p>
            <text:p>"is_send_mail": 1</text:p>
            <text:p>}</text:p>
          </table:table-cell>
          <table:table-cell table:style-name="ce6" office:value-type="string" calcext:value-type="string">
            <text:p>{"status":true,"message":"Password changed successfully","data":[]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roval Workflow</text:p>
          </table:table-cell>
          <table:table-cell table:style-name="ce6" office:value-type="string" calcext:value-type="string">
            <text:p>create/Edit</text:p>
          </table:table-cell>
          <table:table-cell table:style-name="ce6" office:value-type="string" calcext:value-type="string">
            <text:p>/subscription/createapprovalworkflow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name":"Engineering Approval",</text:p>
            <text:p>"description":"Engineering Approval Process",</text:p>
            <text:p>"approval_flow":</text:p>
            <text:p>                [        {</text:p>
            <text:p>                                "approval_flow_for":1,</text:p>
            <text:p>                                "approval_flow_type":1,</text:p>
            <text:p>                                "is_self_approval":1,</text:p>
            <text:p>                                "backup_employee_id":1256,</text:p>
            <text:p>                                "on_change_manager":1,</text:p>
            <text:p>                                "is_handle_inaction":1,</text:p>
            <text:p>                                "no_action_days":10,</text:p>
            <text:p>                                "inaction_handle_action":2,</text:p>
            <text:p>                                "designated":[</text:p>
            <text:p>                           {</text:p>
            <text:p>                              "level_type_id":1</text:p>
            <text:p>                           },</text:p>
            <text:p>                           {</text:p>
            <text:p>                              "level_type_id":2</text:p>
            <text:p>                           }],</text:p>
            <text:p>                                "additional":[</text:p>
            <text:p>                           {</text:p>
            <text:p>                              "employee_id":10</text:p>
            <text:p>                           },</text:p>
            <text:p>                           {</text:p>
            <text:p>                              "employee_id":20</text:p>
            <text:p>                           }]</text:p>
            <text:p>                        },</text:p>
            <text:p>                        {</text:p>
            <text:p>                                "approval_flow_for":2,</text:p>
            <text:p>                                "approval_flow_type":3,</text:p>
            <text:p>                                "is_self_approval":1,        </text:p>
            <text:p>                                "backup_employee_id":1256,</text:p>
            <text:p>                                "on_change_manager":1,</text:p>
            <text:p>                                "is_handle_inaction":1,</text:p>
            <text:p>                                "no_action_days":10,</text:p>
            <text:p>                                "inaction_handle_action":2,</text:p>
            <text:p>                                "designated":[</text:p>
            <text:p>                           {</text:p>
            <text:p>                              "level_type_id":1,</text:p>
            <text:p>                              "level_id":1</text:p>
            <text:p>                           },</text:p>
            <text:p>                           {</text:p>
            <text:p>                              "level_type_id":2,</text:p>
            <text:p>                              "employee_id":20,</text:p>
            <text:p>                              "level_id":2</text:p>
            <text:p>                           }]</text:p>
            <text:p>                        }</text:p>
            <text:p>                ]</text:p>
            <text:p>}</text:p>
          </table:table-cell>
          <table:table-cell table:style-name="ce6" office:value-type="string" calcext:value-type="string">
            <text:p>{ "status": true, "message": "success", "data":5 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All Business Unit</text:p>
          </table:table-cell>
          <table:table-cell table:style-name="ce6" office:value-type="string" calcext:value-type="string">
            <text:p>/businessunits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Business unit get Successfully",</text:p>
            <text:p>    "data": [</text:p>
            <text:p>        {</text:p>
            <text:p>            "id": 1,</text:p>
            <text:p>            "name": "Sumhr",</text:p>
            <text:p>            "address_id": null,</text:p>
            <text:p>            "bu_head_id": null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Individual Business Unit</text:p>
          </table:table-cell>
          <table:table-cell table:style-name="ce6" office:value-type="string" calcext:value-type="string">
            <text:p>/businessunit/{intBu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2,</text:p>
            <text:p>        "name": "Sutrahr",</text:p>
            <text:p>        "address": {</text:p>
            <text:p>            "address_line_1": "401,Anna purna",</text:p>
            <text:p>            "address_line_2": "Oshivara",</text:p>
            <text:p>            "city": "Mumbai",</text:p>
            <text:p>            "state": "Maharashtra",</text:p>
            <text:p>            "country": "India",</text:p>
            <text:p>            "pincode": "4000053",</text:p>
            <text:p>            "locality": null</text:p>
            <text:p>        }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Create Business Unit</text:p>
          </table:table-cell>
          <table:table-cell table:style-name="ce6" office:value-type="string" calcext:value-type="string">
            <text:p>/businessunit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name" : "Sutrahr",</text:p>
            <text:p>"office_address_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2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Update Business Unit</text:p>
          </table:table-cell>
          <table:table-cell table:style-name="ce6" office:value-type="string" calcext:value-type="string">
            <text:p>/businessunit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2",</text:p>
            <text:p>"name" : "Sutra hr",</text:p>
            <text:p>"office_address_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2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Delete Business Unit </text:p>
          </table:table-cell>
          <table:table-cell table:style-name="ce6" office:value-type="string" calcext:value-type="string">
            <text:p>/businessunit/delete</text:p>
          </table:table-cell>
          <table:table-cell table:style-name="ce6" office:value-type="string" calcext:value-type="string">
            <text:p>DELETE</text:p>
          </table:table-cell>
          <table:table-cell/>
          <table:table-cell table:style-name="ce6" office:value-type="string" calcext:value-type="string">
            <text:p>{"business_unit_id":1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Create Department </text:p>
          </table:table-cell>
          <table:table-cell table:style-name="ce6" office:value-type="string" calcext:value-type="string">
            <text:p>/department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name" : "Accounts",</text:p>
            <text:p>"business_unit_id": "1",</text:p>
            <text:p>"parent_id": "1",</text:p>
            <text:p>"department_head_id":"1",</text:p>
            <text:p>"department_emailid": "abc@gmail.com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4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All Department </text:p>
          </table:table-cell>
          <table:table-cell table:style-name="ce6" office:value-type="string" calcext:value-type="string">
            <text:p>/departments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Department get Successfully",</text:p>
            <text:p>    "data": [</text:p>
            <text:p>        {</text:p>
            <text:p>            "id": 4,</text:p>
            <text:p>            "name": "Accounts",</text:p>
            <text:p>            "parent_id": 1,</text:p>
            <text:p>            "business_unit_id": 1</text:p>
            <text:p>        },</text:p>
            <text:p>        {</text:p>
            <text:p>            "id": 1,</text:p>
            <text:p>            "name": "Engg",</text:p>
            <text:p>            "parent_id": null,</text:p>
            <text:p>            "business_unit_id": 1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Individual Department</text:p>
          </table:table-cell>
          <table:table-cell table:style-name="ce6" office:value-type="string" calcext:value-type="string">
            <text:p>/department/{intDept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3,</text:p>
            <text:p>        "name": "Accounts",</text:p>
            <text:p>        "parent_id": 1,</text:p>
            <text:p>        "business_unit_id": 1,</text:p>
            <text:p>        "department_head_id": 1,</text:p>
            <text:p>        "department_emailid": "abc@gmail.com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Update Department</text:p>
          </table:table-cell>
          <table:table-cell table:style-name="ce6" office:value-type="string" calcext:value-type="string">
            <text:p>/department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4",</text:p>
            <text:p>"name" : "Accounts Department",</text:p>
            <text:p>"business_unit_id": "1",</text:p>
            <text:p>"parent_id": "1",</text:p>
            <text:p>"department_head_id":"2",</text:p>
            <text:p>"department_emailid": "def@gmail.com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4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Delete Department</text:p>
          </table:table-cell>
          <table:table-cell table:style-name="ce6" office:value-type="string" calcext:value-type="string">
            <text:p>/department/delete</text:p>
          </table:table-cell>
          <table:table-cell table:style-name="ce6" office:value-type="string" calcext:value-type="string">
            <text:p>DELETE</text:p>
          </table:table-cell>
          <table:table-cell/>
          <table:table-cell table:style-name="ce6" office:value-type="string" calcext:value-type="string">
            <text:p>{"department_id":1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All Designation</text:p>
          </table:table-cell>
          <table:table-cell table:style-name="ce6" office:value-type="string" calcext:value-type="string">
            <text:p/>
            <text:p>/designations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Designations get Successfully",</text:p>
            <text:p>    "data": [</text:p>
            <text:p>        {</text:p>
            <text:p>            "id": 2,</text:p>
            <text:p>            "name": "QA",</text:p>
            <text:p>            "parent_id": null,</text:p>
            <text:p>            "department_id": 1</text:p>
            <text:p>        },</text:p>
            <text:p>        {</text:p>
            <text:p>            "id": 1,</text:p>
            <text:p>            "name": "Software Dev",</text:p>
            <text:p>            "parent_id": null,</text:p>
            <text:p>            "department_id": 1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Individual Designation</text:p>
          </table:table-cell>
          <table:table-cell table:style-name="ce6" office:value-type="string" calcext:value-type="string">
            <text:p>/designation/{intDesignation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1,</text:p>
            <text:p>        "name": "Software Dev",</text:p>
            <text:p>        "parent_id": null,</text:p>
            <text:p>        "department_id": 1,</text:p>
            <text:p>        "created_by": null,</text:p>
            <text:p>        "updated_by": null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Create Designation</text:p>
          </table:table-cell>
          <table:table-cell table:style-name="ce6" office:value-type="string" calcext:value-type="string">
            <text:p>/designation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</text:p>
            <text:p>"name" : "Marketing head",</text:p>
            <text:p>"parent_id": "1",</text:p>
            <text:p>"department_id": [1,2,3]</text:p>
            <text:p/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Update Designation</text:p>
          </table:table-cell>
          <table:table-cell table:style-name="ce6" office:value-type="string" calcext:value-type="string">
            <text:p>/designation/upd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 : "3",</text:p>
            <text:p>"name" : "Sr. Software Engineer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3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Delete Designation</text:p>
          </table:table-cell>
          <table:table-cell table:style-name="ce6" office:value-type="string" calcext:value-type="string">
            <text:p>/designation/delete</text:p>
          </table:table-cell>
          <table:table-cell table:style-name="ce6" office:value-type="string" calcext:value-type="string">
            <text:p>DELETE</text:p>
          </table:table-cell>
          <table:table-cell/>
          <table:table-cell table:style-name="ce6" office:value-type="string" calcext:value-type="string">
            <text:p>{"designation_id":1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ALL Team</text:p>
          </table:table-cell>
          <table:table-cell table:style-name="ce6" office:value-type="string" calcext:value-type="string">
            <text:p>/teams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Teams get Successfully",</text:p>
            <text:p>    "data": [</text:p>
            <text:p>        {</text:p>
            <text:p>            "id": 2,</text:p>
            <text:p>            "name": "engineering",</text:p>
            <text:p>            "team_lead_id": null</text:p>
            <text:p>        },</text:p>
            <text:p>        {</text:p>
            <text:p>            "id": 1,</text:p>
            <text:p>            "name": "THE Players",</text:p>
            <text:p>            "team_lead_id": null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Individual Team</text:p>
          </table:table-cell>
          <table:table-cell table:style-name="ce6" office:value-type="string" calcext:value-type="string">
            <text:p>/team/{intTeam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1,</text:p>
            <text:p>        "name": "THE Players",</text:p>
            <text:p>        "team_lead_id": null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Create team</text:p>
          </table:table-cell>
          <table:table-cell table:style-name="ce6" office:value-type="string" calcext:value-type="string">
            <text:p>/team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name" : "engineering",</text:p>
            <text:p>"team_lead_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3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Update Team</text:p>
          </table:table-cell>
          <table:table-cell table:style-name="ce6" office:value-type="string" calcext:value-type="string">
            <text:p>/team/creat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3",</text:p>
            <text:p>"name" : "engineering",</text:p>
            <text:p>"team_lead_id": "2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d": 3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Delete Team</text:p>
          </table:table-cell>
          <table:table-cell table:style-name="ce6" office:value-type="string" calcext:value-type="string">
            <text:p>/team/delete</text:p>
          </table:table-cell>
          <table:table-cell table:style-name="ce6" office:value-type="string" calcext:value-type="string">
            <text:p>DELETE</text:p>
          </table:table-cell>
          <table:table-cell/>
          <table:table-cell table:style-name="ce6" office:value-type="string" calcext:value-type="string">
            <text:p>{"team_id":1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Request Center </text:p>
          </table:table-cell>
          <table:table-cell table:style-name="ce6" office:value-type="string" calcext:value-type="string">
            <text:p>Auto Generate Request Count </text:p>
          </table:table-cell>
          <table:table-cell table:style-name="ce6" office:value-type="string" calcext:value-type="string">
            <text:p>/request/autogenrequestcount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month": 7,</text:p>
            <text:p>"year" : 2017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Counts of Auto Gen Request get successfully.",</text:p>
            <text:p>    "data": {</text:p>
            <text:p>        "absent": 0,</text:p>
            <text:p>        "late": 0,</text:p>
            <text:p>        "wd": 0,</text:p>
            <text:p>        "ot": 0,</text:p>
            <text:p>        "total": "0",</text:p>
            <text:p>        "month": 7,</text:p>
            <text:p>        "year": 2017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Request Center </text:p>
          </table:table-cell>
          <table:table-cell table:style-name="ce6" office:value-type="string" calcext:value-type="string">
            <text:p>Auto Generate Request list</text:p>
          </table:table-cell>
          <table:table-cell table:style-name="ce6" office:value-type="string" calcext:value-type="string">
            <text:p>/request/autogenrequestlist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limit" : 5,</text:p>
            <text:p>"offset" : 0,</text:p>
            <text:p>"month" : 12,</text:p>
            <text:p>"year" : 2017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List of Auto Gen Request get successfully.",</text:p>
            <text:p>    "data": [</text:p>
            <text:p>        {</text:p>
            <text:p>            "id": 3,</text:p>
            <text:p>            "emp_id": 3,</text:p>
            <text:p>            "emp_name": "Ankit Vishwakarma",</text:p>
            <text:p>            "request_sub_type": 3,</text:p>
            <text:p>            "from_date": "2017-12-05",</text:p>
            <text:p>            "deduction": null,</text:p>
            <text:p>            "is_paid": "-"</text:p>
            <text:p>        },</text:p>
            <text:p>        {</text:p>
            <text:p>            "id": 5,</text:p>
            <text:p>            "emp_id": 5,</text:p>
            <text:p>            "emp_name": "Ankit Vishwakarma",</text:p>
            <text:p>            "request_sub_type": 3,</text:p>
            <text:p>            "from_date": "2017-12-05",</text:p>
            <text:p>            "deduction": null,</text:p>
            <text:p>            "is_paid": "-"</text:p>
            <text:p>        },</text:p>
            <text:p>        {</text:p>
            <text:p>            "id": 1,</text:p>
            <text:p>            "emp_id": 1,</text:p>
            <text:p>            "emp_name": "Ankit Vishwakarma",</text:p>
            <text:p>            "request_sub_type": 1,</text:p>
            <text:p>            "from_date": "2017-12-05",</text:p>
            <text:p>            "deduction": null,</text:p>
            <text:p>            "is_paid": "-"</text:p>
            <text:p>        },</text:p>
            <text:p>        {</text:p>
            <text:p>            "id": 2,</text:p>
            <text:p>            "emp_id": 2,</text:p>
            <text:p>            "emp_name": "Ankit Vishwakarma",</text:p>
            <text:p>            "request_sub_type": 2,</text:p>
            <text:p>            "from_date": "2017-12-05",</text:p>
            <text:p>            "deduction": null,</text:p>
            <text:p>            "is_paid": "-"</text:p>
            <text:p>        },</text:p>
            <text:p>        {</text:p>
            <text:p>            "id": 4,</text:p>
            <text:p>            "emp_id": 4,</text:p>
            <text:p>            "emp_name": "Ankit Vishwakarma",</text:p>
            <text:p>            "request_sub_type": 4,</text:p>
            <text:p>            "from_date": "2017-12-05",</text:p>
            <text:p>            "deduction": null,</text:p>
            <text:p>            "is_paid": "-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Request Center </text:p>
          </table:table-cell>
          <table:table-cell table:style-name="ce6" office:value-type="string" calcext:value-type="string">
            <text:p>Auto generated request list by request type</text:p>
          </table:table-cell>
          <table:table-cell table:style-name="ce6" office:value-type="string" calcext:value-type="string">
            <text:p>/request/autogenrequestlist/{type}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limit" : 10,</text:p>
            <text:p>"offset" : 0,</text:p>
            <text:p>"month": 12,</text:p>
            <text:p>"year": 2017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List of Auto Gen Request get successfully.",</text:p>
            <text:p>    "data": [</text:p>
            <text:p>        {</text:p>
            <text:p>            "id": 3,</text:p>
            <text:p>            "emp_id": 3,</text:p>
            <text:p>            "emp_name": "Ankit Vishwakarma",</text:p>
            <text:p>            "request_sub_type": 3,</text:p>
            <text:p>            "from_date": "2017-12-05",</text:p>
            <text:p>            "deduction": null,</text:p>
            <text:p>            "is_paid": "-"</text:p>
            <text:p>        },</text:p>
            <text:p>        {</text:p>
            <text:p>            "id": 5,</text:p>
            <text:p>            "emp_id": 5,</text:p>
            <text:p>            "emp_name": "Ankit Vishwakarma",</text:p>
            <text:p>            "request_sub_type": 3,</text:p>
            <text:p>            "from_date": "2017-12-05",</text:p>
            <text:p>            "deduction": null,</text:p>
            <text:p>            "is_paid": "-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Show Self service </text:p>
          </table:table-cell>
          <table:table-cell table:style-name="ce6" office:value-type="string" calcext:value-type="string">
            <text:p>/employee/showselfservice/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[1,2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,</text:p>
            <text:p>            "name": "Ankit Vishwakarma",</text:p>
            <text:p>            "email": "ankit@sumhr.com",</text:p>
            <text:p>            "is_self_service": 1</text:p>
            <text:p>        },</text:p>
            <text:p>        {</text:p>
            <text:p>            "id": 2,</text:p>
            <text:p>            "name": "Kiran Dhokne",</text:p>
            <text:p>            "email": "kiran@sumhr.com",</text:p>
            <text:p>            "is_self_service": 1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nage Self Service </text:p>
          </table:table-cell>
          <table:table-cell table:style-name="ce6" office:value-type="string" calcext:value-type="string">
            <text:p>/employee/changeselfservice/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1",</text:p>
            <text:p>"is_self_service": "0",</text:p>
            <text:p>"email": "ankit@sumhr.com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elf Service changed for the user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Bulk Change Self Service <text:s/></text:p>
          </table:table-cell>
          <table:table-cell table:style-name="ce6" office:value-type="string" calcext:value-type="string">
            <text:p>/employee/bulkchangeselfservice/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[</text:p>
            <text:p>{</text:p>
            <text:p>"id":"1",</text:p>
            <text:p>"is_self_service" : "1",</text:p>
            <text:p>"email": "test1@sumhr.com"</text:p>
            <text:p/>
            <text:p>},</text:p>
            <text:p>{</text:p>
            <text:p>"id":"2",</text:p>
            <text:p>"is_self_service" : "1",</text:p>
            <text:p>"email": "test2@sumhr.com"</text:p>
            <text:p/>
            <text:p>},</text:p>
            <text:p>{</text:p>
            <text:p>"id":"3",</text:p>
            <text:p>"is_self_service" : "0",</text:p>
            <text:p>"email": "test3@sumhr.com"</text:p>
            <text:p/>
            <text:p>}</text:p>
            <text:p/>
            <text:p/>
            <text:p>]</text:p>
            <text:p/>
          </table:table-cell>
          <table:table-cell table:style-name="ce6" office:value-type="string" calcext:value-type="string">
            <text:p>{</text:p>
            <text:p>    "status": true,</text:p>
            <text:p>    "message": "Self Service changed for the users",</text:p>
            <text:p>    "data": [</text:p>
            <text:p>        "1",</text:p>
            <text:p>        "2",</text:p>
            <text:p>        "3"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ah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urrent Job Titlte </text:p>
          </table:table-cell>
          <table:table-cell table:style-name="ce6" office:value-type="string" calcext:value-type="string">
            <text:p>/employee/currentdesignation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esignation_id": 4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ange Job Title </text:p>
          </table:table-cell>
          <table:table-cell table:style-name="ce6" office:value-type="string" calcext:value-type="string">
            <text:p>/employee/changedesignation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[2,1],</text:p>
            <text:p>"designation_id": "8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Update successfully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urrent Employee Type</text:p>
          </table:table-cell>
          <table:table-cell table:style-name="ce6" office:value-type="string" calcext:value-type="string">
            <text:p>/employee/currentemployeetyp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        "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employment_type_id": 1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ange Employee Type</text:p>
          </table:table-cell>
          <table:table-cell table:style-name="ce6" office:value-type="string" calcext:value-type="string">
            <text:p>/employee/changeemployeetype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[1,2],</text:p>
            <text:p>"employment_type_id": "3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Update successfully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yee Action </text:p>
          </table:table-cell>
          <table:table-cell table:style-name="ce6" office:value-type="string" calcext:value-type="string">
            <text:p>Current Primary Manager </text:p>
          </table:table-cell>
          <table:table-cell table:style-name="ce6" office:value-type="string" calcext:value-type="string">
            <text:p>/employee/currentprimarymanager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current_manager_id": 1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ange Primary Manager </text:p>
          </table:table-cell>
          <table:table-cell table:style-name="ce6" office:value-type="string" calcext:value-type="string">
            <text:p>/employee/changeprimarymanager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[1,2,3],</text:p>
            <text:p>"current_manager_id": "3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Update successfully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ange Head of team, bu, department</text:p>
          </table:table-cell>
          <table:table-cell table:style-name="ce6" office:value-type="string" calcext:value-type="string">
            <text:p>/employee/changehead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5,</text:p>
            <text:p>"team_id": [1,2,3,6,7],</text:p>
            <text:p>"bu_id":[1],</text:p>
            <text:p>"department_id": [1]</text:p>
            <text:p/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Upadate successfully",</text:p>
            <text:p>    "data": {</text:p>
            <text:p>        "id": 5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urrent Secondary Managers </text:p>
          </table:table-cell>
          <table:table-cell table:style-name="ce6" office:value-type="string" calcext:value-type="string">
            <text:p>/employee/currentsecondarymanager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secondary_manager_id": [</text:p>
            <text:p>            2,</text:p>
            <text:p>            3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hange Secondary Managers </text:p>
          </table:table-cell>
          <table:table-cell table:style-name="ce6" office:value-type="string" calcext:value-type="string">
            <text:p>/employee/changesecondarymanager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[</text:p>
            <text:p>{</text:p>
            <text:p>"id":"1",</text:p>
            <text:p>"secondary_manager_id" : "2",</text:p>
            <text:p>"status": 1</text:p>
            <text:p/>
            <text:p>},</text:p>
            <text:p>{</text:p>
            <text:p>"id":"1",</text:p>
            <text:p>"secondary_manager_id" : "3",</text:p>
            <text:p>"status": 2</text:p>
            <text:p/>
            <text:p>}</text:p>
            <text:p>]</text:p>
            <text:p/>
          </table:table-cell>
          <table:table-cell table:style-name="ce6" office:value-type="string" calcext:value-type="string">
            <text:p>{</text:p>
            <text:p>    "status": true,</text:p>
            <text:p>    "message": "update successfully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Current Date of probation </text:p>
          </table:table-cell>
          <table:table-cell table:style-name="ce6" office:value-type="string" calcext:value-type="string">
            <text:p>/employee/currentdateofprobation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ate_of_probation": "2017-09-03"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hubham 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extend or create Date of probation</text:p>
          </table:table-cell>
          <table:table-cell table:style-name="ce6" office:value-type="string" calcext:value-type="string">
            <text:p>/employee/changedateofprobation</text:p>
          </table:table-cell>
          <table:table-cell table:style-name="ce6" office:value-type="string" calcext:value-type="string">
            <text:p>POST</text:p>
          </table:table-cell>
          <table:table-cell table:style-name="ce6"/>
          <table:table-cell table:style-name="ce6" office:value-type="string" calcext:value-type="string">
            <text:p>{</text:p>
            <text:p>"id": "1",</text:p>
            <text:p>"end_date": "2017-09-03" </text:p>
            <text:p>}  or {</text:p>
            <text:p>"id": "1",</text:p>
            <text:p>"probation_period_id": "1"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assign leave plan and policy</text:p>
          </table:table-cell>
          <table:table-cell table:style-name="ce6" office:value-type="string" calcext:value-type="string">
            <text:p>api/employee/leaveattributes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[1,2, 3],</text:p>
            <text:p>"leave_plan_id":[2,1],</text:p>
            <text:p>"leave_policy_id":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get leave plan and policy</text:p>
          </table:table-cell>
          <table:table-cell table:style-name="ce6" office:value-type="string" calcext:value-type="string">
            <text:p>api/employee/leaveAttributes/{intEmployee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leave_plans": [</text:p>
            <text:p>            {</text:p>
            <text:p>                "id": 2,</text:p>
            <text:p>                "name": "All Plans"</text:p>
            <text:p>            },</text:p>
            <text:p>            {</text:p>
            <text:p>                "id": 1,</text:p>
            <text:p>                "name": "All Plans"</text:p>
            <text:p>            }</text:p>
            <text:p>        ],</text:p>
            <text:p>        "leave_policy": {</text:p>
            <text:p>            "id": 1,</text:p>
            <text:p>            "name": "All Policy"</text:p>
            <text:p>        }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assign holiday plan</text:p>
          </table:table-cell>
          <table:table-cell table:style-name="ce6" office:value-type="string" calcext:value-type="string">
            <text:p>api/employee/holidayplan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[1,2,3,4],</text:p>
            <text:p>"holiday_plan_id":1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get holiday plan</text:p>
          </table:table-cell>
          <table:table-cell table:style-name="ce6" office:value-type="string" calcext:value-type="string">
            <text:p>api/employee/holidayplan/{intEmployee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holiday_plan": {</text:p>
            <text:p>            "id": 1,</text:p>
            <text:p>            "plan_name": "regular Employee"</text:p>
            <text:p>        }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assign approval flow</text:p>
          </table:table-cell>
          <table:table-cell table:style-name="ce6" office:value-type="string" calcext:value-type="string">
            <text:p>api/employee/approvalflow</text:p>
          </table:table-cell>
          <table:table-cell table:style-name="ce6" office:value-type="string" calcext:value-type="string">
            <text:p>POST</text:p>
          </table:table-cell>
          <table:table-cell/>
          <table:table-cell table:style-name="ce6" office:value-type="string" calcext:value-type="string">
            <text:p>{</text:p>
            <text:p>"id":[1,2,3],</text:p>
            <text:p>"approval_flow_id":2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Employee Action</text:p>
          </table:table-cell>
          <table:table-cell table:style-name="ce6" office:value-type="string" calcext:value-type="string">
            <text:p>get approval flow</text:p>
          </table:table-cell>
          <table:table-cell table:style-name="ce6" office:value-type="string" calcext:value-type="string">
            <text:p>api/employee/approvalflow/{intEmployeeId}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approval_flow": {</text:p>
            <text:p>            "id": 1,</text:p>
            <text:p>            "name": "Engineering Approval"</text:p>
            <text:p>        }</text:p>
            <text:p>    }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BrandLogin</text:p>
          </table:table-cell>
          <table:table-cell table:style-name="ce10" office:value-type="string" calcext:value-type="string">
            <text:p>get BrandLogin</text:p>
          </table:table-cell>
          <table:table-cell table:style-name="ce10" office:value-type="string" calcext:value-type="string">
            <text:p>/subscription/brandlogindetails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29" office:value-type="string" calcext:value-type="string">
            <text:p>{</text:p>
            <text:p>    "status": true,</text:p>
            <text:p>    "message": "Success",</text:p>
            <text:p>    "data": {</text:p>
            <text:p>        "heading": "EGGGGGGG",</text:p>
            <text:p>        "sub_heading": "zzzzzzz",</text:p>
            <text:p>        "background_image": "http://admin.sumhrlcl.com/storage/brand_login/account1/subscription1/background.jpg"</text:p>
            <text:p>    }</text:p>
            <text:p>}</text:p>
          </table:table-cell>
          <table:table-cell table:style-name="ce29" table:number-columns-repeated="3"/>
          <table:table-cell table:style-name="ce10" table:number-columns-repeated="12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BrandLogin</text:p>
          </table:table-cell>
          <table:table-cell table:style-name="ce10" office:value-type="string" calcext:value-type="string">
            <text:p>post BrandLogin</text:p>
          </table:table-cell>
          <table:table-cell table:style-name="ce63" office:value-type="string" calcext:value-type="string">
            <text:p>/subscription/brandlogindetails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        "heading":"EGGGGGGG",</text:p>
            <text:p>        "sub_heading":"zzzzzzz",</text:p>
            <text:p>        "background_image":""</text:p>
            <text:p>}</text:p>
            <text:p>        </text:p>
          </table:table-cell>
          <table:table-cell table:style-name="ce10" office:value-type="string" calcext:value-type="string">
            <text:p>"{</text:p>
            <text:p>    ""status"": true,</text:p>
            <text:p>    ""message"": ""success"",</text:p>
            <text:p>    ""data"": null</text:p>
            <text:p>}"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/>
          <table:table-cell table:style-name="ce10" office:value-type="string" calcext:value-type="string">
            <text:p>subdomain check</text:p>
          </table:table-cell>
          <table:table-cell table:style-name="ce10" office:value-type="string" calcext:value-type="string">
            <text:p>/subscriptionvalid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  "sub_domain":"sutra"</text:p>
            <text:p>}</text:p>
          </table:table-cell>
          <table:table-cell table:style-name="ce29" office:value-type="string" calcext:value-type="string">
            <text:p>{</text:p>
            <text:p>    "status": true,</text:p>
            <text:p>    "message": "Success",</text:p>
            <text:p>    "data": {</text:p>
            <text:p>        "id": 1,</text:p>
            <text:p>        "name": "Sutra",</text:p>
            <text:p>        "heading": "EGGGGGGG",</text:p>
            <text:p>        "sub_heading": "zzzzzzz",</text:p>
            <text:p>        "background_image": "http://admin.sumhrlcl.com/storage/brand_login/account1/subscription1/background.jpg"</text:p>
            <text:p>    }</text:p>
            <text:p>}</text:p>
          </table:table-cell>
          <table:table-cell table:style-name="ce29" table:number-columns-repeated="3"/>
          <table:table-cell table:style-name="ce10" table:number-columns-repeated="12"/>
          <table:table-cell table:number-columns-repeated="1001"/>
        </table:table-row>
        <table:table-row table:style-name="ro1">
          <table:table-cell table:number-columns-repeated="7"/>
          <table:table-cell table:style-name="ce10" table:number-columns-repeated="16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Probation Settings</text:p>
          </table:table-cell>
          <table:table-cell table:style-name="ce10" office:value-type="string" calcext:value-type="string">
            <text:p>Get Probation days for creation </text:p>
          </table:table-cell>
          <table:table-cell table:style-name="ce10" office:value-type="string" calcext:value-type="string">
            <text:p>/probationperiod/probationdays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15,</text:p>
            <text:p>        30,</text:p>
            <text:p>        45,</text:p>
            <text:p>        60,</text:p>
            <text:p>        75,</text:p>
            <text:p>        90,</text:p>
            <text:p>        105,</text:p>
            <text:p>        120,</text:p>
            <text:p>        135,</text:p>
            <text:p>        150,</text:p>
            <text:p>        165,</text:p>
            <text:p>        180,</text:p>
            <text:p>        195,</text:p>
            <text:p>        210,</text:p>
            <text:p>        225,</text:p>
            <text:p>        240,</text:p>
            <text:p>        255,</text:p>
            <text:p>        270,</text:p>
            <text:p>        285,</text:p>
            <text:p>        300,</text:p>
            <text:p>        315,</text:p>
            <text:p>        330,</text:p>
            <text:p>        345,</text:p>
            <text:p>        360</text:p>
            <text:p>    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Probation Settings</text:p>
          </table:table-cell>
          <table:table-cell table:style-name="ce10" office:value-type="string" calcext:value-type="string">
            <text:p>All Probation Periods </text:p>
          </table:table-cell>
          <table:table-cell table:style-name="ce10" office:value-type="string" calcext:value-type="string">
            <text:p>/probationperiod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,</text:p>
            <text:p>            "name": "2 Months",</text:p>
            <text:p>            "probation_in_days": 60</text:p>
            <text:p>        },</text:p>
            <text:p>        {</text:p>
            <text:p>            "id": 3,</text:p>
            <text:p>            "name": "2 Months",</text:p>
            <text:p>            "probation_in_days": 60</text:p>
            <text:p>        },</text:p>
            <text:p>        {</text:p>
            <text:p>            "id": 2,</text:p>
            <text:p>            "name": "3 Months",</text:p>
            <text:p>            "probation_in_days": 90</text:p>
            <text:p>        }</text:p>
            <text:p>    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Probation Settings</text:p>
          </table:table-cell>
          <table:table-cell table:style-name="ce10" office:value-type="string" calcext:value-type="string">
            <text:p>Single Probation Period</text:p>
          </table:table-cell>
          <table:table-cell table:style-name="ce10" office:value-type="string" calcext:value-type="string">
            <text:p>/probationperiod/1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</text:p>
            <text:p>    "status": true,</text:p>
            <text:p>    "message": "Success",</text:p>
            <text:p>    "data": {</text:p>
            <text:p>        "id": 1,</text:p>
            <text:p>        "name": "2 Months",</text:p>
            <text:p>        "probation_in_days": 60,</text:p>
            <text:p>        "confirmed_type": 1,</text:p>
            <text:p>        "description": null</text:p>
            <text:p>    }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Probation Settings</text:p>
          </table:table-cell>
          <table:table-cell table:style-name="ce10" office:value-type="string" calcext:value-type="string">
            <text:p>All assigned Users to probation periods</text:p>
          </table:table-cell>
          <table:table-cell table:style-name="ce10" office:value-type="string" calcext:value-type="string">
            <text:p>/probationperiod/assignedusers/1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employee_id": 1,</text:p>
            <text:p>            "full_name": "Ankit Vishwakarma"</text:p>
            <text:p>        },</text:p>
            <text:p>        {</text:p>
            <text:p>            "employee_id": 2,</text:p>
            <text:p>            "full_name": "Kiran Dhokne"</text:p>
            <text:p>        }</text:p>
            <text:p>    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Probation Settings </text:p>
          </table:table-cell>
          <table:table-cell table:style-name="ce10" office:value-type="string" calcext:value-type="string">
            <text:p>Create Probation Period</text:p>
          </table:table-cell>
          <table:table-cell table:style-name="ce10" office:value-type="string" calcext:value-type="string">
            <text:p>/probationperiod/create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"name" : "4 Months",</text:p>
            <text:p>"description": null,</text:p>
            <text:p>"probation_in_days": "120",</text:p>
            <text:p>"confirmed_type": 1,</text:p>
            <text:p>"is_notify_employee": 1,</text:p>
            <text:p>"is_notify_manager": 1,</text:p>
            <text:p>"is_notify_additional": "1",</text:p>
            <text:p>"employee_id": [1,2,3,4,5],</text:p>
            <text:p>"notify_prior_days": null,</text:p>
            <text:p>"is_on_completion_day": 1,</text:p>
            <text:p>"is_notify_probation_extension": 1,</text:p>
            <text:p>"is_on_permanent": 1</text:p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{</text:p>
            <text:p>        "id": 4</text:p>
            <text:p>    }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Probation Settings </text:p>
          </table:table-cell>
          <table:table-cell table:style-name="ce10" office:value-type="string" calcext:value-type="string">
            <text:p>Update Probation Period</text:p>
          </table:table-cell>
          <table:table-cell table:style-name="ce10" office:value-type="string" calcext:value-type="string">
            <text:p>/probationperiod/create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"id": 4,</text:p>
            <text:p>"name" : "4 Months",</text:p>
            <text:p>"description": null,</text:p>
            <text:p>"probation_in_days": "120",</text:p>
            <text:p>"confirmed_type": 0,</text:p>
            <text:p>"is_notify_employee": 1,</text:p>
            <text:p>"is_notify_manager": 1,</text:p>
            <text:p>"is_notify_additional": "1",</text:p>
            <text:p>"employee_id": [1,2,3],</text:p>
            <text:p>"notify_prior_days": null,</text:p>
            <text:p>"is_on_completion_day": 1,</text:p>
            <text:p>"is_notify_probation_extension": 1,</text:p>
            <text:p>"is_on_permanent": 1</text:p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{</text:p>
            <text:p>        "id": 4</text:p>
            <text:p>    }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Shubham</text:p>
          </table:table-cell>
          <table:table-cell table:style-name="ce10" office:value-type="string" calcext:value-type="string">
            <text:p>Probation Settings</text:p>
          </table:table-cell>
          <table:table-cell table:style-name="ce10" office:value-type="string" calcext:value-type="string">
            <text:p>Delete Probation Period</text:p>
          </table:table-cell>
          <table:table-cell table:style-name="ce10" office:value-type="string" calcext:value-type="string">
            <text:p>/probationperiod/delete</text:p>
          </table:table-cell>
          <table:table-cell table:style-name="ce10" office:value-type="string" calcext:value-type="string">
            <text:p>Delete</text:p>
          </table:table-cell>
          <table:table-cell table:style-name="ce10"/>
          <table:table-cell table:style-name="ce10" office:value-type="string" calcext:value-type="string">
            <text:p>{"probation_period_id":1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Dashboard</text:p>
          </table:table-cell>
          <table:table-cell table:style-name="ce10"/>
          <table:table-cell table:style-name="ce10" office:value-type="string" calcext:value-type="string">
            <text:p>api/dashboard/carousel/upsert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  "carousel": [</text:p>
            <text:p>    {</text:p>
            <text:p>      "title": "Greenzzzzzzz",</text:p>
            <text:p>      "description": "greennnnnnn",</text:p>
            <text:p>      "image": "data:image/jpeg;base64,/9j/4AAQSkZJRgABAQAAAQABAAD/2wCEAAkGBxMQEhUSEBIPFRAVFQ8QDxAVDw8PDw8PFRUWFhUVFRUYHSggGBolHRUVITEhJSkrLi4uFx8zODMtNygtLisBCgoKDg0OFQ8QFy0dHR0tLS0tLS0tLS0tLSsrLS0rKy0tKysrKy0rLS0tKystLS0rLS0tLS0tNS0tLS0tKysrLf/AABEIAKgBLAMBIgACEQEDEQH/xAAbAAACAwEBAQAAAAAAAAAAAAADBAABAgUGB//EADgQAAICAQEFBgMIAQMFAAAAAAABAgMRIQQSMUFRBRNhcYGRBiKxFDJCUqHB0fByguHxIzNic8L/xAAZAQADAQEBAAAAAAAAAAAAAAAAAQIDBAX/xAAhEQEBAQEAAwACAgMAAAAAAAAAARECAxIhMUEEgTJRYf/aAAwDAQACEQMRAD8A8xWOVsSgM1M5NdGGkzaBRC1itEjSQWtFRiFgidVg9SHK0LVDVY/YsFRuKMRCwD2LG4oLBGYIYhEejBamEcAajgJFleycCnWDcRxxBziTacLILCeCOBWCPZWNueQsUAigsCp0Vi5GN0IisIqVJWxC80N2oWsRUKl5gs4DzQCaLiQLWBsCzBzYtBWQKUQsjLQaCtkBO6J07BC8A58xWwdtE7UMFZi8xmwWmOEDIEwsgTKJ6iERmqJmAxBHK6RI1hYQNVI3gVEXGISKKhELGDItU3WMQYKFTGI1MWhuLDQBRgHhEWjBaxiLAwiGiipU4Jk3AFgLFB7FgpnBuKL3R6A2it0PuGZREAJRKjLDCMHJClAk5gJWJf3gDsmLTkaSlhrfyDsMRmkjLsRrEVmSATC94BsKSBNAZIPIxKIgX3DMoDWMALA0ylsdDn3I6U2KXoA5dqFLToXoQtKhFLBaYzYLzKhASBtBZA2Mnq62N1CcBmpnG6j1YxFClUxmuQrRhiEBmuAtUxytiAsYB4RBQDwYBuMA0IIwglYtIVVGlWbgEwMgd01FBHEm6SbMTWSYIkLTxe8DnLCy8Jc23hILg8J8Rdou26UU33ccxis6Nri/f6IL028Hgvl6z8PQ3fEGzweN9vHHdjKS9+AKPxHs0njvN18t6LivfgjxdmFyObtcg5trq8n8Xx8z9vp1kua4Ctkjw3wz2zOu2FUpt0ye5ut5UZP7rXTXHue1tZvI87uYkrBfvXnXgVZMA2axia+1FfaM8RKyL5EWg6DsTFlgJ2aAZyEB3MXtkXCQK+7AgxZaLWyMWWgZ3DwBXMSsQ1ZMVsZUIrNC8xiYJ41b4RW8/HovV6FQitzw0uuTDM7dnKT4qKz/AJPMn+rJXPKKJ6yCGIIFAPE4nULWN1i1YzWTTM1DtQnUNVyJBhBYg4MKhWgSEgsZAEb3kseeCdPDlchiLE4Tw0NVyHOk2DI2omEXZZuxcsN4Te6lmTws4S6laGt0vdPMdj/FXfX7k4xhXLSrX5lLkpPx+uD1IpZT65vNylNvs3K5y/LCcl5pNo+YYy29flxn1/4PpvbX/Yt/9c/ofMdj2mKc4yU8ywlux3npnOnqLPrp8Nzx3/tYsnldTk7SNuxKTUZZjrj08BecJWPcqhOyeMuMISnJdXhcjbjn6ry+XfHP9ufvOLUlxTyvNan1GyWVnrqfK5vR5WGnhrmnr/B9SnF4Xkjez8OC3YXtkLykY7T2lUwlZPhFZ83yS8W9DznYXbNm0Sdc4rg5b8dFGPSSLk+ayr0Ku1CZyAVeC3LBNMxNaApMBZcDVggacgFqybUzM2AI2oXkOWis0PQBJi82MTF5jICYPaq9IQ/M1Kx8lHkm/cLMRlN/Xp4lQi/aE82Sa66eS0/YVyater82DyWl7qDGIMUgw8JHDXWbgxmtiUWG2exNZXiRVH4MYrkKQkHhImmerkGixSuQdSIoGi2hbtO/d3cPDy34hXYlxOd2zL5o/wCP7slfM+mq+0XKcdEllJ8OfizuwkeNqnr7HrK5CPvmHIyCxkLRmEjIcrLHjPi3s3ubO9gsVzedPwW8X78V6np/h3tb7TUm3/1I4jYvHlL1/kPt+yxvrlXPhJYzzi+TXimeA2DbJ7DtDU/wvctjylDquvJoqNf8+c/cfRdvg5VTiuLhNLzcXg+YbPtllNjdFkq5vKUo8ZRfGPusn1Gu5SSlFpxaUotcGmspnzf4k2Lu75R5b29D/GWq9OK9C+b9X4Z7c9cf2U2uLk3KyTnbJOds3q+Gi/vQ5XZXbN2yyk6LZVuSSk0oyzjqpJjO13yiml4p9Th2M6fHEfyZOJOR6Iu++Ky5SssjvSf3pNy1b92fVZyPn3wTsm9tG+18tcXL/U/lj9W/Q9X8Q9qrZ6pT03vu1x/NN8P3foadfbjlvyR5P487TU5qiL+WHzWvk58l6L6+B0vhzs3uKU5LFk8Tn1ivwx9F+rZ574b2F7Rc7LMuMH3ljf47G8xT666vy8T205F93JOYyn36XmBnIJYxebIhstmd8xKQKUikm42EcxaMiOZOHok5AZmZTMOQYbFgCQWTAzYyBkc+T/f9zoTZzWyoVJ2cX5sGbnxfmZNEvZwkGhI5au8Ta2g4bHXHQ2m/CwuL+hns/aMSxyf1ELLM4LhPDz5MnFx6eNq6hqNojLgzzUr8o3RZhpkXk3qftMY8WkNU3JrKenH0PIysy22O7LtCS4k3lWO9tU+HqJ9sWfMsfl/div2xdRe+/eefReRGLkMVzPSbJt8Z54rnqeShM6PZtvzejFYdmvUxuXUJG9dTzFu2NN4eOXP3JX2g14+jFlT6PWRtR5r417O7yCvh96CxZj8VfX0+jfQO9r04+C1M/bVGOJtJPOja+ZcHpzHNTObvwt8F9sZi9nm9Y5lU+sOLj6fR+BzfjDtGNl+6mvkik2nn5nrj0OVdVGuxzrk8RlvV4WqXj+qOffLOfNvPPVL34HRxzLWnr14775/Q+3NOOUcKwYtm+v7Ctmp2ePhzfyPPO7uPWfA+2xSthwl8k0/zRWU/b/6OV8Ydpd/cq4axre6sfjteE/49zmV7X3bjKtbslFxk/wAzbeX9PYb7F2VOe+3nd+aK/FvdfQ0nGX2cvXWvU9l7JHZqYwyt771j/NY+P7LySNz2hLmjnW38c5EntGc+BHpv5Hs67uT5r3AWWrqjmd8uQOy0foXs6Epi1u0pcX1Fe8F9onnBU5GulHadM8TVl+FnyOZXPQ3ZZpgV5Gm4X7xe+c6NmF6kV75i9Rp9zBSkKq1ld8xep6NNnM7zXGBt2HPctW/MqQqGzJcmQonZ3jcZC6kbUjkx1aY3jUZAFI0pE4qUypBqpiakEhMVh6dU9WaUxWEzSkTipTsZmlMUjM2pE2LnRuMhqu/d4CdLwbf6EWLlNu7e48QKvecRWXzeG0ha27dTx/Weg7J2eFdCsnLDll8m+eAkK9Y4+0bRNLO8+PDTC9ORz7Nrbllt9H0L2zbFKcsfdecf3+8ELVpatmkhS22YNdZn/cRsDzWeIpav7k14jXyffodj/uBSYdzBWLQ7OHB5JpaR0OzrVF589c4x4nPNOWdP1NXK6L2+dksynhLKSxneJPaUsrh48UzmRZ0ti2ZWS3XLCUXJvx/v0FZCarkZlMC13ct3OYvg+RbmLBrW/wC/LUHJ5BzZneFgM1suUgUZ4K3+osPVykD3y2wUhG33rLcwLNSYBqUxaQRsEwJTIimUBuipG1IBk0pHPjo0wpG1IWUjamLD0wmajLAupmlInD03GQWLQrXM2pCsPTmdCKYr3hpTJxXsfpsNSuE62+j9n5mnIn1V7L2izh5hdr7ScoqKeiSXsc/ap8F5gnLTxKnI9hnZheJrY5bzxy4ir8/I1stjTfq/RFeo57k6lp24StYa27P9yKWyL5jbvuX8BN6lbS0orXVuW9H8sUo4efFuWn/j4mHLX2/cy45f18Dflxd235P2z3WG0+Kyn4NcSnoam8AZTNJUXn1mJvBarnHVN56i+QsV7lRhWrbnJrLGlEQmNxlovQZMz5lZJN8ShBojZlMpiNqLKaImVvCNlops02ZwIMsGwjBsAyQjIIGcl5BJm1IyxtoikaUgSka3hYNFTNoCpmlMWHpuEze+Kxn7G2+mRYemYy8P1RqN76foJ94X3r6i9T08rXz88FuwSdrLVgvU9b3st6Zf6IxOTXFL2MQsw2PQnFrXiLHTzJ1z+cIylngmvoCk2Ozkheci4z68Un7XPaE4Qisbyc5SeEnh4UY58MSf+sBOTJKSMto0kRJnzWYccs13mjx5vl/eIOU0ClIuM/8AG7rU583r4ArNG/NoqXEhbHq79aq4hZvDAQeoWU8gqZ64xvD0IJxTy8vktdeZz5MYosSWq9c4YazzDEac6Jv1RJ040ysmFas5+ZPzX8Fd4uWeeW+IE06mlnK4pcddQZcpexhsA0UVkoYRsvBkoQaktAISctAbEbJC8GQDeTSQLeLUjPGmjEUgaImGDRVI0pAt4veFg0dSZtTARYauSDD1rfRafiSUl0XpxL7rPDTzYgm95FrPRm41Jc/b/cN9lzqpv1X8CMlKeTSsC27K+C1fHikhGbabT4hjSd5BncCnaBcjLZcib3RHYYbMNkTKxnbreTOS9CDLFJZNxh1K3it4FSSCJpGXMw5GWMXpbYeC+UXSyMtY0BnVRZDMtCsjIZSJgxvFbwASOOefTBHJcsg8l5EEkysEbM7wBqRTMNlZGGmgZreMgFZJkshmtMmkyiAGslpkIAbiaUyEANQsa4PAT7T5efAhBYbcdpXNfuX9sxwz4kIGDVPaZSfQzp6v9SyAWtS2ZJfNhdFxeTmZLIPkVkhCFEhMkIATJMkIATJCEGBKVz9hmFMmspMhBW4QE4NcU0YRCDhNFNkIARMmSEAJkrJCAFFEIAUVksgw/9k=",</text:p>
            <text:p>      "background_color": "#2ECC71",</text:p>
            <text:p>      "text_color": "#FDFEFE"</text:p>
            <text:p>    }</text:p>
            <text:p>  ]</text:p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 </text:p>
          </table:table-cell>
          <table:table-cell table:style-name="ce10" office:value-type="string" calcext:value-type="string">
            <text:p>Dashboard</text:p>
          </table:table-cell>
          <table:table-cell table:style-name="ce10"/>
          <table:table-cell table:style-name="ce10" office:value-type="string" calcext:value-type="string">
            <text:p>api/dashboard/carousels?is_sticky=1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29" office:value-type="string" calcext:value-type="string">
            <text:p>{</text:p>
            <text:p>    "status": true,</text:p>
            <text:p>    "message": "success",</text:p>
            <text:p>    "data": {</text:p>
            <text:p>        "carousels": [</text:p>
            <text:p>            {</text:p>
            <text:p>                "id": 1,</text:p>
            <text:p>                "title": "Greenzzzzzzz",</text:p>
            <text:p>                "description": "greennnnnnn",</text:p>
            <text:p>                "image_path": "carousal/account1/subscription1/carousal1699792799.jpg",</text:p>
            <text:p>                "background_color": "#2ECC71",</text:p>
            <text:p>                "text_color": "#FDFEFE",</text:p>
            <text:p>                "is_sticky": 1,</text:p>
            <text:p>                "image_url": "http://admin.sumhrlcl.com/storage/carousal/account1/subscription1/carousal1699792799.jpg",</text:p>
            <text:p>                "info": "Created by Ankit Vishwakarma",</text:p>
            <text:p>                "info_date": "2018-02-08"</text:p>
            <text:p>            }</text:p>
            <text:p>        ]</text:p>
            <text:p>    }</text:p>
            <text:p>}</text:p>
          </table:table-cell>
          <table:table-cell table:style-name="ce29" table:number-columns-repeated="3"/>
          <table:table-cell table:style-name="ce10" table:number-columns-repeated="12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Dashboard</text:p>
          </table:table-cell>
          <table:table-cell table:style-name="ce10"/>
          <table:table-cell table:style-name="ce64" office:value-type="string" calcext:value-type="string">
            <text:p>api/dashboard/carousel/all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29" office:value-type="string" calcext:value-type="string">
            <text:p>{</text:p>
            <text:p>    "status": true,</text:p>
            <text:p>    "message": "success",</text:p>
            <text:p>    "data": {</text:p>
            <text:p>        "carousels": [</text:p>
            <text:p>            {</text:p>
            <text:p>                "id": 1,</text:p>
            <text:p>                "title": "Greenzzzzzzz",</text:p>
            <text:p>                "description": "greennnnnnn",</text:p>
            <text:p>                "image_path": "carousal/account1/subscription1/carousal1699792799.jpg",</text:p>
            <text:p>                "background_color": "#2ECC71",</text:p>
            <text:p>                "text_color": "#FDFEFE",</text:p>
            <text:p>                "is_sticky": 1,</text:p>
            <text:p>                "image_url": "http://admin.sumhrlcl.com/storage/carousal/account1/subscription1/carousal1699792799.jpg"</text:p>
            <text:p>            }</text:p>
            <text:p>        ]</text:p>
            <text:p>    }</text:p>
            <text:p>}</text:p>
          </table:table-cell>
          <table:table-cell table:style-name="ce29" table:number-columns-repeated="3"/>
          <table:table-cell table:style-name="ce10" table:number-columns-repeated="12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Dashboard</text:p>
          </table:table-cell>
          <table:table-cell table:style-name="ce10"/>
          <table:table-cell table:style-name="ce10" office:value-type="string" calcext:value-type="string">
            <text:p>/api/dashboard/carousel/sticky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        "is_sticky":1,"dashboard_carousel_id":1</text:p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[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table:number-columns-repeated="23"/>
          <table:table-cell table:number-columns-repeated="1001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10" office:value-type="string" calcext:value-type="string">
            <text:p>Dashboard</text:p>
          </table:table-cell>
          <table:table-cell table:style-name="ce10"/>
          <table:table-cell table:style-name="ce10" office:value-type="string" calcext:value-type="string">
            <text:p>api/dashboard/carousel/delete</text:p>
          </table:table-cell>
          <table:table-cell table:style-name="ce10" office:value-type="string" calcext:value-type="string">
            <text:p>DELETE</text:p>
          </table:table-cell>
          <table:table-cell table:style-name="ce10"/>
          <table:table-cell table:style-name="ce10" office:value-type="string" calcext:value-type="string">
            <text:p>{"dashboard_carousel_id":1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[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10" office:value-type="string" calcext:value-type="string">
            <text:p>Get All Approval Work Flow</text:p>
          </table:table-cell>
          <table:table-cell table:style-name="ce10"/>
          <table:table-cell table:style-name="ce10" office:value-type="string" calcext:value-type="string">
            <text:p>/subscription/getapprovalworkflows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Approval Work flow fetched successfully!",</text:p>
            <text:p>    "data": [</text:p>
            <text:p>        {</text:p>
            <text:p>            "id": 1,</text:p>
            <text:p>            "name": "Att Enng Flow",</text:p>
            <text:p>            "description": null</text:p>
            <text:p>        },</text:p>
            <text:p>        {</text:p>
            <text:p>            "id": 2,</text:p>
            <text:p>            "name": "Att Testing Flow",</text:p>
            <text:p>            "description": null</text:p>
            <text:p>        }</text:p>
            <text:p>    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10" office:value-type="string" calcext:value-type="string">
            <text:p>Delete Approval work flow</text:p>
          </table:table-cell>
          <table:table-cell table:style-name="ce10"/>
          <table:table-cell table:style-name="ce10" office:value-type="string" calcext:value-type="string">
            <text:p>/subscription/deleteapprovalworkflow</text:p>
          </table:table-cell>
          <table:table-cell table:style-name="ce10" office:value-type="string" calcext:value-type="string">
            <text:p>DELETE</text:p>
          </table:table-cell>
          <table:table-cell table:style-name="ce10" office:value-type="string" calcext:value-type="string">
            <text:p>access_token</text:p>
          </table:table-cell>
          <table:table-cell table:style-name="ce10" office:value-type="string" calcext:value-type="string">
            <text:p>{"approval_flow_id":1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[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10" office:value-type="string" calcext:value-type="string">
            <text:p>Additional Employee approval list</text:p>
          </table:table-cell>
          <table:table-cell table:style-name="ce10"/>
          <table:table-cell table:style-name="ce10" office:value-type="string" calcext:value-type="string">
            <text:p>/subscription/getadditionalemployees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Approval workflow, list of employee for additional request action",</text:p>
            <text:p>    "data": [</text:p>
            <text:p>        {</text:p>
            <text:p>            "id": 1,</text:p>
            <text:p>            "full_name": "Ankit Vishwakarma"</text:p>
            <text:p>        },</text:p>
            <text:p>        {</text:p>
            <text:p>            "id": 3,</text:p>
            <text:p>            "full_name": "Vishal Khoje"</text:p>
            <text:p>        },</text:p>
            <text:p>        {</text:p>
            <text:p>            "id": 4,</text:p>
            <text:p>            "full_name": "Sanket Bhoir"</text:p>
            <text:p>        },</text:p>
            <text:p>        {</text:p>
            <text:p>            "id": 5,</text:p>
            <text:p>            "full_name": "Neelam Somarde"</text:p>
            <text:p>        },</text:p>
            <text:p>        {</text:p>
            <text:p>            "id": 99,</text:p>
            <text:p>            "full_name": "Kiran Dhokne"</text:p>
            <text:p>        }</text:p>
            <text:p>    ]</text:p>
            <text:p>}</text:p>
          </table:table-cell>
          <table:table-cell table:style-name="ce10" table:number-columns-repeated="15"/>
          <table:table-cell table:number-columns-repeated="1001"/>
        </table:table-row>
        <table:table-row table:style-name="ro1" table:number-rows-repeated="6">
          <table:table-cell table:style-name="ce10" table:number-columns-repeated="23"/>
          <table:table-cell table:number-columns-repeated="1001"/>
        </table:table-row>
        <table:table-row table:style-name="ro5" table:number-rows-repeated="10484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rk_attendance" table:style-name="ta11">
        <table:table-column table:style-name="co26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2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1" table:number-columns-repeated="1013" table:default-cell-style-name="Default"/>
        <table:table-row table:style-name="ro1">
          <table:table-cell table:style-name="ce41" table:number-columns-repeated="3"/>
          <table:table-cell table:style-name="ce48" office:value-type="string" calcext:value-type="string">
            <text:p>****.sumhr.com</text:p>
          </table:table-cell>
          <table:table-cell table:style-name="ce48"/>
          <table:table-cell table:style-name="ce45"/>
          <table:table-cell table:style-name="ce48" table:number-columns-repeated="2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8" table:number-columns-repeated="5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2" office:value-type="string" calcext:value-type="string">
            <text:p>Developer</text:p>
          </table:table-cell>
          <table:table-cell table:style-name="ce42" office:value-type="string" calcext:value-type="string">
            <text:p>Title</text:p>
          </table:table-cell>
          <table:table-cell table:style-name="ce42"/>
          <table:table-cell table:style-name="ce42" office:value-type="string" calcext:value-type="string">
            <text:p>Endpoint</text:p>
          </table:table-cell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headers</text:p>
          </table:table-cell>
          <table:table-cell table:style-name="ce53" office:value-type="string" calcext:value-type="string">
            <text:p>Request</text:p>
          </table:table-cell>
          <table:table-cell table:style-name="ce57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style-name="ce57" office:value-type="string" calcext:value-type="string" table:number-columns-spanned="3" table:number-rows-spanned="1">
            <text:p>OLD</text:p>
          </table:table-cell>
          <table:covered-table-cell table:number-columns-repeated="2" table:style-name="ce19"/>
          <table:table-cell table:style-name="ce45" table:number-columns-repeated="13"/>
          <table:table-cell table:number-columns-repeated="998"/>
        </table:table-row>
        <table:table-row table:style-name="ro1">
          <table:table-cell table:style-name="ce43" table:number-columns-repeated="4"/>
          <table:table-cell table:style-name="ce54" table:number-columns-repeated="3"/>
          <table:table-cell table:style-name="ce58" office:value-type="string" calcext:value-type="string">
            <text:p>Success</text:p>
          </table:table-cell>
          <table:table-cell table:style-name="ce6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style-name="ce58" office:value-type="string" calcext:value-type="string">
            <text:p>Request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4" table:number-columns-repeated="2"/>
          <table:table-cell table:style-name="ce49"/>
          <table:table-cell table:style-name="ce50"/>
          <table:table-cell table:style-name="ce55" table:number-columns-repeated="3"/>
          <table:table-cell table:style-name="ce59"/>
          <table:table-cell table:style-name="ce61"/>
          <table:table-cell table:style-name="ce61" office:value-type="string" calcext:value-type="string">
            <text:p>Validation (Message)</text:p>
          </table:table-cell>
          <table:table-cell table:style-name="ce62"/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Mark Web Attendance</text:p>
          </table:table-cell>
          <table:table-cell/>
          <table:table-cell table:style-name="ce6" office:value-type="string" calcext:value-type="string">
            <text:p>attendance/markwebattendance</text:p>
          </table:table-cell>
          <table:table-cell table:style-name="ce6" office:value-type="string" calcext:value-type="string">
            <text:p>post</text:p>
          </table:table-cell>
          <table:table-cell table:style-name="ce45" office:value-type="string" calcext:value-type="string">
            <text:p>{access_token}</text:p>
          </table:table-cell>
          <table:table-cell table:style-name="ce45"/>
          <table:table-cell table:style-name="ce6" office:value-type="string" calcext:value-type="string">
            <text:p>{"status":true,"message":"You mark attendance successfully.","data":"2018-04-18 13:47:28"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Mark Mobile Attendance</text:p>
          </table:table-cell>
          <table:table-cell/>
          <table:table-cell table:style-name="ce6" office:value-type="string" calcext:value-type="string">
            <text:p>attendance/markmobileattendance</text:p>
          </table:table-cell>
          <table:table-cell table:style-name="ce6" office:value-type="string" calcext:value-type="string">
            <text:p>post</text:p>
          </table:table-cell>
          <table:table-cell table:style-name="ce45" office:value-type="string" calcext:value-type="string">
            <text:p>{access_token}</text:p>
          </table:table-cell>
          <table:table-cell table:style-name="ce6" office:value-type="string" calcext:value-type="string">
            <text:p>{</text:p>
            <text:p>        "device_id":"abbfd55566",</text:p>
            <text:p>        "lat":"18.538719",</text:p>
            <text:p>        "long":"73.882256",</text:p>
            <text:p>        "punch_location":"A/p- Pandhurli tal -sinnser dist - nashik"</text:p>
            <text:p>}</text:p>
          </table:table-cell>
          <table:table-cell table:style-name="ce6" office:value-type="string" calcext:value-type="string">
            <text:p>{"status":true,"message":"You mark attendance successfully.","data":"2018-04-18 13:47:28"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Init for mobile attendnace marking</text:p>
          </table:table-cell>
          <table:table-cell/>
          <table:table-cell table:style-name="ce6" office:value-type="string" calcext:value-type="string">
            <text:p>attendance/initmobilepunch</text:p>
          </table:table-cell>
          <table:table-cell table:style-name="ce6" office:value-type="string" calcext:value-type="string">
            <text:p>post</text:p>
          </table:table-cell>
          <table:table-cell table:style-name="ce45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.",</text:p>
            <text:p>    "data": [</text:p>
            <text:p>        {</text:p>
            <text:p>            "is_auto_punch": 0,</text:p>
            <text:p>            "is_mobile": 1,</text:p>
            <text:p>            "geo_data": [</text:p>
            <text:p>                {</text:p>
            <text:p>                    "id": 1,</text:p>
            <text:p>                    "radius_in_meter": 1000,</text:p>
            <text:p>                    "location": "Pune",</text:p>
            <text:p>                    "radius_lat": "18.538719",</text:p>
            <text:p>                    "radius_long": "73.882256"</text:p>
            <text:p>                }</text:p>
            <text:p>            ]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todays all punches</text:p>
          </table:table-cell>
          <table:table-cell/>
          <table:table-cell table:style-name="ce6" office:value-type="string" calcext:value-type="string">
            <text:p>attendance/todayspunches/true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punch_time": "09:00:00"</text:p>
            <text:p>        },</text:p>
            <text:p>        {</text:p>
            <text:p>            "punch_time": "16:00:00"</text:p>
            <text:p>        },</text:p>
            <text:p>        {</text:p>
            <text:p>            "punch_time": "20:00:00"</text:p>
            <text:p>        }</text:p>
            <text:p>    ]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punch_time": "N.A"</text:p>
            <text:p>        }</text:p>
            <text:p>    ]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todays In and out time</text:p>
          </table:table-cell>
          <table:table-cell/>
          <table:table-cell table:style-name="ce6" office:value-type="string" calcext:value-type="string">
            <text:p>attendance/todayspunches/false</text:p>
          </table:table-cell>
          <table:table-cell table:style-name="ce6" office:value-type="string" calcext:value-type="string">
            <text:p>get</text:p>
          </table:table-cell>
          <table:table-cell table:number-columns-repeated="2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n_time": "09:00:00",</text:p>
            <text:p>        "out_time": "20:00:00"</text:p>
            <text:p>    }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in_time": "N.A",</text:p>
            <text:p>        "out_time": "N.A"</text:p>
            <text:p>    }</text:p>
            <text:p>}</text:p>
          </table:table-cell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ands(crons)" table:style-name="ta12">
        <table:table-column table:style-name="co19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1" table:number-columns-repeated="1019" table:default-cell-style-name="Default"/>
        <table:table-row table:style-name="ro1">
          <table:table-cell table:style-name="ce7" office:value-type="string" calcext:value-type="string">
            <text:p>CronName</text:p>
          </table:table-cell>
          <table:table-cell table:style-name="ce7" office:value-type="string" calcext:value-type="string">
            <text:p>Command Name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Discription</text:p>
          </table:table-cell>
          <table:table-cell table:style-name="ce7" office:value-type="string" calcext:value-type="string">
            <text:p>Argumens Description</text:p>
          </table:table-cell>
          <table:table-cell table:style-name="ce65" table:number-columns-repeated="21"/>
          <table:table-cell table:number-columns-repeated="998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HolidayUpdateCommand</text:p>
          </table:table-cell>
          <table:table-cell table:style-name="ce6" office:value-type="string" calcext:value-type="string">
            <text:p>holiday:update {subscription_id?}{employee_id?}{holiday_date?}</text:p>
          </table:table-cell>
          <table:table-cell table:style-name="ce6" office:value-type="string" calcext:value-type="string">
            <text:p>Every three hours</text:p>
          </table:table-cell>
          <table:table-cell table:style-name="ce6" office:value-type="string" calcext:value-type="string">
            <text:p>This cron will check if any holiday added or </text:p>
            <text:p>updated in last three hours and there is any</text:p>
            <text:p>entry for the same holiday date in</text:p>
            <text:p>user_attendance_log than record will update. </text:p>
            <text:p>if holiday status is inactive than </text:p>
            <text:p>is_holiday = 0 and holiday_id will be null and if </text:p>
            <text:p>status is active than is_holiday = 1 and holiday_id </text:p>
            <text:p>will be update in user_attendance log.</text:p>
          </table:table-cell>
          <table:table-cell table:style-name="ce6" office:value-type="string" calcext:value-type="string">
            <text:p>One argument will be consider as subscription_id</text:p>
            <text:p>and changes will occure for all employee in that </text:p>
            <text:p>subscription only.</text:p>
            <text:p>Two args will be subscription_id and employee_id</text:p>
            <text:p>and change will occure for this employee in that </text:p>
            <text:p>company only.</text:p>
            <text:p>Third argument would be holiday_date so </text:p>
            <text:p>change will occure for </text:p>
            <text:p>subscripton_id &gt; employee_id &gt;holiday_date only.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mpoffExpireCommand</text:p>
          </table:table-cell>
          <table:table-cell table:style-name="ce6" office:value-type="string" calcext:value-type="string">
            <text:p>compoff:expire {subscription_id?}{employee_id?}</text:p>
          </table:table-cell>
          <table:table-cell table:style-name="ce6" office:value-type="string" calcext:value-type="string">
            <text:p>Every day at 00:00</text:p>
          </table:table-cell>
          <table:table-cell table:style-name="ce6" office:value-type="string" calcext:value-type="string">
            <text:p>This command will set the status of credit compoff</text:p>
            <text:p> to expired if its expire date comes.</text:p>
          </table:table-cell>
          <table:table-cell table:style-name="ce6" office:value-type="string" calcext:value-type="string">
            <text:p>One argument will be consider as subscription_id</text:p>
            <text:p>and changes will occure for all employee in that </text:p>
            <text:p>subscription only.</text:p>
            <text:p>Two args will be subscription_id and employee_id</text:p>
            <text:p>and change will occure for this employee in that </text:p>
            <text:p>company only.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ubscriptionExpireCommand</text:p>
          </table:table-cell>
          <table:table-cell table:style-name="ce6" office:value-type="string" calcext:value-type="string">
            <text:p>subscription:expire {subscription_id?}</text:p>
          </table:table-cell>
          <table:table-cell table:style-name="ce6" office:value-type="string" calcext:value-type="string">
            <text:p>Every day at 00:00</text:p>
          </table:table-cell>
          <table:table-cell table:style-name="ce6" office:value-type="string" calcext:value-type="string">
            <text:p>If any trail subscription or paid subscription is</text:p>
            <text:p>about to expire, this command will make the </text:p>
            <text:p>status inactive for the same</text:p>
          </table:table-cell>
          <table:table-cell table:style-name="ce6" office:value-type="string" calcext:value-type="string">
            <text:p>subscription id will provide as argument with </text:p>
            <text:p>command so command will run for that</text:p>
            <text:p>subscription only.</text:p>
          </table:table-cell>
          <table:table-cell table:number-columns-repeated="1019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ift Planner" table:style-name="ta13">
        <table:table-column table:style-name="co11" table:number-columns-repeated="3" table:default-cell-style-name="Default"/>
        <table:table-column table:style-name="co80" table:default-cell-style-name="Default"/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1" table:number-columns-repeated="1014" table:default-cell-style-name="Default"/>
        <table:table-row table:style-name="ro1">
          <table:table-cell table:style-name="ce2" table:number-columns-repeated="3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BaseUrl</text:p>
          </table:table-cell>
          <table:table-cell table:style-name="ce2" table:number-columns-repeated="2"/>
          <table:table-cell table:style-name="ce68" office:value-type="string" calcext:value-type="string">
            <text:p><text:a xlink:href="http://apidev.sumhr.com" xlink:type="simple">apidev.sumhr.com</text:a>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Developer</text:p>
          </table:table-cell>
          <table:table-cell table:style-name="ce42" office:value-type="string" calcext:value-type="string">
            <text:p>Title</text:p>
          </table:table-cell>
          <table:table-cell table:style-name="ce42"/>
          <table:table-cell table:style-name="ce42" office:value-type="string" calcext:value-type="string">
            <text:p>Endpoint</text:p>
          </table:table-cell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Headers</text:p>
          </table:table-cell>
          <table:table-cell table:style-name="ce53" office:value-type="string" calcext:value-type="string">
            <text:p>Request</text:p>
          </table:table-cell>
          <table:table-cell table:style-name="ce57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number-columns-repeated="1014"/>
        </table:table-row>
        <table:table-row table:style-name="ro1">
          <table:table-cell table:style-name="ce43" table:number-columns-repeated="4"/>
          <table:table-cell table:style-name="ce54" table:number-columns-repeated="3"/>
          <table:table-cell table:style-name="ce58" office:value-type="string" calcext:value-type="string">
            <text:p>Success</text:p>
          </table:table-cell>
          <table:table-cell table:style-name="ce6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number-columns-repeated="1014"/>
        </table:table-row>
        <table:table-row table:style-name="ro1">
          <table:table-cell table:style-name="ce66" table:number-columns-repeated="2"/>
          <table:table-cell table:style-name="ce49"/>
          <table:table-cell table:style-name="ce50"/>
          <table:table-cell table:style-name="ce55" table:number-columns-repeated="3"/>
          <table:table-cell table:style-name="ce59"/>
          <table:table-cell table:style-name="ce61"/>
          <table:table-cell table:style-name="ce61" office:value-type="string" calcext:value-type="string">
            <text:p>Validation (Message)</text:p>
          </table:table-cell>
          <table:table-cell table:number-columns-repeated="1014"/>
        </table:table-row>
        <table:table-row table:style-name="ro8">
          <table:table-cell table:style-name="ce66" office:value-type="string" calcext:value-type="string">
            <text:p>Kiran</text:p>
          </table:table-cell>
          <table:table-cell table:style-name="ce66" office:value-type="string" calcext:value-type="string">
            <text:p>Assign Attendance rule in planner (Day to Day- Drag and Drop)</text:p>
          </table:table-cell>
          <table:table-cell table:style-name="ce66"/>
          <table:table-cell table:style-name="ce50" office:value-type="string" calcext:value-type="string">
            <text:p>/api/attendance/planner/assignattendanceruleplanner</text:p>
          </table:table-cell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{access_token}</text:p>
          </table:table-cell>
          <table:table-cell table:style-name="ce55" office:value-type="string" calcext:value-type="string">
            <text:p>[{</text:p>
            <text:p>  "employee_id":1</text:p>
            <text:p>  "shift_id":1,</text:p>
            <text:p>  "weekoff_id":1,</text:p>
            <text:p>  "input_id":1,</text:p>
            <text:p>  "attendance_policy_id":1,</text:p>
            <text:p>  "planner_date":"2017-11-23"</text:p>
            <text:p>}.{</text:p>
            <text:p>  "employee_id":1</text:p>
            <text:p>  "shift_id":1,</text:p>
            <text:p>  "weekoff_id":1,</text:p>
            <text:p>  "input_id":1,</text:p>
            <text:p>  "attendance_policy_id":1,</text:p>
            <text:p>  "planner_date":"2017-11-24"</text:p>
            <text:p>}]</text:p>
          </table:table-cell>
          <table:table-cell table:style-name="ce55" office:value-type="string" calcext:value-type="string">
            <text:p>Not Disscussed</text:p>
          </table:table-cell>
          <table:table-cell table:style-name="ce71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71"/>
          <table:table-cell table:number-columns-repeated="1014"/>
        </table:table-row>
        <table:table-row table:style-name="ro16">
          <table:table-cell table:style-name="ce67" office:value-type="string" calcext:value-type="string">
            <text:p>Kiran</text:p>
          </table:table-cell>
          <table:table-cell table:style-name="ce67" table:number-columns-repeated="2"/>
          <table:table-cell table:style-name="ce69" office:value-type="string" calcext:value-type="string">
            <text:p>/api/attendance/planner/loadattendanceruledata</text:p>
          </table:table-cell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{access_token}</text:p>
          </table:table-cell>
          <table:table-cell table:style-name="ce70"/>
          <table:table-cell table:style-name="ce70" office:value-type="string" calcext:value-type="string">
            <text:p>{</text:p>
            <text:p>    "status": true,</text:p>
            <text:p>    "message": "Success",</text:p>
            <text:p>    "data": {</text:p>
            <text:p>        "shifts": [</text:p>
            <text:p>            {</text:p>
            <text:p>                "id": 1,</text:p>
            <text:p>                "name": "regular",</text:p>
            <text:p>                "description": ""</text:p>
            <text:p>            },</text:p>
            <text:p>            {</text:p>
            <text:p>                "id": 2,</text:p>
            <text:p>                "name": "Afternoon",</text:p>
            <text:p>                "description": ""</text:p>
            <text:p>            }</text:p>
            <text:p>        ],</text:p>
            <text:p>        "input_methods": [</text:p>
            <text:p>            {</text:p>
            <text:p>                "id": 1,</text:p>
            <text:p>                "name": "Bio,Web,Mob",</text:p>
            <text:p>                "description": null</text:p>
            <text:p>            }</text:p>
            <text:p>        ],</text:p>
            <text:p>        "policies": [</text:p>
            <text:p>            {</text:p>
            <text:p>                "id": 1,</text:p>
            <text:p>                "name": "Att Plicy\r\n",</text:p>
            <text:p>                "description": null</text:p>
            <text:p>            }</text:p>
            <text:p>        ],</text:p>
            <text:p>        "weekoff": [</text:p>
            <text:p>            {</text:p>
            <text:p>                "id": 1,</text:p>
            <text:p>                "name": "Sunday",</text:p>
            <text:p>                "description": null</text:p>
            <text:p>            }</text:p>
            <text:p>        ]</text:p>
            <text:p>    }</text:p>
            <text:p>}</text:p>
          </table:table-cell>
          <table:table-cell table:style-name="ce72"/>
          <table:table-cell table:style-name="ce71"/>
          <table:table-cell table:style-name="ce6" table:number-columns-repeated="16"/>
          <table:table-cell table:number-columns-repeated="998"/>
        </table:table-row>
        <table:table-row table:style-name="ro17">
          <table:table-cell table:style-name="ce9" office:value-type="string" calcext:value-type="string">
            <text:p>Kiran</text:p>
          </table:table-cell>
          <table:table-cell table:style-name="ce9" office:value-type="string" calcext:value-type="string">
            <text:p>Shift Planner Metadata</text:p>
          </table:table-cell>
          <table:table-cell table:style-name="ce9"/>
          <table:table-cell table:style-name="ce50" office:value-type="string" calcext:value-type="string">
            <text:p>/api/attendance/planner/shiftplannermetadata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{access_token}</text:p>
          </table:table-cell>
          <table:table-cell table:style-name="ce15" office:value-type="string" calcext:value-type="string">
            <text:p>{</text:p>
            <text:p>  "start_date":"2017-11-23",</text:p>
            <text:p>  "end_date":"2017-11-25"</text:p>
            <text:p>}</text:p>
          </table:table-cell>
          <table:table-cell table:style-name="ce15" office:value-type="string" calcext:value-type="string">
            <text:p>{</text:p>
            <text:p>    "status": true,</text:p>
            <text:p>    "message": "Success",</text:p>
            <text:p>    "data": {</text:p>
            <text:p>        "count": 1,</text:p>
            <text:p>        "week": [</text:p>
            <text:p>            {</text:p>
            <text:p>                "date": "2017-11-23",</text:p>
            <text:p>                "emp_count": 1,</text:p>
            <text:p>                "duration": 600</text:p>
            <text:p>            },</text:p>
            <text:p>            {</text:p>
            <text:p>                "date": "2017-11-24",</text:p>
            <text:p>                "emp_count": 1,</text:p>
            <text:p>                "duration": 600</text:p>
            <text:p>            },</text:p>
            <text:p>            {</text:p>
            <text:p>                "date": "2017-11-25",</text:p>
            <text:p>                "emp_count": 0,</text:p>
            <text:p>                "duration": 0</text:p>
            <text:p>            }</text:p>
            <text:p>        ]</text:p>
            <text:p>    }</text:p>
            <text:p>}</text:p>
          </table:table-cell>
          <table:table-cell table:style-name="ce22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22"/>
          <table:table-cell table:style-name="ce6" table:number-columns-repeated="16"/>
          <table:table-cell table:number-columns-repeated="998"/>
        </table:table-row>
        <table:table-row table:style-name="ro8">
          <table:table-cell table:style-name="ce66" office:value-type="string" calcext:value-type="string">
            <text:p>Kiran</text:p>
          </table:table-cell>
          <table:table-cell table:style-name="ce66" office:value-type="string" calcext:value-type="string">
            <text:p>Assign Default Attendance rule (Single and Bulk)</text:p>
            <text:p>If Bulk send the array of object.</text:p>
          </table:table-cell>
          <table:table-cell table:style-name="ce66"/>
          <table:table-cell table:style-name="ce50" office:value-type="string" calcext:value-type="string">
            <text:p>/api/attendance/planner/assignattendancerule</text:p>
          </table:table-cell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{access_token}</text:p>
          </table:table-cell>
          <table:table-cell table:style-name="ce55" office:value-type="string" calcext:value-type="string">
            <text:p>[{</text:p>
            <text:p>  "employee_id":99,</text:p>
            <text:p>  "shift_id":1,</text:p>
            <text:p>  "weekoff_id":2,</text:p>
            <text:p>  "input_id":1,</text:p>
            <text:p>  "attendance_policy_id":1</text:p>
            <text:p>},{</text:p>
            <text:p>  "employee_id":1,</text:p>
            <text:p>  "shift_id":1,</text:p>
            <text:p>  "weekoff_id":1,</text:p>
            <text:p>  "input_id":1,</text:p>
            <text:p>  "attendance_policy_id":1</text:p>
            <text:p>}]</text:p>
          </table:table-cell>
          <table:table-cell table:style-name="ce55" office:value-type="string" calcext:value-type="string">
            <text:p>{"status":true,"message":"Shift and Policy assinged successfully.","data":2}</text:p>
          </table:table-cell>
          <table:table-cell table:style-name="ce71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71"/>
          <table:table-cell table:number-columns-repeated="1014"/>
        </table:table-row>
        <table:table-row table:style-name="ro18">
          <table:table-cell table:style-name="ce2"/>
          <table:table-cell table:style-name="ce6"/>
          <table:table-cell/>
          <table:table-cell table:style-name="ce45"/>
          <table:table-cell table:number-columns-repeated="1020"/>
        </table:table-row>
        <table:table-row table:style-name="ro8">
          <table:table-cell table:style-name="ce66" office:value-type="string" calcext:value-type="string">
            <text:p>Kiran</text:p>
          </table:table-cell>
          <table:table-cell table:style-name="ce66" office:value-type="string" calcext:value-type="string">
            <text:p>Get Shift Planner data</text:p>
          </table:table-cell>
          <table:table-cell table:style-name="ce66"/>
          <table:table-cell table:style-name="ce50" office:value-type="string" calcext:value-type="string">
            <text:p>sign From</text:p>
          </table:table-cell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{access_token}</text:p>
          </table:table-cell>
          <table:table-cell table:style-name="ce55" office:value-type="string" calcext:value-type="string">
            <text:p>{</text:p>
            <text:p>  "start_date":"2017-11-23",</text:p>
            <text:p>  "end_date":"2017-11-25",</text:p>
            <text:p>  "filter":{</text:p>
            <text:p>          "office_address_id": [1],</text:p>
            <text:p>          "department_id":[1],</text:p>
            <text:p>          "team_id":[1],</text:p>
            <text:p>          "designation_id":[1]</text:p>
            <text:p>  }</text:p>
            <text:p>}</text:p>
          </table:table-cell>
          <table:table-cell table:style-name="ce55" office:value-type="string" calcext:value-type="string">
            <text:p>{"status":true,"message":"Success","data":{"count":5,"shift_plans":[{"employee_id":1,"full_name":"Ankit Vishwakarma","pic_url":"","total_duration":2400,"planner":[{"planner_date":"2017-02-01 00:00:00","shift_id":1,"weekoff_id":1,"input_id":1,"attendance_policy_id":1,"shift_name":"regular","shift_time":"10:00 AM - 06:00 PM","shift_duration":480},{"planner_date":"2017-02-02 00:00:00","shift_id":1,"weekoff_id":1,"input_id":1,"attendance_policy_id":1,"shift_name":"regular","shift_time":"10:00 AM - 06:00 PM","shift_duration":480},{"planner_date":"2017-02-03 00:00:00","shift_id":1,"weekoff_id":1,"input_id":1,"attendance_policy_id":1,"shift_name":"regular","shift_time":"10:00 AM - 06:00 PM","shift_duration":480},{"planner_date":"2017-02-04 00:00:00","shift_id":1,"weekoff_id":1,"input_id":1,"attendance_policy_id":1,"shift_name":"regular","shift_time":"10:00 AM - 06:00 PM","shift_duration":480},{"planner_date":"2017-02-05 00:00:00","shift_id":1,"weekoff_id":1,"input_id":1,"attendance_policy_id":1,"shift_name":"regular","shift_time":"10:00 AM - 06:00 PM","shift_duration":480}]},{"employee_id":2,"full_name":"Kiran Dhokne","pic_url":"","total_duration":2400,"planner":[{"planner_date":"2017-02-01 00:00:00","shift_id":1,"weekoff_id":1,"input_id":1,"attendance_policy_id":1,"shift_name":"regular","shift_time":"10:00 AM - 06:00 PM","shift_duration":480},{"planner_date":"2017-02-02 00:00:00","shift_id":1,"weekoff_id":1,"input_id":1,"attendance_policy_id":1,"shift_name":"regular","shift_time":"10:00 AM - 06:00 PM","shift_duration":480},{"planner_date":"2017-02-03 00:00:00","shift_id":1,"weekoff_id":1,"input_id":1,"attendance_policy_id":1,"shift_name":"regular","shift_time":"10:00 AM - 06:00 PM","shift_duration":480},{"planner_date":"2017-02-04 00:00:00","shift_id":1,"weekoff_id":1,"input_id":1,"attendance_policy_id":1,"shift_name":"regular","shift_time":"10:00 AM - 06:00 PM","shift_duration":480},{"planner_date":"2017-02-05 00:00:00","shift_id":1,"weekoff_id":1,"input_id":1,"attendance_policy_id":1,"shift_name":"regular","shift_time":"10:00 AM - 06:00 PM","shift_duration":480}]},{"employee_id":5,"full_name":"Neelam Somarde","pic_url":"","total_duration":0,"planner":[{"planner_date":"2017-02-01 00:00:00","shift_id":null,"weekoff_id":null,"input_id":null,"attendance_policy_id":null,"shift_name":null,"shift_time":null,"shift_duration":0},{"planner_date":"2017-02-02 00:00:00","shift_id":null,"weekoff_id":null,"input_id":null,"attendance_policy_id":null,"shift_name":null,"shift_time":null,"shift_duration":0},{"planner_date":"2017-02-03 00:00:00","shift_id":null,"weekoff_id":null,"input_id":null,"attendance_policy_id":null,"shift_name":null,"shift_time":null,"shift_duration":0},{"planner_date":"2017-02-04 00:00:00","shift_id":null,"weekoff_id":null,"input_id":null,"attendance_policy_id":null,"shift_name":null,"shift_time":null,"shift_duration":0},{"planner_date":"2017-02-05 00:00:00","shift_id":null,"weekoff_id":null,"input_id":null,"attendance_policy_id":null,"shift_name":null,"shift_time":null,"shift_duration":0}]},{"employee_id":4,"full_name":"Sanket Bhoir","pic_url":"","total_duration":0,"planner":[{"planner_date":"2017-02-01 00:00:00","shift_id":null,"weekoff_id":null,"input_id":null,"attendance_policy_id":null,"shift_name":null,"shift_time":null,"shift_duration":0},{"planner_date":"2017-02-02 00:00:00","shift_id":null,"weekoff_id":null,"input_id":null,"attendance_policy_id":null,"shift_name":null,"shift_time":null,"shift_duration":0},{"planner_date":"2017-02-03 00:00:00","shift_id":null,"weekoff_id":null,"input_id":null,"attendance_policy_id":null,"shift_name":null,"shift_time":null,"shift_duration":0},{"planner_date":"2017-02-04 00:00:00","shift_id":null,"weekoff_id":null,"input_id":null,"attendance_policy_id":null,"shift_name":null,"shift_time":null,"shift_duration":0},{"planner_date":"2017-02-05 00:00:00","shift_id":null,"weekoff_id":null,"input_id":null,"attendance_policy_id":null,"shift_name":null,"shift_time":null,"shift_duration":0}]},{"employee_id":3,"full_name":"Vishal Khoje","pic_url":"","total_duration":2400,"planner":[{"planner_date":"2017-02-01 00:00:00","shift_id":1,"weekoff_id":1,"input_id":1,"attendance_policy_id":1,"shift_name":"regular","shift_time":"10:00 AM - 06:00 PM","shift_duration":480},{"planner_date":"2017-02-02 00:00:00","shift_id":1,"weekoff_id":1,"input_id":1,"attendance_policy_id":1,"shift_name":"regular","shift_time":"10:00 AM - 06:00 PM","shift_duration":480},{"planner_date":"2017-02-03 00:00:00","shift_id":1,"weekoff_id":1,"input_id":1,"attendance_policy_id":1,"shift_name":"regular","shift_time":"10:00 AM - 06:00 PM","shift_duration":480},{"planner_date":"2017-02-04 00:00:00","shift_id":1,"weekoff_id":1,"input_id":1,"attendance_policy_id":1,"shift_name":"regular","shift_time":"10:00 AM - 06:00 PM","shift_duration":480},{"planner_date":"2017-02-05 00:00:00","shift_id":1,"weekoff_id":1,"input_id":1,"attendance_policy_id":1,"shift_name":"regular","shift_time":"10:00 AM - 06:00 PM","shift_duration":480}]}]}}</text:p>
          </table:table-cell>
          <table:table-cell table:style-name="ce71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71"/>
          <table:table-cell table:number-columns-repeated="1014"/>
        </table:table-row>
        <table:table-row table:style-name="ro8">
          <table:table-cell table:style-name="ce66" office:value-type="string" calcext:value-type="string">
            <text:p>Kiran</text:p>
          </table:table-cell>
          <table:table-cell table:style-name="ce66" office:value-type="string" calcext:value-type="string">
            <text:p>Assign Attendance rule in planner on Model POp (Day to Day)-Date range</text:p>
          </table:table-cell>
          <table:table-cell table:style-name="ce66"/>
          <table:table-cell table:style-name="ce50" office:value-type="string" calcext:value-type="string">
            <text:p>/api/attendance/planner/assignattendancerulebulk</text:p>
          </table:table-cell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{access_token}</text:p>
          </table:table-cell>
          <table:table-cell table:style-name="ce55" office:value-type="string" calcext:value-type="string">
            <text:p>{</text:p>
            <text:p>    "from_date": "2018-02-01",</text:p>
            <text:p>    "to_date": "2018-02-07",</text:p>
            <text:p>    "planner" :</text:p>
            <text:p>    {</text:p>
            <text:p>      "shift_id":2,</text:p>
            <text:p>      "weekoff_id":1,</text:p>
            <text:p>      "input_id":1,</text:p>
            <text:p>      "attendance_policy_id":1</text:p>
            <text:p>    },</text:p>
            <text:p>    "employees":[99,1]</text:p>
            <text:p>}</text:p>
          </table:table-cell>
          <table:table-cell table:style-name="ce55" office:value-type="string" calcext:value-type="string">
            <text:p>{"status":true,"message":"Success","data":""}</text:p>
          </table:table-cell>
          <table:table-cell table:style-name="ce71" office:value-type="string" calcext:value-type="string">
            <text:p>{</text:p>
            <text:p>  "status": false,</text:p>
            <text:p>  "message": "xxxxx",</text:p>
            <text:p>  "data":null</text:p>
            <text:p>}</text:p>
          </table:table-cell>
          <table:table-cell table:style-name="ce71"/>
          <table:table-cell table:number-columns-repeated="1014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Load Filter data</text:p>
          </table:table-cell>
          <table:table-cell/>
          <table:table-cell table:style-name="ce6" office:value-type="string" calcext:value-type="string">
            <text:p>api/attendance/planner/loadfilter</text:p>
          </table:table-cell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{access_token}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epartments": [</text:p>
            <text:p>            {</text:p>
            <text:p>                "id": 1,</text:p>
            <text:p>                "name": "Engg"</text:p>
            <text:p>            }</text:p>
            <text:p>        ],</text:p>
            <text:p>        "offcie_locations": [</text:p>
            <text:p>            {</text:p>
            <text:p>                "id": 1,</text:p>
            <text:p>                "name": "Andheri"</text:p>
            <text:p>            }</text:p>
            <text:p>        ],</text:p>
            <text:p>        "designations": [</text:p>
            <text:p>            {</text:p>
            <text:p>                "id": 2,</text:p>
            <text:p>                "name": "QA"</text:p>
            <text:p>            },</text:p>
            <text:p>            {</text:p>
            <text:p>                "id": 1,</text:p>
            <text:p>                "name": "Software Dev"</text:p>
            <text:p>            }</text:p>
            <text:p>        ],</text:p>
            <text:p>        "teams": [</text:p>
            <text:p>            {</text:p>
            <text:p>                "id": 1,</text:p>
            <text:p>                "name": "THE Players"</text:p>
            <text:p>            }</text:p>
            <text:p>        ]</text:p>
            <text:p>    }</text:p>
            <text:p>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departments": [ ],</text:p>
            <text:p>        "offcie_locations": [ ],</text:p>
            <text:p>        "designations": [ ],</text:p>
            <text:p>        "teams": []</text:p>
            <text:p>    }</text:p>
            <text:p>}</text:p>
          </table:table-cell>
          <table:table-cell table:number-columns-repeated="1015"/>
        </table:table-row>
        <table:table-row table:style-name="ro1" table:number-rows-repeated="10">
          <table:table-cell table:number-columns-repeated="3"/>
          <table:table-cell table:style-name="ce45"/>
          <table:table-cell table:number-columns-repeated="1020"/>
        </table:table-row>
        <table:table-row table:style-name="ro1">
          <table:table-cell table:style-name="ce6" table:number-columns-repeated="2"/>
          <table:table-cell/>
          <table:table-cell table:style-name="ce45"/>
          <table:table-cell table:style-name="ce6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2"/>
          <table:table-cell/>
          <table:table-cell table:style-name="ce45"/>
          <table:table-cell table:style-name="ce6" table:number-columns-repeated="2"/>
          <table:table-cell table:number-columns-repeated="1018"/>
        </table:table-row>
        <table:table-row table:style-name="ro1" table:number-rows-repeated="973">
          <table:table-cell table:number-columns-repeated="3"/>
          <table:table-cell table:style-name="ce45"/>
          <table:table-cell table:number-columns-repeated="1020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ck_Leave" table:style-name="ta14">
        <table:table-column table:style-name="co2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3" table:default-cell-style-name="Default"/>
        <table:table-column table:style-name="co74" table:default-cell-style-name="Default"/>
        <table:table-column table:style-name="co11" table:number-columns-repeated="1014" table:default-cell-style-name="Default"/>
        <table:table-row table:style-name="ro1">
          <table:table-cell table:style-name="ce41" office:value-type="string" calcext:value-type="string">
            <text:p>BaseUrl</text:p>
          </table:table-cell>
          <table:table-cell table:style-name="ce41" table:number-columns-repeated="2"/>
          <table:table-cell table:style-name="ce48" office:value-type="string" calcext:value-type="string">
            <text:p>****.sumhr.com</text:p>
          </table:table-cell>
          <table:table-cell table:style-name="ce48"/>
          <table:table-cell table:style-name="ce45"/>
          <table:table-cell table:style-name="ce48" table:number-columns-repeated="2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8" table:number-columns-repeated="5"/>
          <table:table-cell table:style-name="ce45" table:number-columns-repeated="18"/>
          <table:table-cell table:number-columns-repeated="998"/>
        </table:table-row>
        <table:table-row table:style-name="ro1">
          <table:table-cell table:style-name="ce42" office:value-type="string" calcext:value-type="string">
            <text:p>Developer</text:p>
          </table:table-cell>
          <table:table-cell table:style-name="ce42" office:value-type="string" calcext:value-type="string">
            <text:p>Title</text:p>
          </table:table-cell>
          <table:table-cell table:style-name="ce42"/>
          <table:table-cell table:style-name="ce42" office:value-type="string" calcext:value-type="string">
            <text:p>Endpoint</text:p>
          </table:table-cell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headers</text:p>
          </table:table-cell>
          <table:table-cell table:style-name="ce53" office:value-type="string" calcext:value-type="string">
            <text:p>Request</text:p>
          </table:table-cell>
          <table:table-cell table:style-name="ce57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9"/>
          <table:table-cell table:style-name="ce45" table:number-columns-repeated="16"/>
          <table:table-cell table:number-columns-repeated="998"/>
        </table:table-row>
        <table:table-row table:style-name="ro1">
          <table:table-cell table:style-name="ce43" table:number-columns-repeated="4"/>
          <table:table-cell table:style-name="ce54" table:number-columns-repeated="3"/>
          <table:table-cell table:style-name="ce58" office:value-type="string" calcext:value-type="string">
            <text:p>Success</text:p>
          </table:table-cell>
          <table:table-cell table:style-name="ce60" office:value-type="string" calcext:value-type="string" table:number-columns-spanned="2" table:number-rows-spanned="1">
            <text:p>Failure</text:p>
          </table:table-cell>
          <table:covered-table-cell table:style-name="ce24"/>
          <table:table-cell table:style-name="ce45" table:number-columns-repeated="16"/>
          <table:table-cell table:number-columns-repeated="998"/>
        </table:table-row>
        <table:table-row table:style-name="ro1">
          <table:table-cell table:style-name="ce44" table:number-columns-repeated="2"/>
          <table:table-cell table:style-name="ce49"/>
          <table:table-cell table:style-name="ce50"/>
          <table:table-cell table:style-name="ce55" table:number-columns-repeated="3"/>
          <table:table-cell table:style-name="ce59"/>
          <table:table-cell table:style-name="ce61"/>
          <table:table-cell table:style-name="ce61" office:value-type="string" calcext:value-type="string">
            <text:p>Validation (Message)</text:p>
          </table:table-cell>
          <table:table-cell table:style-name="ce62"/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Get Leave Plan Types</text:p>
          </table:table-cell>
          <table:table-cell/>
          <table:table-cell table:style-name="ce6" office:value-type="string" calcext:value-type="string">
            <text:p>/leaveplantype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"status":true,"message":"Success","data":{"leave_plan_types":[{"id":1,"name":"Basic"},{"id":2,"name":"Important Dates"},{"id":3,"name":"Parental"},{"id":4,"name":"Unforseen"},{"id":5,"name":"Business"},{"id":6,"name":"DISCRETIONARY"},{"id":7,"name":"Short"},{"id":8,"name":"Comp-off"}]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Get Leave Sub Types</text:p>
          </table:table-cell>
          <table:table-cell/>
          <table:table-cell table:style-name="ce6" office:value-type="string" calcext:value-type="string">
            <text:p>/leaveplantype/subtypes/{LeavePlanType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leave_plan_sub_types": [</text:p>
            <text:p>            {</text:p>
            <text:p>                "id": 20,</text:p>
            <text:p>                "name": "Meeting Leaves"</text:p>
            <text:p>            },</text:p>
            <text:p>            {</text:p>
            <text:p>                "id": 21,</text:p>
            <text:p>                "name": "Travel Leaves"</text:p>
            <text:p>            },</text:p>
            <text:p>            {</text:p>
            <text:p>                "id": 22,</text:p>
            <text:p>                "name": "Jet Lag Leaves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nkit</text:p>
          </table:table-cell>
          <table:table-cell table:style-name="ce29" office:value-type="string" calcext:value-type="string">
            <text:p>Get Leave Plan Types with sub types</text:p>
          </table:table-cell>
          <table:table-cell table:style-name="ce10"/>
          <table:table-cell table:style-name="ce10" office:value-type="string" calcext:value-type="string">
            <text:p>/leaveplantypes/subtypes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29" office:value-type="string" calcext:value-type="string">
            <text:p>{"status":true,"message":"Success","data":{"leave_plan_types":[{"id":1,"name":"Basic","sub_types":[{"id":1,"name":"General"},{"id":2,"name":"Earned"},{"id":3,"name":"Family &amp; Medical"},{"id":4,"name":"Menstrual"},{"id":5,"name":"Vacation"}]},{"id":2,"name":"Important Dates","sub_types":[{"id":11,"name":"Self Birthday"},{"id":12,"name":"Spouse’s Birthday"},{"id":13,"name":"Child’s Birthday"},{"id":14,"name":"Marriage"},{"id":15,"name":"Marriage Anniversary"},{"id":16,"name":"Work Anniversary"}]},{"id":3,"name":"Parental","sub_types":[{"id":21,"name":"Maternity"},{"id":22,"name":"Paternity"},{"id":23,"name":"Miscarriage"},{"id":24,"name":"Schooling"},{"id":25,"name":"Child Care/Adoption"}]},{"id":4,"name":"Unforseen","sub_types":[{"id":31,"name":"Emergency"},{"id":32,"name":"Adverse Weather"},{"id":33,"name":"Bereavement"},{"id":34,"name":"Mental Health"}]},{"id":5,"name":"Business","sub_types":[{"id":41,"name":"Meeting Leaves"},{"id":42,"name":"Travel Leaves"},{"id":43,"name":"Jet Lag Leaves"}]},{"id":6,"name":"DISCRETIONARY","sub_types":[{"id":51,"name":"Probation"},{"id":52,"name":"Exit"},{"id":53,"name":"Privileged"}]},{"id":7,"name":"Short","sub_types":[{"id":61,"name":"Timed Short"}]},{"id":8,"name":"Comp-off","sub_types":[{"id":71,"name":"Leave Days"},{"id":72,"name":"Over time"}]}]}}</text:p>
          </table:table-cell>
          <table:table-cell table:style-name="ce29" table:number-columns-repeated="16"/>
          <table:table-cell table:number-columns-repeated="1000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Listing Leave Plans</text:p>
          </table:table-cell>
          <table:table-cell/>
          <table:table-cell table:style-name="ce6" office:value-type="string" calcext:value-type="string">
            <text:p>/leave/settings/leaveplan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leave_plans": [</text:p>
            <text:p>            {</text:p>
            <text:p>                "id": 1,</text:p>
            <text:p>                "name": "Regular Employees",</text:p>
            <text:p>                "employees": []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Delete Leave Plan</text:p>
          </table:table-cell>
          <table:table-cell/>
          <table:table-cell table:style-name="ce6" office:value-type="string" calcext:value-type="string">
            <text:p>/leave/settings/leaveplan/delete/{intLeavePlanId}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style-name="ce6" office:value-type="string" calcext:value-type="string">
            <text:p>{</text:p>
            <text:p>    "status": false,</text:p>
            <text:p>    "message": "Leave plan not Found",</text:p>
            <text:p>    "data": null</text:p>
            <text:p>}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/Edit Leave Plan</text:p>
          </table:table-cell>
          <table:table-cell/>
          <table:table-cell table:style-name="ce6" office:value-type="string" calcext:value-type="string">
            <text:p>/leave/settings/createleaveplan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All Plans","description":"All Plan API Structure Request","plans":[{"plan_type_id":1,"no_of_leave_allowed":30,"sub_leave":[{"sub_leave_type_id":1,"name":"General Leave","is_admin_defined":1,"max_allowed":10,"legal_gender_id":0},{"sub_leave_type_id":2,"name":"Earned Leave","is_admin_defined":1,"max_allowed":10,"legal_gender_id":0},{"sub_leave_type_id":3,"name":"Family and Medical","is_admin_defined":1,"max_allowed":10,"legal_gender_id":0},{"sub_leave_type_id":4,"name":"Menstrual","is_admin_defined":1,"max_allowed":10,"legal_gender_id":2},{"sub_leave_type_id":5,"name":"Vacation Leave","is_admin_defined":1,"max_allowed":10,"legal_gender_id":0}]},{"plan_type_id":2,"no_of_leave_allowed":5,"sub_leave":[{"sub_leave_type_id":11,"name":"Self Birthday","is_admin_defined":1,"max_allowed":1,"legal_gender_id":0},{"sub_leave_type_id":12,"name":"Spouse Birthday","is_admin_defined":1,"max_allowed":1,"legal_gender_id":0},{"sub_leave_type_id":13,"name":"Child Birthday","is_admin_defined":1,"max_allowed":1,"legal_gender_id":0},{"sub_leave_type_id":14,"name":"Marriage","is_admin_defined":1,"max_allowed":15,"legal_gender_id":0},{"sub_leave_type_id":15,"name":"Marriage Anivarsary","is_admin_defined":1,"max_allowed":1,"legal_gender_id":0},{"sub_leave_type_id":16,"name":"Work Anivarsary","is_admin_defined":1,"max_allowed":1,"legal_gender_id":0}]},{"plan_type_id":4,"no_of_leave_allowed":10,"sub_leave":[{"sub_leave_type_id":31,"name":"Emergency","is_admin_defined":1,"max_allowed":10,"legal_gender_id":0},{"sub_leave_type_id":32,"name":"Adverse Weather","is_admin_defined":1,"max_allowed":10,"legal_gender_id":0},{"sub_leave_type_id":33,"name":"Bereavement","is_admin_defined":1,"max_allowed":10,"legal_gender_id":0},{"sub_leave_type_id":34,"name":"Mental Health","is_admin_defined":1,"max_allowed":10,"legal_gender_id":0}]},{"plan_type_id":3,"no_of_leave_allowed":100,"sub_leave":[{"sub_leave_type_id":21,"name":"Maternity","is_admin_defined":1,"max_allowed":10,"legal_gender_id":2,"country_id":1},{"sub_leave_type_id":22,"name":"Paternity","is_admin_defined":1,"max_allowed":10,"legal_gender_id":1,"country_id":1},{"sub_leave_type_id":23,"name":"Miscarriage","is_admin_defined":1,"max_allowed":10,"legal_gender_id":2},{"sub_leave_type_id":24,"name":"Schooling","is_admin_defined":1,"max_allowed":10,"legal_gender_id":0},{"sub_leave_type_id":25,"name":"Child Care/Adoption","is_admin_defined":1,"max_allowed":10,"legal_gender_id":0}]},{"plan_type_id":5,"no_of_leave_allowed":25,"sub_leave":[{"sub_leave_type_id":41,"name":"Meeting Leaves ","is_admin_defined":1,"max_allowed":10,"legal_gender_id":0},{"sub_leave_type_id":42,"name":"Travel Leaves","is_admin_defined":1,"max_allowed":10,"legal_gender_id":0},{"sub_leave_type_id":43,"name":"Jet Lag Leaves","is_admin_defined":1,"max_allowed":10,"legal_gender_id":2}]},{"plan_type_id":6,"no_of_leave_allowed":51,"sub_leave":[{"sub_leave_type_id":22,"name":"Probation","is_admin_defined":1,"max_allowed":10,"legal_gender_id":0},{"sub_leave_type_id":52,"name":"Exit","is_admin_defined":1,"max_allowed":10,"legal_gender_id":0},{"sub_leave_type_id":53,"name":"Privileged","is_admin_defined":1,"max_allowed":10,"legal_gender_id":0}]},{"plan_type_id":7,"sub_leave":[{"sub_leave_type_id":61,"name":"Short Leaves","no_hours_allowed_monthly":10,"max_hours_allowed":2,"legal_gender_id":0}]},{"plan_type_id":8,"sub_leave":[{"sub_leave_type_id":71,"name":"Leave day Compoff","is_cumulative":0,"is_accumulated_holiday":1,"is_accumulated_weeklyoff":1,"is_accumulated_optional_holiday":1,"is_working_day":0,"is_non_working_day":0,"min_halfday_working_hours":5,"min_fullday_working_hours":8},{"sub_leave_type_id":72,"name":"Overtime Compoff","is_cumulative":1,"is_accumulated_holiday":0,"is_accumulated_weeklyoff":0,"is_accumulated_optional_holiday":0,"is_working_day":1,"is_non_working_day":1,"min_halfday_working_hours":0,"min_fullday_working_hours":9}]}]}</text:p>
          </table:table-cell>
          <table:table-cell table:style-name="ce6" office:value-type="string" calcext:value-type="string">
            <text:p>{"status":true,"message":"Success","data":24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Get Leave Plan</text:p>
          </table:table-cell>
          <table:table-cell/>
          <table:table-cell table:style-name="ce28" office:value-type="string" calcext:value-type="string">
            <text:p>/leave/settings/leaveplan/{intLeavePlan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"status":true,"message":"Success","data":{"leave_plan":{"name":"All Plans","description":"All Plan API Structure Request","plans":[{"id":1,"plan_type_id":1,"no_of_leave_allowed":30,"sub_leave":[{"id":1,"sub_leave_type_id":1,"name":"General Leave","is_admin_defined":1,"max_allowed":10,"legal_gender_id":0},{"id":2,"sub_leave_type_id":2,"name":"Earned Leave","is_admin_defined":1,"max_allowed":10,"legal_gender_id":0},{"id":3,"sub_leave_type_id":3,"name":"Family and Medical","is_admin_defined":1,"max_allowed":10,"legal_gender_id":0},{"id":4,"sub_leave_type_id":4,"name":"Menstrual","is_admin_defined":1,"max_allowed":10,"legal_gender_id":2},{"id":5,"sub_leave_type_id":5,"name":"Vacation Leave","is_admin_defined":1,"max_allowed":10,"legal_gender_id":0}]},{"id":2,"plan_type_id":2,"no_of_leave_allowed":5,"sub_leave":[{"id":6,"sub_leave_type_id":11,"name":"Self Birthday","is_admin_defined":1,"max_allowed":1,"legal_gender_id":0},{"id":7,"sub_leave_type_id":12,"name":"Spouse Birthday","is_admin_defined":1,"max_allowed":1,"legal_gender_id":0},{"id":8,"sub_leave_type_id":13,"name":"Child Birthday","is_admin_defined":1,"max_allowed":1,"legal_gender_id":0},{"id":9,"sub_leave_type_id":14,"name":"Marriage","is_admin_defined":1,"max_allowed":15,"legal_gender_id":0},{"id":10,"sub_leave_type_id":15,"name":"Marriage Anivarsary","is_admin_defined":1,"max_allowed":1,"legal_gender_id":0},{"id":11,"sub_leave_type_id":16,"name":"Work Anivarsary","is_admin_defined":1,"max_allowed":1,"legal_gender_id":0}]},{"id":3,"plan_type_id":4,"no_of_leave_allowed":10,"sub_leave":[{"id":16,"sub_leave_type_id":21,"name":"Maternity","is_admin_defined":1,"max_allowed":10,"legal_gender_id":2},{"id":17,"sub_leave_type_id":22,"name":"Paternity","is_admin_defined":1,"max_allowed":10,"legal_gender_id":1},{"id":18,"sub_leave_type_id":23,"name":"Miscarriage","is_admin_defined":1,"max_allowed":10,"legal_gender_id":2},{"id":19,"sub_leave_type_id":24,"name":"Schooling","is_admin_defined":1,"max_allowed":10,"legal_gender_id":0},{"id":20,"sub_leave_type_id":25,"name":"Child Care/Adoption","is_admin_defined":1,"max_allowed":10,"legal_gender_id":0}]},{"id":4,"plan_type_id":3,"no_of_leave_allowed":100,"sub_leave":[{"id":12,"sub_leave_type_id":31,"name":"Emergency","is_admin_defined":1,"max_allowed":10,"legal_gender_id":0},{"id":13,"sub_leave_type_id":32,"name":"Adverse Weather","is_admin_defined":1,"max_allowed":10,"legal_gender_id":0},{"id":14,"sub_leave_type_id":33,"name":"Bereavement","is_admin_defined":1,"max_allowed":10,"legal_gender_id":0},{"id":15,"sub_leave_type_id":34,"name":"Mental Health","is_admin_defined":1,"max_allowed":10,"legal_gender_id":0}]},{"id":5,"plan_type_id":5,"no_of_leave_allowed":25,"sub_leave":[{"id":21,"sub_leave_type_id":41,"name":"Meeting Leaves","is_admin_defined":1,"max_allowed":10,"legal_gender_id":0},{"id":22,"sub_leave_type_id":42,"name":"Travel Leaves","is_admin_defined":1,"max_allowed":10,"legal_gender_id":0},{"id":23,"sub_leave_type_id":43,"name":"Jet Lag Leaves","is_admin_defined":1,"max_allowed":10,"legal_gender_id":2}]},{"id":6,"plan_type_id":6,"no_of_leave_allowed":51,"sub_leave":[{"id":24,"sub_leave_type_id":22,"name":"Probation","is_admin_defined":1,"max_allowed":10,"legal_gender_id":0},{"id":25,"sub_leave_type_id":52,"name":"Exit","is_admin_defined":1,"max_allowed":10,"legal_gender_id":0},{"id":26,"sub_leave_type_id":53,"name":"Privileged","is_admin_defined":1,"max_allowed":10,"legal_gender_id":0}]},{"plan_type_id":7,"sub_leave":[{"id":1,"sub_leave_type_id":61,"name":"Short Leaves","no_hours_allowed_monthly":10,"max_hours_allowed":2,"legal_gender_id":0}]},{"plan_type_id":8,"sub_leave":[{"id":1,"sub_leave_type_id":71,"name":"Leave day Compoff","is_cumulative":0,"is_accumulated_holiday":1,"is_accumulated_weeklyoff":1,"is_accumulated_optional_holiday":1,"is_working_day":0,"is_non_working_day":0,"min_halfday_working_hours":"00:00:05","min_fullday_working_hours":"00:00:08"},{"id":2,"sub_leave_type_id":72,"name":"Overtime Compoff","is_cumulative":1,"is_accumulated_holiday":0,"is_accumulated_weeklyoff":0,"is_accumulated_optional_holiday":0,"is_working_day":1,"is_non_working_day":1,"min_halfday_working_hours":"00:00:00","min_fullday_working_hours":"00:00:09"}]}]}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Leave plan assigned Employee</text:p>
          </table:table-cell>
          <table:table-cell/>
          <table:table-cell table:style-name="ce6" office:value-type="string" calcext:value-type="string">
            <text:p>/leave/settings/leaveplanassigned/{intLeavePlanId}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employee_id": 99,</text:p>
            <text:p>            "full_name": "Ankit Vishwakarma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Listing Leave Policies</text:p>
          </table:table-cell>
          <table:table-cell/>
          <table:table-cell table:style-name="ce6" office:value-type="string" calcext:value-type="string">
            <text:p>/leave/settings/leavepolicies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leave_policies": [</text:p>
            <text:p>            {</text:p>
            <text:p>                "id": 1,</text:p>
            <text:p>                "name": "example",</text:p>
            <text:p>                "employees": []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Delete Leave Policies</text:p>
          </table:table-cell>
          <table:table-cell/>
          <table:table-cell table:style-name="ce33" office:value-type="string" calcext:value-type="string">
            <text:p>/leave/settings/leavepolicy/delete/{leavePolicyId}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Get Leave Policy</text:p>
          </table:table-cell>
          <table:table-cell table:number-columns-repeated="2"/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/Edit Leave Policy</text:p>
          </table:table-cell>
          <table:table-cell table:style-name="ce6" office:value-type="string" calcext:value-type="string">
            <text:p>Genaral / Medical Leave</text:p>
          </table:table-cell>
          <table:table-cell table:style-name="ce6" office:value-type="string" calcext:value-type="string">
            <text:p>leave/settings/createleavepolicy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All Policy","description":"All Policy API Structure Request","policy":[{"plan_type_id":1,"sub_leave_type_id":1,"sub_leave_policy":[{"name":"General Leave Policy","max_leave":10,"max_leave_duration_type":0,"max_consecutive_leave":2,"max_consecutive_duration_type":0,"is_midjoin_full_leave":1,"midjoin_half_leave_startday":15,"prorata_calculation_on":1,"credit_day_month":1,"is_cal_probation_extension":0,"accural_frequency_type":0,"is_allowed_halfday":0,"application_made_types":1,"max_days":30,"leave_durations":2,"future_days_allowed":0,"future_leave_durations":0,"is_attachment":0,"leave_duration_required":0,"attachment_note":"Attach medicals bills only.","is_carry_forward_on":1,"is_intervening_on":1,"is_overutilization_on":1,"is_gifting_allowed":1,"is_clubbing_allowed":1,"intervening":{"is_intervening_holiday":1,"intervening_holiday_count":1,"is_prefixed_holiday":1,"prefixed_holiday_count":0,"is_suffixed_holiday":0,"suffixed_holiday_count":0,"is_intervening_weeklyoff":0,"intervening_weeklyoff_count":0,"is_prefixed_weeklyoff":0,"prefixed_weeklyoff_count":0,"is_suffixed_weeklyoff":0,"suffixed_weeklyoff_count":0,"is_intervening_optional_holiday":0,"intervening_optional_holiday_count":0,"is_prefixed_optional_holiday":0,"prefixed_optional_holiday_count":0,"is_suffixed_optional_holiday":0,"suffixed_optional_holiday_count":0,"is_intervening_on_consecutive":0},"overutilization":{"is_excess_paid":0,"alt_leave_id":0,"is_alt_excess_paid":0},"carry_forward":{"carry_forward_type":1,"carry":{"forward_type_id":0,"carry_forward_unused_percentage":0,"no_of_carry_forward_unused":0,"pending_action":0,"no_of_discarded":0,"encashment_type_id":0,"encashment_percentage":0,"no_of_encash":0},"encash":{"encashment_type_id":0,"encashment_percentage":0,"no_of_encash":0,"no_of_carry_forward_pending":0,"pending_action":0,"no_of_discarded":0,"forward_type_id":0,"carry_forward_unused_percentage":0,"no_of_carry_forward_unused":0}},"gifting":{"gifting_type_id":0,"max_gifting_percentage":0,"max_no_of_gifting":0},"clubbing":{"is_specific_leave":1,"club_leaves":[{"sub_leave_type_id":10},{"sub_leave_type_id":12}]}}]}]}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/Edit Leave Policy</text:p>
          </table:table-cell>
          <table:table-cell table:style-name="ce6" office:value-type="string" calcext:value-type="string">
            <text:p>Earned Leave</text:p>
          </table:table-cell>
          <table:table-cell table:style-name="ce6" office:value-type="string" calcext:value-type="string">
            <text:p>leave/settings/createleavepolicy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All Policy","description":"All Policy API Structure Request","policy":[{"plan_type_id":1,"sub_leave_type_id":2,"sub_leave_policy":[{"name":"Earned Leave Policy","max_leave":10,"max_leave_duration_type":0,"max_consecutive_leave":2,"max_consecutive_duration_type":0,"prorata_calculation_on":1,"is_cal_probation_extension":0,"is_allowed_halfday":0,"application_made_types":1,"max_days":30,"leave_durations":2,"future_days_allowed":0,"future_leave_durations":0,"is_attachment":0,"leave_duration_required":0,"attachment_note":"Attach medicals bills only.","is_carry_forward_on":1,"is_intervening_on":1,"is_overutilization_on":1,"is_gifting_allowed":1,"is_clubbing_allowed":1,"intervening":{"is_intervening_holiday":1,"intervening_holiday_count":1,"is_prefixed_holiday":1,"prefixed_holiday_count":0,"is_suffixed_holiday":0,"suffixed_holiday_count":0,"is_intervening_weeklyoff":0,"intervening_weeklyoff_count":0,"is_prefixed_weeklyoff":0,"prefixed_weeklyoff_count":0,"is_suffixed_weeklyoff":0,"suffixed_weeklyoff_count":0,"is_intervening_optional_holiday":0,"intervening_optional_holiday_count":0,"is_prefixed_optional_holiday":0,"prefixed_optional_holiday_count":0,"is_suffixed_optional_holiday":0,"suffixed_optional_holiday_count":0,"is_intervening_on_consecutive":0},"overutilization":{"is_excess_paid":0,"alt_leave_id":0,"is_alt_excess_paid":0},"earned_credit":{"credit_reset_type":1,"no_of_leave_credit":1,"workday_required":25,"include_present_day":1,"include_weekoff_day":0,"include_holiday_day":0},"carry_forward":{"carry_forward_type":1,"carry":{"forward_type_id":0,"carry_forward_unused_percentage":0,"no_of_carry_forward_unused":0,"pending_action":0,"no_of_discarded":0,"encashment_type_id":0,"encashment_percentage":0,"no_of_encash":0},"encash":{"encashment_type_id":0,"encashment_percentage":0,"no_of_encash":0,"no_of_carry_forward_pending":0,"pending_action":0,"no_of_discarded":0,"forward_type_id":0,"carry_forward_unused_percentage":0,"no_of_carry_forward_unused":0}},"gifting":{"gifting_type_id":0,"max_gifting_percentage":0,"max_no_of_gifting":0},"clubbing":{"is_specific_leave":1,"club_leaves":[{"sub_leave_type_id":10},{"sub_leave_type_id":12}]}}]}]}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/Edit Leave Policy</text:p>
          </table:table-cell>
          <table:table-cell table:style-name="ce6" office:value-type="string" calcext:value-type="string">
            <text:p>Vacation Leave</text:p>
          </table:table-cell>
          <table:table-cell table:style-name="ce6" office:value-type="string" calcext:value-type="string">
            <text:p>leave/settings/createleavepolicy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All Policy","description":"All Policy API Structure Request","policy":[{"plan_type_id":1,"sub_leave_type_id":5,"sub_leave_policy":[{"name":"General Leave Policy","minimum_leave":5,"max_leave":10,"max_leave_duration_type":0,"is_midjoin_full_leave":1,"midjoin_half_leave_startday":15,"prorata_calculation_on":1,"completion_working_days":90,"credit_day_month":1,"accural_frequency_type":0,"is_allowed_halfday":0,"application_made_types":1,"max_days":30,"leave_durations":2,"future_days_allowed":0,"future_leave_durations":0,"is_attachment":0,"leave_duration_required":0,"attachment_note":"Attach medicals bills only.","is_carry_forward_on":1,"is_intervening_on":1,"is_overutilization_on":1,"is_gifting_allowed":1,"is_clubbing_allowed":1,"intervening":{"is_intervening_holiday":1,"intervening_holiday_count":1,"is_prefixed_holiday":1,"prefixed_holiday_count":0,"is_suffixed_holiday":0,"suffixed_holiday_count":0,"is_intervening_weeklyoff":0,"intervening_weeklyoff_count":0,"is_prefixed_weeklyoff":0,"prefixed_weeklyoff_count":0,"is_suffixed_weeklyoff":0,"suffixed_weeklyoff_count":0,"is_intervening_optional_holiday":0,"intervening_optional_holiday_count":0,"is_prefixed_optional_holiday":0,"prefixed_optional_holiday_count":0,"is_suffixed_optional_holiday":0,"suffixed_optional_holiday_count":0,"is_intervening_on_consecutive":0},"overutilization":{"is_excess_paid":0,"alt_leave_id":0,"is_alt_excess_paid":0},"carry_forward":{"carry_forward_type":1,"carry":{"forward_type_id":0,"carry_forward_unused_percentage":0,"no_of_carry_forward_unused":0,"pending_action":0,"no_of_discarded":0,"encashment_type_id":0,"encashment_percentage":0,"no_of_encash":0},"encash":{"encashment_type_id":0,"encashment_percentage":0,"no_of_encash":0,"no_of_carry_forward_pending":0,"pending_action":0,"no_of_discarded":0,"forward_type_id":0,"carry_forward_unused_percentage":0,"no_of_carry_forward_unused":0}},"gifting":{"gifting_type_id":0,"max_gifting_percentage":0,"max_no_of_gifting":0},"clubbing":{"is_specific_leave":1,"club_leaves":[{"sub_leave_type_id":10},{"sub_leave_type_id":12}]}}]}]}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Create/Edit Leave Policy</text:p>
          </table:table-cell>
          <table:table-cell table:style-name="ce6" office:value-type="string" calcext:value-type="string">
            <text:p>Menstrual Leave</text:p>
          </table:table-cell>
          <table:table-cell table:style-name="ce6" office:value-type="string" calcext:value-type="string">
            <text:p>leave/settings/createleavepolicy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All Policy","description":"All Policy API Structure Request","policy":[{"plan_type_id":1,"sub_leave_type_id":4,"sub_leave_policy":[{"name":"Menstrual Leave Policy","max_leave":10,"max_leave_duration_type":0,"max_consecutive_leave":2,"max_consecutive_duration_type":0,"prorata_calculation_on":1,"is_midjoin_full_leave":1,"midjoin_half_leave_startday":15,"accural_frequency_type":0,"is_allowed_halfday":0,"application_made_types":1,"max_days":30,"leave_durations":2,"is_overutilization_on":1,"is_gifting_allowed":1,"overutilization":{"is_excess_paid":0,"alt_leave_id":0,"is_alt_excess_paid":0},"gifting":{"gifting_type_id":0,"max_gifting_percentage":0,"max_no_of_gifting":0}}]}]}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leaves for clubbing</text:p>
          </table:table-cell>
          <table:table-cell table:style-name="ce6" office:value-type="string" calcext:value-type="string">
            <text:p>Load leavemultiselect drop down to select club the leave</text:p>
          </table:table-cell>
          <table:table-cell table:style-name="ce6" office:value-type="string" calcext:value-type="string">
            <text:p>leave/settings/getleaveforclubbing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Leaves fetch successfully",</text:p>
            <text:p>    "data": [</text:p>
            <text:p>        {</text:p>
            <text:p>            "id": 1,</text:p>
            <text:p>            "name": "sick"</text:p>
            <text:p>        },</text:p>
            <text:p>        {</text:p>
            <text:p>            "id": 2,</text:p>
            <text:p>            "name": "general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get unpaid leave policy</text:p>
          </table:table-cell>
          <table:table-cell/>
          <table:table-cell table:style-name="ce6" office:value-type="string" calcext:value-type="string">
            <text:p>/leave/settings/unpaid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"status":true,"message":"Success","data":{"unpaid_policy":{"id":2,"name":"unsalaried","description":"nikalege nahi, keh ke paisa katege","max_leave":10,"max_leave_duration_type":1,"max_consecutive_leave":12,"max_consecutive_duration_type":1,"application_made_types":1,"max_days":9,"leave_durations":2,"future_days_allowed":2,"future_leave_durations":2,"is_intervening_on":1,"intervening":{"id":2,"is_intervening_holiday":10,"intervening_holiday_count":1,"is_prefixed_holiday":1,"prefixed_holiday_count":1,"is_suffixed_holiday":1,"suffixed_holiday_count":1,"is_intervening_weeklyoff":1,"intervening_weeklyoff_count":1,"is_prefixed_weeklyoff":1,"prefixed_weeklyoff_count":1,"is_suffixed_weeklyoff":1,"suffixed_weeklyoff_count":1,"is_intervening_optional_holiday":1,"intervening_optional_holiday_count":1,"is_prefixed_optional_holiday":1,"prefixed_optional_holiday_count":1,"is_suffixed_optional_holiday":1,"suffixed_optional_holiday_count":1,"is_intervening_on_consecutive":1}}}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create unpaid leave policy</text:p>
          </table:table-cell>
          <table:table-cell/>
          <table:table-cell table:style-name="ce6" office:value-type="string" calcext:value-type="string">
            <text:p>/leave/settings/unpaid/creat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"name":"unsalaried","description":"nikalege nahi, keh ke paisa katege","max_leave":10,"max_leave_duration_type":1,"max_consecutive_leave":12,"max_consecutive_duration_type":1,"application_made_types":1,"max_days":6,"leave_durations":2,"future_days_allowed":2,"future_leave_durations":2,"is_intervening_on":1,"intervening":{"id":2,"is_intervening_holiday":10,"intervening_holiday_count":1,"is_prefixed_holiday":1,"prefixed_holiday_count":1,"is_suffixed_holiday":1,"suffixed_holiday_count":1,"is_intervening_weeklyoff":1,"intervening_weeklyoff_count":1,"is_prefixed_weeklyoff":1,"prefixed_weeklyoff_count":1,"is_suffixed_weeklyoff":1,"suffixed_weeklyoff_count":1,"is_intervening_optional_holiday":1,"intervening_optional_holiday_count":1,"is_prefixed_optional_holiday":1,"prefixed_optional_holiday_count":1,"is_suffixed_optional_holiday":1,"suffixed_optional_holiday_count":1,"is_intervening_on_consecutive":1}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[]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create leave cycle transition</text:p>
          </table:table-cell>
          <table:table-cell/>
          <table:table-cell table:style-name="ce28" office:value-type="string" calcext:value-type="string">
            <text:p>/leave/settings/cycletransition/creat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transition_start_date": "2017-01-01",</text:p>
            <text:p>  "transition_end_date": "2017-01-20",</text:p>
            <text:p>  "is_auto_approve_pending": 1,</text:p>
            <text:p>  "is_manually_forward": 1</text:p>
            <text:p>}</text:p>
          </table:table-cell>
          <table:table-cell table:style-name="ce23" office:value-type="string" calcext:value-type="string">
            <text:p>{"status":true,"message":"Success","data":[]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get leave cycle transition</text:p>
          </table:table-cell>
          <table:table-cell/>
          <table:table-cell table:style-name="ce6" office:value-type="string" calcext:value-type="string">
            <text:p>/leave/settings/cycletransition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leave_cycle_start": "2018-06-01",</text:p>
            <text:p>        "leave_cycle_end": "2018-05-31",</text:p>
            <text:p>        "transition_start_date": "2017-01-01",</text:p>
            <text:p>        "transition_end_date": "2017-01-20",</text:p>
            <text:p>        "is_auto_approve_pending": 1,</text:p>
            <text:p>        "is_manually_forward": 1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10" office:value-type="string" calcext:value-type="string">
            <text:p>Get Policy assigned Employee</text:p>
          </table:table-cell>
          <table:table-cell table:style-name="ce10"/>
          <table:table-cell table:style-name="ce10" office:value-type="string" calcext:value-type="string">
            <text:p>/leave/settings/leavepolicyassigned/{intLeavepolicyId}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employee_id": 99,</text:p>
            <text:p>            "full_name": "Ankit Vishwakarma"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Kiran</text:p>
          </table:table-cell>
          <table:table-cell table:style-name="ce29" office:value-type="string" calcext:value-type="string">
            <text:p>Get Leave plan assigned Employee</text:p>
          </table:table-cell>
          <table:table-cell table:style-name="ce10"/>
          <table:table-cell table:style-name="ce10" office:value-type="string" calcext:value-type="string">
            <text:p>/leave/settings/leaveplanassigned/{intLeavePlanId}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10"/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employee_id": 99,</text:p>
            <text:p>            "full_name": "Ankit Vishwakarma"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leave balance</text:p>
          </table:table-cell>
          <table:table-cell/>
          <table:table-cell table:style-name="ce6" office:value-type="string" calcext:value-type="string">
            <text:p>leave/getleavebalanc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"employee_id":99}</text:p>
          </table:table-cell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balance as of": "2018-05-15",</text:p>
            <text:p>        "leave_details": [</text:p>
            <text:p>            {</text:p>
            <text:p>                "sub_leave_id": 1,</text:p>
            <text:p>                "name": "sick",</text:p>
            <text:p>                "sub_leave_type_id": 1,</text:p>
            <text:p>                "max_allowed": 0,</text:p>
            <text:p>                "total_leave_allocated": 0,</text:p>
            <text:p>                "total_month_leave": 11,</text:p>
            <text:p>                "accural": 0,</text:p>
            <text:p>                "current_balance": 0,</text:p>
            <text:p>                "taken": 0</text:p>
            <text:p>            },</text:p>
            <text:p>            {</text:p>
            <text:p>                "sub_leave_id": 2,</text:p>
            <text:p>                "name": "general",</text:p>
            <text:p>                "sub_leave_type_id": 2,</text:p>
            <text:p>                "max_allowed": 0,</text:p>
            <text:p>                "total_leave_allocated": 0,</text:p>
            <text:p>                "total_month_leave": 11,</text:p>
            <text:p>                "accural": 0,</text:p>
            <text:p>                "current_balance": 0,</text:p>
            <text:p>                "taken": 0</text:p>
            <text:p>            },</text:p>
            <text:p>            {</text:p>
            <text:p>                "sub_leave_id": 1,</text:p>
            <text:p>                "name": "Short Leave",</text:p>
            <text:p>                "sub_leave_type_id": 61,</text:p>
            <text:p>                "max_allowed_hours": "40",</text:p>
            <text:p>                "total_hours_allocated": "12:40",</text:p>
            <text:p>                "total_month_hours": 11,</text:p>
            <text:p>                "accural": "12:40",</text:p>
            <text:p>                "current_balance": "12:40",</text:p>
            <text:p>                "taken": "00:00"</text:p>
            <text:p>            },</text:p>
            <text:p>            {</text:p>
            <text:p>                "sub_leave_id": 1,</text:p>
            <text:p>                "sub_leave_type_id": 71,</text:p>
            <text:p>                "name": "compff w and O",</text:p>
            <text:p>                "compoff": [</text:p>
            <text:p>                    {</text:p>
            <text:p>                        "compoff_type_name": "Non Working Type",</text:p>
            <text:p>                        "compoff_type_id": 1,</text:p>
            <text:p>                        "current_balance": 1,</text:p>
            <text:p>                        "taken": 2</text:p>
            <text:p>                    },</text:p>
            <text:p>                    {</text:p>
            <text:p>                        "compoff_type_name": "Overtime Type",</text:p>
            <text:p>                        "compoff_type_id": 2,</text:p>
            <text:p>                        "current_balance": 0,</text:p>
            <text:p>                        "taken": 0</text:p>
            <text:p>                    }</text:p>
            <text:p>                ]</text:p>
            <text:p>            },</text:p>
            <text:p>            {</text:p>
            <text:p>                "sub_leave_type_id": 81,</text:p>
            <text:p>                "total_unpaid": 0,</text:p>
            <text:p>                "unpaid_leave": [</text:p>
            <text:p>                    {</text:p>
            <text:p>                        "name": "Unpaid (Due to overutilization)",</text:p>
            <text:p>                        "taken": 0</text:p>
            <text:p>                    },</text:p>
            <text:p>                    {</text:p>
            <text:p>                        "sub_leave_id": 1,</text:p>
            <text:p>                        "name": "unpaid",</text:p>
            <text:p>                        "taken": 0</text:p>
            <text:p>                    }</text:p>
            <text:p>                ]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leave details on apply leave click</text:p>
          </table:table-cell>
          <table:table-cell/>
          <table:table-cell table:style-name="ce6" office:value-type="string" calcext:value-type="string">
            <text:p>leave/loadapplyleaveinit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 {</text:p>
            <text:p>    "status": true,</text:p>
            <text:p>    "message": "Success",</text:p>
            <text:p>    "data": {</text:p>
            <text:p>        "leaves_with_balance": [</text:p>
            <text:p>            {</text:p>
            <text:p>                "name": "General Leave",</text:p>
            <text:p>                "id": 1,</text:p>
            <text:p>                "sub_leave_type_id": 1,</text:p>
            <text:p>                "plan_type_id": 1,</text:p>
            <text:p>                "max_allowed": 12,</text:p>
            <text:p>                "leave_policy_id": 1,</text:p>
            <text:p>                "balance": 0</text:p>
            <text:p>            },</text:p>
            <text:p>            {</text:p>
            <text:p>                "name": "Short Leave",</text:p>
            <text:p>                "id": 1,</text:p>
            <text:p>                "sub_leave_type_id": 61,</text:p>
            <text:p>                "leave_policy_id": 1,</text:p>
            <text:p>                "no_hours_allowed_yearly": "12",</text:p>
            <text:p>                "balance": 0</text:p>
            <text:p>            },</text:p>
            <text:p>            {</text:p>
            <text:p>                "name": "Non Working days",</text:p>
            <text:p>                "id": 1,</text:p>
            <text:p>                "sub_leave_type_id": 71,</text:p>
            <text:p>                "leave_policy_id": 1,</text:p>
            <text:p>                "plan_type_id": 1,</text:p>
            <text:p>                "balance": 2</text:p>
            <text:p>            }</text:p>
            <text:p>        ],</text:p>
            <text:p>        "unpaid_leave": [</text:p>
            <text:p>            {</text:p>
            <text:p>                "name": "Unpaid Leave",</text:p>
            <text:p>                "id": 1,</text:p>
            <text:p>                "sub_leave_type_id": 81</text:p>
            <text:p>            }</text:p>
            <text:p>        ],</text:p>
            <text:p>        "compff_available_list": [</text:p>
            <text:p>            {</text:p>
            <text:p>                "credited_date": "2018-02-01",</text:p>
            <text:p>                "credited_balance": 1</text:p>
            <text:p>            },</text:p>
            <text:p>            {</text:p>
            <text:p>                "credited_date": "2018-02-02",</text:p>
            <text:p>                "credited_balance": 1</text:p>
            <text:p>            }</text:p>
            <text:p>        ],</text:p>
            <text:p>        "recipients": [</text:p>
            <text:p>            {</text:p>
            <text:p>                "id": 1,</text:p>
            <text:p>                "full_name": "Ankit Vishwakarma",</text:p>
            <text:p>                "level_id": 100</text:p>
            <text:p>            },</text:p>
            <text:p>            {</text:p>
            <text:p>                "id": 2,</text:p>
            <text:p>                "full_name": "Kiran Dhokne",</text:p>
            <text:p>                "level_id": 100</text:p>
            <text:p>            },</text:p>
            <text:p>            {</text:p>
            <text:p>                "id": 3,</text:p>
            <text:p>                "full_name": "Vishal Khoje",</text:p>
            <text:p>                "level_id": 100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ly Leave</text:p>
          </table:table-cell>
          <table:table-cell/>
          <table:table-cell table:style-name="ce6" office:value-type="string" calcext:value-type="string">
            <text:p>/leave/apply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sub_leave_id":1,</text:p>
            <text:p>  "sub_leave_type_id":1,</text:p>
            <text:p>  "employee_id":99,</text:p>
            <text:p>  "start_date": "2018-02-20",</text:p>
            <text:p>  "start_application_type": 1,</text:p>
            <text:p>  "end_date": "2018-02-22",</text:p>
            <text:p>  "end_application_type": 1,</text:p>
            <text:p>  "comment": "Hi",</text:p>
            <text:p>  "attachments":null,</text:p>
            <text:p>  "to_inform":[1,2,3],</text:p>
            <text:p>  "recipients":[</text:p>
            <text:p>                                {</text:p>
            <text:p>                                        "approval_id":1,</text:p>
            <text:p>                                        "level_id":1</text:p>
            <text:p>                                },</text:p>
            <text:p>                                {</text:p>
            <text:p>                                        "approval_id":1,</text:p>
            <text:p>                                        "level_id":2</text:p>
            <text:p>                                }</text:p>
            <text:p>                        ]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Leave applied Successfully",</text:p>
            <text:p>    "data": 1</text:p>
            <text:p>}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leave with balance</text:p>
          </table:table-cell>
          <table:table-cell/>
          <table:table-cell table:style-name="ce6" office:value-type="string" calcext:value-type="string">
            <text:p>leave/empleavewithbalance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Leaves with Balance",</text:p>
            <text:p>    "data": {</text:p>
            <text:p>        "leaves_with_balance": [</text:p>
            <text:p>            {</text:p>
            <text:p>                "name": "General Leave",</text:p>
            <text:p>                "id": 1,</text:p>
            <text:p>                "sub_leave_type_id": 1,</text:p>
            <text:p>                "plan_type_id": 1,</text:p>
            <text:p>                "max_allowed": 12,</text:p>
            <text:p>                "leave_policy_id": 1,</text:p>
            <text:p>                "balance": 0</text:p>
            <text:p>            },</text:p>
            <text:p>            {</text:p>
            <text:p>                "name": "Short Leave",</text:p>
            <text:p>                "id": 1,</text:p>
            <text:p>                "sub_leave_type_id": 61,</text:p>
            <text:p>                "leave_policy_id": 1,</text:p>
            <text:p>                "no_hours_allowed_yearly": "12",</text:p>
            <text:p>                "balance": 0</text:p>
            <text:p>            },</text:p>
            <text:p>            {</text:p>
            <text:p>                "name": "Non Working days",</text:p>
            <text:p>                "id": 1,</text:p>
            <text:p>                "sub_leave_type_id": 71,</text:p>
            <text:p>                "leave_policy_id": 1,</text:p>
            <text:p>                "plan_type_id": 1,</text:p>
            <text:p>                "balance": 0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Leave recepeints</text:p>
          </table:table-cell>
          <table:table-cell/>
          <table:table-cell table:style-name="ce6" office:value-type="string" calcext:value-type="string">
            <text:p>leave/getempleaverecipients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Leave Approval Recipients",</text:p>
            <text:p>    "data": [</text:p>
            <text:p>        {</text:p>
            <text:p>            "id": 2,</text:p>
            <text:p>            "full_name": "Kiran Dhokne",</text:p>
            <text:p>            "level_id": 1</text:p>
            <text:p>        },</text:p>
            <text:p>        {</text:p>
            <text:p>            "id": 1,</text:p>
            <text:p>            "full_name": "Kushal Pandy",</text:p>
            <text:p>            "level_id": 100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compoff list for apply leave page</text:p>
          </table:table-cell>
          <table:table-cell/>
          <table:table-cell table:style-name="ce6" office:value-type="string" calcext:value-type="string">
            <text:p>leave/getempavailablecompofflists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Compoff Credited lists",</text:p>
            <text:p>    "data": [</text:p>
            <text:p>        {</text:p>
            <text:p>            "credited_date": "2018-02-01",</text:p>
            <text:p>            "credited_balance": 1</text:p>
            <text:p>        },</text:p>
            <text:p>        {</text:p>
            <text:p>            "credited_date": "2018-02-02",</text:p>
            <text:p>            "credited_balance": 1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credited compoff list with details</text:p>
          </table:table-cell>
          <table:table-cell/>
          <table:table-cell table:style-name="ce6" office:value-type="string" calcext:value-type="string">
            <text:p>leave/getempcreditedcompoffdetails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Compoff list with details",</text:p>
            <text:p>    "data": [</text:p>
            <text:p>        {</text:p>
            <text:p>            "credit_date": "2018-02-01",</text:p>
            <text:p>            "expiry_date": null,</text:p>
            <text:p>            "compoff_status": "Active",</text:p>
            <text:p>            "taken_date": null,</text:p>
            <text:p>            "credit_source": "Worked on Non Working Days",</text:p>
            <text:p>            "credit_details": [</text:p>
            <text:p>                {</text:p>
            <text:p>                    "date": "2018-02-17",</text:p>
            <text:p>                    "hours": "02:00:00"</text:p>
            <text:p>                },</text:p>
            <text:p>                {</text:p>
            <text:p>                    "date": "2018-02-22",</text:p>
            <text:p>                    "hours": "02:00:00"</text:p>
            <text:p>                }</text:p>
            <text:p>            ]</text:p>
            <text:p>        },</text:p>
            <text:p>        {</text:p>
            <text:p>            "credit_date": "2018-02-02",</text:p>
            <text:p>            "expiry_date": null,</text:p>
            <text:p>            "compoff_status": "Active",</text:p>
            <text:p>            "taken_date": null,</text:p>
            <text:p>            "credit_source": "Worked on Over Time",</text:p>
            <text:p>            "credit_details": [</text:p>
            <text:p>                {</text:p>
            <text:p>                    "date": "2018-02-22",</text:p>
            <text:p>                    "hours": "02:00:00"</text:p>
            <text:p>                }</text:p>
            <text:p>            ]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compoff balance on leave page</text:p>
          </table:table-cell>
          <table:table-cell/>
          <table:table-cell table:style-name="ce6" office:value-type="string" calcext:value-type="string">
            <text:p>leave/getempcompoffbalance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6"/>
          <table:table-cell table:style-name="ce6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sub_leave_id": 1,</text:p>
            <text:p>            "balance_as_of": "2018-03-29",</text:p>
            <text:p>            "name": "compff w and O",</text:p>
            <text:p>            "compoff": [</text:p>
            <text:p>                {</text:p>
            <text:p>                    "compoff_type_name": "Non Working Type",</text:p>
            <text:p>                    "compoff_type_id": 1,</text:p>
            <text:p>                    "current_balance": 1,</text:p>
            <text:p>                    "taken": 2</text:p>
            <text:p>                },</text:p>
            <text:p>                {</text:p>
            <text:p>                    "compoff_type_name": "Overtime Type",</text:p>
            <text:p>                    "compoff_type_id": 2,</text:p>
            <text:p>                    "current_balance": 0,</text:p>
            <text:p>                    "taken": 0</text:p>
            <text:p>                }</text:p>
            <text:p>            ]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Unpaid leave count</text:p>
          </table:table-cell>
          <table:table-cell/>
          <table:table-cell table:style-name="ce6" office:value-type="string" calcext:value-type="string">
            <text:p>leave/getempunpaidbalance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 table:style-name="ce33"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sub_leave_type_id": 81,</text:p>
            <text:p>        "total_unpaid": 0,</text:p>
            <text:p>        "unpaid_leave": [</text:p>
            <text:p>            {</text:p>
            <text:p>                "name": "Unpaid (Due to overutilization)",</text:p>
            <text:p>                "taken": 0</text:p>
            <text:p>            },</text:p>
            <text:p>            {</text:p>
            <text:p>                "sub_leave_id": 1,</text:p>
            <text:p>                "name": "unpaid",</text:p>
            <text:p>                "taken": 0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Get Employee Short Leave balance</text:p>
          </table:table-cell>
          <table:table-cell/>
          <table:table-cell table:style-name="ce6" office:value-type="string" calcext:value-type="string">
            <text:p>/leave/getempshortleavebalance/{employee_id}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success",</text:p>
            <text:p>    "data": {</text:p>
            <text:p>        "balance as of": "2018-05-15",</text:p>
            <text:p>        "leave_details": [</text:p>
            <text:p>            {</text:p>
            <text:p>                "sub_leave_id": 1,</text:p>
            <text:p>                "name": "Short Leave",</text:p>
            <text:p>                "sub_leave_type_id": 61,</text:p>
            <text:p>                "max_allowed_hours": "40",</text:p>
            <text:p>                "total_hours_allocated": "12:40",</text:p>
            <text:p>                "total_month_hours": 11,</text:p>
            <text:p>                "accural": "12:40",</text:p>
            <text:p>                "current_balance": "12:40",</text:p>
            <text:p>                "taken": "00:00"</text:p>
            <text:p>            }</text:p>
            <text:p>        ]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ly leave, to informed employee list</text:p>
          </table:table-cell>
          <table:table-cell/>
          <table:table-cell table:style-name="ce6" office:value-type="string" calcext:value-type="string">
            <text:p>leave/gettoinfomedemployees</text:p>
          </table:table-cell>
          <table:table-cell table:style-name="ce6" office:value-type="string" calcext:value-type="string">
            <text:p>get</text:p>
          </table:table-cell>
          <table:table-cell table:style-name="ce10" office:value-type="string" calcext:value-type="string">
            <text:p>access_token</text:p>
          </table:table-cell>
          <table:table-cell/>
          <table:table-cell table:style-name="ce6" office:value-type="string" calcext:value-type="string">
            <text:p>{</text:p>
            <text:p>    "status": true,</text:p>
            <text:p>    "message": "Apply leave, to informed employee list",</text:p>
            <text:p>    "data": [</text:p>
            <text:p>        {</text:p>
            <text:p>            "id": 1,</text:p>
            <text:p>            "full_name": "Ankit Vishwakarma"</text:p>
            <text:p>        },</text:p>
            <text:p>        {</text:p>
            <text:p>            "id": 3,</text:p>
            <text:p>            "full_name": "Vishal Khoje"</text:p>
            <text:p>        },</text:p>
            <text:p>        {</text:p>
            <text:p>            "id": 4,</text:p>
            <text:p>            "full_name": "Sanket Bhoir"</text:p>
            <text:p>        },</text:p>
            <text:p>        {</text:p>
            <text:p>            "id": 5,</text:p>
            <text:p>            "full_name": "Neelam Somarde"</text:p>
            <text:p>        },</text:p>
            <text:p>        {</text:p>
            <text:p>            "id": 99,</text:p>
            <text:p>            "full_name": "Kiran Dhokne"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Get All holiday of employee</text:p>
          </table:table-cell>
          <table:table-cell table:style-name="ce10"/>
          <table:table-cell table:style-name="ce10" office:value-type="string" calcext:value-type="string">
            <text:p>api/leave/employeeholidays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"employee_id": 1,</text:p>
            <text:p>"year" : 2018</text:p>
            <text:p/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,</text:p>
            <text:p>            "name": "Holiday 1",</text:p>
            <text:p>            "holiday_date": "2018-01-16",</text:p>
            <text:p>            "is_mandatory": 0,</text:p>
            <text:p>            "is_yearly_repeated": 2</text:p>
            <text:p>        },</text:p>
            <text:p>        {</text:p>
            <text:p>            "id": 2,</text:p>
            <text:p>            "name": "Holiday 2",</text:p>
            <text:p>            "holiday_date": "2018-01-19",</text:p>
            <text:p>            "is_mandatory": 0,</text:p>
            <text:p>            "is_yearly_repeated": 2</text:p>
            <text:p>        },</text:p>
            <text:p>        {</text:p>
            <text:p>            "id": 3,</text:p>
            <text:p>            "name": "Holiday 3",</text:p>
            <text:p>            "holiday_date": "2018-02-02",</text:p>
            <text:p>            "is_mandatory": 0,</text:p>
            <text:p>            "is_yearly_repeated": 2</text:p>
            <text:p>        },</text:p>
            <text:p>        {</text:p>
            <text:p>            "id": 4,</text:p>
            <text:p>            "name": "Holiday 4",</text:p>
            <text:p>            "holiday_date": "2018-02-23",</text:p>
            <text:p>            "is_mandatory": 1,</text:p>
            <text:p>            "is_yearly_repeated": 2</text:p>
            <text:p>        },</text:p>
            <text:p>        {</text:p>
            <text:p>            "id": 5,</text:p>
            <text:p>            "name": "Holiday 5",</text:p>
            <text:p>            "holiday_date": "2018-03-16",</text:p>
            <text:p>            "is_mandatory": 1,</text:p>
            <text:p>            "is_yearly_repeated": 2</text:p>
            <text:p>        },</text:p>
            <text:p>        {</text:p>
            <text:p>            "id": 6,</text:p>
            <text:p>            "name": "Holiday 6",</text:p>
            <text:p>            "holiday_date": "2018-04-06",</text:p>
            <text:p>            "is_mandatory": 1,</text:p>
            <text:p>            "is_yearly_repeated": 2</text:p>
            <text:p>        }</text:p>
            <text:p>    ]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Get Optional holiday </text:p>
          </table:table-cell>
          <table:table-cell table:style-name="ce10"/>
          <table:table-cell table:style-name="ce10" office:value-type="string" calcext:value-type="string">
            <text:p>api/leave/employeeoptionalholidays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 'employee_id': 1}</text:p>
          </table:table-cell>
          <table:table-cell table:style-name="ce10" office:value-type="string" calcext:value-type="string">
            <text:p>{"status":true,"message":"Success","data":{"January":[{"id":1,"date":"16","holiday_name":"Holiday 1","day":"Tuesday","is_selected":0},{"id":2,"date":"19","holiday_name":"Holiday 2","day":"Friday","is_selected":1}],"February":[{"id":3,"date":"02","holiday_name":"Holiday 3","day":"Friday","is_selected":0},{"id":4,"date":"23","holiday_name":"Holiday 4","day":"Friday","is_selected":1}],"March":[{"id":5,"date":"16","holiday_name":"Holiday 5","day":"Friday","is_selected":0}],"April":[{"id":6,"date":"06","holiday_name":"Holiday 6","day":"Friday","is_selected":1},{"id":7,"date":"02","holiday_name":"Holiday 7","day":"Monday","is_selected":1}]}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10" office:value-type="string" calcext:value-type="string">
            <text:p>Holiday list by plan id</text:p>
          </table:table-cell>
          <table:table-cell table:style-name="ce10"/>
          <table:table-cell table:style-name="ce10" office:value-type="string" calcext:value-type="string">
            <text:p>leave/settings/holiday/list/{intHolidayPlanId}</text:p>
          </table:table-cell>
          <table:table-cell table:style-name="ce10" office:value-type="string" calcext:value-type="string">
            <text:p>get</text:p>
          </table:table-cell>
          <table:table-cell table:style-name="ce10" table:number-columns-repeated="2"/>
          <table:table-cell table:style-name="ce10" office:value-type="string" calcext:value-type="string">
            <text:p>{"status":true,"message":"Success","data":{"optional_holiday":[{"id":6,"holiday_date":"2018-04-06","name":"Holiday 6"},{"id":5,"holiday_date":"2018-03-16","name":"Holiday 5"},{"id":4,"holiday_date":"2018-02-23","name":"Holiday 4"}],"mandatory_holiday":[{"id":3,"holiday_date":"2018-02-02","name":"Holiday 3"},{"id":2,"holiday_date":"2018-01-19","name":"Holiday 2"},{"id":1,"holiday_date":"2018-01-16","name":"Holiday 1"}]}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Shubham </text:p>
          </table:table-cell>
          <table:table-cell table:style-name="ce29" office:value-type="string" calcext:value-type="string">
            <text:p>Add optional holiday to my holiday list</text:p>
          </table:table-cell>
          <table:table-cell table:style-name="ce10"/>
          <table:table-cell table:style-name="ce10" office:value-type="string" calcext:value-type="string">
            <text:p>leave/employeeoptionalholidays/create</text:p>
          </table:table-cell>
          <table:table-cell table:style-name="ce10" office:value-type="string" calcext:value-type="string">
            <text:p>Post</text:p>
          </table:table-cell>
          <table:table-cell table:style-name="ce10"/>
          <table:table-cell table:style-name="ce10" office:value-type="string" calcext:value-type="string">
            <text:p>{</text:p>
            <text:p>"holiday_id":[1,2,3],</text:p>
            <text:p>"sender_source_id":1</text:p>
            <text:p>}</text:p>
          </table:table-cell>
          <table:table-cell table:style-name="ce10" office:value-type="string" calcext:value-type="string">
            <text:p>{</text:p>
            <text:p>    "status": true,</text:p>
            <text:p>    "message": "Update successfully",</text:p>
            <text:p>    "data": null</text:p>
            <text:p>}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ly Short Leave</text:p>
          </table:table-cell>
          <table:table-cell/>
          <table:table-cell table:style-name="ce6" office:value-type="string" calcext:value-type="string">
            <text:p>/leave/apply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sub_leave_id":1,</text:p>
            <text:p>  "sub_leave_type_id":61,</text:p>
            <text:p>  "employee_id":99,</text:p>
            <text:p>  "start_date": "2018-02-20",</text:p>
            <text:p>  "start_time": "10:00",</text:p>
            <text:p>  "end_time": "10:30",</text:p>
            <text:p>  "comment": "Hi",</text:p>
            <text:p>  "to_inform":[1,2,3],</text:p>
            <text:p>  "recipients":[</text:p>
            <text:p>                        {</text:p>
            <text:p>                                "approval_id":1,</text:p>
            <text:p>                                "level_id":1</text:p>
            <text:p>                        },</text:p>
            <text:p>                        {</text:p>
            <text:p>                                "approval_id":1,</text:p>
            <text:p>                                "level_id":2</text:p>
            <text:p>                        }</text:p>
            <text:p>                    ]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Leave applied Successfully",</text:p>
            <text:p>    "data": 1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ly Unpaid Leave</text:p>
          </table:table-cell>
          <table:table-cell/>
          <table:table-cell table:style-name="ce6" office:value-type="string" calcext:value-type="string">
            <text:p>/leave/apply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sub_leave_id":1,</text:p>
            <text:p>  "sub_leave_type_id":81,</text:p>
            <text:p>  "employee_id":99,</text:p>
            <text:p>  "start_date": "2018-02-20",</text:p>
            <text:p>  "start_application_type": 1,</text:p>
            <text:p>  "end_date": "2018-02-22",</text:p>
            <text:p>  "end_application_type": 1,</text:p>
            <text:p>  "comment": "Hi",</text:p>
            <text:p>  "to_inform":[1,2,3],</text:p>
            <text:p>  "recipients":[</text:p>
            <text:p>                                {</text:p>
            <text:p>                                        "approval_id":1,</text:p>
            <text:p>                                        "level_id":1</text:p>
            <text:p>                                },</text:p>
            <text:p>                                {</text:p>
            <text:p>                                        "approval_id":1,</text:p>
            <text:p>                                        "level_id":2</text:p>
            <text:p>                                }</text:p>
            <text:p>                        ]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Leave applied Successfully",</text:p>
            <text:p>    "data": 1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iran</text:p>
          </table:table-cell>
          <table:table-cell table:style-name="ce6" office:value-type="string" calcext:value-type="string">
            <text:p>Apply Compoff Leave</text:p>
          </table:table-cell>
          <table:table-cell/>
          <table:table-cell table:style-name="ce6" office:value-type="string" calcext:value-type="string">
            <text:p>/leave/applyleave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</text:p>
            <text:p>  "sub_leave_id":1,</text:p>
            <text:p>  "sub_leave_type_id":71,</text:p>
            <text:p>  "employee_id":99,</text:p>
            <text:p>  "start_date": "2018-03-30",</text:p>
            <text:p>  "start_application_type": 2,</text:p>
            <text:p>  "end_date": "2018-03-30",</text:p>
            <text:p>  "end_application_type": 1,</text:p>
            <text:p>  "comment": "Hi",</text:p>
            <text:p>  "attachments":null,</text:p>
            <text:p>  "to_inform":[1,2,3],</text:p>
            <text:p>  "recipients":[</text:p>
            <text:p>                                {</text:p>
            <text:p>                                        "approval_id":1,</text:p>
            <text:p>                                        "level_id":1</text:p>
            <text:p>                                },</text:p>
            <text:p>                                {</text:p>
            <text:p>                                        "approval_id":1,</text:p>
            <text:p>                                        "level_id":2</text:p>
            <text:p>                                }</text:p>
            <text:p>                        ]</text:p>
            <text:p> }</text:p>
          </table:table-cell>
          <table:table-cell table:style-name="ce6" office:value-type="string" calcext:value-type="string">
            <text:p>{</text:p>
            <text:p>    "status": true,</text:p>
            <text:p>    "message": "Leave applied Successfully",</text:p>
            <text:p>    "data": 1</text:p>
            <text:p>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kit</text:p>
          </table:table-cell>
          <table:table-cell table:style-name="ce6" office:value-type="string" calcext:value-type="string">
            <text:p>view leave stat</text:p>
          </table:table-cell>
          <table:table-cell/>
          <table:table-cell table:style-name="ce6" office:value-type="string" calcext:value-type="string">
            <text:p>/leave/stats</text:p>
          </table:table-cell>
          <table:table-cell table:style-name="ce6" office:value-type="string" calcext:value-type="string">
            <text:p>post</text:p>
          </table:table-cell>
          <table:table-cell table:style-name="ce10" office:value-type="string" calcext:value-type="string">
            <text:p>access_token</text:p>
          </table:table-cell>
          <table:table-cell table:style-name="ce6" office:value-type="string" calcext:value-type="string">
            <text:p>{"year":2018}</text:p>
          </table:table-cell>
          <table:table-cell table:style-name="ce6" office:value-type="string" calcext:value-type="string">
            <text:p>{"status":true,"message":"Success","data":{"line_chart":{"xAxis":{"categories":["Jan","Feb","Mar","Apr","May","Jun","Jul","Aug","Sep","Oct","Nov","Dec"]},"series":{"0":{"leave_name":"Unpaid leave","data":[0,0,0,0,0,0,1.5,0,0,0,0,0]},"1":{"leave_name":"General Leave","data":[0,0,0,0,0,0,2,0,0,0,0,4]},"3":{"leave_name":"kkkk","data":[0,0,0,0,0,0,0,0,0,0,0,0]},"4":{"leave_name":"Earned Leave","data":[0,0,0,0,0,0,0,0,0,0,0,0]}},"short_leave_series":[{"leave_name":"Unpaid Short leave","data":[0,0,1,0,0,0,0,0,0,0,0,0]},{"leave_name":"dasdasdaswd","data":[0,0,1,0,0,0,0,0,0,0,0,0]}]}}}</text:p>
          </table:table-cell>
          <table:table-cell table:number-columns-repeated="1016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Bree Serif" svg:font-family="'Bree Serif'"/>
    <style:font-face style:name="Cambria" svg:font-family="Cambria"/>
    <style:font-face style:name="Monospace" svg:font-family="Monospace"/>
    <style:font-face style:name="OpenSans" svg:font-family="OpenSans"/>
    <style:font-face style:name="Sans-serif" svg:font-family="Sans-serif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0:15:43.12422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thentication" style:display-name="PageStyle_Authent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ling" style:display-name="PageStyle_Bil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_20_Master_20_Api" style:display-name="PageStyle_Super Master 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est_20_center" style:display-name="PageStyle_request ce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Company" style:display-name="PageStyle_Create Compa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_5f_Attendance" style:display-name="PageStyle_Track_Attend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" style:display-name="PageStyle_Employ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ny" style:display-name="PageStyle_Compa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_5f_attendance" style:display-name="PageStyle_mark_attend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s_28_crons_29_" style:display-name="PageStyle_commands(cron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ft_20_Planner" style:display-name="PageStyle_Shift Plan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_5f_Leave" style:display-name="PageStyle_track_Lea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9T10:15:57.362748423</dc:date>
    <meta:editing-duration>PT14S</meta:editing-duration>
    <meta:editing-cycles>1</meta:editing-cycles>
    <meta:document-statistic meta:table-count="14" meta:cell-count="2420" meta:object-count="0"/>
  </office:meta>
</office:document-meta>
</file>